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" style:family="table-cell" style:parent-style-name="Default" style:data-style-name="N49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act1</text:p>
          </table:table-cell>
          <table:table-cell office:value-type="string" calcext:value-type="string">
            <text:p>Contact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Job Locatio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</text:p>
          </table:table-cell>
          <table:table-cell office:value-type="string" calcext:value-type="string">
            <text:p>ID Expiry Date</text:p>
          </table:table-cell>
          <table:table-cell office:value-type="string" calcext:value-type="string">
            <text:p>Next of Kin (NoK)</text:p>
          </table:table-cell>
          <table:table-cell office:value-type="string" calcext:value-type="string">
            <text:p>NoK R/Ship</text:p>
          </table:table-cell>
          <table:table-cell office:value-type="string" calcext:value-type="string">
            <text:p>NoK Contact1</text:p>
          </table:table-cell>
          <table:table-cell office:value-type="string" calcext:value-type="string">
            <text:p>NoK Contact2</text:p>
          </table:table-cell>
          <table:table-cell office:value-type="string" calcext:value-type="string">
            <text:p>NoK Email</text:p>
          </table:table-cell>
          <table:table-cell office:value-type="string" calcext:value-type="string">
            <text:p>Nok Address</text:p>
          </table:table-cell>
          <table:table-cell table:style-name="Default" office:value-type="string" calcext:value-type="string">
            <text:p>Regn Date</text:p>
          </table:table-cell>
          <table:table-cell office:value-type="string" calcext:value-type="string">
            <text:p>Customer Number</text:p>
          </table:table-cell>
        </table:table-row>
        <table:table-row table:style-name="ro1">
          <table:table-cell office:value-type="string" calcext:value-type="string">
            <text:p><text:s/>Amos Opoya Okech</text:p>
          </table:table-cell>
          <table:table-cell office:value-type="float" office:value="256700629050" calcext:value-type="float">
            <text:p>25670062905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2-26" calcext:value-type="date">
            <text:p>1980-02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Amos</text:p>
          </table:table-cell>
          <table:table-cell table:number-columns-repeated="5"/>
          <table:table-cell office:value-type="date" office:date-value="2019-01-10" calcext:value-type="date">
            <text:p>2019-01-10</text:p>
          </table:table-cell>
          <table:table-cell office:value-type="string" calcext:value-type="string">
            <text:p>00239I0139047</text:p>
          </table:table-cell>
        </table:table-row>
        <table:table-row table:style-name="ro1">
          <table:table-cell office:value-type="string" calcext:value-type="string">
            <text:p><text:s/>Andrew Carlos Nkalubo</text:p>
          </table:table-cell>
          <table:table-cell office:value-type="float" office:value="256700629051" calcext:value-type="float">
            <text:p>25670062905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2-27" calcext:value-type="date">
            <text:p>1980-02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Andrew</text:p>
          </table:table-cell>
          <table:table-cell table:number-columns-repeated="5"/>
          <table:table-cell office:value-type="date" office:date-value="2018-07-06" calcext:value-type="date">
            <text:p>2018-07-06</text:p>
          </table:table-cell>
          <table:table-cell office:value-type="string" calcext:value-type="string">
            <text:p>00239I0139048</text:p>
          </table:table-cell>
        </table:table-row>
        <table:table-row table:style-name="ro1">
          <table:table-cell office:value-type="string" calcext:value-type="string">
            <text:p><text:s/>CARL PETERS MUGENYI</text:p>
          </table:table-cell>
          <table:table-cell office:value-type="float" office:value="256701131645" calcext:value-type="float">
            <text:p>2567011316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9-15" calcext:value-type="date">
            <text:p>1982-09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CARL</text:p>
          </table:table-cell>
          <table:table-cell table:number-columns-repeated="5"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00239I0139049</text:p>
          </table:table-cell>
        </table:table-row>
        <table:table-row table:style-name="ro1">
          <table:table-cell office:value-type="string" calcext:value-type="string">
            <text:p><text:s/>CHARLES <text:s/>YABAISE</text:p>
          </table:table-cell>
          <table:table-cell office:value-type="float" office:value="256772594486" calcext:value-type="float">
            <text:p>25677259448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7-03-15" calcext:value-type="date">
            <text:p>1977-03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CHARLES</text:p>
          </table:table-cell>
          <table:table-cell table:number-columns-repeated="5"/>
          <table:table-cell office:value-type="date" office:date-value="2019-09-13" calcext:value-type="date">
            <text:p>2019-09-13</text:p>
          </table:table-cell>
          <table:table-cell office:value-type="string" calcext:value-type="string">
            <text:p>00239I0139050</text:p>
          </table:table-cell>
        </table:table-row>
        <table:table-row table:style-name="ro1">
          <table:table-cell office:value-type="string" calcext:value-type="string">
            <text:p><text:s/>CONRAD LINUS MUHIRWE</text:p>
          </table:table-cell>
          <table:table-cell office:value-type="float" office:value="256782019000" calcext:value-type="float">
            <text:p>25678201900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10-18" calcext:value-type="date">
            <text:p>1987-10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CONRAD</text:p>
          </table:table-cell>
          <table:table-cell table:number-columns-repeated="5"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00239I0139051</text:p>
          </table:table-cell>
        </table:table-row>
        <table:table-row table:style-name="ro1">
          <table:table-cell office:value-type="string" calcext:value-type="string">
            <text:p><text:s/>DANIEL <text:s/>SEGOMA</text:p>
          </table:table-cell>
          <table:table-cell office:value-type="float" office:value="256704393279" calcext:value-type="float">
            <text:p>25670439327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12-01" calcext:value-type="date">
            <text:p>1986-1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DANIEL</text:p>
          </table:table-cell>
          <table:table-cell table:number-columns-repeated="5"/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00239I0139052</text:p>
          </table:table-cell>
        </table:table-row>
        <table:table-row table:style-name="ro1">
          <table:table-cell office:value-type="string" calcext:value-type="string">
            <text:p><text:s/>Dauda <text:s/>Kiwu</text:p>
          </table:table-cell>
          <table:table-cell office:value-type="float" office:value="256757156286" calcext:value-type="float">
            <text:p>25675715628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01-05" calcext:value-type="date">
            <text:p>1984-0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Dauda</text:p>
          </table:table-cell>
          <table:table-cell table:number-columns-repeated="5"/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00239I0139053</text:p>
          </table:table-cell>
        </table:table-row>
        <table:table-row table:style-name="ro1">
          <table:table-cell office:value-type="string" calcext:value-type="string">
            <text:p><text:s/>David <text:s/>Basaija</text:p>
          </table:table-cell>
          <table:table-cell office:value-type="float" office:value="256706182698" calcext:value-type="float">
            <text:p>25670618269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9-15" calcext:value-type="date">
            <text:p>1982-09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David</text:p>
          </table:table-cell>
          <table:table-cell table:number-columns-repeated="5"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00239I0139054</text:p>
          </table:table-cell>
        </table:table-row>
        <table:table-row table:style-name="ro1">
          <table:table-cell office:value-type="string" calcext:value-type="string">
            <text:p><text:s/>David new wasubir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3-09-19" calcext:value-type="date">
            <text:p>1983-09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David</text:p>
          </table:table-cell>
          <table:table-cell table:number-columns-repeated="5"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00239I0139055</text:p>
          </table:table-cell>
        </table:table-row>
        <table:table-row table:style-name="ro1">
          <table:table-cell office:value-type="string" calcext:value-type="string">
            <text:p><text:s/>david <text:s/>wasubir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3-09-19" calcext:value-type="date">
            <text:p>1983-09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david</text:p>
          </table:table-cell>
          <table:table-cell table:number-columns-repeated="5"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00239I0139056</text:p>
          </table:table-cell>
        </table:table-row>
        <table:table-row table:style-name="ro1">
          <table:table-cell office:value-type="string" calcext:value-type="string">
            <text:p><text:s/>Elvis <text:s/>Nimaro</text:p>
          </table:table-cell>
          <table:table-cell office:value-type="float" office:value="256757064896" calcext:value-type="float">
            <text:p>2567570648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6-28" calcext:value-type="date">
            <text:p>1988-06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Elvis</text:p>
          </table:table-cell>
          <table:table-cell table:number-columns-repeated="5"/>
          <table:table-cell office:value-type="date" office:date-value="2018-07-31" calcext:value-type="date">
            <text:p>2018-07-31</text:p>
          </table:table-cell>
          <table:table-cell office:value-type="string" calcext:value-type="string">
            <text:p>00239I0139057</text:p>
          </table:table-cell>
        </table:table-row>
        <table:table-row table:style-name="ro1">
          <table:table-cell office:value-type="string" calcext:value-type="string">
            <text:p>Mr. Fred <text:s/>Kifubangabo</text:p>
          </table:table-cell>
          <table:table-cell office:value-type="float" office:value="256701319457" calcext:value-type="float">
            <text:p>25670131945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6-03-26" calcext:value-type="date">
            <text:p>1966-03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Aisha Nakisuyi</text:p>
          </table:table-cell>
          <table:table-cell table:number-columns-repeated="5"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00239I0139058</text:p>
          </table:table-cell>
        </table:table-row>
        <table:table-row table:style-name="ro1">
          <table:table-cell office:value-type="string" calcext:value-type="string">
            <text:p><text:s/>Gerald <text:s/>Ngobi</text:p>
          </table:table-cell>
          <table:table-cell office:value-type="float" office:value="256704304784" calcext:value-type="float">
            <text:p>25670430478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03-22" calcext:value-type="date">
            <text:p>1987-03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Gerald</text:p>
          </table:table-cell>
          <table:table-cell table:number-columns-repeated="5"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00239I0139059</text:p>
          </table:table-cell>
        </table:table-row>
        <table:table-row table:style-name="ro1">
          <table:table-cell office:value-type="string" calcext:value-type="string">
            <text:p><text:s/>HERBERT <text:s/>WALUSAGA</text:p>
          </table:table-cell>
          <table:table-cell office:value-type="float" office:value="256758880123" calcext:value-type="float">
            <text:p>2567588801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9-15" calcext:value-type="date">
            <text:p>1982-09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HERBERT</text:p>
          </table:table-cell>
          <table:table-cell table:number-columns-repeated="5"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00239I0139060</text:p>
          </table:table-cell>
        </table:table-row>
        <table:table-row table:style-name="ro1">
          <table:table-cell office:value-type="string" calcext:value-type="string">
            <text:p><text:s/>JAMES WALUSAGA AMANYI</text:p>
          </table:table-cell>
          <table:table-cell office:value-type="float" office:value="256759299797" calcext:value-type="float">
            <text:p>25675929979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1-01" calcext:value-type="date">
            <text:p>1981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JAMES</text:p>
          </table:table-cell>
          <table:table-cell table:number-columns-repeated="5"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00239I0139061</text:p>
          </table:table-cell>
        </table:table-row>
        <table:table-row table:style-name="ro1">
          <table:table-cell office:value-type="string" calcext:value-type="string">
            <text:p><text:s/>JAPHET OKEKE UZOCHUKWU</text:p>
          </table:table-cell>
          <table:table-cell office:value-type="float" office:value="256776064903" calcext:value-type="float">
            <text:p>25677606490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02-11" calcext:value-type="date">
            <text:p>1975-02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JAPHET</text:p>
          </table:table-cell>
          <table:table-cell table:number-columns-repeated="5"/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00239I0139062</text:p>
          </table:table-cell>
        </table:table-row>
        <table:table-row table:style-name="ro1">
          <table:table-cell office:value-type="string" calcext:value-type="string">
            <text:p><text:s/>LYDIA <text:s/>NANTALE</text:p>
          </table:table-cell>
          <table:table-cell office:value-type="float" office:value="256775214424" calcext:value-type="float">
            <text:p>2567752144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3-10-10" calcext:value-type="date">
            <text:p>1993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LYDIA</text:p>
          </table:table-cell>
          <table:table-cell table:number-columns-repeated="5"/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00239I0139063</text:p>
          </table:table-cell>
        </table:table-row>
        <table:table-row table:style-name="ro1">
          <table:table-cell office:value-type="string" calcext:value-type="string">
            <text:p><text:s/>Margret <text:s/>Lumala</text:p>
          </table:table-cell>
          <table:table-cell office:value-type="float" office:value="256775263886" calcext:value-type="float">
            <text:p>25677526388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8-08" calcext:value-type="date">
            <text:p>1979-08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Margret</text:p>
          </table:table-cell>
          <table:table-cell table:number-columns-repeated="5"/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00239I0139064</text:p>
          </table:table-cell>
        </table:table-row>
        <table:table-row table:style-name="ro1">
          <table:table-cell office:value-type="string" calcext:value-type="string">
            <text:p><text:s/>Mary Mwanja Apio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79-08-08" calcext:value-type="date">
            <text:p>1979-08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table:number-columns-repeated="5"/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00239I0139065</text:p>
          </table:table-cell>
        </table:table-row>
        <table:table-row table:style-name="ro1">
          <table:table-cell office:value-type="string" calcext:value-type="string">
            <text:p><text:s/>PETER <text:s/>KATALAGA</text:p>
          </table:table-cell>
          <table:table-cell office:value-type="float" office:value="256775398441" calcext:value-type="float">
            <text:p>2567753984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7-06" calcext:value-type="date">
            <text:p>1989-07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table:number-columns-repeated="5"/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00239I0139066</text:p>
          </table:table-cell>
        </table:table-row>
        <table:table-row table:style-name="ro1">
          <table:table-cell office:value-type="string" calcext:value-type="string">
            <text:p><text:s/>REBECCA <text:s/>NAKAKINDA</text:p>
          </table:table-cell>
          <table:table-cell office:value-type="float" office:value="256750233332" calcext:value-type="float">
            <text:p>2567502333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9-12-01" calcext:value-type="date">
            <text:p>1969-1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RICHARD</text:p>
          </table:table-cell>
          <table:table-cell table:number-columns-repeated="5"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00239I0139067</text:p>
          </table:table-cell>
        </table:table-row>
        <table:table-row table:style-name="ro1">
          <table:table-cell office:value-type="string" calcext:value-type="string">
            <text:p><text:s/>RITAH <text:s/>BUGOYE</text:p>
          </table:table-cell>
          <table:table-cell office:value-type="float" office:value="256782086834" calcext:value-type="float">
            <text:p>2567820868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1-07" calcext:value-type="date">
            <text:p>1979-01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RITAH</text:p>
          </table:table-cell>
          <table:table-cell table:number-columns-repeated="5"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00239I0139068</text:p>
          </table:table-cell>
        </table:table-row>
        <table:table-row table:style-name="ro1">
          <table:table-cell office:value-type="string" calcext:value-type="string">
            <text:p><text:s/>Robert <text:s/>Kato</text:p>
          </table:table-cell>
          <table:table-cell office:value-type="float" office:value="256776953067" calcext:value-type="float">
            <text:p>25677695306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4-26" calcext:value-type="date">
            <text:p>1982-04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Robert</text:p>
          </table:table-cell>
          <table:table-cell table:number-columns-repeated="5"/>
          <table:table-cell office:value-type="date" office:date-value="2019-09-07" calcext:value-type="date">
            <text:p>2019-09-07</text:p>
          </table:table-cell>
          <table:table-cell office:value-type="string" calcext:value-type="string">
            <text:p>00239I0139069</text:p>
          </table:table-cell>
        </table:table-row>
        <table:table-row table:style-name="ro1">
          <table:table-cell office:value-type="string" calcext:value-type="string">
            <text:p><text:s/>Ronald <text:s/>Otim</text:p>
          </table:table-cell>
          <table:table-cell office:value-type="float" office:value="256772972226" calcext:value-type="float">
            <text:p>25677297222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1-01" calcext:value-type="date">
            <text:p>1981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Ronald</text:p>
          </table:table-cell>
          <table:table-cell table:number-columns-repeated="5"/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00239I0139070</text:p>
          </table:table-cell>
        </table:table-row>
        <table:table-row table:style-name="ro1">
          <table:table-cell office:value-type="string" calcext:value-type="string">
            <text:p><text:s/>SAM <text:s/>BARAMAS</text:p>
          </table:table-cell>
          <table:table-cell office:value-type="float" office:value="256758594625" calcext:value-type="float">
            <text:p>25675859462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4-26" calcext:value-type="date">
            <text:p>1982-04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SAM</text:p>
          </table:table-cell>
          <table:table-cell table:number-columns-repeated="5"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00239I0139071</text:p>
          </table:table-cell>
        </table:table-row>
        <table:table-row table:style-name="ro1">
          <table:table-cell office:value-type="string" calcext:value-type="string">
            <text:p><text:s/>Stanley Henry Okia</text:p>
          </table:table-cell>
          <table:table-cell office:value-type="float" office:value="256772681911" calcext:value-type="float">
            <text:p>25677268191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3-03-09" calcext:value-type="date">
            <text:p>1963-03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Stanley</text:p>
          </table:table-cell>
          <table:table-cell table:number-columns-repeated="5"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00239I0139072</text:p>
          </table:table-cell>
        </table:table-row>
        <table:table-row table:style-name="ro1">
          <table:table-cell office:value-type="string" calcext:value-type="string">
            <text:p><text:s/>Sulaiman <text:s/>Kabuye</text:p>
          </table:table-cell>
          <table:table-cell office:value-type="float" office:value="256782999063" calcext:value-type="float">
            <text:p>2567829990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11-11" calcext:value-type="date">
            <text:p>1987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Sulaiman</text:p>
          </table:table-cell>
          <table:table-cell table:number-columns-repeated="5"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00239I0139073</text:p>
          </table:table-cell>
        </table:table-row>
        <table:table-row table:style-name="ro1">
          <table:table-cell office:value-type="string" calcext:value-type="string">
            <text:p><text:s/>SUSAN SIKYOMU NAKIYINGI</text:p>
          </table:table-cell>
          <table:table-cell office:value-type="float" office:value="256773500424" calcext:value-type="float">
            <text:p>2567735004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1-24" calcext:value-type="date">
            <text:p>1980-01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ivubo</text:p>
          </table:table-cell>
          <table:table-cell office:value-type="string" calcext:value-type="string">
            <text:p>Kisenyi</text:p>
          </table:table-cell>
          <table:table-cell table:number-columns-repeated="3"/>
          <table:table-cell office:value-type="string" calcext:value-type="string">
            <text:p>SUSAN</text:p>
          </table:table-cell>
          <table:table-cell table:number-columns-repeated="5"/>
          <table:table-cell office:value-type="date" office:date-value="2019-09-09" calcext:value-type="date">
            <text:p>2019-09-09</text:p>
          </table:table-cell>
          <table:table-cell office:value-type="string" calcext:value-type="string">
            <text:p>00239I0139074</text:p>
          </table:table-cell>
        </table:table-row>
        <table:table-row table:style-name="ro1">
          <table:table-cell office:value-type="string" calcext:value-type="string">
            <text:p>Mr. Nick Fred Irumba</text:p>
          </table:table-cell>
          <table:table-cell office:value-type="float" office:value="256772698965" calcext:value-type="float">
            <text:p>2567726989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0-04-24" calcext:value-type="date">
            <text:p>1970-04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Irumba</text:p>
          </table:table-cell>
          <table:table-cell table:number-columns-repeated="5"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00239I0139111</text:p>
          </table:table-cell>
        </table:table-row>
        <table:table-row table:style-name="ro1">
          <table:table-cell office:value-type="string" calcext:value-type="string">
            <text:p>Mr. Herbert <text:s/>Aijuka</text:p>
          </table:table-cell>
          <table:table-cell office:value-type="float" office:value="256702444267" calcext:value-type="float">
            <text:p>25670244426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5-03" calcext:value-type="date">
            <text:p>1983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erere</text:p>
          </table:table-cell>
          <table:table-cell office:value-type="string" calcext:value-type="string">
            <text:p>Goma</text:p>
          </table:table-cell>
          <table:table-cell table:number-columns-repeated="3"/>
          <table:table-cell office:value-type="string" calcext:value-type="string">
            <text:p>Arinaitwe john</text:p>
          </table:table-cell>
          <table:table-cell/>
          <table:table-cell office:value-type="float" office:value="256701998414" calcext:value-type="float">
            <text:p>256701998414</text:p>
          </table:table-cell>
          <table:table-cell table:number-columns-repeated="3"/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00239I0139120</text:p>
          </table:table-cell>
        </table:table-row>
        <table:table-row table:style-name="ro1">
          <table:table-cell office:value-type="string" calcext:value-type="string">
            <text:p><text:s/>Eunice <text:s/>Arinaitwe</text:p>
          </table:table-cell>
          <table:table-cell office:value-type="float" office:value="256774906709" calcext:value-type="float">
            <text:p>2567749067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4-18" calcext:value-type="date">
            <text:p>1986-04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ansiime Mollian</text:p>
          </table:table-cell>
          <table:table-cell/>
          <table:table-cell office:value-type="float" office:value="256787460699" calcext:value-type="float">
            <text:p>256787460699</text:p>
          </table:table-cell>
          <table:table-cell table:number-columns-repeated="3"/>
          <table:table-cell office:value-type="date" office:date-value="2019-12-03" calcext:value-type="date">
            <text:p>2019-12-03</text:p>
          </table:table-cell>
          <table:table-cell office:value-type="string" calcext:value-type="string">
            <text:p>00239I0139123</text:p>
          </table:table-cell>
        </table:table-row>
        <table:table-row table:style-name="ro1">
          <table:table-cell office:value-type="string" calcext:value-type="string">
            <text:p><text:s/>Teopista <text:s/>Nakibuuka</text:p>
          </table:table-cell>
          <table:table-cell office:value-type="float" office:value="256754895412" calcext:value-type="float">
            <text:p>25675489541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08-22" calcext:value-type="date">
            <text:p>1974-08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biwande Grace</text:p>
          </table:table-cell>
          <table:table-cell/>
          <table:table-cell office:value-type="float" office:value="256753569772" calcext:value-type="float">
            <text:p>256753569772</text:p>
          </table:table-cell>
          <table:table-cell table:number-columns-repeated="3"/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00239I0139125</text:p>
          </table:table-cell>
        </table:table-row>
        <table:table-row table:style-name="ro1">
          <table:table-cell office:value-type="string" calcext:value-type="string">
            <text:p>Mr. Ivan Atwooki Mwebe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1-08-20" calcext:value-type="date">
            <text:p>1981-08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alenzi Haruna</text:p>
          </table:table-cell>
          <table:table-cell/>
          <table:table-cell office:value-type="float" office:value="256782007002" calcext:value-type="float">
            <text:p>256782007002</text:p>
          </table:table-cell>
          <table:table-cell table:number-columns-repeated="3"/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00239I0139126</text:p>
          </table:table-cell>
        </table:table-row>
        <table:table-row table:style-name="ro1">
          <table:table-cell office:value-type="string" calcext:value-type="string">
            <text:p><text:s/>Rashidah <text:s/>Nakaddu</text:p>
          </table:table-cell>
          <table:table-cell office:value-type="float" office:value="256706307422" calcext:value-type="float">
            <text:p>25670630742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10-12" calcext:value-type="date">
            <text:p>1976-10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go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ambugu damulira</text:p>
          </table:table-cell>
          <table:table-cell/>
          <table:table-cell office:value-type="float" office:value="256754310428" calcext:value-type="float">
            <text:p>256754310428</text:p>
          </table:table-cell>
          <table:table-cell table:number-columns-repeated="3"/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00239I0139127</text:p>
          </table:table-cell>
        </table:table-row>
        <table:table-row table:style-name="ro1">
          <table:table-cell office:value-type="string" calcext:value-type="string">
            <text:p>Ms. Annet <text:s/>Nanono</text:p>
          </table:table-cell>
          <table:table-cell office:value-type="float" office:value="256704533100" calcext:value-type="float">
            <text:p>2567045331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12-14" calcext:value-type="date">
            <text:p>1974-12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kazzi mary</text:p>
          </table:table-cell>
          <table:table-cell table:number-columns-repeated="5"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00239I0139130</text:p>
          </table:table-cell>
        </table:table-row>
        <table:table-row table:style-name="ro1">
          <table:table-cell office:value-type="string" calcext:value-type="string">
            <text:p><text:s/>Edward <text:s/>Bbosa</text:p>
          </table:table-cell>
          <table:table-cell office:value-type="float" office:value="256752841529" calcext:value-type="float">
            <text:p>2567528415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55-04-07" calcext:value-type="date">
            <text:p>1955-04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Banura Agnes</text:p>
          </table:table-cell>
          <table:table-cell/>
          <table:table-cell office:value-type="float" office:value="256757914103" calcext:value-type="float">
            <text:p>256757914103</text:p>
          </table:table-cell>
          <table:table-cell table:number-columns-repeated="3"/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00239I0139131</text:p>
          </table:table-cell>
        </table:table-row>
        <table:table-row table:style-name="ro1">
          <table:table-cell office:value-type="string" calcext:value-type="string">
            <text:p><text:s/>Sylvia <text:s/>Nabukalu</text:p>
          </table:table-cell>
          <table:table-cell office:value-type="float" office:value="256755208951" calcext:value-type="float">
            <text:p>2567552089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6-06" calcext:value-type="date">
            <text:p>1986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bando</text:p>
          </table:table-cell>
          <table:table-cell table:number-columns-repeated="3"/>
          <table:table-cell office:value-type="string" calcext:value-type="string">
            <text:p>Ddumba monica</text:p>
          </table:table-cell>
          <table:table-cell/>
          <table:table-cell office:value-type="float" office:value="256705933310" calcext:value-type="float">
            <text:p>256705933310</text:p>
          </table:table-cell>
          <table:table-cell table:number-columns-repeated="3"/>
          <table:table-cell office:value-type="date" office:date-value="2019-11-05" calcext:value-type="date">
            <text:p>2019-11-05</text:p>
          </table:table-cell>
          <table:table-cell office:value-type="string" calcext:value-type="string">
            <text:p>00239I0139132</text:p>
          </table:table-cell>
        </table:table-row>
        <table:table-row table:style-name="ro1">
          <table:table-cell office:value-type="string" calcext:value-type="string">
            <text:p>Mr. James <text:s/>Wagaba</text:p>
          </table:table-cell>
          <table:table-cell office:value-type="float" office:value="256701675683" calcext:value-type="float">
            <text:p>25670167568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4-11-28" calcext:value-type="date">
            <text:p>1974-11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iiro cissy</text:p>
          </table:table-cell>
          <table:table-cell/>
          <table:table-cell office:value-type="float" office:value="256753675683" calcext:value-type="float">
            <text:p>256753675683</text:p>
          </table:table-cell>
          <table:table-cell table:number-columns-repeated="3"/>
          <table:table-cell office:value-type="date" office:date-value="2019-11-28" calcext:value-type="date">
            <text:p>2019-11-28</text:p>
          </table:table-cell>
          <table:table-cell office:value-type="string" calcext:value-type="string">
            <text:p>00239I0139134</text:p>
          </table:table-cell>
        </table:table-row>
        <table:table-row table:style-name="ro1">
          <table:table-cell office:value-type="string" calcext:value-type="string">
            <text:p><text:s/>Narisensio <text:s/>Niwagaba</text:p>
          </table:table-cell>
          <table:table-cell office:value-type="float" office:value="256756083459" calcext:value-type="float">
            <text:p>25675608345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12-23" calcext:value-type="date">
            <text:p>1975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go</text:p>
          </table:table-cell>
          <table:table-cell table:number-columns-repeated="3"/>
          <table:table-cell office:value-type="string" calcext:value-type="string">
            <text:p>Kanyesigye Dreek</text:p>
          </table:table-cell>
          <table:table-cell/>
          <table:table-cell office:value-type="float" office:value="256779908041" calcext:value-type="float">
            <text:p>256779908041</text:p>
          </table:table-cell>
          <table:table-cell table:number-columns-repeated="3"/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00239I0139135</text:p>
          </table:table-cell>
        </table:table-row>
        <table:table-row table:style-name="ro1">
          <table:table-cell office:value-type="string" calcext:value-type="string">
            <text:p>Mr. Jonan <text:s/>Semujju</text:p>
          </table:table-cell>
          <table:table-cell office:value-type="float" office:value="256787830723" calcext:value-type="float">
            <text:p>2567878307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2-11-22" calcext:value-type="date">
            <text:p>1992-11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wanga ward</text:p>
          </table:table-cell>
          <table:table-cell office:value-type="string" calcext:value-type="string">
            <text:p>Mpigi town council</text:p>
          </table:table-cell>
          <table:table-cell table:number-columns-repeated="3"/>
          <table:table-cell office:value-type="string" calcext:value-type="string">
            <text:p>Amyuyu Emmanuel</text:p>
          </table:table-cell>
          <table:table-cell/>
          <table:table-cell office:value-type="float" office:value="256781216747" calcext:value-type="float">
            <text:p>256781216747</text:p>
          </table:table-cell>
          <table:table-cell table:number-columns-repeated="3"/>
          <table:table-cell office:value-type="date" office:date-value="2019-12-02" calcext:value-type="date">
            <text:p>2019-12-02</text:p>
          </table:table-cell>
          <table:table-cell office:value-type="string" calcext:value-type="string">
            <text:p>00239I0139136</text:p>
          </table:table-cell>
        </table:table-row>
        <table:table-row table:style-name="ro1">
          <table:table-cell office:value-type="string" calcext:value-type="string">
            <text:p>Mrs. Sharon <text:s/>Kasoma</text:p>
          </table:table-cell>
          <table:table-cell office:value-type="float" office:value="256782692462" calcext:value-type="float">
            <text:p>2567826924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8-21" calcext:value-type="date">
            <text:p>1987-08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kaya</text:p>
          </table:table-cell>
          <table:table-cell office:value-type="string" calcext:value-type="string">
            <text:p>Kawempe Division</text:p>
          </table:table-cell>
          <table:table-cell table:number-columns-repeated="3"/>
          <table:table-cell office:value-type="string" calcext:value-type="string">
            <text:p>Mutyaba Isaac</text:p>
          </table:table-cell>
          <table:table-cell table:number-columns-repeated="5"/>
          <table:table-cell office:value-type="date" office:date-value="2019-11-04" calcext:value-type="date">
            <text:p>2019-11-04</text:p>
          </table:table-cell>
          <table:table-cell office:value-type="string" calcext:value-type="string">
            <text:p>00239I0139138</text:p>
          </table:table-cell>
        </table:table-row>
        <table:table-row table:style-name="ro1">
          <table:table-cell office:value-type="string" calcext:value-type="string">
            <text:p>Mrs. JULIET <text:s/>NANDUTU</text:p>
          </table:table-cell>
          <table:table-cell office:value-type="float" office:value="256781812711" calcext:value-type="float">
            <text:p>2567818127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1-01" calcext:value-type="date">
            <text:p>1987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JULIET</text:p>
          </table:table-cell>
          <table:table-cell table:number-columns-repeated="5"/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00239I0139151</text:p>
          </table:table-cell>
        </table:table-row>
        <table:table-row table:style-name="ro1">
          <table:table-cell office:value-type="string" calcext:value-type="string">
            <text:p>Mr. john <text:s/>Arinaitwe</text:p>
          </table:table-cell>
          <table:table-cell office:value-type="float" office:value="256701998414" calcext:value-type="float">
            <text:p>2567019984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19-12-05" calcext:value-type="date">
            <text:p>2019-1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Aijuka Hebert/ Kahababo Gift</text:p>
          </table:table-cell>
          <table:table-cell/>
          <table:table-cell office:value-type="float" office:value="256702444267" calcext:value-type="float">
            <text:p>256702444267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69</text:p>
          </table:table-cell>
        </table:table-row>
        <table:table-row table:style-name="ro1">
          <table:table-cell office:value-type="string" calcext:value-type="string">
            <text:p><text:s/>vicent <text:s/>tumushabe</text:p>
          </table:table-cell>
          <table:table-cell office:value-type="float" office:value="256752982965" calcext:value-type="float">
            <text:p>2567529829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7-20" calcext:value-type="date">
            <text:p>1986-07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waise</text:p>
          </table:table-cell>
          <table:table-cell table:number-columns-repeated="3"/>
          <table:table-cell office:value-type="string" calcext:value-type="string">
            <text:p>birungi deus</text:p>
          </table:table-cell>
          <table:table-cell/>
          <table:table-cell office:value-type="float" office:value="256758337150" calcext:value-type="float">
            <text:p>256758337150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1</text:p>
          </table:table-cell>
        </table:table-row>
        <table:table-row table:style-name="ro1">
          <table:table-cell office:value-type="string" calcext:value-type="string">
            <text:p><text:s/>mariam <text:s/>kaudha</text:p>
          </table:table-cell>
          <table:table-cell office:value-type="float" office:value="256752297792" calcext:value-type="float">
            <text:p>25675229779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2-23" calcext:value-type="date">
            <text:p>1982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tamale siraje</text:p>
          </table:table-cell>
          <table:table-cell/>
          <table:table-cell office:value-type="float" office:value="256704306650" calcext:value-type="float">
            <text:p>256704306650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2</text:p>
          </table:table-cell>
        </table:table-row>
        <table:table-row table:style-name="ro1">
          <table:table-cell office:value-type="string" calcext:value-type="string">
            <text:p>Mr. fred <text:s/>masaba</text:p>
          </table:table-cell>
          <table:table-cell office:value-type="float" office:value="256759900374" calcext:value-type="float">
            <text:p>25675990037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19-12-04" calcext:value-type="date">
            <text:p>2019-12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anda</text:p>
          </table:table-cell>
          <table:table-cell table:number-columns-repeated="3"/>
          <table:table-cell office:value-type="string" calcext:value-type="string">
            <text:p>nandutu juliet</text:p>
          </table:table-cell>
          <table:table-cell/>
          <table:table-cell office:value-type="float" office:value="256781812711" calcext:value-type="float">
            <text:p>256781812711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3</text:p>
          </table:table-cell>
        </table:table-row>
        <table:table-row table:style-name="ro1">
          <table:table-cell office:value-type="string" calcext:value-type="string">
            <text:p><text:s/>faridah <text:s/>naluyima</text:p>
          </table:table-cell>
          <table:table-cell office:value-type="float" office:value="256753214805" calcext:value-type="float">
            <text:p>25675321480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12-12" calcext:value-type="date">
            <text:p>1979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anda</text:p>
          </table:table-cell>
          <table:table-cell table:number-columns-repeated="3"/>
          <table:table-cell office:value-type="string" calcext:value-type="string">
            <text:p>kamya proscovia</text:p>
          </table:table-cell>
          <table:table-cell/>
          <table:table-cell office:value-type="float" office:value="256751064610" calcext:value-type="float">
            <text:p>256751064610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4</text:p>
          </table:table-cell>
        </table:table-row>
        <table:table-row table:style-name="ro1">
          <table:table-cell office:value-type="string" calcext:value-type="string">
            <text:p><text:s/>eva <text:s/>katana</text:p>
          </table:table-cell>
          <table:table-cell office:value-type="float" office:value="256759131944" calcext:value-type="float">
            <text:p>25675913194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1-11" calcext:value-type="date">
            <text:p>1982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to</text:p>
          </table:table-cell>
          <table:table-cell table:number-columns-repeated="3"/>
          <table:table-cell office:value-type="string" calcext:value-type="string">
            <text:p>nalubwega pavin</text:p>
          </table:table-cell>
          <table:table-cell/>
          <table:table-cell office:value-type="float" office:value="256786670310" calcext:value-type="float">
            <text:p>256786670310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5</text:p>
          </table:table-cell>
        </table:table-row>
        <table:table-row table:style-name="ro1">
          <table:table-cell office:value-type="string" calcext:value-type="string">
            <text:p>Mr. PATRICK <text:s/>LUGAYIZI</text:p>
          </table:table-cell>
          <table:table-cell office:value-type="float" office:value="256704956809" calcext:value-type="float">
            <text:p>2567049568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1-01" calcext:value-type="date">
            <text:p>1980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SW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LUGOLOBI ENOCK</text:p>
          </table:table-cell>
          <table:table-cell/>
          <table:table-cell office:value-type="float" office:value="256702810111" calcext:value-type="float">
            <text:p>256702810111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6</text:p>
          </table:table-cell>
        </table:table-row>
        <table:table-row table:style-name="ro1">
          <table:table-cell office:value-type="string" calcext:value-type="string">
            <text:p>Ms. BETTY <text:s/>AKELLO</text:p>
          </table:table-cell>
          <table:table-cell office:value-type="float" office:value="256782863793" calcext:value-type="float">
            <text:p>2567828637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6-01-01" calcext:value-type="date">
            <text:p>1966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AMONGIN MATILDA</text:p>
          </table:table-cell>
          <table:table-cell/>
          <table:table-cell office:value-type="float" office:value="256781129138" calcext:value-type="float">
            <text:p>256781129138</text:p>
          </table:table-cell>
          <table:table-cell table:number-columns-repeated="3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7</text:p>
          </table:table-cell>
        </table:table-row>
        <table:table-row table:style-name="ro1">
          <table:table-cell office:value-type="string" calcext:value-type="string">
            <text:p><text:s/>shamira <text:s/>namubiru</text:p>
          </table:table-cell>
          <table:table-cell office:value-type="float" office:value="256755419187" calcext:value-type="float">
            <text:p>25675541918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12-20" calcext:value-type="date">
            <text:p>1985-1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anda</text:p>
          </table:table-cell>
          <table:table-cell table:number-columns-repeated="3"/>
          <table:table-cell office:value-type="string" calcext:value-type="string">
            <text:p>nakintu resty</text:p>
          </table:table-cell>
          <table:table-cell table:number-columns-repeated="5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39178</text:p>
          </table:table-cell>
        </table:table-row>
        <table:table-row table:style-name="ro1">
          <table:table-cell office:value-type="string" calcext:value-type="string">
            <text:p><text:s/>Agness Kabahumuza Banura</text:p>
          </table:table-cell>
          <table:table-cell office:value-type="float" office:value="256776914103" calcext:value-type="float">
            <text:p>2567769141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1-01" calcext:value-type="date">
            <text:p>1983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Talemwa Rodgers</text:p>
          </table:table-cell>
          <table:table-cell/>
          <table:table-cell office:value-type="float" office:value="256787312582" calcext:value-type="float">
            <text:p>256787312582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94</text:p>
          </table:table-cell>
        </table:table-row>
        <table:table-row table:style-name="ro1">
          <table:table-cell office:value-type="string" calcext:value-type="string">
            <text:p>Mr. HERNY <text:s/>LUBWAMA</text:p>
          </table:table-cell>
          <table:table-cell office:value-type="float" office:value="256781476888" calcext:value-type="float">
            <text:p>25678147688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2-01-01" calcext:value-type="date">
            <text:p>1962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ATANA EVA</text:p>
          </table:table-cell>
          <table:table-cell/>
          <table:table-cell office:value-type="float" office:value="256759131944" calcext:value-type="float">
            <text:p>256759131944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95</text:p>
          </table:table-cell>
        </table:table-row>
        <table:table-row table:style-name="ro1">
          <table:table-cell office:value-type="string" calcext:value-type="string">
            <text:p><text:s/>Abdul <text:s/>Kato</text:p>
          </table:table-cell>
          <table:table-cell office:value-type="float" office:value="256703704218" calcext:value-type="float">
            <text:p>2567037042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07-25" calcext:value-type="date">
            <text:p>1975-07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gala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sereko Joseph</text:p>
          </table:table-cell>
          <table:table-cell/>
          <table:table-cell office:value-type="float" office:value="256754084083" calcext:value-type="float">
            <text:p>256754084083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96</text:p>
          </table:table-cell>
        </table:table-row>
        <table:table-row table:style-name="ro1">
          <table:table-cell office:value-type="string" calcext:value-type="string">
            <text:p>Mr. DEUS <text:s/>BYOMUHANGI</text:p>
          </table:table-cell>
          <table:table-cell office:value-type="float" office:value="256757539540" calcext:value-type="float">
            <text:p>2567575395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7-10-09" calcext:value-type="date">
            <text:p>1977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RWENE</text:p>
          </table:table-cell>
          <table:table-cell office:value-type="string" calcext:value-type="string">
            <text:p>BUHARA</text:p>
          </table:table-cell>
          <table:table-cell table:number-columns-repeated="3"/>
          <table:table-cell office:value-type="string" calcext:value-type="string">
            <text:p>SENDAGALA MICHEAL</text:p>
          </table:table-cell>
          <table:table-cell/>
          <table:table-cell office:value-type="float" office:value="256756220507" calcext:value-type="float">
            <text:p>256756220507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97</text:p>
          </table:table-cell>
        </table:table-row>
        <table:table-row table:style-name="ro1">
          <table:table-cell office:value-type="string" calcext:value-type="string">
            <text:p><text:s/>Rodgers <text:s/>Talemwa</text:p>
          </table:table-cell>
          <table:table-cell office:value-type="float" office:value="256787312582" calcext:value-type="float">
            <text:p>25678731258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12-31" calcext:value-type="date">
            <text:p>1984-12-3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mukisa Monica</text:p>
          </table:table-cell>
          <table:table-cell/>
          <table:table-cell office:value-type="float" office:value="256782746477" calcext:value-type="float">
            <text:p>256782746477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39198</text:p>
          </table:table-cell>
        </table:table-row>
        <table:table-row table:style-name="ro1">
          <table:table-cell office:value-type="string" calcext:value-type="string">
            <text:p>Ms. OLIVER <text:s/>NANYONGA</text:p>
          </table:table-cell>
          <table:table-cell office:value-type="float" office:value="256759951620" calcext:value-type="float">
            <text:p>2567599516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2-12" calcext:value-type="date">
            <text:p>1983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OOKI WARD</text:p>
          </table:table-cell>
          <table:table-cell office:value-type="string" calcext:value-type="string">
            <text:p>LYANTONDE</text:p>
          </table:table-cell>
          <table:table-cell table:number-columns-repeated="3"/>
          <table:table-cell office:value-type="string" calcext:value-type="string">
            <text:p>AKAMPULIRA ANGEL</text:p>
          </table:table-cell>
          <table:table-cell/>
          <table:table-cell office:value-type="float" office:value="256756557991" calcext:value-type="float">
            <text:p>256756557991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39233</text:p>
          </table:table-cell>
        </table:table-row>
        <table:table-row table:style-name="ro1">
          <table:table-cell office:value-type="string" calcext:value-type="string">
            <text:p>Mr. DAVID <text:s/>MUKWAYA</text:p>
          </table:table-cell>
          <table:table-cell office:value-type="float" office:value="256782609358" calcext:value-type="float">
            <text:p>2567826093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4-01-01" calcext:value-type="date">
            <text:p>1964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NAKYANZIB TRACE</text:p>
          </table:table-cell>
          <table:table-cell/>
          <table:table-cell office:value-type="float" office:value="256706556777" calcext:value-type="float">
            <text:p>256706556777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39236</text:p>
          </table:table-cell>
        </table:table-row>
        <table:table-row table:style-name="ro1">
          <table:table-cell office:value-type="string" calcext:value-type="string">
            <text:p>Ms. TABISA <text:s/>MUDHASI</text:p>
          </table:table-cell>
          <table:table-cell office:value-type="float" office:value="256774694388" calcext:value-type="float">
            <text:p>2567746943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4-02" calcext:value-type="date">
            <text:p>1972-04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BEZI PATRICA</text:p>
          </table:table-cell>
          <table:table-cell/>
          <table:table-cell office:value-type="float" office:value="256700783787" calcext:value-type="float">
            <text:p>256700783787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39238</text:p>
          </table:table-cell>
        </table:table-row>
        <table:table-row table:style-name="ro1">
          <table:table-cell office:value-type="string" calcext:value-type="string">
            <text:p>Mr. CRANEMAN <text:s/>BUSULWA</text:p>
          </table:table-cell>
          <table:table-cell office:value-type="float" office:value="256701691284" calcext:value-type="float">
            <text:p>25670169128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02-05" calcext:value-type="date">
            <text:p>1987-0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mulondo</text:p>
          </table:table-cell>
          <table:table-cell office:value-type="string" calcext:value-type="string">
            <text:p>Bweyogerere</text:p>
          </table:table-cell>
          <table:table-cell table:number-columns-repeated="3"/>
          <table:table-cell office:value-type="string" calcext:value-type="string">
            <text:p>NAMATOVU SUZAN</text:p>
          </table:table-cell>
          <table:table-cell/>
          <table:table-cell office:value-type="float" office:value="256703409895" calcext:value-type="float">
            <text:p>256703409895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39239</text:p>
          </table:table-cell>
        </table:table-row>
        <table:table-row table:style-name="ro1">
          <table:table-cell office:value-type="string" calcext:value-type="string">
            <text:p>Ms. ROSE NAKAWUNGU NAMUSOKE</text:p>
          </table:table-cell>
          <table:table-cell office:value-type="float" office:value="256775883125" calcext:value-type="float">
            <text:p>25677588312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4-14" calcext:value-type="date">
            <text:p>1979-04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SUUBEKAUGA</text:p>
          </table:table-cell>
          <table:table-cell office:value-type="string" calcext:value-type="string">
            <text:p>MUKONO DIVISION</text:p>
          </table:table-cell>
          <table:table-cell table:number-columns-repeated="3"/>
          <table:table-cell office:value-type="string" calcext:value-type="string">
            <text:p>NABUKENYA FLORENCE</text:p>
          </table:table-cell>
          <table:table-cell/>
          <table:table-cell office:value-type="float" office:value="256701939003" calcext:value-type="float">
            <text:p>256701939003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39240</text:p>
          </table:table-cell>
        </table:table-row>
        <table:table-row table:style-name="ro1">
          <table:table-cell office:value-type="string" calcext:value-type="string">
            <text:p><text:s/>Monica Nassali Ddumba</text:p>
          </table:table-cell>
          <table:table-cell office:value-type="float" office:value="256705933310" calcext:value-type="float">
            <text:p>2567059333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8-30" calcext:value-type="date">
            <text:p>1978-08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kaddu Teopista</text:p>
          </table:table-cell>
          <table:table-cell/>
          <table:table-cell office:value-type="float" office:value="256781677127" calcext:value-type="float">
            <text:p>256781677127</text:p>
          </table:table-cell>
          <table:table-cell table:number-columns-repeated="3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41207</text:p>
          </table:table-cell>
        </table:table-row>
        <table:table-row table:style-name="ro1">
          <table:table-cell office:value-type="string" calcext:value-type="string">
            <text:p><text:s/>Asumani <text:s/>Mubiru</text:p>
          </table:table-cell>
          <table:table-cell office:value-type="float" office:value="256752009911" calcext:value-type="float">
            <text:p>25675200991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3-10-25" calcext:value-type="date">
            <text:p>1973-10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waala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ssolo Gorret</text:p>
          </table:table-cell>
          <table:table-cell/>
          <table:table-cell office:value-type="float" office:value="256703784578" calcext:value-type="float">
            <text:p>256703784578</text:p>
          </table:table-cell>
          <table:table-cell table:number-columns-repeated="3"/>
          <table:table-cell office:value-type="date" office:date-value="2019-12-07" calcext:value-type="date">
            <text:p>2019-12-07</text:p>
          </table:table-cell>
          <table:table-cell office:value-type="string" calcext:value-type="string">
            <text:p>00239I0141209</text:p>
          </table:table-cell>
        </table:table-row>
        <table:table-row table:style-name="ro1">
          <table:table-cell office:value-type="string" calcext:value-type="string">
            <text:p>Mr. Isaac <text:s/>Mutyaba</text:p>
          </table:table-cell>
          <table:table-cell office:value-type="float" office:value="256774275040" calcext:value-type="float">
            <text:p>2567742750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6-03" calcext:value-type="date">
            <text:p>1985-06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sser</text:p>
          </table:table-cell>
          <table:table-cell office:value-type="string" calcext:value-type="string">
            <text:p>nasse</text:p>
          </table:table-cell>
          <table:table-cell table:number-columns-repeated="3"/>
          <table:table-cell office:value-type="string" calcext:value-type="string">
            <text:p>Muyingo Marian</text:p>
          </table:table-cell>
          <table:table-cell table:number-columns-repeated="5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41219</text:p>
          </table:table-cell>
        </table:table-row>
        <table:table-row table:style-name="ro1">
          <table:table-cell office:value-type="string" calcext:value-type="string">
            <text:p>Mr. Rogerpascal <text:s/>Okwanyoleke</text:p>
          </table:table-cell>
          <table:table-cell office:value-type="float" office:value="256752479590" calcext:value-type="float">
            <text:p>25675247959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4-10-17" calcext:value-type="date">
            <text:p>1974-10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Atworo Carol Velerie</text:p>
          </table:table-cell>
          <table:table-cell table:number-columns-repeated="5"/>
          <table:table-cell office:value-type="date" office:date-value="2019-12-04" calcext:value-type="date">
            <text:p>2019-12-04</text:p>
          </table:table-cell>
          <table:table-cell office:value-type="string" calcext:value-type="string">
            <text:p>00239I0141221</text:p>
          </table:table-cell>
        </table:table-row>
        <table:table-row table:style-name="ro1">
          <table:table-cell office:value-type="string" calcext:value-type="string">
            <text:p>Mr. Elvis <text:s/>Nimaro</text:p>
          </table:table-cell>
          <table:table-cell office:value-type="float" office:value="256757064896" calcext:value-type="float">
            <text:p>2567570648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6-28" calcext:value-type="date">
            <text:p>1988-06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mpala</text:p>
          </table:table-cell>
          <table:table-cell table:number-columns-repeated="3"/>
          <table:table-cell office:value-type="string" calcext:value-type="string">
            <text:p>Peter Katalaga</text:p>
          </table:table-cell>
          <table:table-cell table:number-columns-repeated="5"/>
          <table:table-cell office:value-type="date" office:date-value="2019-12-05" calcext:value-type="date">
            <text:p>2019-12-05</text:p>
          </table:table-cell>
          <table:table-cell office:value-type="string" calcext:value-type="string">
            <text:p>00239I0141224</text:p>
          </table:table-cell>
        </table:table-row>
        <table:table-row table:style-name="ro1">
          <table:table-cell office:value-type="string" calcext:value-type="string">
            <text:p>Ms. leonard <text:s/>sanyu</text:p>
          </table:table-cell>
          <table:table-cell office:value-type="float" office:value="256703263361" calcext:value-type="float">
            <text:p>2567032633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2-10" calcext:value-type="date">
            <text:p>1986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upper estate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mujju irene</text:p>
          </table:table-cell>
          <table:table-cell/>
          <table:table-cell office:value-type="float" office:value="256782211704" calcext:value-type="float">
            <text:p>256782211704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2</text:p>
          </table:table-cell>
        </table:table-row>
        <table:table-row table:style-name="ro1">
          <table:table-cell office:value-type="string" calcext:value-type="string">
            <text:p>Ms. Robbina <text:s/>Nankumbi</text:p>
          </table:table-cell>
          <table:table-cell office:value-type="float" office:value="256772959679" calcext:value-type="float">
            <text:p>2567729596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58-07-01" calcext:value-type="date">
            <text:p>1958-07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ekesa Esther</text:p>
          </table:table-cell>
          <table:table-cell/>
          <table:table-cell office:value-type="float" office:value="256758250661" calcext:value-type="float">
            <text:p>256758250661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4</text:p>
          </table:table-cell>
        </table:table-row>
        <table:table-row table:style-name="ro1">
          <table:table-cell office:value-type="string" calcext:value-type="string">
            <text:p><text:s/>Peggy <text:s/>Nazziwa</text:p>
          </table:table-cell>
          <table:table-cell office:value-type="float" office:value="256758586995" calcext:value-type="float">
            <text:p>25675858699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10-23" calcext:value-type="date">
            <text:p>1972-10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lwoga Christine</text:p>
          </table:table-cell>
          <table:table-cell/>
          <table:table-cell office:value-type="float" office:value="256703637356" calcext:value-type="float">
            <text:p>256703637356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5</text:p>
          </table:table-cell>
        </table:table-row>
        <table:table-row table:style-name="ro1">
          <table:table-cell office:value-type="string" calcext:value-type="string">
            <text:p>Ms. Joweria <text:s/>Baluk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75-11-10" calcext:value-type="date">
            <text:p>1975-1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Yiga Aida</text:p>
          </table:table-cell>
          <table:table-cell/>
          <table:table-cell office:value-type="float" office:value="256789983986" calcext:value-type="float">
            <text:p>256789983986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6</text:p>
          </table:table-cell>
        </table:table-row>
        <table:table-row table:style-name="ro1">
          <table:table-cell office:value-type="string" calcext:value-type="string">
            <text:p><text:s/>Fatuma <text:s/>Nabatanzi</text:p>
          </table:table-cell>
          <table:table-cell office:value-type="float" office:value="256703198117" calcext:value-type="float">
            <text:p>2567031981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4-04" calcext:value-type="date">
            <text:p>1979-04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Kebirungi Flavia</text:p>
          </table:table-cell>
          <table:table-cell/>
          <table:table-cell office:value-type="float" office:value="256785745050" calcext:value-type="float">
            <text:p>256785745050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7</text:p>
          </table:table-cell>
        </table:table-row>
        <table:table-row table:style-name="ro1">
          <table:table-cell office:value-type="string" calcext:value-type="string">
            <text:p><text:s/>Flavia <text:s/>Kebirungi</text:p>
          </table:table-cell>
          <table:table-cell office:value-type="float" office:value="256785745050" calcext:value-type="float">
            <text:p>2567857450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12-17" calcext:value-type="date">
            <text:p>1989-12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batanzi Fatuma</text:p>
          </table:table-cell>
          <table:table-cell/>
          <table:table-cell office:value-type="float" office:value="256703198117" calcext:value-type="float">
            <text:p>256703198117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8</text:p>
          </table:table-cell>
        </table:table-row>
        <table:table-row table:style-name="ro1">
          <table:table-cell office:value-type="string" calcext:value-type="string">
            <text:p>Mr. Deus <text:s/>Birungi</text:p>
          </table:table-cell>
          <table:table-cell office:value-type="float" office:value="256758337150" calcext:value-type="float">
            <text:p>25675833715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19-12-09" calcext:value-type="date">
            <text:p>2019-12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TUMUSHABE VICENT</text:p>
          </table:table-cell>
          <table:table-cell/>
          <table:table-cell office:value-type="float" office:value="256752982965" calcext:value-type="float">
            <text:p>256752982965</text:p>
          </table:table-cell>
          <table:table-cell table:number-columns-repeated="3"/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00239I0141249</text:p>
          </table:table-cell>
        </table:table-row>
        <table:table-row table:style-name="ro1">
          <table:table-cell office:value-type="string" calcext:value-type="string">
            <text:p><text:s/>Teddy <text:s/>Kusoota</text:p>
          </table:table-cell>
          <table:table-cell office:value-type="float" office:value="256704940684" calcext:value-type="float">
            <text:p>2567049406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4-12-11" calcext:value-type="date">
            <text:p>1964-12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ssolo Aisha</text:p>
          </table:table-cell>
          <table:table-cell/>
          <table:table-cell office:value-type="float" office:value="256782997420" calcext:value-type="float">
            <text:p>256782997420</text:p>
          </table:table-cell>
          <table:table-cell table:number-columns-repeated="3"/>
          <table:table-cell office:value-type="date" office:date-value="2019-12-10" calcext:value-type="date">
            <text:p>2019-12-10</text:p>
          </table:table-cell>
          <table:table-cell office:value-type="string" calcext:value-type="string">
            <text:p>00239I0141279</text:p>
          </table:table-cell>
        </table:table-row>
        <table:table-row table:style-name="ro1">
          <table:table-cell office:value-type="string" calcext:value-type="string">
            <text:p><text:s/>RICHARD <text:s/>MAGENYI</text:p>
          </table:table-cell>
          <table:table-cell office:value-type="float" office:value="256750233332" calcext:value-type="float">
            <text:p>25675023333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1-02-04" calcext:value-type="date">
            <text:p>1971-02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MAGENYI</text:p>
          </table:table-cell>
          <table:table-cell table:number-columns-repeated="5"/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00239I0141301</text:p>
          </table:table-cell>
        </table:table-row>
        <table:table-row table:style-name="ro1">
          <table:table-cell office:value-type="string" calcext:value-type="string">
            <text:p>Ms. Amina <text:s/>Kikomeko</text:p>
          </table:table-cell>
          <table:table-cell office:value-type="float" office:value="256752579864" calcext:value-type="float">
            <text:p>2567525798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7-10-10" calcext:value-type="date">
            <text:p>1997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ugga Fatuma Kalembera</text:p>
          </table:table-cell>
          <table:table-cell/>
          <table:table-cell office:value-type="float" office:value="256774637242" calcext:value-type="float">
            <text:p>256774637242</text:p>
          </table:table-cell>
          <table:table-cell table:number-columns-repeated="3"/>
          <table:table-cell office:value-type="date" office:date-value="2019-12-11" calcext:value-type="date">
            <text:p>2019-12-11</text:p>
          </table:table-cell>
          <table:table-cell office:value-type="string" calcext:value-type="string">
            <text:p>00239I0141313</text:p>
          </table:table-cell>
        </table:table-row>
        <table:table-row table:style-name="ro1">
          <table:table-cell office:value-type="string" calcext:value-type="string">
            <text:p><text:s/>Asiha <text:s/>Nakawooya</text:p>
          </table:table-cell>
          <table:table-cell office:value-type="float" office:value="256753056807" calcext:value-type="float">
            <text:p>2567530568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6-09-19" calcext:value-type="date">
            <text:p>1996-09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alumba Rashidah</text:p>
          </table:table-cell>
          <table:table-cell/>
          <table:table-cell office:value-type="float" office:value="256772505286" calcext:value-type="float">
            <text:p>256772505286</text:p>
          </table:table-cell>
          <table:table-cell table:number-columns-repeated="3"/>
          <table:table-cell office:value-type="date" office:date-value="2019-12-12" calcext:value-type="date">
            <text:p>2019-12-12</text:p>
          </table:table-cell>
          <table:table-cell office:value-type="string" calcext:value-type="string">
            <text:p>00239I0141331</text:p>
          </table:table-cell>
        </table:table-row>
        <table:table-row table:style-name="ro1">
          <table:table-cell office:value-type="string" calcext:value-type="string">
            <text:p><text:s/>Lydia <text:s/>Kyomugisha</text:p>
          </table:table-cell>
          <table:table-cell office:value-type="float" office:value="256753638404" calcext:value-type="float">
            <text:p>2567536384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9-28" calcext:value-type="date">
            <text:p>1979-09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kayiwa Joan</text:p>
          </table:table-cell>
          <table:table-cell/>
          <table:table-cell office:value-type="float" office:value="256751647464" calcext:value-type="float">
            <text:p>256751647464</text:p>
          </table:table-cell>
          <table:table-cell table:number-columns-repeated="3"/>
          <table:table-cell office:value-type="date" office:date-value="2019-12-12" calcext:value-type="date">
            <text:p>2019-12-12</text:p>
          </table:table-cell>
          <table:table-cell office:value-type="string" calcext:value-type="string">
            <text:p>00239I0141332</text:p>
          </table:table-cell>
        </table:table-row>
        <table:table-row table:style-name="ro1">
          <table:table-cell office:value-type="string" calcext:value-type="string">
            <text:p>Mr. Rogers <text:s/>Twongyeirwe</text:p>
          </table:table-cell>
          <table:table-cell office:value-type="float" office:value="256751331085" calcext:value-type="float">
            <text:p>2567513310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12-18" calcext:value-type="date">
            <text:p>1975-12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rungi Catherine</text:p>
          </table:table-cell>
          <table:table-cell/>
          <table:table-cell office:value-type="float" office:value="256702474435" calcext:value-type="float">
            <text:p>256702474435</text:p>
          </table:table-cell>
          <table:table-cell table:number-columns-repeated="3"/>
          <table:table-cell office:value-type="date" office:date-value="2019-12-12" calcext:value-type="date">
            <text:p>2019-12-12</text:p>
          </table:table-cell>
          <table:table-cell office:value-type="string" calcext:value-type="string">
            <text:p>00239I0141334</text:p>
          </table:table-cell>
        </table:table-row>
        <table:table-row table:style-name="ro1">
          <table:table-cell office:value-type="string" calcext:value-type="string">
            <text:p><text:s/>Hadijah <text:s/>Komugisha</text:p>
          </table:table-cell>
          <table:table-cell office:value-type="float" office:value="256700833185" calcext:value-type="float">
            <text:p>2567008331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8-10-11" calcext:value-type="date">
            <text:p>1968-10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isiima Jalia</text:p>
          </table:table-cell>
          <table:table-cell/>
          <table:table-cell office:value-type="float" office:value="256700831905" calcext:value-type="float">
            <text:p>256700831905</text:p>
          </table:table-cell>
          <table:table-cell table:number-columns-repeated="3"/>
          <table:table-cell office:value-type="date" office:date-value="2019-12-13" calcext:value-type="date">
            <text:p>2019-12-13</text:p>
          </table:table-cell>
          <table:table-cell office:value-type="string" calcext:value-type="string">
            <text:p>00239I0141360</text:p>
          </table:table-cell>
        </table:table-row>
        <table:table-row table:style-name="ro1">
          <table:table-cell office:value-type="string" calcext:value-type="string">
            <text:p>Ms. Amina <text:s/>Nakibuuka</text:p>
          </table:table-cell>
          <table:table-cell office:value-type="float" office:value="256781650078" calcext:value-type="float">
            <text:p>2567816500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5-25" calcext:value-type="date">
            <text:p>1978-05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utubazi julius</text:p>
          </table:table-cell>
          <table:table-cell/>
          <table:table-cell office:value-type="float" office:value="256704426509" calcext:value-type="float">
            <text:p>256704426509</text:p>
          </table:table-cell>
          <table:table-cell table:number-columns-repeated="3"/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00239I0141361</text:p>
          </table:table-cell>
        </table:table-row>
        <table:table-row table:style-name="ro1">
          <table:table-cell office:value-type="string" calcext:value-type="string">
            <text:p><text:s/>Abud Salongo Kaliira</text:p>
          </table:table-cell>
          <table:table-cell office:value-type="float" office:value="256775238239" calcext:value-type="float">
            <text:p>2567752382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10-01" calcext:value-type="date">
            <text:p>1972-10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</text:p>
          </table:table-cell>
          <table:table-cell office:value-type="string" calcext:value-type="string">
            <text:p>kyalijwajjala</text:p>
          </table:table-cell>
          <table:table-cell table:number-columns-repeated="3"/>
          <table:table-cell office:value-type="string" calcext:value-type="string">
            <text:p>Kato Shakib</text:p>
          </table:table-cell>
          <table:table-cell/>
          <table:table-cell office:value-type="float" office:value="256779877493" calcext:value-type="float">
            <text:p>256779877493</text:p>
          </table:table-cell>
          <table:table-cell table:number-columns-repeated="3"/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00239I0141393</text:p>
          </table:table-cell>
        </table:table-row>
        <table:table-row table:style-name="ro1">
          <table:table-cell office:value-type="string" calcext:value-type="string">
            <text:p><text:s/>Hadijah <text:s/>Najjingo</text:p>
          </table:table-cell>
          <table:table-cell office:value-type="float" office:value="256772476150" calcext:value-type="float">
            <text:p>2567724761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6-06-03" calcext:value-type="date">
            <text:p>1966-06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Kambugu Ddamulir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19-12-16" calcext:value-type="date">
            <text:p>2019-12-16</text:p>
          </table:table-cell>
          <table:table-cell office:value-type="string" calcext:value-type="string">
            <text:p>00239I0141394</text:p>
          </table:table-cell>
        </table:table-row>
        <table:table-row table:style-name="ro1">
          <table:table-cell office:value-type="string" calcext:value-type="string">
            <text:p>Ms. Winnie <text:s/>Nalwang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79-12-30" calcext:value-type="date">
            <text:p>1979-12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pala central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Joseph Lukula</text:p>
          </table:table-cell>
          <table:table-cell table:number-columns-repeated="5"/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00239I0141451</text:p>
          </table:table-cell>
        </table:table-row>
        <table:table-row table:style-name="ro1">
          <table:table-cell office:value-type="string" calcext:value-type="string">
            <text:p><text:s/>David <text:s/>Wasubira</text:p>
          </table:table-cell>
          <table:table-cell office:value-type="float" office:value="256774915531" calcext:value-type="float">
            <text:p>25677491553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9-19" calcext:value-type="date">
            <text:p>1983-09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mpala</text:p>
          </table:table-cell>
          <table:table-cell table:number-columns-repeated="3"/>
          <table:table-cell office:value-type="string" calcext:value-type="string">
            <text:p>Peter Katalaga</text:p>
          </table:table-cell>
          <table:table-cell/>
          <table:table-cell office:value-type="float" office:value="256775398441" calcext:value-type="float">
            <text:p>256775398441</text:p>
          </table:table-cell>
          <table:table-cell table:number-columns-repeated="3"/>
          <table:table-cell office:value-type="date" office:date-value="2019-11-20" calcext:value-type="date">
            <text:p>2019-11-20</text:p>
          </table:table-cell>
          <table:table-cell office:value-type="string" calcext:value-type="string">
            <text:p>00239I0141463</text:p>
          </table:table-cell>
        </table:table-row>
        <table:table-row table:style-name="ro1">
          <table:table-cell office:value-type="string" calcext:value-type="string">
            <text:p><text:s/>Francis <text:s/>Kizza</text:p>
          </table:table-cell>
          <table:table-cell office:value-type="float" office:value="256753954928" calcext:value-type="float">
            <text:p>25675395492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1-10" calcext:value-type="date">
            <text:p>1983-0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parish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wanje Emmaunel</text:p>
          </table:table-cell>
          <table:table-cell/>
          <table:table-cell office:value-type="float" office:value="256706631911" calcext:value-type="float">
            <text:p>256706631911</text:p>
          </table:table-cell>
          <table:table-cell table:number-columns-repeated="3"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00239I0141835</text:p>
          </table:table-cell>
        </table:table-row>
        <table:table-row table:style-name="ro1">
          <table:table-cell office:value-type="string" calcext:value-type="string">
            <text:p><text:s/>Gasta <text:s/>Kirigola</text:p>
          </table:table-cell>
          <table:table-cell office:value-type="float" office:value="256788660826" calcext:value-type="float">
            <text:p>25678866082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11-10" calcext:value-type="date">
            <text:p>1980-1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Zawende Sharon</text:p>
          </table:table-cell>
          <table:table-cell/>
          <table:table-cell office:value-type="float" office:value="256752481998" calcext:value-type="float">
            <text:p>256752481998</text:p>
          </table:table-cell>
          <table:table-cell table:number-columns-repeated="3"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00239I0141837</text:p>
          </table:table-cell>
        </table:table-row>
        <table:table-row table:style-name="ro1">
          <table:table-cell office:value-type="string" calcext:value-type="string">
            <text:p><text:s/>Annet Atenyi Kusiima</text:p>
          </table:table-cell>
          <table:table-cell office:value-type="float" office:value="256752726484" calcext:value-type="float">
            <text:p>2567527264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10-19" calcext:value-type="date">
            <text:p>1981-10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Namiiro Lamula</text:p>
          </table:table-cell>
          <table:table-cell/>
          <table:table-cell office:value-type="float" office:value="256751669627" calcext:value-type="float">
            <text:p>256751669627</text:p>
          </table:table-cell>
          <table:table-cell table:number-columns-repeated="3"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00239I0141840</text:p>
          </table:table-cell>
        </table:table-row>
        <table:table-row table:style-name="ro1">
          <table:table-cell office:value-type="string" calcext:value-type="string">
            <text:p><text:s/>Julius <text:s/>Byaruhanga</text:p>
          </table:table-cell>
          <table:table-cell office:value-type="float" office:value="256755696890" calcext:value-type="float">
            <text:p>25675569689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3-07-10" calcext:value-type="date">
            <text:p>1973-07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kulabye</text:p>
          </table:table-cell>
          <table:table-cell table:number-columns-repeated="3"/>
          <table:table-cell office:value-type="string" calcext:value-type="string">
            <text:p>Twijukye simon</text:p>
          </table:table-cell>
          <table:table-cell/>
          <table:table-cell office:value-type="float" office:value="256757800305" calcext:value-type="float">
            <text:p>256757800305</text:p>
          </table:table-cell>
          <table:table-cell table:number-columns-repeated="3"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00239I0141842</text:p>
          </table:table-cell>
        </table:table-row>
        <table:table-row table:style-name="ro1">
          <table:table-cell office:value-type="string" calcext:value-type="string">
            <text:p>Mr. Mutwalib <text:s/>Kiyimba</text:p>
          </table:table-cell>
          <table:table-cell office:value-type="float" office:value="256756858662" calcext:value-type="float">
            <text:p>2567568586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5-06" calcext:value-type="date">
            <text:p>1982-05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usabi</text:p>
          </table:table-cell>
          <table:table-cell office:value-type="string" calcext:value-type="string">
            <text:p>Kayonza</text:p>
          </table:table-cell>
          <table:table-cell table:number-columns-repeated="3"/>
          <table:table-cell office:value-type="string" calcext:value-type="string">
            <text:p>Kiyimba Sula</text:p>
          </table:table-cell>
          <table:table-cell/>
          <table:table-cell office:value-type="float" office:value="256757112902" calcext:value-type="float">
            <text:p>256757112902</text:p>
          </table:table-cell>
          <table:table-cell table:number-columns-repeated="3"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00239I0141864</text:p>
          </table:table-cell>
        </table:table-row>
        <table:table-row table:style-name="ro1">
          <table:table-cell office:value-type="string" calcext:value-type="string">
            <text:p>Ms. Rehema <text:s/>Nabukeera</text:p>
          </table:table-cell>
          <table:table-cell office:value-type="float" office:value="256700545580" calcext:value-type="float">
            <text:p>25670054558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1-01" calcext:value-type="date">
            <text:p>1984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tende</text:p>
          </table:table-cell>
          <table:table-cell office:value-type="string" calcext:value-type="string">
            <text:p>Ngando</text:p>
          </table:table-cell>
          <table:table-cell table:number-columns-repeated="3"/>
          <table:table-cell office:value-type="string" calcext:value-type="string">
            <text:p>Kambugu D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00239I0141866</text:p>
          </table:table-cell>
        </table:table-row>
        <table:table-row table:style-name="ro1">
          <table:table-cell office:value-type="string" calcext:value-type="string">
            <text:p>Ms. milly <text:s/>Nambalirwa</text:p>
          </table:table-cell>
          <table:table-cell office:value-type="float" office:value="256755930174" calcext:value-type="float">
            <text:p>25675593017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2-28" calcext:value-type="date">
            <text:p>1981-02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Bauza Teddy</text:p>
          </table:table-cell>
          <table:table-cell/>
          <table:table-cell office:value-type="float" office:value="256700959094" calcext:value-type="float">
            <text:p>256700959094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768</text:p>
          </table:table-cell>
        </table:table-row>
        <table:table-row table:style-name="ro1">
          <table:table-cell office:value-type="string" calcext:value-type="string">
            <text:p><text:s/>Samuel <text:s/>Sseyondo</text:p>
          </table:table-cell>
          <table:table-cell office:value-type="float" office:value="256701695336" calcext:value-type="float">
            <text:p>2567016953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9-27" calcext:value-type="date">
            <text:p>1983-09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Masiko isaac</text:p>
          </table:table-cell>
          <table:table-cell/>
          <table:table-cell office:value-type="float" office:value="256709526152" calcext:value-type="float">
            <text:p>256709526152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769</text:p>
          </table:table-cell>
        </table:table-row>
        <table:table-row table:style-name="ro1">
          <table:table-cell office:value-type="string" calcext:value-type="string">
            <text:p><text:s/>Moses <text:s/>Nkeera</text:p>
          </table:table-cell>
          <table:table-cell office:value-type="float" office:value="256756751440" calcext:value-type="float">
            <text:p>2567567514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10-01" calcext:value-type="date">
            <text:p>1985-10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bando</text:p>
          </table:table-cell>
          <table:table-cell table:number-columns-repeated="3"/>
          <table:table-cell office:value-type="string" calcext:value-type="string">
            <text:p>Mukundane Gilbert</text:p>
          </table:table-cell>
          <table:table-cell/>
          <table:table-cell office:value-type="float" office:value="256700365927" calcext:value-type="float">
            <text:p>256700365927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770</text:p>
          </table:table-cell>
        </table:table-row>
        <table:table-row table:style-name="ro1">
          <table:table-cell office:value-type="string" calcext:value-type="string">
            <text:p><text:s/>Shafik <text:s/>Kitandwe</text:p>
          </table:table-cell>
          <table:table-cell office:value-type="float" office:value="256753180293" calcext:value-type="float">
            <text:p>25675318029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2-22" calcext:value-type="date">
            <text:p>1989-02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Kitandwe buluhan</text:p>
          </table:table-cell>
          <table:table-cell/>
          <table:table-cell office:value-type="float" office:value="256752123227" calcext:value-type="float">
            <text:p>256752123227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771</text:p>
          </table:table-cell>
        </table:table-row>
        <table:table-row table:style-name="ro1">
          <table:table-cell office:value-type="string" calcext:value-type="string">
            <text:p>Ms. Annet <text:s/>Ajambo</text:p>
          </table:table-cell>
          <table:table-cell office:value-type="float" office:value="256758412216" calcext:value-type="float">
            <text:p>2567584122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12-05" calcext:value-type="date">
            <text:p>1980-1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Basaaya Peter Rocks</text:p>
          </table:table-cell>
          <table:table-cell/>
          <table:table-cell office:value-type="float" office:value="256784879090" calcext:value-type="float">
            <text:p>256784879090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804</text:p>
          </table:table-cell>
        </table:table-row>
        <table:table-row table:style-name="ro1">
          <table:table-cell office:value-type="string" calcext:value-type="string">
            <text:p><text:s/>Johnson Senior Lule</text:p>
          </table:table-cell>
          <table:table-cell office:value-type="float" office:value="256783995858" calcext:value-type="float">
            <text:p>2567839958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9-10" calcext:value-type="date">
            <text:p>1979-09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Ganda</text:p>
          </table:table-cell>
          <table:table-cell table:number-columns-repeated="3"/>
          <table:table-cell office:value-type="string" calcext:value-type="string">
            <text:p>Naluzze Lillian</text:p>
          </table:table-cell>
          <table:table-cell/>
          <table:table-cell office:value-type="float" office:value="256752072106" calcext:value-type="float">
            <text:p>256752072106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805</text:p>
          </table:table-cell>
        </table:table-row>
        <table:table-row table:style-name="ro1">
          <table:table-cell office:value-type="string" calcext:value-type="string">
            <text:p><text:s/>Getrude <text:s/>Ndagire</text:p>
          </table:table-cell>
          <table:table-cell office:value-type="float" office:value="256756665688" calcext:value-type="float">
            <text:p>2567566656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11-22" calcext:value-type="date">
            <text:p>1973-11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gujja</text:p>
          </table:table-cell>
          <table:table-cell table:number-columns-repeated="3"/>
          <table:table-cell office:value-type="string" calcext:value-type="string">
            <text:p>Nankya Mary</text:p>
          </table:table-cell>
          <table:table-cell/>
          <table:table-cell office:value-type="float" office:value="256756486955" calcext:value-type="float">
            <text:p>256756486955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806</text:p>
          </table:table-cell>
        </table:table-row>
        <table:table-row table:style-name="ro1">
          <table:table-cell office:value-type="string" calcext:value-type="string">
            <text:p>Mr. Abdu Disan Ssebalijja</text:p>
          </table:table-cell>
          <table:table-cell office:value-type="float" office:value="256779329330" calcext:value-type="float">
            <text:p>25677932933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09-23" calcext:value-type="date">
            <text:p>1987-09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abira Robina</text:p>
          </table:table-cell>
          <table:table-cell/>
          <table:table-cell office:value-type="float" office:value="256781844245" calcext:value-type="float">
            <text:p>256781844245</text:p>
          </table:table-cell>
          <table:table-cell table:number-columns-repeated="3"/>
          <table:table-cell office:value-type="date" office:date-value="2020-01-10" calcext:value-type="date">
            <text:p>2020-01-10</text:p>
          </table:table-cell>
          <table:table-cell office:value-type="string" calcext:value-type="string">
            <text:p>00239I0142807</text:p>
          </table:table-cell>
        </table:table-row>
        <table:table-row table:style-name="ro1">
          <table:table-cell office:value-type="string" calcext:value-type="string">
            <text:p><text:s/>Edward <text:s/>Mbaziira</text:p>
          </table:table-cell>
          <table:table-cell office:value-type="float" office:value="256701490815" calcext:value-type="float">
            <text:p>25670149081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8-07" calcext:value-type="date">
            <text:p>1979-08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migadde Mariam</text:p>
          </table:table-cell>
          <table:table-cell/>
          <table:table-cell office:value-type="float" office:value="256701490815" calcext:value-type="float">
            <text:p>256701490815</text:p>
          </table:table-cell>
          <table:table-cell table:number-columns-repeated="3"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00239I0142808</text:p>
          </table:table-cell>
        </table:table-row>
        <table:table-row table:style-name="ro1">
          <table:table-cell office:value-type="string" calcext:value-type="string">
            <text:p>Mr. James Daniel Gunogere</text:p>
          </table:table-cell>
          <table:table-cell office:value-type="float" office:value="256773700590" calcext:value-type="float">
            <text:p>25677370059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6-06-06" calcext:value-type="date">
            <text:p>1966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utung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intu Aisha</text:p>
          </table:table-cell>
          <table:table-cell/>
          <table:table-cell office:value-type="float" office:value="256779933077" calcext:value-type="float">
            <text:p>256779933077</text:p>
          </table:table-cell>
          <table:table-cell table:number-columns-repeated="3"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00239I0142839</text:p>
          </table:table-cell>
        </table:table-row>
        <table:table-row table:style-name="ro1">
          <table:table-cell office:value-type="string" calcext:value-type="string">
            <text:p>Ms. Cissy <text:s/>Nantume</text:p>
          </table:table-cell>
          <table:table-cell office:value-type="float" office:value="256784178865" calcext:value-type="float">
            <text:p>25678417886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7-12" calcext:value-type="date">
            <text:p>1982-07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goya sarah</text:p>
          </table:table-cell>
          <table:table-cell/>
          <table:table-cell office:value-type="float" office:value="256756238321" calcext:value-type="float">
            <text:p>256756238321</text:p>
          </table:table-cell>
          <table:table-cell table:number-columns-repeated="3"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00239I0142881</text:p>
          </table:table-cell>
        </table:table-row>
        <table:table-row table:style-name="ro1">
          <table:table-cell office:value-type="string" calcext:value-type="string">
            <text:p>Ms. proscovia <text:s/>kamya</text:p>
          </table:table-cell>
          <table:table-cell office:value-type="float" office:value="256751064610" calcext:value-type="float">
            <text:p>2567510646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6-25" calcext:value-type="date">
            <text:p>1980-06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mpog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ssebandeke Ronald</text:p>
          </table:table-cell>
          <table:table-cell/>
          <table:table-cell office:value-type="float" office:value="256753239327" calcext:value-type="float">
            <text:p>256753239327</text:p>
          </table:table-cell>
          <table:table-cell table:number-columns-repeated="3"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00239I0142882</text:p>
          </table:table-cell>
        </table:table-row>
        <table:table-row table:style-name="ro1">
          <table:table-cell office:value-type="string" calcext:value-type="string">
            <text:p>Ms. Robina <text:s/>Nakagwe</text:p>
          </table:table-cell>
          <table:table-cell office:value-type="float" office:value="256784123534" calcext:value-type="float">
            <text:p>2567841235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7-04" calcext:value-type="date">
            <text:p>1977-07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lubega Hanifa</text:p>
          </table:table-cell>
          <table:table-cell/>
          <table:table-cell office:value-type="float" office:value="256708792268" calcext:value-type="float">
            <text:p>256708792268</text:p>
          </table:table-cell>
          <table:table-cell table:number-columns-repeated="3"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00239I0142884</text:p>
          </table:table-cell>
        </table:table-row>
        <table:table-row table:style-name="ro1">
          <table:table-cell office:value-type="string" calcext:value-type="string">
            <text:p><text:s/>Zam Mutebi Nabadduka</text:p>
          </table:table-cell>
          <table:table-cell office:value-type="float" office:value="256701942118" calcext:value-type="float">
            <text:p>2567019421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9-27" calcext:value-type="date">
            <text:p>1977-09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akindye</text:p>
          </table:table-cell>
          <table:table-cell table:number-columns-repeated="3"/>
          <table:table-cell office:value-type="string" calcext:value-type="string">
            <text:p>Kinobe moses</text:p>
          </table:table-cell>
          <table:table-cell/>
          <table:table-cell office:value-type="float" office:value="256752856828" calcext:value-type="float">
            <text:p>256752856828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3797</text:p>
          </table:table-cell>
        </table:table-row>
        <table:table-row table:style-name="ro1">
          <table:table-cell office:value-type="string" calcext:value-type="string">
            <text:p><text:s/>viola <text:s/>Birungi</text:p>
          </table:table-cell>
          <table:table-cell office:value-type="float" office:value="256703603846" calcext:value-type="float">
            <text:p>25670360384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1-01" calcext:value-type="date">
            <text:p>1985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muyiga Ruth</text:p>
          </table:table-cell>
          <table:table-cell/>
          <table:table-cell office:value-type="float" office:value="256704219721" calcext:value-type="float">
            <text:p>256704219721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3798</text:p>
          </table:table-cell>
        </table:table-row>
        <table:table-row table:style-name="ro1">
          <table:table-cell office:value-type="string" calcext:value-type="string">
            <text:p><text:s/>Zayina <text:s/>Nabulya</text:p>
          </table:table-cell>
          <table:table-cell office:value-type="float" office:value="256758976058" calcext:value-type="float">
            <text:p>2567589760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12-25" calcext:value-type="date">
            <text:p>1975-12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buya</text:p>
          </table:table-cell>
          <table:table-cell table:number-columns-repeated="3"/>
          <table:table-cell office:value-type="string" calcext:value-type="string">
            <text:p>Namulembe Emmanuel</text:p>
          </table:table-cell>
          <table:table-cell/>
          <table:table-cell office:value-type="float" office:value="256703867118" calcext:value-type="float">
            <text:p>256703867118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3799</text:p>
          </table:table-cell>
        </table:table-row>
        <table:table-row table:style-name="ro1">
          <table:table-cell office:value-type="string" calcext:value-type="string">
            <text:p><text:s/>Ronald Mwesigye Ssebandeke</text:p>
          </table:table-cell>
          <table:table-cell office:value-type="float" office:value="256753239327" calcext:value-type="float">
            <text:p>2567532393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09-30" calcext:value-type="date">
            <text:p>1984-09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banda</text:p>
          </table:table-cell>
          <table:table-cell table:number-columns-repeated="3"/>
          <table:table-cell office:value-type="string" calcext:value-type="string">
            <text:p>Kamya Proscovia</text:p>
          </table:table-cell>
          <table:table-cell/>
          <table:table-cell office:value-type="float" office:value="256751064610" calcext:value-type="float">
            <text:p>256751064610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3801</text:p>
          </table:table-cell>
        </table:table-row>
        <table:table-row table:style-name="ro1">
          <table:table-cell office:value-type="string" calcext:value-type="string">
            <text:p>Ms. Phoina <text:s/>Birungi</text:p>
          </table:table-cell>
          <table:table-cell office:value-type="float" office:value="256789455743" calcext:value-type="float">
            <text:p>25678945574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11-02" calcext:value-type="date">
            <text:p>1991-11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Birungi viola</text:p>
          </table:table-cell>
          <table:table-cell/>
          <table:table-cell office:value-type="float" office:value="256752490560" calcext:value-type="float">
            <text:p>256752490560</text:p>
          </table:table-cell>
          <table:table-cell table:number-columns-repeated="3"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00239I0144712</text:p>
          </table:table-cell>
        </table:table-row>
        <table:table-row table:style-name="ro1">
          <table:table-cell office:value-type="string" calcext:value-type="string">
            <text:p><text:s/>Geofrey <text:s/>Ssentamu</text:p>
          </table:table-cell>
          <table:table-cell office:value-type="float" office:value="256708171890" calcext:value-type="float">
            <text:p>25670817189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08-02" calcext:value-type="date">
            <text:p>1987-08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Ddumba Abdul</text:p>
          </table:table-cell>
          <table:table-cell/>
          <table:table-cell office:value-type="float" office:value="256757545883" calcext:value-type="float">
            <text:p>256757545883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4714</text:p>
          </table:table-cell>
        </table:table-row>
        <table:table-row table:style-name="ro1">
          <table:table-cell office:value-type="string" calcext:value-type="string">
            <text:p>Ms. sarah <text:s/>Kagoya</text:p>
          </table:table-cell>
          <table:table-cell office:value-type="float" office:value="256706238321" calcext:value-type="float">
            <text:p>2567062383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7-04" calcext:value-type="date">
            <text:p>1979-07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ntume cissy</text:p>
          </table:table-cell>
          <table:table-cell/>
          <table:table-cell office:value-type="float" office:value="256784178865" calcext:value-type="float">
            <text:p>256784178865</text:p>
          </table:table-cell>
          <table:table-cell table:number-columns-repeated="3"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00239I0144715</text:p>
          </table:table-cell>
        </table:table-row>
        <table:table-row table:style-name="ro1">
          <table:table-cell office:value-type="string" calcext:value-type="string">
            <text:p>Mr. Ezra <text:s/>Ssebanenya</text:p>
          </table:table-cell>
          <table:table-cell office:value-type="float" office:value="256758023763" calcext:value-type="float">
            <text:p>2567580237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7-04-04" calcext:value-type="date">
            <text:p>1997-04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Birungi viola</text:p>
          </table:table-cell>
          <table:table-cell/>
          <table:table-cell office:value-type="float" office:value="256752490560" calcext:value-type="float">
            <text:p>256752490560</text:p>
          </table:table-cell>
          <table:table-cell table:number-columns-repeated="3"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00239I0144716</text:p>
          </table:table-cell>
        </table:table-row>
        <table:table-row table:style-name="ro1">
          <table:table-cell office:value-type="string" calcext:value-type="string">
            <text:p><text:s/>Fred <text:s/>Ssentenz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77-06-14" calcext:value-type="date">
            <text:p>1977-06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tundwe</text:p>
          </table:table-cell>
          <table:table-cell table:number-columns-repeated="3"/>
          <table:table-cell office:value-type="string" calcext:value-type="string">
            <text:p>kambungu Damulira</text:p>
          </table:table-cell>
          <table:table-cell/>
          <table:table-cell office:value-type="float" office:value="256752958020" calcext:value-type="float">
            <text:p>256752958020</text:p>
          </table:table-cell>
          <table:table-cell table:number-columns-repeated="3"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00239I0144717</text:p>
          </table:table-cell>
        </table:table-row>
        <table:table-row table:style-name="ro1">
          <table:table-cell office:value-type="string" calcext:value-type="string">
            <text:p>Ms. Grace <text:s/>Kizza</text:p>
          </table:table-cell>
          <table:table-cell office:value-type="float" office:value="256758170678" calcext:value-type="float">
            <text:p>2567581706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12-24" calcext:value-type="date">
            <text:p>1977-12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muwonge Bunjo</text:p>
          </table:table-cell>
          <table:table-cell/>
          <table:table-cell office:value-type="float" office:value="256754242437" calcext:value-type="float">
            <text:p>256754242437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1</text:p>
          </table:table-cell>
        </table:table-row>
        <table:table-row table:style-name="ro1">
          <table:table-cell office:value-type="string" calcext:value-type="string">
            <text:p>Ms. Jenifer Rugumayo Nantale</text:p>
          </table:table-cell>
          <table:table-cell office:value-type="float" office:value="256759884635" calcext:value-type="float">
            <text:p>2567598846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1-01" calcext:value-type="date">
            <text:p>1986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Ahebwa Daniel SEAN</text:p>
          </table:table-cell>
          <table:table-cell/>
          <table:table-cell office:value-type="float" office:value="256700925254" calcext:value-type="float">
            <text:p>256700925254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2</text:p>
          </table:table-cell>
        </table:table-row>
        <table:table-row table:style-name="ro1">
          <table:table-cell office:value-type="string" calcext:value-type="string">
            <text:p>Mr. JAMES KAFUREKA KAGIRA</text:p>
          </table:table-cell>
          <table:table-cell office:value-type="float" office:value="256702375257" calcext:value-type="float">
            <text:p>25670237525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2-06" calcext:value-type="date">
            <text:p>1979-02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golobi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fureka Enid</text:p>
          </table:table-cell>
          <table:table-cell/>
          <table:table-cell office:value-type="float" office:value="256758465080" calcext:value-type="float">
            <text:p>256758465080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3</text:p>
          </table:table-cell>
        </table:table-row>
        <table:table-row table:style-name="ro1">
          <table:table-cell office:value-type="string" calcext:value-type="string">
            <text:p>Ms. Lukiya <text:s/>Nandyose</text:p>
          </table:table-cell>
          <table:table-cell office:value-type="float" office:value="256701605032" calcext:value-type="float">
            <text:p>2567016050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1-01" calcext:value-type="date">
            <text:p>1975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ubiru firidausi</text:p>
          </table:table-cell>
          <table:table-cell/>
          <table:table-cell office:value-type="float" office:value="256787974174" calcext:value-type="float">
            <text:p>256787974174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4</text:p>
          </table:table-cell>
        </table:table-row>
        <table:table-row table:style-name="ro1">
          <table:table-cell office:value-type="string" calcext:value-type="string">
            <text:p>Ms. Grace <text:s/>Nakku</text:p>
          </table:table-cell>
          <table:table-cell office:value-type="float" office:value="256782379738" calcext:value-type="float">
            <text:p>2567823797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5-06-01" calcext:value-type="date">
            <text:p>1965-06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nyonjo suzan</text:p>
          </table:table-cell>
          <table:table-cell/>
          <table:table-cell office:value-type="float" office:value="256753206168" calcext:value-type="float">
            <text:p>256753206168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5</text:p>
          </table:table-cell>
        </table:table-row>
        <table:table-row table:style-name="ro1">
          <table:table-cell office:value-type="string" calcext:value-type="string">
            <text:p>Ms. Rita Rebbecca Nankinga</text:p>
          </table:table-cell>
          <table:table-cell office:value-type="float" office:value="256754637108" calcext:value-type="float">
            <text:p>25675463710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1-11" calcext:value-type="date">
            <text:p>1990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bukala Ruth Rosette</text:p>
          </table:table-cell>
          <table:table-cell/>
          <table:table-cell office:value-type="float" office:value="256704189448" calcext:value-type="float">
            <text:p>256704189448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4757</text:p>
          </table:table-cell>
        </table:table-row>
        <table:table-row table:style-name="ro1">
          <table:table-cell office:value-type="string" calcext:value-type="string">
            <text:p><text:s/>Aisha <text:s/>Nanyonjo</text:p>
          </table:table-cell>
          <table:table-cell office:value-type="float" office:value="256706832178" calcext:value-type="float">
            <text:p>2567068321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7-01" calcext:value-type="date">
            <text:p>1979-07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Ssesanga Abunawufar</text:p>
          </table:table-cell>
          <table:table-cell/>
          <table:table-cell office:value-type="float" office:value="256758613732" calcext:value-type="float">
            <text:p>256758613732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5673</text:p>
          </table:table-cell>
        </table:table-row>
        <table:table-row table:style-name="ro1">
          <table:table-cell office:value-type="string" calcext:value-type="string">
            <text:p>Mr. Ahamadha Ali Mwiduka</text:p>
          </table:table-cell>
          <table:table-cell office:value-type="float" office:value="256752809860" calcext:value-type="float">
            <text:p>25675280986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01-18" calcext:value-type="date">
            <text:p>2020-01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Kireku</text:p>
          </table:table-cell>
          <table:table-cell table:number-columns-repeated="3"/>
          <table:table-cell office:value-type="string" calcext:value-type="string">
            <text:p>kaudha zaina</text:p>
          </table:table-cell>
          <table:table-cell/>
          <table:table-cell office:value-type="float" office:value="256785912712" calcext:value-type="float">
            <text:p>256785912712</text:p>
          </table:table-cell>
          <table:table-cell table:number-columns-repeated="3"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00239I0145674</text:p>
          </table:table-cell>
        </table:table-row>
        <table:table-row table:style-name="ro1">
          <table:table-cell office:value-type="string" calcext:value-type="string">
            <text:p><text:s/>Oliver <text:s/>Nalwanga</text:p>
          </table:table-cell>
          <table:table-cell office:value-type="float" office:value="256752422598" calcext:value-type="float">
            <text:p>25675242259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2-03" calcext:value-type="date">
            <text:p>1986-02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misaago Zakia</text:p>
          </table:table-cell>
          <table:table-cell/>
          <table:table-cell office:value-type="float" office:value="256757191447" calcext:value-type="float">
            <text:p>256757191447</text:p>
          </table:table-cell>
          <table:table-cell table:number-columns-repeated="3"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00239I0145675</text:p>
          </table:table-cell>
        </table:table-row>
        <table:table-row table:style-name="ro1">
          <table:table-cell office:value-type="string" calcext:value-type="string">
            <text:p>Ms. Lydia <text:s/>Nakimuli</text:p>
          </table:table-cell>
          <table:table-cell office:value-type="float" office:value="256758411023" calcext:value-type="float">
            <text:p>25675841102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1-01" calcext:value-type="date">
            <text:p>1982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Buriiro Harriet</text:p>
          </table:table-cell>
          <table:table-cell/>
          <table:table-cell office:value-type="float" office:value="256753938270" calcext:value-type="float">
            <text:p>256753938270</text:p>
          </table:table-cell>
          <table:table-cell table:number-columns-repeated="3"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00239I0145677</text:p>
          </table:table-cell>
        </table:table-row>
        <table:table-row table:style-name="ro1">
          <table:table-cell office:value-type="string" calcext:value-type="string">
            <text:p><text:s/>Rose <text:s/>Nasejje</text:p>
          </table:table-cell>
          <table:table-cell office:value-type="float" office:value="256755778896" calcext:value-type="float">
            <text:p>25675577889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11-23" calcext:value-type="date">
            <text:p>1979-1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Kabagambe Morice</text:p>
          </table:table-cell>
          <table:table-cell/>
          <table:table-cell office:value-type="float" office:value="256702712828" calcext:value-type="float">
            <text:p>256702712828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36</text:p>
          </table:table-cell>
        </table:table-row>
        <table:table-row table:style-name="ro1">
          <table:table-cell office:value-type="string" calcext:value-type="string">
            <text:p><text:s/>Scovia <text:s/>Nakalanzi</text:p>
          </table:table-cell>
          <table:table-cell office:value-type="float" office:value="256705360543" calcext:value-type="float">
            <text:p>25670536054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01-01" calcext:value-type="date">
            <text:p>1973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to</text:p>
          </table:table-cell>
          <table:table-cell table:number-columns-repeated="3"/>
          <table:table-cell office:value-type="string" calcext:value-type="string">
            <text:p>katana Eva</text:p>
          </table:table-cell>
          <table:table-cell/>
          <table:table-cell office:value-type="float" office:value="256759131944" calcext:value-type="float">
            <text:p>256759131944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37</text:p>
          </table:table-cell>
        </table:table-row>
        <table:table-row table:style-name="ro1">
          <table:table-cell office:value-type="string" calcext:value-type="string">
            <text:p><text:s/>Agnes <text:s/>Namuli</text:p>
          </table:table-cell>
          <table:table-cell office:value-type="float" office:value="256708787420" calcext:value-type="float">
            <text:p>2567087874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2-22" calcext:value-type="date">
            <text:p>1982-02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to</text:p>
          </table:table-cell>
          <table:table-cell table:number-columns-repeated="3"/>
          <table:table-cell office:value-type="string" calcext:value-type="string">
            <text:p>Katana Eva</text:p>
          </table:table-cell>
          <table:table-cell/>
          <table:table-cell office:value-type="float" office:value="256759131944" calcext:value-type="float">
            <text:p>256759131944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38</text:p>
          </table:table-cell>
        </table:table-row>
        <table:table-row table:style-name="ro1">
          <table:table-cell office:value-type="string" calcext:value-type="string">
            <text:p><text:s/>Rose <text:s/>Namagembe</text:p>
          </table:table-cell>
          <table:table-cell office:value-type="float" office:value="256757938270" calcext:value-type="float">
            <text:p>2567579382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1-28" calcext:value-type="date">
            <text:p>1983-11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weyogerere</text:p>
          </table:table-cell>
          <table:table-cell table:number-columns-repeated="3"/>
          <table:table-cell office:value-type="string" calcext:value-type="string">
            <text:p>Buriiro Harriet</text:p>
          </table:table-cell>
          <table:table-cell/>
          <table:table-cell office:value-type="float" office:value="256757938270" calcext:value-type="float">
            <text:p>256757938270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40</text:p>
          </table:table-cell>
        </table:table-row>
        <table:table-row table:style-name="ro1">
          <table:table-cell office:value-type="string" calcext:value-type="string">
            <text:p><text:s/>Harriet <text:s/>Bashemera</text:p>
          </table:table-cell>
          <table:table-cell office:value-type="float" office:value="256754417701" calcext:value-type="float">
            <text:p>25675441770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12-12" calcext:value-type="date">
            <text:p>1975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Bafuna Edith</text:p>
          </table:table-cell>
          <table:table-cell/>
          <table:table-cell office:value-type="float" office:value="256753095029" calcext:value-type="float">
            <text:p>256753095029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94</text:p>
          </table:table-cell>
        </table:table-row>
        <table:table-row table:style-name="ro1">
          <table:table-cell office:value-type="string" calcext:value-type="string">
            <text:p><text:s/>Annet <text:s/>Nakate</text:p>
          </table:table-cell>
          <table:table-cell office:value-type="float" office:value="256702652375" calcext:value-type="float">
            <text:p>2567026523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6-23" calcext:value-type="date">
            <text:p>1984-06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Bashemera Harriet</text:p>
          </table:table-cell>
          <table:table-cell/>
          <table:table-cell office:value-type="float" office:value="256754417701" calcext:value-type="float">
            <text:p>256754417701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95</text:p>
          </table:table-cell>
        </table:table-row>
        <table:table-row table:style-name="ro1">
          <table:table-cell office:value-type="string" calcext:value-type="string">
            <text:p><text:s/>Priscilla <text:s/>Elakiza</text:p>
          </table:table-cell>
          <table:table-cell office:value-type="float" office:value="256754898777" calcext:value-type="float">
            <text:p>25675489877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5-19" calcext:value-type="date">
            <text:p>1988-05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Bashemera Harriet</text:p>
          </table:table-cell>
          <table:table-cell/>
          <table:table-cell office:value-type="float" office:value="256754417701" calcext:value-type="float">
            <text:p>256754417701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96</text:p>
          </table:table-cell>
        </table:table-row>
        <table:table-row table:style-name="ro1">
          <table:table-cell office:value-type="string" calcext:value-type="string">
            <text:p><text:s/>Teddy <text:s/>Nanzi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59-10-21" calcext:value-type="date">
            <text:p>1959-10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bagesera Deborah</text:p>
          </table:table-cell>
          <table:table-cell/>
          <table:table-cell office:value-type="float" office:value="256701058957" calcext:value-type="float">
            <text:p>256701058957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97</text:p>
          </table:table-cell>
        </table:table-row>
        <table:table-row table:style-name="ro1">
          <table:table-cell office:value-type="string" calcext:value-type="string">
            <text:p><text:s/>Merina <text:s/>Agaba</text:p>
          </table:table-cell>
          <table:table-cell office:value-type="float" office:value="256752847670" calcext:value-type="float">
            <text:p>2567528476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05-03" calcext:value-type="date">
            <text:p>1974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uwarinda Ezra</text:p>
          </table:table-cell>
          <table:table-cell/>
          <table:table-cell office:value-type="float" office:value="256705115119" calcext:value-type="float">
            <text:p>256705115119</text:p>
          </table:table-cell>
          <table:table-cell table:number-columns-repeated="3"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00239I0145798</text:p>
          </table:table-cell>
        </table:table-row>
        <table:table-row table:style-name="ro1">
          <table:table-cell office:value-type="string" calcext:value-type="string">
            <text:p><text:s/>Monday Erasmus Gad</text:p>
          </table:table-cell>
          <table:table-cell office:value-type="float" office:value="256759353552" calcext:value-type="float">
            <text:p>25675935355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11-24" calcext:value-type="date">
            <text:p>1978-11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Ssesanga Denis</text:p>
          </table:table-cell>
          <table:table-cell table:number-columns-repeated="5"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00239I0145834</text:p>
          </table:table-cell>
        </table:table-row>
        <table:table-row table:style-name="ro1">
          <table:table-cell office:value-type="string" calcext:value-type="string">
            <text:p><text:s/>Halima <text:s/>Namukombe</text:p>
          </table:table-cell>
          <table:table-cell office:value-type="float" office:value="256777311207" calcext:value-type="float">
            <text:p>2567773112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02-06" calcext:value-type="date">
            <text:p>1992-02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utuwa Daphine Agnes</text:p>
          </table:table-cell>
          <table:table-cell/>
          <table:table-cell office:value-type="float" office:value="256700414117" calcext:value-type="float">
            <text:p>256700414117</text:p>
          </table:table-cell>
          <table:table-cell table:number-columns-repeated="3"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00239I0145835</text:p>
          </table:table-cell>
        </table:table-row>
        <table:table-row table:style-name="ro1">
          <table:table-cell office:value-type="string" calcext:value-type="string">
            <text:p><text:s/>florence <text:s/>Kaaya</text:p>
          </table:table-cell>
          <table:table-cell office:value-type="float" office:value="256701023180" calcext:value-type="float">
            <text:p>25670102318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5-01" calcext:value-type="date">
            <text:p>1976-05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Onencan Jimmy</text:p>
          </table:table-cell>
          <table:table-cell/>
          <table:table-cell office:value-type="float" office:value="256756854594" calcext:value-type="float">
            <text:p>256756854594</text:p>
          </table:table-cell>
          <table:table-cell table:number-columns-repeated="3"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00239I0145836</text:p>
          </table:table-cell>
        </table:table-row>
        <table:table-row table:style-name="ro1">
          <table:table-cell office:value-type="string" calcext:value-type="string">
            <text:p>Ms. Robinah <text:s/>Nakabira</text:p>
          </table:table-cell>
          <table:table-cell office:value-type="float" office:value="256781844245" calcext:value-type="float">
            <text:p>25678184424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 2</text:p>
          </table:table-cell>
          <table:table-cell office:value-type="string" calcext:value-type="string">
            <text:p>Uganda</text:p>
          </table:table-cell>
          <table:table-cell table:number-columns-repeated="3"/>
          <table:table-cell office:value-type="string" calcext:value-type="string">
            <text:p>ssebalija Abdul</text:p>
          </table:table-cell>
          <table:table-cell/>
          <table:table-cell office:value-type="float" office:value="256700213461" calcext:value-type="float">
            <text:p>256700213461</text:p>
          </table:table-cell>
          <table:table-cell table:number-columns-repeated="3"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00239I0145870</text:p>
          </table:table-cell>
        </table:table-row>
        <table:table-row table:style-name="ro1">
          <table:table-cell office:value-type="string" calcext:value-type="string">
            <text:p>Ms. Lukia <text:s/>Namiiro</text:p>
          </table:table-cell>
          <table:table-cell office:value-type="float" office:value="256754358543" calcext:value-type="float">
            <text:p>25675435854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10-10" calcext:value-type="date">
            <text:p>1973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WAGI CISSY</text:p>
          </table:table-cell>
          <table:table-cell/>
          <table:table-cell office:value-type="float" office:value="256757775195" calcext:value-type="float">
            <text:p>256757775195</text:p>
          </table:table-cell>
          <table:table-cell table:number-columns-repeated="3"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00239I0145872</text:p>
          </table:table-cell>
        </table:table-row>
        <table:table-row table:style-name="ro1">
          <table:table-cell office:value-type="string" calcext:value-type="string">
            <text:p>Ms. florence <text:s/>Nabatanzi</text:p>
          </table:table-cell>
          <table:table-cell office:value-type="float" office:value="256755598189" calcext:value-type="float">
            <text:p>25675559818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7-21" calcext:value-type="date">
            <text:p>1983-07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ayango edwine</text:p>
          </table:table-cell>
          <table:table-cell/>
          <table:table-cell office:value-type="float" office:value="256705451047" calcext:value-type="float">
            <text:p>256705451047</text:p>
          </table:table-cell>
          <table:table-cell table:number-columns-repeated="3"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00239I0145886</text:p>
          </table:table-cell>
        </table:table-row>
        <table:table-row table:style-name="ro1">
          <table:table-cell office:value-type="string" calcext:value-type="string">
            <text:p>Mr. Davis Sam Male</text:p>
          </table:table-cell>
          <table:table-cell office:value-type="float" office:value="256701403292" calcext:value-type="float">
            <text:p>25670140329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8-09-20" calcext:value-type="date">
            <text:p>1968-09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nsanga</text:p>
          </table:table-cell>
          <table:table-cell office:value-type="string" calcext:value-type="string">
            <text:p>makindye</text:p>
          </table:table-cell>
          <table:table-cell table:number-columns-repeated="3"/>
          <table:table-cell office:value-type="string" calcext:value-type="string">
            <text:p>Male subbi Teddy</text:p>
          </table:table-cell>
          <table:table-cell/>
          <table:table-cell office:value-type="float" office:value="256701503292" calcext:value-type="float">
            <text:p>256701503292</text:p>
          </table:table-cell>
          <table:table-cell table:number-columns-repeated="3"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00239I0145887</text:p>
          </table:table-cell>
        </table:table-row>
        <table:table-row table:style-name="ro1">
          <table:table-cell office:value-type="string" calcext:value-type="string">
            <text:p>Ms. Ramula <text:s/>Mutesi</text:p>
          </table:table-cell>
          <table:table-cell office:value-type="float" office:value="256754235327" calcext:value-type="float">
            <text:p>2567542353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11-08" calcext:value-type="date">
            <text:p>1988-11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jjuma Nusulah sophia</text:p>
          </table:table-cell>
          <table:table-cell/>
          <table:table-cell office:value-type="float" office:value="256700166539" calcext:value-type="float">
            <text:p>256700166539</text:p>
          </table:table-cell>
          <table:table-cell table:number-columns-repeated="3"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00239I0145913</text:p>
          </table:table-cell>
        </table:table-row>
        <table:table-row table:style-name="ro1">
          <table:table-cell office:value-type="string" calcext:value-type="string">
            <text:p><text:s/>Oliver <text:s/>Nabukeera</text:p>
          </table:table-cell>
          <table:table-cell office:value-type="float" office:value="256701686335" calcext:value-type="float">
            <text:p>2567016863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2-10" calcext:value-type="date">
            <text:p>1975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miiro Lydia</text:p>
          </table:table-cell>
          <table:table-cell/>
          <table:table-cell office:value-type="float" office:value="256758161621" calcext:value-type="float">
            <text:p>256758161621</text:p>
          </table:table-cell>
          <table:table-cell table:number-columns-repeated="3"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00239I0145923</text:p>
          </table:table-cell>
        </table:table-row>
        <table:table-row table:style-name="ro1">
          <table:table-cell office:value-type="string" calcext:value-type="string">
            <text:p><text:s/>Simon <text:s/>Twijukye</text:p>
          </table:table-cell>
          <table:table-cell office:value-type="float" office:value="256757800305" calcext:value-type="float">
            <text:p>25675780030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5-07-09" calcext:value-type="date">
            <text:p>1965-07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Ashaba Doreen</text:p>
          </table:table-cell>
          <table:table-cell/>
          <table:table-cell office:value-type="float" office:value="256757430761" calcext:value-type="float">
            <text:p>256757430761</text:p>
          </table:table-cell>
          <table:table-cell table:number-columns-repeated="3"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00239I0145924</text:p>
          </table:table-cell>
        </table:table-row>
        <table:table-row table:style-name="ro1">
          <table:table-cell office:value-type="string" calcext:value-type="string">
            <text:p><text:s/>Josephine <text:s/>Nakaddu</text:p>
          </table:table-cell>
          <table:table-cell office:value-type="float" office:value="256781304133" calcext:value-type="float">
            <text:p>2567813041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02-01" calcext:value-type="date">
            <text:p>1973-0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kigozi magret</text:p>
          </table:table-cell>
          <table:table-cell/>
          <table:table-cell office:value-type="float" office:value="256700790517" calcext:value-type="float">
            <text:p>256700790517</text:p>
          </table:table-cell>
          <table:table-cell table:number-columns-repeated="3"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00239I0145925</text:p>
          </table:table-cell>
        </table:table-row>
        <table:table-row table:style-name="ro1">
          <table:table-cell office:value-type="string" calcext:value-type="string">
            <text:p><text:s/>Magret <text:s/>Nakigozi</text:p>
          </table:table-cell>
          <table:table-cell office:value-type="float" office:value="256700790517" calcext:value-type="float">
            <text:p>2567007905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9-06" calcext:value-type="date">
            <text:p>1976-09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kaddu Josephine</text:p>
          </table:table-cell>
          <table:table-cell/>
          <table:table-cell office:value-type="float" office:value="256781304133" calcext:value-type="float">
            <text:p>256781304133</text:p>
          </table:table-cell>
          <table:table-cell table:number-columns-repeated="3"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00239I0145926</text:p>
          </table:table-cell>
        </table:table-row>
        <table:table-row table:style-name="ro1">
          <table:table-cell office:value-type="string" calcext:value-type="string">
            <text:p><text:s/>Maureen <text:s/>Nakiyimba</text:p>
          </table:table-cell>
          <table:table-cell office:value-type="float" office:value="256704214883" calcext:value-type="float">
            <text:p>2567042148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2-23" calcext:value-type="date">
            <text:p>1990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san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magero Doreen</text:p>
          </table:table-cell>
          <table:table-cell/>
          <table:table-cell office:value-type="float" office:value="256755706310" calcext:value-type="float">
            <text:p>256755706310</text:p>
          </table:table-cell>
          <table:table-cell table:number-columns-repeated="3"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00239I0145927</text:p>
          </table:table-cell>
        </table:table-row>
        <table:table-row table:style-name="ro1">
          <table:table-cell office:value-type="string" calcext:value-type="string">
            <text:p><text:s/>Joseph <text:s/>Nsereko</text:p>
          </table:table-cell>
          <table:table-cell office:value-type="float" office:value="256772539198" calcext:value-type="float">
            <text:p>25677253919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1-05-01" calcext:value-type="date">
            <text:p>1971-05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akerer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ato Abdul</text:p>
          </table:table-cell>
          <table:table-cell/>
          <table:table-cell office:value-type="float" office:value="256703704218" calcext:value-type="float">
            <text:p>256703704218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76</text:p>
          </table:table-cell>
        </table:table-row>
        <table:table-row table:style-name="ro1">
          <table:table-cell office:value-type="string" calcext:value-type="string">
            <text:p><text:s/>Grace <text:s/>Nambi</text:p>
          </table:table-cell>
          <table:table-cell office:value-type="float" office:value="256700855128" calcext:value-type="float">
            <text:p>2567008551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6-23" calcext:value-type="date">
            <text:p>1978-06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yinya</text:p>
          </table:table-cell>
          <table:table-cell table:number-columns-repeated="3"/>
          <table:table-cell office:value-type="string" calcext:value-type="string">
            <text:p>Twinomugisha irene</text:p>
          </table:table-cell>
          <table:table-cell/>
          <table:table-cell office:value-type="float" office:value="256759756052" calcext:value-type="float">
            <text:p>256759756052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78</text:p>
          </table:table-cell>
        </table:table-row>
        <table:table-row table:style-name="ro1">
          <table:table-cell office:value-type="string" calcext:value-type="string">
            <text:p><text:s/>Irene <text:s/>Twinomugisha</text:p>
          </table:table-cell>
          <table:table-cell office:value-type="float" office:value="256759756052" calcext:value-type="float">
            <text:p>2567597560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0-09" calcext:value-type="date">
            <text:p>1983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inya</text:p>
          </table:table-cell>
          <table:table-cell table:number-columns-repeated="3"/>
          <table:table-cell office:value-type="string" calcext:value-type="string">
            <text:p>Nambi Grace</text:p>
          </table:table-cell>
          <table:table-cell/>
          <table:table-cell office:value-type="float" office:value="256700855128" calcext:value-type="float">
            <text:p>256700855128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79</text:p>
          </table:table-cell>
        </table:table-row>
        <table:table-row table:style-name="ro1">
          <table:table-cell office:value-type="string" calcext:value-type="string">
            <text:p><text:s/>Edward Kigongo Musisi</text:p>
          </table:table-cell>
          <table:table-cell office:value-type="float" office:value="256772343874" calcext:value-type="float">
            <text:p>25677234387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56-11-08" calcext:value-type="date">
            <text:p>1956-11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ar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Twongyeirwe jasper</text:p>
          </table:table-cell>
          <table:table-cell/>
          <table:table-cell office:value-type="float" office:value="256706110099" calcext:value-type="float">
            <text:p>256706110099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80</text:p>
          </table:table-cell>
        </table:table-row>
        <table:table-row table:style-name="ro1">
          <table:table-cell office:value-type="string" calcext:value-type="string">
            <text:p><text:s/>Jusper <text:s/>Twongyeirwe</text:p>
          </table:table-cell>
          <table:table-cell office:value-type="float" office:value="256706110099" calcext:value-type="float">
            <text:p>2567061100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6-16" calcext:value-type="date">
            <text:p>1977-06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aliwajjala</text:p>
          </table:table-cell>
          <table:table-cell table:number-columns-repeated="3"/>
          <table:table-cell office:value-type="string" calcext:value-type="string">
            <text:p>Birungi viola</text:p>
          </table:table-cell>
          <table:table-cell/>
          <table:table-cell office:value-type="float" office:value="256752490560" calcext:value-type="float">
            <text:p>256752490560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81</text:p>
          </table:table-cell>
        </table:table-row>
        <table:table-row table:style-name="ro1">
          <table:table-cell office:value-type="string" calcext:value-type="string">
            <text:p><text:s/>Zidah <text:s/>Mutesi</text:p>
          </table:table-cell>
          <table:table-cell office:value-type="float" office:value="256708180174" calcext:value-type="float">
            <text:p>25670818017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7-12" calcext:value-type="date">
            <text:p>1972-07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aliwajjala</text:p>
          </table:table-cell>
          <table:table-cell table:number-columns-repeated="3"/>
          <table:table-cell office:value-type="string" calcext:value-type="string">
            <text:p>Namunana Shamimu</text:p>
          </table:table-cell>
          <table:table-cell/>
          <table:table-cell office:value-type="float" office:value="256771907936" calcext:value-type="float">
            <text:p>256771907936</text:p>
          </table:table-cell>
          <table:table-cell table:number-columns-repeated="3"/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00239I0145982</text:p>
          </table:table-cell>
        </table:table-row>
        <table:table-row table:style-name="ro1">
          <table:table-cell office:value-type="string" calcext:value-type="string">
            <text:p>Ms. Josephine <text:s/>Kalebu</text:p>
          </table:table-cell>
          <table:table-cell office:value-type="float" office:value="256702645369" calcext:value-type="float">
            <text:p>25670264536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7-17" calcext:value-type="date">
            <text:p>1977-07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ya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Tukahirwa jovairo</text:p>
          </table:table-cell>
          <table:table-cell/>
          <table:table-cell office:value-type="float" office:value="256704331293" calcext:value-type="float">
            <text:p>256704331293</text:p>
          </table:table-cell>
          <table:table-cell table:number-columns-repeated="3"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00239I0146008</text:p>
          </table:table-cell>
        </table:table-row>
        <table:table-row table:style-name="ro1">
          <table:table-cell office:value-type="string" calcext:value-type="string">
            <text:p><text:s/>Florence <text:s/>Nagawa</text:p>
          </table:table-cell>
          <table:table-cell office:value-type="float" office:value="256785565482" calcext:value-type="float">
            <text:p>25678556548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6-05" calcext:value-type="date">
            <text:p>1986-06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nziri Teddy</text:p>
          </table:table-cell>
          <table:table-cell/>
          <table:table-cell office:value-type="float" office:value="256704039333" calcext:value-type="float">
            <text:p>256704039333</text:p>
          </table:table-cell>
          <table:table-cell table:number-columns-repeated="3"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00239I0146410</text:p>
          </table:table-cell>
        </table:table-row>
        <table:table-row table:style-name="ro1">
          <table:table-cell office:value-type="string" calcext:value-type="string">
            <text:p><text:s/>Ruth <text:s/>Namujju</text:p>
          </table:table-cell>
          <table:table-cell office:value-type="float" office:value="256704573535" calcext:value-type="float">
            <text:p>2567045735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4-20" calcext:value-type="date">
            <text:p>1978-04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nziri Teddy</text:p>
          </table:table-cell>
          <table:table-cell/>
          <table:table-cell office:value-type="float" office:value="256704039333" calcext:value-type="float">
            <text:p>256704039333</text:p>
          </table:table-cell>
          <table:table-cell table:number-columns-repeated="3"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00239I0146411</text:p>
          </table:table-cell>
        </table:table-row>
        <table:table-row table:style-name="ro1">
          <table:table-cell office:value-type="string" calcext:value-type="string">
            <text:p><text:s/>Oliver <text:s/>Tumubwine</text:p>
          </table:table-cell>
          <table:table-cell office:value-type="float" office:value="256758151627" calcext:value-type="float">
            <text:p>2567581516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8-01" calcext:value-type="date">
            <text:p>1977-08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tukunda linus</text:p>
          </table:table-cell>
          <table:table-cell/>
          <table:table-cell office:value-type="float" office:value="256782230590" calcext:value-type="float">
            <text:p>256782230590</text:p>
          </table:table-cell>
          <table:table-cell table:number-columns-repeated="3"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00239I0146412</text:p>
          </table:table-cell>
        </table:table-row>
        <table:table-row table:style-name="ro1">
          <table:table-cell office:value-type="string" calcext:value-type="string">
            <text:p>Mr. Hakim <text:s/>Nkono</text:p>
          </table:table-cell>
          <table:table-cell office:value-type="float" office:value="256752086130" calcext:value-type="float">
            <text:p>25675208613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2-15" calcext:value-type="date">
            <text:p>1981-0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agembe Rehema</text:p>
          </table:table-cell>
          <table:table-cell/>
          <table:table-cell office:value-type="float" office:value="256753622048" calcext:value-type="float">
            <text:p>256753622048</text:p>
          </table:table-cell>
          <table:table-cell table:number-columns-repeated="3"/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00239I0146442</text:p>
          </table:table-cell>
        </table:table-row>
        <table:table-row table:style-name="ro1">
          <table:table-cell office:value-type="string" calcext:value-type="string">
            <text:p>Ms. Aminah <text:s/>Akatukunda</text:p>
          </table:table-cell>
          <table:table-cell office:value-type="float" office:value="256701332871" calcext:value-type="float">
            <text:p>2567013328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8-06" calcext:value-type="date">
            <text:p>1978-08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ngujja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Namujju Ruth</text:p>
          </table:table-cell>
          <table:table-cell/>
          <table:table-cell office:value-type="float" office:value="256704573535" calcext:value-type="float">
            <text:p>256704573535</text:p>
          </table:table-cell>
          <table:table-cell table:number-columns-repeated="3"/>
          <table:table-cell office:value-type="date" office:date-value="2020-01-31" calcext:value-type="date">
            <text:p>2020-01-31</text:p>
          </table:table-cell>
          <table:table-cell office:value-type="string" calcext:value-type="string">
            <text:p>00239I0146443</text:p>
          </table:table-cell>
        </table:table-row>
        <table:table-row table:style-name="ro1">
          <table:table-cell office:value-type="string" calcext:value-type="string">
            <text:p>Ms. Harriet <text:s/>Nandaula</text:p>
          </table:table-cell>
          <table:table-cell office:value-type="float" office:value="256706480526" calcext:value-type="float">
            <text:p>25670648052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12-24" calcext:value-type="date">
            <text:p>1978-12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sega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Ndagire Getrude</text:p>
          </table:table-cell>
          <table:table-cell/>
          <table:table-cell office:value-type="float" office:value="256756665688" calcext:value-type="float">
            <text:p>256756665688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12</text:p>
          </table:table-cell>
        </table:table-row>
        <table:table-row table:style-name="ro1">
          <table:table-cell office:value-type="string" calcext:value-type="string">
            <text:p>Ms. Eve <text:s/>Nakabirwa</text:p>
          </table:table-cell>
          <table:table-cell office:value-type="float" office:value="256701446058" calcext:value-type="float">
            <text:p>2567014460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2-14" calcext:value-type="date">
            <text:p>1982-12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Kusiima Annet</text:p>
          </table:table-cell>
          <table:table-cell/>
          <table:table-cell office:value-type="float" office:value="256701032090" calcext:value-type="float">
            <text:p>256701032090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13</text:p>
          </table:table-cell>
        </table:table-row>
        <table:table-row table:style-name="ro1">
          <table:table-cell office:value-type="string" calcext:value-type="string">
            <text:p><text:s/>Ezra <text:s/>Mbenamukama</text:p>
          </table:table-cell>
          <table:table-cell office:value-type="float" office:value="256780424869" calcext:value-type="float">
            <text:p>25678042486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4-02" calcext:value-type="date">
            <text:p>1986-04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Tumubwine Oliver</text:p>
          </table:table-cell>
          <table:table-cell/>
          <table:table-cell office:value-type="float" office:value="256783155846" calcext:value-type="float">
            <text:p>256783155846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37</text:p>
          </table:table-cell>
        </table:table-row>
        <table:table-row table:style-name="ro1">
          <table:table-cell office:value-type="string" calcext:value-type="string">
            <text:p><text:s/>Hadijha Ahishakiye Nakintu</text:p>
          </table:table-cell>
          <table:table-cell office:value-type="float" office:value="256756425423" calcext:value-type="float">
            <text:p>25675642542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5-10" calcext:value-type="date">
            <text:p>1978-05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kavuma justine</text:p>
          </table:table-cell>
          <table:table-cell/>
          <table:table-cell office:value-type="float" office:value="256773431923" calcext:value-type="float">
            <text:p>256773431923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38</text:p>
          </table:table-cell>
        </table:table-row>
        <table:table-row table:style-name="ro1">
          <table:table-cell office:value-type="string" calcext:value-type="string">
            <text:p><text:s/>melon <text:s/>Niwabigaba</text:p>
          </table:table-cell>
          <table:table-cell office:value-type="float" office:value="256753418585" calcext:value-type="float">
            <text:p>2567534185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1-08" calcext:value-type="date">
            <text:p>1985-01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Kemigisha Hildah</text:p>
          </table:table-cell>
          <table:table-cell/>
          <table:table-cell office:value-type="float" office:value="256703835478" calcext:value-type="float">
            <text:p>256703835478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39</text:p>
          </table:table-cell>
        </table:table-row>
        <table:table-row table:style-name="ro1">
          <table:table-cell office:value-type="string" calcext:value-type="string">
            <text:p><text:s/>winnie <text:s/>Nanyombi</text:p>
          </table:table-cell>
          <table:table-cell office:value-type="float" office:value="256754962009" calcext:value-type="float">
            <text:p>2567549620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0-10" calcext:value-type="date">
            <text:p>1986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kintu Hajidha</text:p>
          </table:table-cell>
          <table:table-cell/>
          <table:table-cell office:value-type="float" office:value="256774578284" calcext:value-type="float">
            <text:p>256774578284</text:p>
          </table:table-cell>
          <table:table-cell table:number-columns-repeated="3"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00239I0146540</text:p>
          </table:table-cell>
        </table:table-row>
        <table:table-row table:style-name="ro1">
          <table:table-cell office:value-type="string" calcext:value-type="string">
            <text:p>Ms. Rose <text:s/>Kiwuka</text:p>
          </table:table-cell>
          <table:table-cell office:value-type="float" office:value="256758632466" calcext:value-type="float">
            <text:p>25675863246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7-07" calcext:value-type="date">
            <text:p>1972-07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mbog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mya Proscovia</text:p>
          </table:table-cell>
          <table:table-cell/>
          <table:table-cell office:value-type="float" office:value="256751064610" calcext:value-type="float">
            <text:p>256751064610</text:p>
          </table:table-cell>
          <table:table-cell table:number-columns-repeated="3"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00239I0146597</text:p>
          </table:table-cell>
        </table:table-row>
        <table:table-row table:style-name="ro1">
          <table:table-cell office:value-type="string" calcext:value-type="string">
            <text:p>Mr. Godfery <text:s/>Kabaale</text:p>
          </table:table-cell>
          <table:table-cell office:value-type="float" office:value="256751777063" calcext:value-type="float">
            <text:p>2567517770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4-09-13" calcext:value-type="date">
            <text:p>1964-09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Lumu Derrick</text:p>
          </table:table-cell>
          <table:table-cell/>
          <table:table-cell office:value-type="float" office:value="256702116114" calcext:value-type="float">
            <text:p>256702116114</text:p>
          </table:table-cell>
          <table:table-cell table:number-columns-repeated="3"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00239I0146598</text:p>
          </table:table-cell>
        </table:table-row>
        <table:table-row table:style-name="ro1">
          <table:table-cell office:value-type="string" calcext:value-type="string">
            <text:p><text:s/>Gozanga <text:s/>Nantumbwe</text:p>
          </table:table-cell>
          <table:table-cell office:value-type="float" office:value="256750520683" calcext:value-type="float">
            <text:p>2567505206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0-11-01" calcext:value-type="date">
            <text:p>1970-1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ntale Jeniffer</text:p>
          </table:table-cell>
          <table:table-cell/>
          <table:table-cell office:value-type="float" office:value="256759884635" calcext:value-type="float">
            <text:p>256759884635</text:p>
          </table:table-cell>
          <table:table-cell table:number-columns-repeated="3"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00239I0146612</text:p>
          </table:table-cell>
        </table:table-row>
        <table:table-row table:style-name="ro1">
          <table:table-cell office:value-type="string" calcext:value-type="string">
            <text:p>Ms. Gladys <text:s/>Mwema</text:p>
          </table:table-cell>
          <table:table-cell office:value-type="float" office:value="256705003059" calcext:value-type="float">
            <text:p>2567050030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1-28" calcext:value-type="date">
            <text:p>1980-01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Lubega Ian</text:p>
          </table:table-cell>
          <table:table-cell/>
          <table:table-cell office:value-type="float" office:value="256773340825" calcext:value-type="float">
            <text:p>256773340825</text:p>
          </table:table-cell>
          <table:table-cell table:number-columns-repeated="3"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00239I0146639</text:p>
          </table:table-cell>
        </table:table-row>
        <table:table-row table:style-name="ro1">
          <table:table-cell office:value-type="string" calcext:value-type="string">
            <text:p><text:s/>Teo <text:s/>Nabowa</text:p>
          </table:table-cell>
          <table:table-cell office:value-type="float" office:value="256759855900" calcext:value-type="float">
            <text:p>2567598559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1-01-22" calcext:value-type="date">
            <text:p>1961-01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mulondo Sylivia</text:p>
          </table:table-cell>
          <table:table-cell/>
          <table:table-cell office:value-type="float" office:value="256757845131" calcext:value-type="float">
            <text:p>256757845131</text:p>
          </table:table-cell>
          <table:table-cell table:number-columns-repeated="3"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00239I0146640</text:p>
          </table:table-cell>
        </table:table-row>
        <table:table-row table:style-name="ro1">
          <table:table-cell office:value-type="string" calcext:value-type="string">
            <text:p>Ms. Erinah <text:s/>Namugaya</text:p>
          </table:table-cell>
          <table:table-cell office:value-type="float" office:value="256701801833" calcext:value-type="float">
            <text:p>2567018018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1-28" calcext:value-type="date">
            <text:p>1982-11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agembe Rose</text:p>
          </table:table-cell>
          <table:table-cell/>
          <table:table-cell office:value-type="float" office:value="256754458999" calcext:value-type="float">
            <text:p>256754458999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18</text:p>
          </table:table-cell>
        </table:table-row>
        <table:table-row table:style-name="ro1">
          <table:table-cell office:value-type="string" calcext:value-type="string">
            <text:p>Ms. Rosette <text:s/>Atim</text:p>
          </table:table-cell>
          <table:table-cell office:value-type="float" office:value="256772839941" calcext:value-type="float">
            <text:p>2567728399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12-29" calcext:value-type="date">
            <text:p>1974-12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iwalabye Yosia</text:p>
          </table:table-cell>
          <table:table-cell/>
          <table:table-cell office:value-type="float" office:value="256772083050" calcext:value-type="float">
            <text:p>256772083050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19</text:p>
          </table:table-cell>
        </table:table-row>
        <table:table-row table:style-name="ro1">
          <table:table-cell office:value-type="string" calcext:value-type="string">
            <text:p>Ms. Rose <text:s/>Namugaya</text:p>
          </table:table-cell>
          <table:table-cell office:value-type="float" office:value="256751743321" calcext:value-type="float">
            <text:p>2567517433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8-31" calcext:value-type="date">
            <text:p>1975-08-3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Ssemakula Godfrey</text:p>
          </table:table-cell>
          <table:table-cell/>
          <table:table-cell office:value-type="float" office:value="256703949765" calcext:value-type="float">
            <text:p>256703949765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20</text:p>
          </table:table-cell>
        </table:table-row>
        <table:table-row table:style-name="ro1">
          <table:table-cell office:value-type="string" calcext:value-type="string">
            <text:p>Ms. Getrude <text:s/>Ndagire</text:p>
          </table:table-cell>
          <table:table-cell office:value-type="float" office:value="256756665688" calcext:value-type="float">
            <text:p>2567566656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Rubaga</text:p>
          </table:table-cell>
          <table:table-cell office:value-type="string" calcext:value-type="string">
            <text:p>Uganda</text:p>
          </table:table-cell>
          <table:table-cell table:number-columns-repeated="3"/>
          <table:table-cell office:value-type="string" calcext:value-type="string">
            <text:p>Kinobe Moses</text:p>
          </table:table-cell>
          <table:table-cell/>
          <table:table-cell office:value-type="float" office:value="256752856523" calcext:value-type="float">
            <text:p>256752856523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21</text:p>
          </table:table-cell>
        </table:table-row>
        <table:table-row table:style-name="ro1">
          <table:table-cell office:value-type="string" calcext:value-type="string">
            <text:p>Ms. Prossy <text:s/>Nabunnya</text:p>
          </table:table-cell>
          <table:table-cell office:value-type="float" office:value="256756889188" calcext:value-type="float">
            <text:p>2567568891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Uganda</text:p>
          </table:table-cell>
          <table:table-cell table:number-columns-repeated="3"/>
          <table:table-cell office:value-type="string" calcext:value-type="string">
            <text:p>mawanda Edward</text:p>
          </table:table-cell>
          <table:table-cell/>
          <table:table-cell office:value-type="float" office:value="256705129333" calcext:value-type="float">
            <text:p>256705129333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22</text:p>
          </table:table-cell>
        </table:table-row>
        <table:table-row table:style-name="ro1">
          <table:table-cell office:value-type="string" calcext:value-type="string">
            <text:p>Mr. Lawrence Barkeley Kamuntu</text:p>
          </table:table-cell>
          <table:table-cell office:value-type="float" office:value="256702615541" calcext:value-type="float">
            <text:p>2567026155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Muhumuza Kenneth</text:p>
          </table:table-cell>
          <table:table-cell/>
          <table:table-cell office:value-type="float" office:value="256752660775" calcext:value-type="float">
            <text:p>256752660775</text:p>
          </table:table-cell>
          <table:table-cell table:number-columns-repeated="3"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00239I0146771</text:p>
          </table:table-cell>
        </table:table-row>
        <table:table-row table:style-name="ro1">
          <table:table-cell office:value-type="string" calcext:value-type="string">
            <text:p>Ms. proscovia <text:s/>Babirye</text:p>
          </table:table-cell>
          <table:table-cell office:value-type="float" office:value="256700879102" calcext:value-type="float">
            <text:p>25670087910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7-07-28" calcext:value-type="date">
            <text:p>1967-07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wagala Hellen</text:p>
          </table:table-cell>
          <table:table-cell/>
          <table:table-cell office:value-type="float" office:value="256702846431" calcext:value-type="float">
            <text:p>256702846431</text:p>
          </table:table-cell>
          <table:table-cell table:number-columns-repeated="3"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00239I0146772</text:p>
          </table:table-cell>
        </table:table-row>
        <table:table-row table:style-name="ro1">
          <table:table-cell office:value-type="string" calcext:value-type="string">
            <text:p>Ms. Rehema <text:s/>Nalubowa</text:p>
          </table:table-cell>
          <table:table-cell office:value-type="float" office:value="256705244430" calcext:value-type="float">
            <text:p>2567052444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02-01" calcext:value-type="date">
            <text:p>1991-0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Idilo Issa</text:p>
          </table:table-cell>
          <table:table-cell/>
          <table:table-cell office:value-type="float" office:value="256771019700" calcext:value-type="float">
            <text:p>256771019700</text:p>
          </table:table-cell>
          <table:table-cell table:number-columns-repeated="3"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00239I0146773</text:p>
          </table:table-cell>
        </table:table-row>
        <table:table-row table:style-name="ro1">
          <table:table-cell office:value-type="string" calcext:value-type="string">
            <text:p>Ms. Namazzi sarah walugembe</text:p>
          </table:table-cell>
          <table:table-cell office:value-type="float" office:value="256775327178" calcext:value-type="float">
            <text:p>2567753271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0-01-01" calcext:value-type="date">
            <text:p>1960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ukasa Rita</text:p>
          </table:table-cell>
          <table:table-cell/>
          <table:table-cell office:value-type="float" office:value="256751023534" calcext:value-type="float">
            <text:p>256751023534</text:p>
          </table:table-cell>
          <table:table-cell table:number-columns-repeated="3"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00239I0146774</text:p>
          </table:table-cell>
        </table:table-row>
        <table:table-row table:style-name="ro1">
          <table:table-cell office:value-type="string" calcext:value-type="string">
            <text:p><text:s/>Mariam <text:s/>Nabowa</text:p>
          </table:table-cell>
          <table:table-cell office:value-type="float" office:value="256758379940" calcext:value-type="float">
            <text:p>2567583799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7-17" calcext:value-type="date">
            <text:p>1982-07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nyonjo mayimunah</text:p>
          </table:table-cell>
          <table:table-cell/>
          <table:table-cell office:value-type="float" office:value="256701880932" calcext:value-type="float">
            <text:p>256701880932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75</text:p>
          </table:table-cell>
        </table:table-row>
        <table:table-row table:style-name="ro1">
          <table:table-cell office:value-type="string" calcext:value-type="string">
            <text:p><text:s/>Rose <text:s/>Tushabe</text:p>
          </table:table-cell>
          <table:table-cell office:value-type="float" office:value="256754826887" calcext:value-type="float">
            <text:p>25675482688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3-06" calcext:value-type="date">
            <text:p>1979-03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waala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Mubiru Asumani</text:p>
          </table:table-cell>
          <table:table-cell/>
          <table:table-cell office:value-type="float" office:value="256752609911" calcext:value-type="float">
            <text:p>256752609911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76</text:p>
          </table:table-cell>
        </table:table-row>
        <table:table-row table:style-name="ro1">
          <table:table-cell office:value-type="string" calcext:value-type="string">
            <text:p><text:s/>Norah <text:s/>Namur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72-12-20" calcext:value-type="date">
            <text:p>1972-1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yomugisha zain</text:p>
          </table:table-cell>
          <table:table-cell/>
          <table:table-cell office:value-type="float" office:value="256775483856" calcext:value-type="float">
            <text:p>256775483856</text:p>
          </table:table-cell>
          <table:table-cell table:number-columns-repeated="3"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00239I0146777</text:p>
          </table:table-cell>
        </table:table-row>
        <table:table-row table:style-name="ro1">
          <table:table-cell office:value-type="string" calcext:value-type="string">
            <text:p>Ms. Juliet <text:s/>Nambooze</text:p>
          </table:table-cell>
          <table:table-cell office:value-type="float" office:value="256701170303" calcext:value-type="float">
            <text:p>2567011703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3-21" calcext:value-type="date">
            <text:p>1972-03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mubiru Shamira</text:p>
          </table:table-cell>
          <table:table-cell/>
          <table:table-cell office:value-type="float" office:value="256772028701" calcext:value-type="float">
            <text:p>256772028701</text:p>
          </table:table-cell>
          <table:table-cell table:number-columns-repeated="3"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00239I0146800</text:p>
          </table:table-cell>
        </table:table-row>
        <table:table-row table:style-name="ro1">
          <table:table-cell office:value-type="string" calcext:value-type="string">
            <text:p>Ms. Annet Nsengamwoyo Namusisi</text:p>
          </table:table-cell>
          <table:table-cell office:value-type="float" office:value="256705418807" calcext:value-type="float">
            <text:p>2567054188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4-12" calcext:value-type="date">
            <text:p>1981-04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muli Cissy</text:p>
          </table:table-cell>
          <table:table-cell/>
          <table:table-cell office:value-type="float" office:value="256701435244" calcext:value-type="float">
            <text:p>256701435244</text:p>
          </table:table-cell>
          <table:table-cell table:number-columns-repeated="3"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00239I0149655</text:p>
          </table:table-cell>
        </table:table-row>
        <table:table-row table:style-name="ro1">
          <table:table-cell office:value-type="string" calcext:value-type="string">
            <text:p>Ms. Jamawa <text:s/>Naigaga</text:p>
          </table:table-cell>
          <table:table-cell office:value-type="float" office:value="256781681821" calcext:value-type="float">
            <text:p>2567816818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11-01" calcext:value-type="date">
            <text:p>1981-1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agoya Oliver</text:p>
          </table:table-cell>
          <table:table-cell/>
          <table:table-cell office:value-type="float" office:value="256778991382" calcext:value-type="float">
            <text:p>256778991382</text:p>
          </table:table-cell>
          <table:table-cell table:number-columns-repeated="3"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00239I0149656</text:p>
          </table:table-cell>
        </table:table-row>
        <table:table-row table:style-name="ro1">
          <table:table-cell office:value-type="string" calcext:value-type="string">
            <text:p><text:s/>Faridah <text:s/>Nabbuye</text:p>
          </table:table-cell>
          <table:table-cell office:value-type="float" office:value="256752414972" calcext:value-type="float">
            <text:p>25675241497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9-01" calcext:value-type="date">
            <text:p>1982-09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Magoba Regean</text:p>
          </table:table-cell>
          <table:table-cell/>
          <table:table-cell office:value-type="float" office:value="256759894030" calcext:value-type="float">
            <text:p>256759894030</text:p>
          </table:table-cell>
          <table:table-cell table:number-columns-repeated="3"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00239I0149657</text:p>
          </table:table-cell>
        </table:table-row>
        <table:table-row table:style-name="ro1">
          <table:table-cell office:value-type="string" calcext:value-type="string">
            <text:p><text:s/>Shamirah <text:s/>Nakazibwe</text:p>
          </table:table-cell>
          <table:table-cell office:value-type="float" office:value="256753665047" calcext:value-type="float">
            <text:p>2567536650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8-23" calcext:value-type="date">
            <text:p>1990-08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kate Annet</text:p>
          </table:table-cell>
          <table:table-cell/>
          <table:table-cell office:value-type="float" office:value="256702652375" calcext:value-type="float">
            <text:p>256702652375</text:p>
          </table:table-cell>
          <table:table-cell table:number-columns-repeated="3"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00239I0149658</text:p>
          </table:table-cell>
        </table:table-row>
        <table:table-row table:style-name="ro1">
          <table:table-cell office:value-type="string" calcext:value-type="string">
            <text:p><text:s/>yokoub <text:s/>kiri</text:p>
          </table:table-cell>
          <table:table-cell office:value-type="float" office:value="256702414810" calcext:value-type="float">
            <text:p>2567024148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01-10" calcext:value-type="date">
            <text:p>1972-0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Ddumba Abdul</text:p>
          </table:table-cell>
          <table:table-cell/>
          <table:table-cell office:value-type="float" office:value="256757545883" calcext:value-type="float">
            <text:p>256757545883</text:p>
          </table:table-cell>
          <table:table-cell table:number-columns-repeated="3"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00239I0149680</text:p>
          </table:table-cell>
        </table:table-row>
        <table:table-row table:style-name="ro1">
          <table:table-cell office:value-type="string" calcext:value-type="string">
            <text:p><text:s/>Christine <text:s/>Nambajjwe</text:p>
          </table:table-cell>
          <table:table-cell office:value-type="float" office:value="256705296699" calcext:value-type="float">
            <text:p>2567052966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8-05-03" calcext:value-type="date">
            <text:p>1968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Bbosa Edward</text:p>
          </table:table-cell>
          <table:table-cell/>
          <table:table-cell office:value-type="float" office:value="256752841529" calcext:value-type="float">
            <text:p>256752841529</text:p>
          </table:table-cell>
          <table:table-cell table:number-columns-repeated="3"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00239I0149723</text:p>
          </table:table-cell>
        </table:table-row>
        <table:table-row table:style-name="ro1">
          <table:table-cell office:value-type="string" calcext:value-type="string">
            <text:p><text:s/>lydia <text:s/>Namuddu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7-11-19" calcext:value-type="date">
            <text:p>1997-11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Matovu Charlse</text:p>
          </table:table-cell>
          <table:table-cell/>
          <table:table-cell office:value-type="float" office:value="256758276459" calcext:value-type="float">
            <text:p>256758276459</text:p>
          </table:table-cell>
          <table:table-cell table:number-columns-repeated="3"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00239I0149747</text:p>
          </table:table-cell>
        </table:table-row>
        <table:table-row table:style-name="ro1">
          <table:table-cell office:value-type="string" calcext:value-type="string">
            <text:p><text:s/>Jesca <text:s/>Nanyunja</text:p>
          </table:table-cell>
          <table:table-cell office:value-type="float" office:value="256703481877" calcext:value-type="float">
            <text:p>25670348187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7-13" calcext:value-type="date">
            <text:p>1977-07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miiro Lydia</text:p>
          </table:table-cell>
          <table:table-cell/>
          <table:table-cell office:value-type="float" office:value="256785161621" calcext:value-type="float">
            <text:p>256785161621</text:p>
          </table:table-cell>
          <table:table-cell table:number-columns-repeated="3"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00239I0149748</text:p>
          </table:table-cell>
        </table:table-row>
        <table:table-row table:style-name="ro1">
          <table:table-cell office:value-type="string" calcext:value-type="string">
            <text:p><text:s/>Ronald <text:s/>Menya</text:p>
          </table:table-cell>
          <table:table-cell office:value-type="float" office:value="256700462393" calcext:value-type="float">
            <text:p>25670046239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11-25" calcext:value-type="date">
            <text:p>1981-11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kirigola Gasta</text:p>
          </table:table-cell>
          <table:table-cell/>
          <table:table-cell office:value-type="float" office:value="256700629035" calcext:value-type="float">
            <text:p>256700629035</text:p>
          </table:table-cell>
          <table:table-cell table:number-columns-repeated="3"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00239I0149781</text:p>
          </table:table-cell>
        </table:table-row>
        <table:table-row table:style-name="ro1">
          <table:table-cell office:value-type="string" calcext:value-type="string">
            <text:p><text:s/>Stella <text:s/>Namazzi</text:p>
          </table:table-cell>
          <table:table-cell office:value-type="float" office:value="256756512434" calcext:value-type="float">
            <text:p>2567565124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11-12" calcext:value-type="date">
            <text:p>1989-11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ndwe</text:p>
          </table:table-cell>
          <table:table-cell table:number-columns-repeated="3"/>
          <table:table-cell office:value-type="string" calcext:value-type="string">
            <text:p>kambugu Damulir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00239I0149782</text:p>
          </table:table-cell>
        </table:table-row>
        <table:table-row table:style-name="ro1">
          <table:table-cell office:value-type="string" calcext:value-type="string">
            <text:p>Ms. Florence <text:s/>Nabunya</text:p>
          </table:table-cell>
          <table:table-cell office:value-type="float" office:value="256701279589" calcext:value-type="float">
            <text:p>25670127958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5-01-02" calcext:value-type="date">
            <text:p>1965-01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ujuni Denis</text:p>
          </table:table-cell>
          <table:table-cell/>
          <table:table-cell office:value-type="float" office:value="256706826069" calcext:value-type="float">
            <text:p>256706826069</text:p>
          </table:table-cell>
          <table:table-cell table:number-columns-repeated="3"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00239I0149783</text:p>
          </table:table-cell>
        </table:table-row>
        <table:table-row table:style-name="ro1">
          <table:table-cell office:value-type="string" calcext:value-type="string">
            <text:p>Ms. Beatrice <text:s/>Tibyonza</text:p>
          </table:table-cell>
          <table:table-cell office:value-type="float" office:value="256756128468" calcext:value-type="float">
            <text:p>2567561284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1-01-01" calcext:value-type="date">
            <text:p>1971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agoya sarah</text:p>
          </table:table-cell>
          <table:table-cell/>
          <table:table-cell office:value-type="float" office:value="256706238321" calcext:value-type="float">
            <text:p>256706238321</text:p>
          </table:table-cell>
          <table:table-cell table:number-columns-repeated="3"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00239I0149785</text:p>
          </table:table-cell>
        </table:table-row>
        <table:table-row table:style-name="ro1">
          <table:table-cell office:value-type="string" calcext:value-type="string">
            <text:p><text:s/>slyvia Naava Nakyazze</text:p>
          </table:table-cell>
          <table:table-cell office:value-type="float" office:value="256757826579" calcext:value-type="float">
            <text:p>2567578265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10-12" calcext:value-type="date">
            <text:p>1979-10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kaaya Florence</text:p>
          </table:table-cell>
          <table:table-cell/>
          <table:table-cell office:value-type="float" office:value="256701023180" calcext:value-type="float">
            <text:p>256701023180</text:p>
          </table:table-cell>
          <table:table-cell table:number-columns-repeated="3"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00239I0149818</text:p>
          </table:table-cell>
        </table:table-row>
        <table:table-row table:style-name="ro1">
          <table:table-cell office:value-type="string" calcext:value-type="string">
            <text:p><text:s/>corina <text:s/>mbabazi</text:p>
          </table:table-cell>
          <table:table-cell office:value-type="float" office:value="256754946237" calcext:value-type="float">
            <text:p>2567549462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12-05" calcext:value-type="date">
            <text:p>1972-1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mbabazi <text:s/>monica</text:p>
          </table:table-cell>
          <table:table-cell/>
          <table:table-cell office:value-type="float" office:value="256782424943" calcext:value-type="float">
            <text:p>256782424943</text:p>
          </table:table-cell>
          <table:table-cell table:number-columns-repeated="3"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00239I0149844</text:p>
          </table:table-cell>
        </table:table-row>
        <table:table-row table:style-name="ro1">
          <table:table-cell office:value-type="string" calcext:value-type="string">
            <text:p>Mr. john baptist <text:s/>Kayemba</text:p>
          </table:table-cell>
          <table:table-cell office:value-type="float" office:value="256751635708" calcext:value-type="float">
            <text:p>25675163570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01-05" calcext:value-type="date">
            <text:p>1975-0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usisi kigongo Edward</text:p>
          </table:table-cell>
          <table:table-cell/>
          <table:table-cell office:value-type="float" office:value="256772343874" calcext:value-type="float">
            <text:p>256772343874</text:p>
          </table:table-cell>
          <table:table-cell table:number-columns-repeated="3"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00239I0149867</text:p>
          </table:table-cell>
        </table:table-row>
        <table:table-row table:style-name="ro1">
          <table:table-cell office:value-type="string" calcext:value-type="string">
            <text:p>Ms. Shamim <text:s/>Nanfuka</text:p>
          </table:table-cell>
          <table:table-cell office:value-type="float" office:value="256703972908" calcext:value-type="float">
            <text:p>25670397290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3-06" calcext:value-type="date">
            <text:p>1982-03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yenya Manvuwa madinah</text:p>
          </table:table-cell>
          <table:table-cell/>
          <table:table-cell office:value-type="float" office:value="256703404049" calcext:value-type="float">
            <text:p>256703404049</text:p>
          </table:table-cell>
          <table:table-cell table:number-columns-repeated="3"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00239I0149868</text:p>
          </table:table-cell>
        </table:table-row>
        <table:table-row table:style-name="ro1">
          <table:table-cell office:value-type="string" calcext:value-type="string">
            <text:p><text:s/>Thomas Katelega Mukisa</text:p>
          </table:table-cell>
          <table:table-cell office:value-type="float" office:value="256752243843" calcext:value-type="float">
            <text:p>25675224384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4-03-09" calcext:value-type="date">
            <text:p>1994-03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usiima annet</text:p>
          </table:table-cell>
          <table:table-cell/>
          <table:table-cell office:value-type="float" office:value="256752726484" calcext:value-type="float">
            <text:p>256752726484</text:p>
          </table:table-cell>
          <table:table-cell table:number-columns-repeated="3"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00239I0149869</text:p>
          </table:table-cell>
        </table:table-row>
        <table:table-row table:style-name="ro1">
          <table:table-cell office:value-type="string" calcext:value-type="string">
            <text:p>Mr. Davis <text:s/>Akankwasa</text:p>
          </table:table-cell>
          <table:table-cell office:value-type="float" office:value="256773552220" calcext:value-type="float">
            <text:p>25677355222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3-21" calcext:value-type="date">
            <text:p>1988-03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amuntu lawrence</text:p>
          </table:table-cell>
          <table:table-cell/>
          <table:table-cell office:value-type="float" office:value="256702615541" calcext:value-type="float">
            <text:p>256702615541</text:p>
          </table:table-cell>
          <table:table-cell table:number-columns-repeated="3"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00239I0149892</text:p>
          </table:table-cell>
        </table:table-row>
        <table:table-row table:style-name="ro1">
          <table:table-cell office:value-type="string" calcext:value-type="string">
            <text:p>Ms. Cissy <text:s/>Nawagi</text:p>
          </table:table-cell>
          <table:table-cell office:value-type="float" office:value="256783399131" calcext:value-type="float">
            <text:p>25678339913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9-12-25" calcext:value-type="date">
            <text:p>1969-12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miiro lukia</text:p>
          </table:table-cell>
          <table:table-cell/>
          <table:table-cell office:value-type="float" office:value="256754388543" calcext:value-type="float">
            <text:p>256754388543</text:p>
          </table:table-cell>
          <table:table-cell table:number-columns-repeated="3"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00239I0149893</text:p>
          </table:table-cell>
        </table:table-row>
        <table:table-row table:style-name="ro1">
          <table:table-cell office:value-type="string" calcext:value-type="string">
            <text:p><text:s/>Joan <text:s/>Nakayiwa</text:p>
          </table:table-cell>
          <table:table-cell office:value-type="float" office:value="256751647464" calcext:value-type="float">
            <text:p>2567516474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11-21" calcext:value-type="date">
            <text:p>1992-11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kyomugisha lydia</text:p>
          </table:table-cell>
          <table:table-cell/>
          <table:table-cell office:value-type="float" office:value="256753638404" calcext:value-type="float">
            <text:p>256753638404</text:p>
          </table:table-cell>
          <table:table-cell table:number-columns-repeated="3"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00239I0149894</text:p>
          </table:table-cell>
        </table:table-row>
        <table:table-row table:style-name="ro1">
          <table:table-cell office:value-type="string" calcext:value-type="string">
            <text:p><text:s/>yeko <text:s/>December</text:p>
          </table:table-cell>
          <table:table-cell office:value-type="float" office:value="256782243217" calcext:value-type="float">
            <text:p>25678224321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4-12-23" calcext:value-type="date">
            <text:p>1974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kyomugisha lydia</text:p>
          </table:table-cell>
          <table:table-cell/>
          <table:table-cell office:value-type="float" office:value="256753638404" calcext:value-type="float">
            <text:p>256753638404</text:p>
          </table:table-cell>
          <table:table-cell table:number-columns-repeated="3"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00239I0149895</text:p>
          </table:table-cell>
        </table:table-row>
        <table:table-row table:style-name="ro1">
          <table:table-cell office:value-type="string" calcext:value-type="string">
            <text:p>Ms. suzan <text:s/>Namatovu</text:p>
          </table:table-cell>
          <table:table-cell office:value-type="float" office:value="256703469895" calcext:value-type="float">
            <text:p>25670346989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0-22" calcext:value-type="date">
            <text:p>1982-10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webe IVAN</text:p>
          </table:table-cell>
          <table:table-cell/>
          <table:table-cell office:value-type="float" office:value="256752660775" calcext:value-type="float">
            <text:p>256752660775</text:p>
          </table:table-cell>
          <table:table-cell table:number-columns-repeated="3"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00239I0149913</text:p>
          </table:table-cell>
        </table:table-row>
        <table:table-row table:style-name="ro1">
          <table:table-cell office:value-type="string" calcext:value-type="string">
            <text:p>Ms. kellen <text:s/>Abaho</text:p>
          </table:table-cell>
          <table:table-cell office:value-type="float" office:value="256780899733" calcext:value-type="float">
            <text:p>2567808997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8-10" calcext:value-type="date">
            <text:p>1983-08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Asasira Gorret</text:p>
          </table:table-cell>
          <table:table-cell/>
          <table:table-cell office:value-type="float" office:value="256758971860" calcext:value-type="float">
            <text:p>256758971860</text:p>
          </table:table-cell>
          <table:table-cell table:number-columns-repeated="3"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00239I0149914</text:p>
          </table:table-cell>
        </table:table-row>
        <table:table-row table:style-name="ro1">
          <table:table-cell office:value-type="string" calcext:value-type="string">
            <text:p><text:s/>John <text:s/>Ssegirinya</text:p>
          </table:table-cell>
          <table:table-cell office:value-type="float" office:value="256756662020" calcext:value-type="float">
            <text:p>25675666202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04-19" calcext:value-type="date">
            <text:p>1975-04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sambya</text:p>
          </table:table-cell>
          <table:table-cell office:value-type="string" calcext:value-type="string">
            <text:p>Makindye</text:p>
          </table:table-cell>
          <table:table-cell table:number-columns-repeated="3"/>
          <table:table-cell office:value-type="string" calcext:value-type="string">
            <text:p>kiwewa Isma</text:p>
          </table:table-cell>
          <table:table-cell/>
          <table:table-cell office:value-type="float" office:value="256705234425" calcext:value-type="float">
            <text:p>256705234425</text:p>
          </table:table-cell>
          <table:table-cell table:number-columns-repeated="3"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00239I0149959</text:p>
          </table:table-cell>
        </table:table-row>
        <table:table-row table:style-name="ro1">
          <table:table-cell office:value-type="string" calcext:value-type="string">
            <text:p>Mr. Anthony kyeyune Ssozi</text:p>
          </table:table-cell>
          <table:table-cell office:value-type="float" office:value="256705950522" calcext:value-type="float">
            <text:p>2567059505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7-23" calcext:value-type="date">
            <text:p>1985-07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Busulwa cranemar</text:p>
          </table:table-cell>
          <table:table-cell/>
          <table:table-cell office:value-type="float" office:value="256701691284" calcext:value-type="float">
            <text:p>256701691284</text:p>
          </table:table-cell>
          <table:table-cell table:number-columns-repeated="3"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00239I0149964</text:p>
          </table:table-cell>
        </table:table-row>
        <table:table-row table:style-name="ro1">
          <table:table-cell office:value-type="string" calcext:value-type="string">
            <text:p><text:s/>Prossy <text:s/>Nagawa</text:p>
          </table:table-cell>
          <table:table-cell office:value-type="float" office:value="256753136362" calcext:value-type="float">
            <text:p>2567531363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5-03" calcext:value-type="date">
            <text:p>1984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Aryomusi Ismail</text:p>
          </table:table-cell>
          <table:table-cell/>
          <table:table-cell office:value-type="float" office:value="256759927314" calcext:value-type="float">
            <text:p>256759927314</text:p>
          </table:table-cell>
          <table:table-cell table:number-columns-repeated="3"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00239I0150019</text:p>
          </table:table-cell>
        </table:table-row>
        <table:table-row table:style-name="ro1">
          <table:table-cell office:value-type="string" calcext:value-type="string">
            <text:p>Ms. Annitah Bernadatte Mumbere</text:p>
          </table:table-cell>
          <table:table-cell office:value-type="float" office:value="256750658733" calcext:value-type="float">
            <text:p>2567506587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2-15" calcext:value-type="date">
            <text:p>1990-1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yenya Manvuwa Madiina</text:p>
          </table:table-cell>
          <table:table-cell/>
          <table:table-cell office:value-type="float" office:value="256703404049" calcext:value-type="float">
            <text:p>256703404049</text:p>
          </table:table-cell>
          <table:table-cell table:number-columns-repeated="3"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00239I0150020</text:p>
          </table:table-cell>
        </table:table-row>
        <table:table-row table:style-name="ro1">
          <table:table-cell office:value-type="string" calcext:value-type="string">
            <text:p>Ms. Rebecca <text:s/>Nakalinda</text:p>
          </table:table-cell>
          <table:table-cell office:value-type="float" office:value="256701010317" calcext:value-type="float">
            <text:p>2567010103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04-12" calcext:value-type="date">
            <text:p>1991-04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atovu suzan</text:p>
          </table:table-cell>
          <table:table-cell/>
          <table:table-cell office:value-type="float" office:value="256703469895" calcext:value-type="float">
            <text:p>256703469895</text:p>
          </table:table-cell>
          <table:table-cell table:number-columns-repeated="3"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00239I0150061</text:p>
          </table:table-cell>
        </table:table-row>
        <table:table-row table:style-name="ro1">
          <table:table-cell office:value-type="string" calcext:value-type="string">
            <text:p><text:s/>Florence <text:s/>Nanungi</text:p>
          </table:table-cell>
          <table:table-cell office:value-type="float" office:value="256703749978" calcext:value-type="float">
            <text:p>2567037499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7-27" calcext:value-type="date">
            <text:p>1984-07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Namujju Ruth</text:p>
          </table:table-cell>
          <table:table-cell/>
          <table:table-cell office:value-type="float" office:value="256704573535" calcext:value-type="float">
            <text:p>256704573535</text:p>
          </table:table-cell>
          <table:table-cell table:number-columns-repeated="3"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00239I0150062</text:p>
          </table:table-cell>
        </table:table-row>
        <table:table-row table:style-name="ro1">
          <table:table-cell office:value-type="string" calcext:value-type="string">
            <text:p>Mr. Jonathan <text:s/>Baguma</text:p>
          </table:table-cell>
          <table:table-cell office:value-type="float" office:value="256776752592" calcext:value-type="float">
            <text:p>25677675259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03-15" calcext:value-type="date">
            <text:p>1972-03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buy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Oundo Moses</text:p>
          </table:table-cell>
          <table:table-cell/>
          <table:table-cell office:value-type="float" office:value="256756911064" calcext:value-type="float">
            <text:p>256756911064</text:p>
          </table:table-cell>
          <table:table-cell table:number-columns-repeated="3"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00239I0150063</text:p>
          </table:table-cell>
        </table:table-row>
        <table:table-row table:style-name="ro1">
          <table:table-cell office:value-type="string" calcext:value-type="string">
            <text:p><text:s/>Lydia <text:s/>Namiiro</text:p>
          </table:table-cell>
          <table:table-cell office:value-type="float" office:value="256752726484" calcext:value-type="float">
            <text:p>2567527264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5-02" calcext:value-type="date">
            <text:p>1987-05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kusiima Annet</text:p>
          </table:table-cell>
          <table:table-cell/>
          <table:table-cell office:value-type="float" office:value="256701032090" calcext:value-type="float">
            <text:p>256701032090</text:p>
          </table:table-cell>
          <table:table-cell table:number-columns-repeated="3"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00239I0150106</text:p>
          </table:table-cell>
        </table:table-row>
        <table:table-row table:style-name="ro1">
          <table:table-cell office:value-type="string" calcext:value-type="string">
            <text:p><text:s/>Lydia Feibe Namugosa</text:p>
          </table:table-cell>
          <table:table-cell office:value-type="float" office:value="256705381048" calcext:value-type="float">
            <text:p>2567053810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6-08" calcext:value-type="date">
            <text:p>1984-06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tumbwe Gozanga</text:p>
          </table:table-cell>
          <table:table-cell/>
          <table:table-cell office:value-type="float" office:value="256750520683" calcext:value-type="float">
            <text:p>256750520683</text:p>
          </table:table-cell>
          <table:table-cell table:number-columns-repeated="3"/>
          <table:table-cell office:value-type="date" office:date-value="2020-03-02" calcext:value-type="date">
            <text:p>2020-03-02</text:p>
          </table:table-cell>
          <table:table-cell office:value-type="string" calcext:value-type="string">
            <text:p>00239I0150126</text:p>
          </table:table-cell>
        </table:table-row>
        <table:table-row table:style-name="ro1">
          <table:table-cell office:value-type="string" calcext:value-type="string">
            <text:p>Ms. Annet <text:s/>Nakiito</text:p>
          </table:table-cell>
          <table:table-cell office:value-type="float" office:value="256773573283" calcext:value-type="float">
            <text:p>2567735732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6-10-10" calcext:value-type="date">
            <text:p>1996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vule ward</text:p>
          </table:table-cell>
          <table:table-cell office:value-type="string" calcext:value-type="string">
            <text:p>luweero town council</text:p>
          </table:table-cell>
          <table:table-cell table:number-columns-repeated="3"/>
          <table:table-cell office:value-type="string" calcext:value-type="string">
            <text:p>Nangobi Draina</text:p>
          </table:table-cell>
          <table:table-cell/>
          <table:table-cell office:value-type="float" office:value="256770577377" calcext:value-type="float">
            <text:p>256770577377</text:p>
          </table:table-cell>
          <table:table-cell table:number-columns-repeated="3"/>
          <table:table-cell office:value-type="date" office:date-value="2020-03-03" calcext:value-type="date">
            <text:p>2020-03-03</text:p>
          </table:table-cell>
          <table:table-cell office:value-type="string" calcext:value-type="string">
            <text:p>00239I0150177</text:p>
          </table:table-cell>
        </table:table-row>
        <table:table-row table:style-name="ro1">
          <table:table-cell office:value-type="string" calcext:value-type="string">
            <text:p><text:s/>Magret <text:s/>Tumusiime</text:p>
          </table:table-cell>
          <table:table-cell office:value-type="float" office:value="256784339586" calcext:value-type="float">
            <text:p>25678433958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0-08-28" calcext:value-type="date">
            <text:p>1970-08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Ganda</text:p>
          </table:table-cell>
          <table:table-cell table:number-columns-repeated="3"/>
          <table:table-cell office:value-type="string" calcext:value-type="string">
            <text:p>Akatukunda Aminah</text:p>
          </table:table-cell>
          <table:table-cell/>
          <table:table-cell office:value-type="float" office:value="256701332871" calcext:value-type="float">
            <text:p>256701332871</text:p>
          </table:table-cell>
          <table:table-cell table:number-columns-repeated="3"/>
          <table:table-cell office:value-type="date" office:date-value="2020-03-03" calcext:value-type="date">
            <text:p>2020-03-03</text:p>
          </table:table-cell>
          <table:table-cell office:value-type="string" calcext:value-type="string">
            <text:p>00239I0150178</text:p>
          </table:table-cell>
        </table:table-row>
        <table:table-row table:style-name="ro1">
          <table:table-cell office:value-type="string" calcext:value-type="string">
            <text:p><text:s/>Justine <text:s/>Mbabazi</text:p>
          </table:table-cell>
          <table:table-cell office:value-type="float" office:value="256701771132" calcext:value-type="float">
            <text:p>2567017711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11-23" calcext:value-type="date">
            <text:p>1991-1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kayijja sarah</text:p>
          </table:table-cell>
          <table:table-cell/>
          <table:table-cell office:value-type="float" office:value="256706488433" calcext:value-type="float">
            <text:p>256706488433</text:p>
          </table:table-cell>
          <table:table-cell table:number-columns-repeated="3"/>
          <table:table-cell office:value-type="date" office:date-value="2020-03-03" calcext:value-type="date">
            <text:p>2020-03-03</text:p>
          </table:table-cell>
          <table:table-cell office:value-type="string" calcext:value-type="string">
            <text:p>00239I0150179</text:p>
          </table:table-cell>
        </table:table-row>
        <table:table-row table:style-name="ro1">
          <table:table-cell office:value-type="string" calcext:value-type="string">
            <text:p>Ms. Morren Nanteza Nalongo</text:p>
          </table:table-cell>
          <table:table-cell office:value-type="float" office:value="256754844299" calcext:value-type="float">
            <text:p>2567548442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1-27" calcext:value-type="date">
            <text:p>1983-11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isindye ward</text:p>
          </table:table-cell>
          <table:table-cell office:value-type="string" calcext:value-type="string">
            <text:p>Goma Division</text:p>
          </table:table-cell>
          <table:table-cell table:number-columns-repeated="3"/>
          <table:table-cell office:value-type="string" calcext:value-type="string">
            <text:p>Nambuya Hellen Magezi</text:p>
          </table:table-cell>
          <table:table-cell/>
          <table:table-cell office:value-type="float" office:value="256701962611" calcext:value-type="float">
            <text:p>256701962611</text:p>
          </table:table-cell>
          <table:table-cell table:number-columns-repeated="3"/>
          <table:table-cell office:value-type="date" office:date-value="2020-03-04" calcext:value-type="date">
            <text:p>2020-03-04</text:p>
          </table:table-cell>
          <table:table-cell office:value-type="string" calcext:value-type="string">
            <text:p>00239I0150237</text:p>
          </table:table-cell>
        </table:table-row>
        <table:table-row table:style-name="ro1">
          <table:table-cell office:value-type="string" calcext:value-type="string">
            <text:p><text:s/>Roy <text:s/>Namukwaya</text:p>
          </table:table-cell>
          <table:table-cell office:value-type="float" office:value="256703054908" calcext:value-type="float">
            <text:p>25670305490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12-10" calcext:value-type="date">
            <text:p>1974-1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kambungu Ddamulira</text:p>
          </table:table-cell>
          <table:table-cell/>
          <table:table-cell office:value-type="float" office:value="256752958520" calcext:value-type="float">
            <text:p>256752958520</text:p>
          </table:table-cell>
          <table:table-cell table:number-columns-repeated="3"/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00239I0150297</text:p>
          </table:table-cell>
        </table:table-row>
        <table:table-row table:style-name="ro1">
          <table:table-cell office:value-type="string" calcext:value-type="string">
            <text:p><text:s/>Irene <text:s/>Namayanja</text:p>
          </table:table-cell>
          <table:table-cell office:value-type="float" office:value="256702364284" calcext:value-type="float">
            <text:p>2567023642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7-30" calcext:value-type="date">
            <text:p>1979-07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Najjuma Rose</text:p>
          </table:table-cell>
          <table:table-cell/>
          <table:table-cell office:value-type="float" office:value="256702364284" calcext:value-type="float">
            <text:p>256702364284</text:p>
          </table:table-cell>
          <table:table-cell table:number-columns-repeated="3"/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00239I0150298</text:p>
          </table:table-cell>
        </table:table-row>
        <table:table-row table:style-name="ro1">
          <table:table-cell office:value-type="string" calcext:value-type="string">
            <text:p><text:s/>Rose <text:s/>Najjuma</text:p>
          </table:table-cell>
          <table:table-cell office:value-type="float" office:value="256702364284" calcext:value-type="float">
            <text:p>2567023642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7-20" calcext:value-type="date">
            <text:p>1979-07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Nakabungo Betty</text:p>
          </table:table-cell>
          <table:table-cell/>
          <table:table-cell office:value-type="float" office:value="256756418927" calcext:value-type="float">
            <text:p>256756418927</text:p>
          </table:table-cell>
          <table:table-cell table:number-columns-repeated="3"/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00239I0150299</text:p>
          </table:table-cell>
        </table:table-row>
        <table:table-row table:style-name="ro1">
          <table:table-cell office:value-type="string" calcext:value-type="string">
            <text:p><text:s/>Teddy <text:s/>Nakkazi</text:p>
          </table:table-cell>
          <table:table-cell office:value-type="float" office:value="256776464808" calcext:value-type="float">
            <text:p>25677646480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3-09-11" calcext:value-type="date">
            <text:p>1963-09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Nassali sharon</text:p>
          </table:table-cell>
          <table:table-cell/>
          <table:table-cell office:value-type="float" office:value="256708157448" calcext:value-type="float">
            <text:p>256708157448</text:p>
          </table:table-cell>
          <table:table-cell table:number-columns-repeated="3"/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00239I0150301</text:p>
          </table:table-cell>
        </table:table-row>
        <table:table-row table:style-name="ro1">
          <table:table-cell office:value-type="string" calcext:value-type="string">
            <text:p>Mr. Johnpaul Pendence Kibirige</text:p>
          </table:table-cell>
          <table:table-cell office:value-type="float" office:value="256773062753" calcext:value-type="float">
            <text:p>2567730627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9-10" calcext:value-type="date">
            <text:p>1990-09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yadondo</text:p>
          </table:table-cell>
          <table:table-cell table:number-columns-repeated="3"/>
          <table:table-cell office:value-type="string" calcext:value-type="string">
            <text:p>Nanteza Nalongo Morren</text:p>
          </table:table-cell>
          <table:table-cell/>
          <table:table-cell office:value-type="float" office:value="256703554030" calcext:value-type="float">
            <text:p>256703554030</text:p>
          </table:table-cell>
          <table:table-cell table:number-columns-repeated="3"/>
          <table:table-cell office:value-type="date" office:date-value="2020-03-09" calcext:value-type="date">
            <text:p>2020-03-09</text:p>
          </table:table-cell>
          <table:table-cell office:value-type="string" calcext:value-type="string">
            <text:p>00239I0150415</text:p>
          </table:table-cell>
        </table:table-row>
        <table:table-row table:style-name="ro1">
          <table:table-cell office:value-type="string" calcext:value-type="string">
            <text:p><text:s/>TEST <text:s/>TEST</text:p>
          </table:table-cell>
          <table:table-cell office:value-type="float" office:value="256756111111" calcext:value-type="float">
            <text:p>25675611111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01-01" calcext:value-type="date">
            <text:p>2020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float" office:value="256756111111" calcext:value-type="float">
            <text:p>256756111111</text:p>
          </table:table-cell>
          <table:table-cell table:number-columns-repeated="3"/>
          <table:table-cell office:value-type="date" office:date-value="2020-03-10" calcext:value-type="date">
            <text:p>2020-03-10</text:p>
          </table:table-cell>
          <table:table-cell office:value-type="string" calcext:value-type="string">
            <text:p>00239I0150467</text:p>
          </table:table-cell>
        </table:table-row>
        <table:table-row table:style-name="ro1">
          <table:table-cell office:value-type="string" calcext:value-type="string">
            <text:p>Ms. Abigail Davis Lola</text:p>
          </table:table-cell>
          <table:table-cell office:value-type="float" office:value="256772744736" calcext:value-type="float">
            <text:p>2567727447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05-02" calcext:value-type="date">
            <text:p>1984-05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pala District</text:p>
          </table:table-cell>
          <table:table-cell office:value-type="string" calcext:value-type="string">
            <text:p>Village 19</text:p>
          </table:table-cell>
          <table:table-cell table:number-columns-repeated="3"/>
          <table:table-cell office:value-type="string" calcext:value-type="string">
            <text:p>Abigail Hola Davis</text:p>
          </table:table-cell>
          <table:table-cell table:number-columns-repeated="5"/>
          <table:table-cell office:value-type="date" office:date-value="2020-03-11" calcext:value-type="date">
            <text:p>2020-03-11</text:p>
          </table:table-cell>
          <table:table-cell office:value-type="string" calcext:value-type="string">
            <text:p>00239I0150538</text:p>
          </table:table-cell>
        </table:table-row>
        <table:table-row table:style-name="ro1">
          <table:table-cell office:value-type="string" calcext:value-type="string">
            <text:p><text:s/>Naome <text:s/>Tukundane</text:p>
          </table:table-cell>
          <table:table-cell office:value-type="float" office:value="256754013887" calcext:value-type="float">
            <text:p>25675401388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9-05" calcext:value-type="date">
            <text:p>1982-09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kitandwe shafik</text:p>
          </table:table-cell>
          <table:table-cell/>
          <table:table-cell office:value-type="float" office:value="256753180293" calcext:value-type="float">
            <text:p>256753180293</text:p>
          </table:table-cell>
          <table:table-cell table:number-columns-repeated="3"/>
          <table:table-cell office:value-type="date" office:date-value="2020-03-13" calcext:value-type="date">
            <text:p>2020-03-13</text:p>
          </table:table-cell>
          <table:table-cell office:value-type="string" calcext:value-type="string">
            <text:p>00239I0150572</text:p>
          </table:table-cell>
        </table:table-row>
        <table:table-row table:style-name="ro1">
          <table:table-cell office:value-type="string" calcext:value-type="string">
            <text:p><text:s/>Getrude Nalugwa Babirye</text:p>
          </table:table-cell>
          <table:table-cell office:value-type="float" office:value="256752567177" calcext:value-type="float">
            <text:p>25675256717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3-10-23" calcext:value-type="date">
            <text:p>1963-10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seeta</text:p>
          </table:table-cell>
          <table:table-cell table:number-columns-repeated="3"/>
          <table:table-cell office:value-type="string" calcext:value-type="string">
            <text:p>Nantongo Justine</text:p>
          </table:table-cell>
          <table:table-cell/>
          <table:table-cell office:value-type="float" office:value="256757295739" calcext:value-type="float">
            <text:p>256757295739</text:p>
          </table:table-cell>
          <table:table-cell table:number-columns-repeated="3"/>
          <table:table-cell office:value-type="date" office:date-value="2020-03-13" calcext:value-type="date">
            <text:p>2020-03-13</text:p>
          </table:table-cell>
          <table:table-cell office:value-type="string" calcext:value-type="string">
            <text:p>00239I0150573</text:p>
          </table:table-cell>
        </table:table-row>
        <table:table-row table:style-name="ro1">
          <table:table-cell office:value-type="string" calcext:value-type="string">
            <text:p><text:s/>Justus Kojax Koojo</text:p>
          </table:table-cell>
          <table:table-cell office:value-type="float" office:value="256772181928" calcext:value-type="float">
            <text:p>25677218192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11-10" calcext:value-type="date">
            <text:p>1988-1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ugolobi</text:p>
          </table:table-cell>
          <table:table-cell table:number-columns-repeated="3"/>
          <table:table-cell office:value-type="string" calcext:value-type="string">
            <text:p>Jacklyne Brenda</text:p>
          </table:table-cell>
          <table:table-cell/>
          <table:table-cell office:value-type="float" office:value="256782823737" calcext:value-type="float">
            <text:p>256782823737</text:p>
          </table:table-cell>
          <table:table-cell table:number-columns-repeated="3"/>
          <table:table-cell office:value-type="date" office:date-value="2020-03-13" calcext:value-type="date">
            <text:p>2020-03-13</text:p>
          </table:table-cell>
          <table:table-cell office:value-type="string" calcext:value-type="string">
            <text:p>00239I0150597</text:p>
          </table:table-cell>
        </table:table-row>
        <table:table-row table:style-name="ro1">
          <table:table-cell office:value-type="string" calcext:value-type="string">
            <text:p>Mr. Jowasi <text:s/>Tugaineyo</text:p>
          </table:table-cell>
          <table:table-cell office:value-type="float" office:value="256753270085" calcext:value-type="float">
            <text:p>2567532700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01-01" calcext:value-type="date">
            <text:p>1978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Agaba Merina</text:p>
          </table:table-cell>
          <table:table-cell/>
          <table:table-cell office:value-type="float" office:value="256752847670" calcext:value-type="float">
            <text:p>256752847670</text:p>
          </table:table-cell>
          <table:table-cell table:number-columns-repeated="3"/>
          <table:table-cell office:value-type="date" office:date-value="2020-03-14" calcext:value-type="date">
            <text:p>2020-03-14</text:p>
          </table:table-cell>
          <table:table-cell office:value-type="string" calcext:value-type="string">
            <text:p>00239I0150609</text:p>
          </table:table-cell>
        </table:table-row>
        <table:table-row table:style-name="ro1">
          <table:table-cell office:value-type="string" calcext:value-type="string">
            <text:p>Mrs. Beatrice <text:s/>Kisakye</text:p>
          </table:table-cell>
          <table:table-cell office:value-type="float" office:value="256781485971" calcext:value-type="float">
            <text:p>2567814859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7-02" calcext:value-type="date">
            <text:p>1983-07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jala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nfuka Shamim</text:p>
          </table:table-cell>
          <table:table-cell/>
          <table:table-cell office:value-type="float" office:value="256703972908" calcext:value-type="float">
            <text:p>256703972908</text:p>
          </table:table-cell>
          <table:table-cell table:number-columns-repeated="3"/>
          <table:table-cell office:value-type="date" office:date-value="2020-03-14" calcext:value-type="date">
            <text:p>2020-03-14</text:p>
          </table:table-cell>
          <table:table-cell office:value-type="string" calcext:value-type="string">
            <text:p>00239I0150611</text:p>
          </table:table-cell>
        </table:table-row>
        <table:table-row table:style-name="ro1">
          <table:table-cell office:value-type="string" calcext:value-type="string">
            <text:p><text:s/>lawrence <text:s/>Sserunjogi</text:p>
          </table:table-cell>
          <table:table-cell office:value-type="float" office:value="256752381052" calcext:value-type="float">
            <text:p>25675238105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12-27" calcext:value-type="date">
            <text:p>1972-12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Monday Gad</text:p>
          </table:table-cell>
          <table:table-cell/>
          <table:table-cell office:value-type="float" office:value="256759353552" calcext:value-type="float">
            <text:p>256759353552</text:p>
          </table:table-cell>
          <table:table-cell table:number-columns-repeated="3"/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00239I0151329</text:p>
          </table:table-cell>
        </table:table-row>
        <table:table-row table:style-name="ro1">
          <table:table-cell office:value-type="string" calcext:value-type="string">
            <text:p><text:s/>Irene <text:s/>Namono</text:p>
          </table:table-cell>
          <table:table-cell office:value-type="float" office:value="256773890194" calcext:value-type="float">
            <text:p>2567738901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1-21" calcext:value-type="date">
            <text:p>1986-11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anda</text:p>
          </table:table-cell>
          <table:table-cell table:number-columns-repeated="3"/>
          <table:table-cell office:value-type="string" calcext:value-type="string">
            <text:p>Namubiru shamira</text:p>
          </table:table-cell>
          <table:table-cell/>
          <table:table-cell office:value-type="float" office:value="256755419187" calcext:value-type="float">
            <text:p>256755419187</text:p>
          </table:table-cell>
          <table:table-cell table:number-columns-repeated="3"/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00239I0151330</text:p>
          </table:table-cell>
        </table:table-row>
        <table:table-row table:style-name="ro1">
          <table:table-cell office:value-type="string" calcext:value-type="string">
            <text:p><text:s/>Hanifah Jamila Nagawa</text:p>
          </table:table-cell>
          <table:table-cell office:value-type="float" office:value="256705438484" calcext:value-type="float">
            <text:p>25670543848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3-05-13" calcext:value-type="date">
            <text:p>1993-05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Bweyogerere</text:p>
          </table:table-cell>
          <table:table-cell table:number-columns-repeated="3"/>
          <table:table-cell office:value-type="string" calcext:value-type="string">
            <text:p>Namagembe Rose</text:p>
          </table:table-cell>
          <table:table-cell/>
          <table:table-cell office:value-type="float" office:value="256754458999" calcext:value-type="float">
            <text:p>256754458999</text:p>
          </table:table-cell>
          <table:table-cell table:number-columns-repeated="3"/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00239I0151331</text:p>
          </table:table-cell>
        </table:table-row>
        <table:table-row table:style-name="ro1">
          <table:table-cell office:value-type="string" calcext:value-type="string">
            <text:p>Mrs. SSEBULIBA <text:s/>Harriet</text:p>
          </table:table-cell>
          <table:table-cell office:value-type="float" office:value="256704905515" calcext:value-type="float">
            <text:p>25670490551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0-09-12" calcext:value-type="date">
            <text:p>1960-09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Sajjabi Oscar</text:p>
          </table:table-cell>
          <table:table-cell/>
          <table:table-cell office:value-type="float" office:value="256772464946" calcext:value-type="float">
            <text:p>256772464946</text:p>
          </table:table-cell>
          <table:table-cell table:number-columns-repeated="3"/>
          <table:table-cell office:value-type="date" office:date-value="2020-03-01" calcext:value-type="date">
            <text:p>2020-03-01</text:p>
          </table:table-cell>
          <table:table-cell office:value-type="string" calcext:value-type="string">
            <text:p>00239I0151632</text:p>
          </table:table-cell>
        </table:table-row>
        <table:table-row table:style-name="ro1">
          <table:table-cell office:value-type="string" calcext:value-type="string">
            <text:p>Mr. Rogers <text:s/>Taremwa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0-02-26" calcext:value-type="date">
            <text:p>1980-02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abahumuza Agnes</text:p>
          </table:table-cell>
          <table:table-cell table:number-columns-repeated="5"/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00239I0159582</text:p>
          </table:table-cell>
        </table:table-row>
        <table:table-row table:style-name="ro1">
          <table:table-cell office:value-type="string" calcext:value-type="string">
            <text:p>Mrs. Justine <text:s/>Aliba</text:p>
          </table:table-cell>
          <table:table-cell office:value-type="float" office:value="256702093253" calcext:value-type="float">
            <text:p>2567020932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1-01" calcext:value-type="date">
            <text:p>1979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mpala</text:p>
          </table:table-cell>
          <table:table-cell table:number-columns-repeated="3"/>
          <table:table-cell office:value-type="string" calcext:value-type="string">
            <text:p>Joseph Lukula</text:p>
          </table:table-cell>
          <table:table-cell/>
          <table:table-cell office:value-type="float" office:value="256702093253" calcext:value-type="float">
            <text:p>256702093253</text:p>
          </table:table-cell>
          <table:table-cell table:number-columns-repeated="3"/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00239I0176757</text:p>
          </table:table-cell>
        </table:table-row>
        <table:table-row table:style-name="ro1">
          <table:table-cell office:value-type="string" calcext:value-type="string">
            <text:p><text:s/>Suluman <text:s/>Keeya</text:p>
          </table:table-cell>
          <table:table-cell office:value-type="float" office:value="256705045074" calcext:value-type="float">
            <text:p>25670504507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4-04" calcext:value-type="date">
            <text:p>1979-04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waise</text:p>
          </table:table-cell>
          <table:table-cell table:number-columns-repeated="3"/>
          <table:table-cell office:value-type="string" calcext:value-type="string">
            <text:p>Sebambulidde Robert</text:p>
          </table:table-cell>
          <table:table-cell/>
          <table:table-cell office:value-type="float" office:value="256772685791" calcext:value-type="float">
            <text:p>256772685791</text:p>
          </table:table-cell>
          <table:table-cell table:number-columns-repeated="3"/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00239I0176829</text:p>
          </table:table-cell>
        </table:table-row>
        <table:table-row table:style-name="ro1">
          <table:table-cell office:value-type="string" calcext:value-type="string">
            <text:p>Mr. Joseph <text:s/>Lugemwa</text:p>
          </table:table-cell>
          <table:table-cell office:value-type="float" office:value="256702093253" calcext:value-type="float">
            <text:p>2567020932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5-05" calcext:value-type="date">
            <text:p>1986-05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alya</text:p>
          </table:table-cell>
          <table:table-cell table:number-columns-repeated="3"/>
          <table:table-cell office:value-type="string" calcext:value-type="string">
            <text:p>Joseph Lukula</text:p>
          </table:table-cell>
          <table:table-cell/>
          <table:table-cell office:value-type="float" office:value="256702093253" calcext:value-type="float">
            <text:p>256702093253</text:p>
          </table:table-cell>
          <table:table-cell table:number-columns-repeated="3"/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00239I0176831</text:p>
          </table:table-cell>
        </table:table-row>
        <table:table-row table:style-name="ro1">
          <table:table-cell office:value-type="string" calcext:value-type="string">
            <text:p><text:s/>Joselyn <text:s/>Kalembe</text:p>
          </table:table-cell>
          <table:table-cell office:value-type="float" office:value="256782865359" calcext:value-type="float">
            <text:p>2567828653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10-01" calcext:value-type="date">
            <text:p>1989-10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Kampala</text:p>
          </table:table-cell>
          <table:table-cell table:number-columns-repeated="3"/>
          <table:table-cell office:value-type="string" calcext:value-type="string">
            <text:p>Lukula Joseph</text:p>
          </table:table-cell>
          <table:table-cell/>
          <table:table-cell office:value-type="float" office:value="256702093253" calcext:value-type="float">
            <text:p>256702093253</text:p>
          </table:table-cell>
          <table:table-cell table:number-columns-repeated="3"/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00239I0180522</text:p>
          </table:table-cell>
        </table:table-row>
        <table:table-row table:style-name="ro1">
          <table:table-cell office:value-type="string" calcext:value-type="string">
            <text:p><text:s/>Sarah <text:s/>Nalubowa</text:p>
          </table:table-cell>
          <table:table-cell office:value-type="float" office:value="256703285129" calcext:value-type="float">
            <text:p>25670328512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5-02" calcext:value-type="date">
            <text:p>1975-05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kon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Mayinja amir</text:p>
          </table:table-cell>
          <table:table-cell/>
          <table:table-cell office:value-type="float" office:value="256752548602" calcext:value-type="float">
            <text:p>256752548602</text:p>
          </table:table-cell>
          <table:table-cell table:number-columns-repeated="3"/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00239I0183460</text:p>
          </table:table-cell>
        </table:table-row>
        <table:table-row table:style-name="ro1">
          <table:table-cell office:value-type="string" calcext:value-type="string">
            <text:p>Mr. Jackson <text:s/>Nuwagaba</text:p>
          </table:table-cell>
          <table:table-cell office:value-type="float" office:value="256771565363" calcext:value-type="float">
            <text:p>2567715653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07-24" calcext:value-type="date">
            <text:p>2020-07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muntu Lawrence</text:p>
          </table:table-cell>
          <table:table-cell/>
          <table:table-cell office:value-type="float" office:value="256702615541" calcext:value-type="float">
            <text:p>256702615541</text:p>
          </table:table-cell>
          <table:table-cell table:number-columns-repeated="3"/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00239I0183937</text:p>
          </table:table-cell>
        </table:table-row>
        <table:table-row table:style-name="ro1">
          <table:table-cell office:value-type="string" calcext:value-type="string">
            <text:p>Mr. Herny <text:s/>Nyanja</text:p>
          </table:table-cell>
          <table:table-cell office:value-type="float" office:value="256772259510" calcext:value-type="float">
            <text:p>2567722595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07-04" calcext:value-type="date">
            <text:p>1987-07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yesswe Juliet</text:p>
          </table:table-cell>
          <table:table-cell/>
          <table:table-cell office:value-type="float" office:value="256776636480" calcext:value-type="float">
            <text:p>256776636480</text:p>
          </table:table-cell>
          <table:table-cell table:number-columns-repeated="3"/>
          <table:table-cell office:value-type="date" office:date-value="2020-08-03" calcext:value-type="date">
            <text:p>2020-08-03</text:p>
          </table:table-cell>
          <table:table-cell office:value-type="string" calcext:value-type="string">
            <text:p>00239I0184970</text:p>
          </table:table-cell>
        </table:table-row>
        <table:table-row table:style-name="ro1">
          <table:table-cell office:value-type="string" calcext:value-type="string">
            <text:p>Mrs. Christine <text:s/>Nakasumba</text:p>
          </table:table-cell>
          <table:table-cell office:value-type="float" office:value="256753176533" calcext:value-type="float">
            <text:p>2567531765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8-06" calcext:value-type="date">
            <text:p>2020-08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Basemera Harriet</text:p>
          </table:table-cell>
          <table:table-cell/>
          <table:table-cell office:value-type="float" office:value="256754417701" calcext:value-type="float">
            <text:p>256754417701</text:p>
          </table:table-cell>
          <table:table-cell table:number-columns-repeated="3"/>
          <table:table-cell office:value-type="date" office:date-value="2020-08-06" calcext:value-type="date">
            <text:p>2020-08-06</text:p>
          </table:table-cell>
          <table:table-cell office:value-type="string" calcext:value-type="string">
            <text:p>00239I0185139</text:p>
          </table:table-cell>
        </table:table-row>
        <table:table-row table:style-name="ro1">
          <table:table-cell office:value-type="string" calcext:value-type="string">
            <text:p>Ms. Prossy <text:s/>Nanfuka</text:p>
          </table:table-cell>
          <table:table-cell office:value-type="float" office:value="256759668425" calcext:value-type="float">
            <text:p>25675966842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8-07" calcext:value-type="date">
            <text:p>2020-08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bira Robina</text:p>
          </table:table-cell>
          <table:table-cell/>
          <table:table-cell office:value-type="float" office:value="256781844245" calcext:value-type="float">
            <text:p>256781844245</text:p>
          </table:table-cell>
          <table:table-cell table:number-columns-repeated="3"/>
          <table:table-cell office:value-type="date" office:date-value="2020-08-07" calcext:value-type="date">
            <text:p>2020-08-07</text:p>
          </table:table-cell>
          <table:table-cell office:value-type="string" calcext:value-type="string">
            <text:p>00239I0185287</text:p>
          </table:table-cell>
        </table:table-row>
        <table:table-row table:style-name="ro1">
          <table:table-cell office:value-type="string" calcext:value-type="string">
            <text:p>Ms. Dorothy <text:s/>Asiimw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88-01-04" calcext:value-type="date">
            <text:p>1988-01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Joseph Lukula</text:p>
          </table:table-cell>
          <table:table-cell table:number-columns-repeated="5"/>
          <table:table-cell office:value-type="date" office:date-value="2020-08-19" calcext:value-type="date">
            <text:p>2020-08-19</text:p>
          </table:table-cell>
          <table:table-cell office:value-type="string" calcext:value-type="string">
            <text:p>00239I0187601</text:p>
          </table:table-cell>
        </table:table-row>
        <table:table-row table:style-name="ro1">
          <table:table-cell office:value-type="string" calcext:value-type="string">
            <text:p>Mr. MICHEAL RINEX UNEGIU</text:p>
          </table:table-cell>
          <table:table-cell office:value-type="float" office:value="256757065485" calcext:value-type="float">
            <text:p>2567570654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8-23" calcext:value-type="date">
            <text:p>1986-08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HENRY NYANJA</text:p>
          </table:table-cell>
          <table:table-cell/>
          <table:table-cell office:value-type="float" office:value="256772259510" calcext:value-type="float">
            <text:p>256772259510</text:p>
          </table:table-cell>
          <table:table-cell table:number-columns-repeated="3"/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00239I0207829</text:p>
          </table:table-cell>
        </table:table-row>
        <table:table-row table:style-name="ro1">
          <table:table-cell office:value-type="string" calcext:value-type="string">
            <text:p>Mrs. margret <text:s/>Nayiga</text:p>
          </table:table-cell>
          <table:table-cell office:value-type="float" office:value="256783118579" calcext:value-type="float">
            <text:p>2567831185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4-03" calcext:value-type="date">
            <text:p>1985-04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Rubaga</text:p>
          </table:table-cell>
          <table:table-cell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Namukwaya Roy</text:p>
          </table:table-cell>
          <table:table-cell/>
          <table:table-cell office:value-type="float" office:value="256703054908" calcext:value-type="float">
            <text:p>256703054908</text:p>
          </table:table-cell>
          <table:table-cell table:number-columns-repeated="3"/>
          <table:table-cell office:value-type="date" office:date-value="2020-09-11" calcext:value-type="date">
            <text:p>2020-09-11</text:p>
          </table:table-cell>
          <table:table-cell office:value-type="string" calcext:value-type="string">
            <text:p>00239I0227449</text:p>
          </table:table-cell>
        </table:table-row>
        <table:table-row table:style-name="ro1">
          <table:table-cell office:value-type="string" calcext:value-type="string">
            <text:p>Ms. Oliver <text:s/>Tusiime</text:p>
          </table:table-cell>
          <table:table-cell office:value-type="float" office:value="256705474336" calcext:value-type="float">
            <text:p>2567054743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12-22" calcext:value-type="date">
            <text:p>1989-12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birye proscovia</text:p>
          </table:table-cell>
          <table:table-cell/>
          <table:table-cell office:value-type="float" office:value="256700879102" calcext:value-type="float">
            <text:p>256700879102</text:p>
          </table:table-cell>
          <table:table-cell table:number-columns-repeated="3"/>
          <table:table-cell office:value-type="date" office:date-value="2020-09-14" calcext:value-type="date">
            <text:p>2020-09-14</text:p>
          </table:table-cell>
          <table:table-cell office:value-type="string" calcext:value-type="string">
            <text:p>00239I0227995</text:p>
          </table:table-cell>
        </table:table-row>
        <table:table-row table:style-name="ro1">
          <table:table-cell office:value-type="string" calcext:value-type="string">
            <text:p>Ms. Suzan <text:s/>Nayinza</text:p>
          </table:table-cell>
          <table:table-cell office:value-type="float" office:value="256758105273" calcext:value-type="float">
            <text:p>2567581052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2-25" calcext:value-type="date">
            <text:p>1990-12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agembe Rose</text:p>
          </table:table-cell>
          <table:table-cell/>
          <table:table-cell office:value-type="float" office:value="256754458999" calcext:value-type="float">
            <text:p>256754458999</text:p>
          </table:table-cell>
          <table:table-cell table:number-columns-repeated="3"/>
          <table:table-cell office:value-type="date" office:date-value="2020-09-21" calcext:value-type="date">
            <text:p>2020-09-21</text:p>
          </table:table-cell>
          <table:table-cell office:value-type="string" calcext:value-type="string">
            <text:p>00239I0247953</text:p>
          </table:table-cell>
        </table:table-row>
        <table:table-row table:style-name="ro1">
          <table:table-cell office:value-type="string" calcext:value-type="string">
            <text:p>Mr. ROBERT <text:s/>ISUMBA</text:p>
          </table:table-cell>
          <table:table-cell office:value-type="float" office:value="256758496106" calcext:value-type="float">
            <text:p>25675849610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6-08-21" calcext:value-type="date">
            <text:p>1976-08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2"/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ATUHAIRE</text:p>
          </table:table-cell>
          <table:table-cell/>
          <table:table-cell office:value-type="float" office:value="256706393899" calcext:value-type="float">
            <text:p>256706393899</text:p>
          </table:table-cell>
          <table:table-cell table:number-columns-repeated="3"/>
          <table:table-cell office:value-type="date" office:date-value="2020-09-25" calcext:value-type="date">
            <text:p>2020-09-25</text:p>
          </table:table-cell>
          <table:table-cell office:value-type="string" calcext:value-type="string">
            <text:p>00239I0248083</text:p>
          </table:table-cell>
        </table:table-row>
        <table:table-row table:style-name="ro1">
          <table:table-cell office:value-type="string" calcext:value-type="string">
            <text:p>Mrs. Gloria <text:s/>Kemigisha</text:p>
          </table:table-cell>
          <table:table-cell office:value-type="float" office:value="256779451336" calcext:value-type="float">
            <text:p>2567794513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09-29" calcext:value-type="date">
            <text:p>2020-09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Julius kweyamba</text:p>
          </table:table-cell>
          <table:table-cell/>
          <table:table-cell office:value-type="float" office:value="256751076249" calcext:value-type="float">
            <text:p>256751076249</text:p>
          </table:table-cell>
          <table:table-cell table:number-columns-repeated="3"/>
          <table:table-cell office:value-type="date" office:date-value="2020-09-29" calcext:value-type="date">
            <text:p>2020-09-29</text:p>
          </table:table-cell>
          <table:table-cell office:value-type="string" calcext:value-type="string">
            <text:p>00239I0249483</text:p>
          </table:table-cell>
        </table:table-row>
        <table:table-row table:style-name="ro1">
          <table:table-cell office:value-type="string" calcext:value-type="string">
            <text:p>Mr. Hakim <text:s/>Ssewanyana</text:p>
          </table:table-cell>
          <table:table-cell office:value-type="float" office:value="256706231853" calcext:value-type="float">
            <text:p>2567062318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10-23" calcext:value-type="date">
            <text:p>1982-10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ndwe</text:p>
          </table:table-cell>
          <table:table-cell table:number-columns-repeated="3"/>
          <table:table-cell office:value-type="string" calcext:value-type="string">
            <text:p>Kambugu damurila</text:p>
          </table:table-cell>
          <table:table-cell/>
          <table:table-cell office:value-type="float" office:value="256702005643" calcext:value-type="float">
            <text:p>256702005643</text:p>
          </table:table-cell>
          <table:table-cell table:number-columns-repeated="3"/>
          <table:table-cell office:value-type="date" office:date-value="2020-09-29" calcext:value-type="date">
            <text:p>2020-09-29</text:p>
          </table:table-cell>
          <table:table-cell office:value-type="string" calcext:value-type="string">
            <text:p>00239I0249484</text:p>
          </table:table-cell>
        </table:table-row>
        <table:table-row table:style-name="ro1">
          <table:table-cell office:value-type="string" calcext:value-type="string">
            <text:p>Mrs. Christine <text:s/>Nalwog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73-02-09" calcext:value-type="date">
            <text:p>1973-02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Peggy nazziwa</text:p>
          </table:table-cell>
          <table:table-cell table:number-columns-repeated="5"/>
          <table:table-cell office:value-type="date" office:date-value="2020-10-06" calcext:value-type="date">
            <text:p>2020-10-06</text:p>
          </table:table-cell>
          <table:table-cell office:value-type="string" calcext:value-type="string">
            <text:p>00239I0250018</text:p>
          </table:table-cell>
        </table:table-row>
        <table:table-row table:style-name="ro1">
          <table:table-cell office:value-type="string" calcext:value-type="string">
            <text:p>Mr. Ssebuuma <text:s/>Kizito</text:p>
          </table:table-cell>
          <table:table-cell office:value-type="float" office:value="256751917349" calcext:value-type="float">
            <text:p>2567519173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8-03" calcext:value-type="date">
            <text:p>1990-08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guru2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abiito cissy</text:p>
          </table:table-cell>
          <table:table-cell/>
          <table:table-cell office:value-type="float" office:value="256774424822" calcext:value-type="float">
            <text:p>256774424822</text:p>
          </table:table-cell>
          <table:table-cell table:number-columns-repeated="3"/>
          <table:table-cell office:value-type="date" office:date-value="2020-10-06" calcext:value-type="date">
            <text:p>2020-10-06</text:p>
          </table:table-cell>
          <table:table-cell office:value-type="string" calcext:value-type="string">
            <text:p>00239I0250046</text:p>
          </table:table-cell>
        </table:table-row>
        <table:table-row table:style-name="ro1">
          <table:table-cell office:value-type="string" calcext:value-type="string">
            <text:p>Mr. Ramathan <text:s/>Kibirige</text:p>
          </table:table-cell>
          <table:table-cell office:value-type="float" office:value="256703083258" calcext:value-type="float">
            <text:p>2567030832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10-07" calcext:value-type="date">
            <text:p>2020-10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Kambugu damuril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10-07" calcext:value-type="date">
            <text:p>2020-10-07</text:p>
          </table:table-cell>
          <table:table-cell office:value-type="string" calcext:value-type="string">
            <text:p>00239I0250097</text:p>
          </table:table-cell>
        </table:table-row>
        <table:table-row table:style-name="ro1">
          <table:table-cell office:value-type="string" calcext:value-type="string">
            <text:p>Mr. Evalist <text:s/>Yiga</text:p>
          </table:table-cell>
          <table:table-cell office:value-type="float" office:value="256755275158" calcext:value-type="float">
            <text:p>2567552751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10-07" calcext:value-type="date">
            <text:p>2020-10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lukolongo</text:p>
          </table:table-cell>
          <table:table-cell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Najjingo haddijah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10-07" calcext:value-type="date">
            <text:p>2020-10-07</text:p>
          </table:table-cell>
          <table:table-cell office:value-type="string" calcext:value-type="string">
            <text:p>00239I0250098</text:p>
          </table:table-cell>
        </table:table-row>
        <table:table-row table:style-name="ro1">
          <table:table-cell office:value-type="string" calcext:value-type="string">
            <text:p>Mr. Farooq <text:s/>Mudoma</text:p>
          </table:table-cell>
          <table:table-cell office:value-type="float" office:value="256775700289" calcext:value-type="float">
            <text:p>2567757002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10-07" calcext:value-type="date">
            <text:p>2020-10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Kambugu damuril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10-07" calcext:value-type="date">
            <text:p>2020-10-07</text:p>
          </table:table-cell>
          <table:table-cell office:value-type="string" calcext:value-type="string">
            <text:p>00239I0250099</text:p>
          </table:table-cell>
        </table:table-row>
        <table:table-row table:style-name="ro1">
          <table:table-cell office:value-type="string" calcext:value-type="string">
            <text:p>Mr. Moses <text:s/>Batwala</text:p>
          </table:table-cell>
          <table:table-cell office:value-type="float" office:value="256775910646" calcext:value-type="float">
            <text:p>25677591064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0-10-07" calcext:value-type="date">
            <text:p>2020-10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mbi Edith</text:p>
          </table:table-cell>
          <table:table-cell/>
          <table:table-cell office:value-type="float" office:value="256703835484" calcext:value-type="float">
            <text:p>256703835484</text:p>
          </table:table-cell>
          <table:table-cell table:number-columns-repeated="3"/>
          <table:table-cell office:value-type="date" office:date-value="2020-10-07" calcext:value-type="date">
            <text:p>2020-10-07</text:p>
          </table:table-cell>
          <table:table-cell office:value-type="string" calcext:value-type="string">
            <text:p>00239I0250100</text:p>
          </table:table-cell>
        </table:table-row>
        <table:table-row table:style-name="ro1">
          <table:table-cell office:value-type="string" calcext:value-type="string">
            <text:p>Ms. Harriet <text:s/>Buliiro</text:p>
          </table:table-cell>
          <table:table-cell office:value-type="float" office:value="256757938270" calcext:value-type="float">
            <text:p>2567579382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1-01" calcext:value-type="date">
            <text:p>1980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kimuli Lydia</text:p>
          </table:table-cell>
          <table:table-cell table:number-columns-repeated="5"/>
          <table:table-cell office:value-type="date" office:date-value="2020-10-12" calcext:value-type="date">
            <text:p>2020-10-12</text:p>
          </table:table-cell>
          <table:table-cell office:value-type="string" calcext:value-type="string">
            <text:p>00239I0252107</text:p>
          </table:table-cell>
        </table:table-row>
        <table:table-row table:style-name="ro1">
          <table:table-cell office:value-type="string" calcext:value-type="string">
            <text:p>Mrs. Grace <text:s/>Naying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2020-10-13" calcext:value-type="date">
            <text:p>2020-10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Tumwine Sylvia</text:p>
          </table:table-cell>
          <table:table-cell/>
          <table:table-cell office:value-type="float" office:value="256704157368" calcext:value-type="float">
            <text:p>256704157368</text:p>
          </table:table-cell>
          <table:table-cell table:number-columns-repeated="3"/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00239I0252108</text:p>
          </table:table-cell>
        </table:table-row>
        <table:table-row table:style-name="ro1">
          <table:table-cell office:value-type="string" calcext:value-type="string">
            <text:p>Mrs. Sylvia <text:s/>Tumwine</text:p>
          </table:table-cell>
          <table:table-cell office:value-type="float" office:value="256704157368" calcext:value-type="float">
            <text:p>2567041573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10-13" calcext:value-type="date">
            <text:p>2020-10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Akatukunda Amina</text:p>
          </table:table-cell>
          <table:table-cell/>
          <table:table-cell office:value-type="float" office:value="256701332871" calcext:value-type="float">
            <text:p>256701332871</text:p>
          </table:table-cell>
          <table:table-cell table:number-columns-repeated="3"/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00239I0252109</text:p>
          </table:table-cell>
        </table:table-row>
        <table:table-row table:style-name="ro1">
          <table:table-cell office:value-type="string" calcext:value-type="string">
            <text:p>Mr. Noah <text:s/>Mukisa</text:p>
          </table:table-cell>
          <table:table-cell office:value-type="float" office:value="256786416770" calcext:value-type="float">
            <text:p>25678641677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6-06" calcext:value-type="date">
            <text:p>1979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tumwe</text:p>
          </table:table-cell>
          <table:table-cell table:number-columns-repeated="3"/>
          <table:table-cell office:value-type="string" calcext:value-type="string">
            <text:p>kambungu Damulir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0-10-14" calcext:value-type="date">
            <text:p>2020-10-14</text:p>
          </table:table-cell>
          <table:table-cell office:value-type="string" calcext:value-type="string">
            <text:p>00239I0252131</text:p>
          </table:table-cell>
        </table:table-row>
        <table:table-row table:style-name="ro1">
          <table:table-cell office:value-type="string" calcext:value-type="string">
            <text:p>Mr. Kakembo <text:s/>Jamiru</text:p>
          </table:table-cell>
          <table:table-cell office:value-type="float" office:value="256788949644" calcext:value-type="float">
            <text:p>25678894964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2-28" calcext:value-type="date">
            <text:p>1981-02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buye Sulaiman</text:p>
          </table:table-cell>
          <table:table-cell/>
          <table:table-cell office:value-type="float" office:value="256704199063" calcext:value-type="float">
            <text:p>256704199063</text:p>
          </table:table-cell>
          <table:table-cell table:number-columns-repeated="3"/>
          <table:table-cell office:value-type="date" office:date-value="2020-10-20" calcext:value-type="date">
            <text:p>2020-10-20</text:p>
          </table:table-cell>
          <table:table-cell office:value-type="string" calcext:value-type="string">
            <text:p>00239I0253450</text:p>
          </table:table-cell>
        </table:table-row>
        <table:table-row table:style-name="ro1">
          <table:table-cell office:value-type="string" calcext:value-type="string">
            <text:p>Mrs. Oliver <text:s/>Nanyonjo</text:p>
          </table:table-cell>
          <table:table-cell office:value-type="float" office:value="256759951620" calcext:value-type="float">
            <text:p>2567599516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10-21" calcext:value-type="date">
            <text:p>2020-10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bando</text:p>
          </table:table-cell>
          <table:table-cell table:number-columns-repeated="3"/>
          <table:table-cell office:value-type="string" calcext:value-type="string">
            <text:p>Akampulira Angle</text:p>
          </table:table-cell>
          <table:table-cell/>
          <table:table-cell office:value-type="float" office:value="256755770172" calcext:value-type="float">
            <text:p>256755770172</text:p>
          </table:table-cell>
          <table:table-cell table:number-columns-repeated="3"/>
          <table:table-cell office:value-type="date" office:date-value="2020-10-21" calcext:value-type="date">
            <text:p>2020-10-21</text:p>
          </table:table-cell>
          <table:table-cell office:value-type="string" calcext:value-type="string">
            <text:p>00239I0253480</text:p>
          </table:table-cell>
        </table:table-row>
        <table:table-row table:style-name="ro1">
          <table:table-cell office:value-type="string" calcext:value-type="string">
            <text:p>Mr. Wilberforce <text:s/>Mutatiina</text:p>
          </table:table-cell>
          <table:table-cell office:value-type="float" office:value="256701371033" calcext:value-type="float">
            <text:p>25670137103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1-01" calcext:value-type="date">
            <text:p>1981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Aijuka Herbert</text:p>
          </table:table-cell>
          <table:table-cell table:number-columns-repeated="5"/>
          <table:table-cell office:value-type="date" office:date-value="2020-10-28" calcext:value-type="date">
            <text:p>2020-10-28</text:p>
          </table:table-cell>
          <table:table-cell office:value-type="string" calcext:value-type="string">
            <text:p>00239I0256920</text:p>
          </table:table-cell>
        </table:table-row>
        <table:table-row table:style-name="ro1">
          <table:table-cell office:value-type="string" calcext:value-type="string">
            <text:p>Mr. Ronald <text:s/>Tumuhimbise</text:p>
          </table:table-cell>
          <table:table-cell office:value-type="float" office:value="256701444267" calcext:value-type="float">
            <text:p>25670144426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4-01-12" calcext:value-type="date">
            <text:p>1994-01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nyansheko</text:p>
          </table:table-cell>
          <table:table-cell office:value-type="string" calcext:value-type="string">
            <text:p>Nyabuhikye</text:p>
          </table:table-cell>
          <table:table-cell table:number-columns-repeated="3"/>
          <table:table-cell office:value-type="string" calcext:value-type="string">
            <text:p>Aijuka Herbert</text:p>
          </table:table-cell>
          <table:table-cell/>
          <table:table-cell office:value-type="float" office:value="256702444267" calcext:value-type="float">
            <text:p>256702444267</text:p>
          </table:table-cell>
          <table:table-cell table:number-columns-repeated="3"/>
          <table:table-cell office:value-type="date" office:date-value="2020-10-30" calcext:value-type="date">
            <text:p>2020-10-30</text:p>
          </table:table-cell>
          <table:table-cell office:value-type="string" calcext:value-type="string">
            <text:p>00239I0256951</text:p>
          </table:table-cell>
        </table:table-row>
        <table:table-row table:style-name="ro1">
          <table:table-cell office:value-type="string" calcext:value-type="string">
            <text:p>Mr. IDI <text:s/>KIKOMA</text:p>
          </table:table-cell>
          <table:table-cell office:value-type="float" office:value="256774888413" calcext:value-type="float">
            <text:p>25677488841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6-10-30" calcext:value-type="date">
            <text:p>1996-10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bulamuti</text:p>
          </table:table-cell>
          <table:table-cell table:number-columns-repeated="3"/>
          <table:table-cell office:value-type="string" calcext:value-type="string">
            <text:p>Nalubowa Rehema</text:p>
          </table:table-cell>
          <table:table-cell/>
          <table:table-cell office:value-type="float" office:value="256705244430" calcext:value-type="float">
            <text:p>256705244430</text:p>
          </table:table-cell>
          <table:table-cell table:number-columns-repeated="3"/>
          <table:table-cell office:value-type="date" office:date-value="2020-10-30" calcext:value-type="date">
            <text:p>2020-10-30</text:p>
          </table:table-cell>
          <table:table-cell office:value-type="string" calcext:value-type="string">
            <text:p>00239I0256952</text:p>
          </table:table-cell>
        </table:table-row>
        <table:table-row table:style-name="ro1">
          <table:table-cell office:value-type="string" calcext:value-type="string">
            <text:p>Ms. Joanita Namyalo Kayaga</text:p>
          </table:table-cell>
          <table:table-cell office:value-type="float" office:value="256779763449" calcext:value-type="float">
            <text:p>2567797634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9-09" calcext:value-type="date">
            <text:p>1990-09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tabulirwa Ward</text:p>
          </table:table-cell>
          <table:table-cell office:value-type="string" calcext:value-type="string">
            <text:p>Goma Division</text:p>
          </table:table-cell>
          <table:table-cell table:number-columns-repeated="3"/>
          <table:table-cell office:value-type="string" calcext:value-type="string">
            <text:p>Nantume cissy</text:p>
          </table:table-cell>
          <table:table-cell/>
          <table:table-cell office:value-type="float" office:value="256784178865" calcext:value-type="float">
            <text:p>256784178865</text:p>
          </table:table-cell>
          <table:table-cell table:number-columns-repeated="3"/>
          <table:table-cell office:value-type="date" office:date-value="2020-10-30" calcext:value-type="date">
            <text:p>2020-10-30</text:p>
          </table:table-cell>
          <table:table-cell office:value-type="string" calcext:value-type="string">
            <text:p>00239I0256953</text:p>
          </table:table-cell>
        </table:table-row>
        <table:table-row table:style-name="ro1">
          <table:table-cell office:value-type="string" calcext:value-type="string">
            <text:p>Mr. STEVEN <text:s/>MUGANZA</text:p>
          </table:table-cell>
          <table:table-cell office:value-type="float" office:value="256702548273" calcext:value-type="float">
            <text:p>25670254827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06-06" calcext:value-type="date">
            <text:p>1978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Isumba Robert</text:p>
          </table:table-cell>
          <table:table-cell/>
          <table:table-cell office:value-type="float" office:value="256758146106" calcext:value-type="float">
            <text:p>256758146106</text:p>
          </table:table-cell>
          <table:table-cell table:number-columns-repeated="3"/>
          <table:table-cell office:value-type="date" office:date-value="2020-11-04" calcext:value-type="date">
            <text:p>2020-11-04</text:p>
          </table:table-cell>
          <table:table-cell office:value-type="string" calcext:value-type="string">
            <text:p>00239I0257320</text:p>
          </table:table-cell>
        </table:table-row>
        <table:table-row table:style-name="ro1">
          <table:table-cell office:value-type="string" calcext:value-type="string">
            <text:p>Mrs. Edith <text:s/>Nambi</text:p>
          </table:table-cell>
          <table:table-cell office:value-type="float" office:value="256775910646" calcext:value-type="float">
            <text:p>25677591064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11-06" calcext:value-type="date">
            <text:p>2020-11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Batwala Moses</text:p>
          </table:table-cell>
          <table:table-cell/>
          <table:table-cell office:value-type="float" office:value="256775910646" calcext:value-type="float">
            <text:p>256775910646</text:p>
          </table:table-cell>
          <table:table-cell table:number-columns-repeated="3"/>
          <table:table-cell office:value-type="date" office:date-value="2020-11-06" calcext:value-type="date">
            <text:p>2020-11-06</text:p>
          </table:table-cell>
          <table:table-cell office:value-type="string" calcext:value-type="string">
            <text:p>00239I0257470</text:p>
          </table:table-cell>
        </table:table-row>
        <table:table-row table:style-name="ro1">
          <table:table-cell office:value-type="string" calcext:value-type="string">
            <text:p>Mr. Eldard <text:s/>Ssenkooto</text:p>
          </table:table-cell>
          <table:table-cell office:value-type="float" office:value="256701923876" calcext:value-type="float">
            <text:p>25670192387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5-10" calcext:value-type="date">
            <text:p>1989-05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zziwa Peggy</text:p>
          </table:table-cell>
          <table:table-cell/>
          <table:table-cell office:value-type="float" office:value="256758586995" calcext:value-type="float">
            <text:p>256758586995</text:p>
          </table:table-cell>
          <table:table-cell table:number-columns-repeated="3"/>
          <table:table-cell office:value-type="date" office:date-value="2020-11-11" calcext:value-type="date">
            <text:p>2020-11-11</text:p>
          </table:table-cell>
          <table:table-cell office:value-type="string" calcext:value-type="string">
            <text:p>00239I0258201</text:p>
          </table:table-cell>
        </table:table-row>
        <table:table-row table:style-name="ro1">
          <table:table-cell office:value-type="string" calcext:value-type="string">
            <text:p>Ms. Marion Santa Kiden</text:p>
          </table:table-cell>
          <table:table-cell office:value-type="float" office:value="256704477061" calcext:value-type="float">
            <text:p>2567044770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3-16" calcext:value-type="date">
            <text:p>1985-03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ukono</text:p>
          </table:table-cell>
          <table:table-cell office:value-type="string" calcext:value-type="string">
            <text:p>Buikwe</text:p>
          </table:table-cell>
          <table:table-cell table:number-columns-repeated="3"/>
          <table:table-cell office:value-type="string" calcext:value-type="string">
            <text:p>Aijuka Herbert</text:p>
          </table:table-cell>
          <table:table-cell/>
          <table:table-cell office:value-type="float" office:value="256702444267" calcext:value-type="float">
            <text:p>256702444267</text:p>
          </table:table-cell>
          <table:table-cell table:number-columns-repeated="3"/>
          <table:table-cell office:value-type="date" office:date-value="2020-11-11" calcext:value-type="date">
            <text:p>2020-11-11</text:p>
          </table:table-cell>
          <table:table-cell office:value-type="string" calcext:value-type="string">
            <text:p>00239I0258247</text:p>
          </table:table-cell>
        </table:table-row>
        <table:table-row table:style-name="ro1">
          <table:table-cell office:value-type="string" calcext:value-type="string">
            <text:p>Mr. Henery Manter Ssali</text:p>
          </table:table-cell>
          <table:table-cell office:value-type="float" office:value="256771264015" calcext:value-type="float">
            <text:p>25677126401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10-02" calcext:value-type="date">
            <text:p>1988-10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Kambugu damurila</text:p>
          </table:table-cell>
          <table:table-cell/>
          <table:table-cell office:value-type="float" office:value="256756543166" calcext:value-type="float">
            <text:p>256756543166</text:p>
          </table:table-cell>
          <table:table-cell table:number-columns-repeated="3"/>
          <table:table-cell office:value-type="date" office:date-value="2020-11-12" calcext:value-type="date">
            <text:p>2020-11-12</text:p>
          </table:table-cell>
          <table:table-cell office:value-type="string" calcext:value-type="string">
            <text:p>00239I0258248</text:p>
          </table:table-cell>
        </table:table-row>
        <table:table-row table:style-name="ro1">
          <table:table-cell office:value-type="string" calcext:value-type="string">
            <text:p>Mrs. faridah <text:s/>Namatovu</text:p>
          </table:table-cell>
          <table:table-cell office:value-type="float" office:value="256774224904" calcext:value-type="float">
            <text:p>2567742249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0-11-23" calcext:value-type="date">
            <text:p>2020-1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Arango jesca</text:p>
          </table:table-cell>
          <table:table-cell/>
          <table:table-cell office:value-type="float" office:value="256756602760" calcext:value-type="float">
            <text:p>256756602760</text:p>
          </table:table-cell>
          <table:table-cell table:number-columns-repeated="3"/>
          <table:table-cell office:value-type="date" office:date-value="2020-11-23" calcext:value-type="date">
            <text:p>2020-11-23</text:p>
          </table:table-cell>
          <table:table-cell office:value-type="string" calcext:value-type="string">
            <text:p>00239I0258603</text:p>
          </table:table-cell>
        </table:table-row>
        <table:table-row table:style-name="ro1">
          <table:table-cell office:value-type="string" calcext:value-type="string">
            <text:p>Ms. Prossy <text:s/>Namata</text:p>
          </table:table-cell>
          <table:table-cell office:value-type="float" office:value="256704259937" calcext:value-type="float">
            <text:p>2567042599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2-02" calcext:value-type="date">
            <text:p>1988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Seeta</text:p>
          </table:table-cell>
          <table:table-cell office:value-type="string" calcext:value-type="string">
            <text:p>Goma</text:p>
          </table:table-cell>
          <table:table-cell table:number-columns-repeated="3"/>
          <table:table-cell office:value-type="string" calcext:value-type="string">
            <text:p>Namagembe Rose</text:p>
          </table:table-cell>
          <table:table-cell/>
          <table:table-cell office:value-type="float" office:value="256754458999" calcext:value-type="float">
            <text:p>256754458999</text:p>
          </table:table-cell>
          <table:table-cell table:number-columns-repeated="3"/>
          <table:table-cell office:value-type="date" office:date-value="2020-11-23" calcext:value-type="date">
            <text:p>2020-11-23</text:p>
          </table:table-cell>
          <table:table-cell office:value-type="string" calcext:value-type="string">
            <text:p>00239I0258604</text:p>
          </table:table-cell>
        </table:table-row>
        <table:table-row table:style-name="ro1">
          <table:table-cell office:value-type="string" calcext:value-type="string">
            <text:p>Ms. Claremont <text:s/>Arinaitwe</text:p>
          </table:table-cell>
          <table:table-cell office:value-type="float" office:value="256702093253" calcext:value-type="float">
            <text:p>2567020932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4-06" calcext:value-type="date">
            <text:p>1988-04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Ntinda</text:p>
          </table:table-cell>
          <table:table-cell table:number-columns-repeated="3"/>
          <table:table-cell office:value-type="string" calcext:value-type="string">
            <text:p>Lukula Joseph</text:p>
          </table:table-cell>
          <table:table-cell/>
          <table:table-cell office:value-type="float" office:value="256702093253" calcext:value-type="float">
            <text:p>256702093253</text:p>
          </table:table-cell>
          <table:table-cell table:number-columns-repeated="3"/>
          <table:table-cell office:value-type="date" office:date-value="2020-11-27" calcext:value-type="date">
            <text:p>2020-11-27</text:p>
          </table:table-cell>
          <table:table-cell office:value-type="string" calcext:value-type="string">
            <text:p>00239I0258896</text:p>
          </table:table-cell>
        </table:table-row>
        <table:table-row table:style-name="ro1">
          <table:table-cell office:value-type="string" calcext:value-type="string">
            <text:p>Mr. OWOR <text:s/>FRANCIS</text:p>
          </table:table-cell>
          <table:table-cell office:value-type="float" office:value="256785899166" calcext:value-type="float">
            <text:p>25678589916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4-09" calcext:value-type="date">
            <text:p>1986-04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CLAIRE ALINAITWE</text:p>
          </table:table-cell>
          <table:table-cell/>
          <table:table-cell office:value-type="float" office:value="256785899166" calcext:value-type="float">
            <text:p>256785899166</text:p>
          </table:table-cell>
          <table:table-cell table:number-columns-repeated="3"/>
          <table:table-cell office:value-type="date" office:date-value="2020-12-01" calcext:value-type="date">
            <text:p>2020-12-01</text:p>
          </table:table-cell>
          <table:table-cell office:value-type="string" calcext:value-type="string">
            <text:p>00239I0259962</text:p>
          </table:table-cell>
        </table:table-row>
        <table:table-row table:style-name="ro1">
          <table:table-cell office:value-type="string" calcext:value-type="string">
            <text:p>Mr. Wilberforce Musisi Mayanja</text:p>
          </table:table-cell>
          <table:table-cell office:value-type="float" office:value="256772369280" calcext:value-type="float">
            <text:p>25677236928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5-07-21" calcext:value-type="date">
            <text:p>1975-07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guru 2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mbalirwa Milly</text:p>
          </table:table-cell>
          <table:table-cell/>
          <table:table-cell office:value-type="float" office:value="256755930174" calcext:value-type="float">
            <text:p>256755930174</text:p>
          </table:table-cell>
          <table:table-cell table:number-columns-repeated="3"/>
          <table:table-cell office:value-type="date" office:date-value="2020-12-07" calcext:value-type="date">
            <text:p>2020-12-07</text:p>
          </table:table-cell>
          <table:table-cell office:value-type="string" calcext:value-type="string">
            <text:p>00239I0260094</text:p>
          </table:table-cell>
        </table:table-row>
        <table:table-row table:style-name="ro1">
          <table:table-cell office:value-type="string" calcext:value-type="string">
            <text:p>Ms. Marion <text:s/>Kyohirwe</text:p>
          </table:table-cell>
          <table:table-cell office:value-type="float" office:value="256774824850" calcext:value-type="float">
            <text:p>2567748248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1-01" calcext:value-type="date">
            <text:p>1985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mbalirwa Milly</text:p>
          </table:table-cell>
          <table:table-cell/>
          <table:table-cell office:value-type="float" office:value="256755930174" calcext:value-type="float">
            <text:p>256755930174</text:p>
          </table:table-cell>
          <table:table-cell table:number-columns-repeated="3"/>
          <table:table-cell office:value-type="date" office:date-value="2020-12-11" calcext:value-type="date">
            <text:p>2020-12-11</text:p>
          </table:table-cell>
          <table:table-cell office:value-type="string" calcext:value-type="string">
            <text:p>00239I0260344</text:p>
          </table:table-cell>
        </table:table-row>
        <table:table-row table:style-name="ro1">
          <table:table-cell office:value-type="string" calcext:value-type="string">
            <text:p>Mrs. sharon <text:s/>zawedde</text:p>
          </table:table-cell>
          <table:table-cell office:value-type="float" office:value="256703134071" calcext:value-type="float">
            <text:p>2567031340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1-05" calcext:value-type="date">
            <text:p>1986-0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sana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kirigola gasta</text:p>
          </table:table-cell>
          <table:table-cell/>
          <table:table-cell office:value-type="float" office:value="256788660826" calcext:value-type="float">
            <text:p>256788660826</text:p>
          </table:table-cell>
          <table:table-cell table:number-columns-repeated="3"/>
          <table:table-cell office:value-type="date" office:date-value="2021-01-08" calcext:value-type="date">
            <text:p>2021-01-08</text:p>
          </table:table-cell>
          <table:table-cell office:value-type="string" calcext:value-type="string">
            <text:p>00239I0263277</text:p>
          </table:table-cell>
        </table:table-row>
        <table:table-row table:style-name="ro1">
          <table:table-cell office:value-type="string" calcext:value-type="string">
            <text:p>Mr. John <text:s/>Kizito</text:p>
          </table:table-cell>
          <table:table-cell office:value-type="float" office:value="256759043016" calcext:value-type="float">
            <text:p>2567590430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6-02-04" calcext:value-type="date">
            <text:p>1976-02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mubiru shamira</text:p>
          </table:table-cell>
          <table:table-cell table:number-columns-repeated="5"/>
          <table:table-cell office:value-type="date" office:date-value="2021-01-18" calcext:value-type="date">
            <text:p>2021-01-18</text:p>
          </table:table-cell>
          <table:table-cell office:value-type="string" calcext:value-type="string">
            <text:p>00239I0263480</text:p>
          </table:table-cell>
        </table:table-row>
        <table:table-row table:style-name="ro1">
          <table:table-cell office:value-type="string" calcext:value-type="string">
            <text:p>Mr. ismail <text:s/>wakabi</text:p>
          </table:table-cell>
          <table:table-cell office:value-type="float" office:value="256757036088" calcext:value-type="float">
            <text:p>25675703608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12-23" calcext:value-type="date">
            <text:p>1986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waala</text:p>
          </table:table-cell>
          <table:table-cell table:number-columns-repeated="3"/>
          <table:table-cell office:value-type="string" calcext:value-type="string">
            <text:p>Nshiyimana xvio</text:p>
          </table:table-cell>
          <table:table-cell/>
          <table:table-cell office:value-type="float" office:value="256786262284" calcext:value-type="float">
            <text:p>256786262284</text:p>
          </table:table-cell>
          <table:table-cell table:number-columns-repeated="3"/>
          <table:table-cell office:value-type="date" office:date-value="2021-01-19" calcext:value-type="date">
            <text:p>2021-01-19</text:p>
          </table:table-cell>
          <table:table-cell office:value-type="string" calcext:value-type="string">
            <text:p>00239I0263483</text:p>
          </table:table-cell>
        </table:table-row>
        <table:table-row table:style-name="ro1">
          <table:table-cell office:value-type="string" calcext:value-type="string">
            <text:p>Mr. Ivan <text:s/>Mandela</text:p>
          </table:table-cell>
          <table:table-cell office:value-type="float" office:value="256752067719" calcext:value-type="float">
            <text:p>25675206771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1-05-04" calcext:value-type="date">
            <text:p>1991-05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central</text:p>
          </table:table-cell>
          <table:table-cell table:number-columns-repeated="3"/>
          <table:table-cell office:value-type="string" calcext:value-type="string">
            <text:p>Nanono Philitar</text:p>
          </table:table-cell>
          <table:table-cell table:number-columns-repeated="5"/>
          <table:table-cell office:value-type="date" office:date-value="2021-01-19" calcext:value-type="date">
            <text:p>2021-01-19</text:p>
          </table:table-cell>
          <table:table-cell office:value-type="string" calcext:value-type="string">
            <text:p>00239I0263487</text:p>
          </table:table-cell>
        </table:table-row>
        <table:table-row table:style-name="ro1">
          <table:table-cell office:value-type="string" calcext:value-type="string">
            <text:p>Ms. Magret <text:s/>Namubiru</text:p>
          </table:table-cell>
          <table:table-cell office:value-type="float" office:value="256706632462" calcext:value-type="float">
            <text:p>2567066324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3-09" calcext:value-type="date">
            <text:p>1988-03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dagire getrude</text:p>
          </table:table-cell>
          <table:table-cell/>
          <table:table-cell office:value-type="float" office:value="256756665688" calcext:value-type="float">
            <text:p>256756665688</text:p>
          </table:table-cell>
          <table:table-cell table:number-columns-repeated="3"/>
          <table:table-cell office:value-type="date" office:date-value="2021-01-25" calcext:value-type="date">
            <text:p>2021-01-25</text:p>
          </table:table-cell>
          <table:table-cell office:value-type="string" calcext:value-type="string">
            <text:p>00239I0263686</text:p>
          </table:table-cell>
        </table:table-row>
        <table:table-row table:style-name="ro1">
          <table:table-cell office:value-type="string" calcext:value-type="string">
            <text:p>Mrs. Dainah <text:s/>mweteise</text:p>
          </table:table-cell>
          <table:table-cell office:value-type="float" office:value="256776601667" calcext:value-type="float">
            <text:p>2567766016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8-01" calcext:value-type="date">
            <text:p>1982-08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harriet nandaula</text:p>
          </table:table-cell>
          <table:table-cell/>
          <table:table-cell office:value-type="float" office:value="256757969779" calcext:value-type="float">
            <text:p>256757969779</text:p>
          </table:table-cell>
          <table:table-cell table:number-columns-repeated="3"/>
          <table:table-cell office:value-type="date" office:date-value="2021-01-27" calcext:value-type="date">
            <text:p>2021-01-27</text:p>
          </table:table-cell>
          <table:table-cell office:value-type="string" calcext:value-type="string">
            <text:p>00239I0263698</text:p>
          </table:table-cell>
        </table:table-row>
        <table:table-row table:style-name="ro1">
          <table:table-cell office:value-type="string" calcext:value-type="string">
            <text:p>Mrs. Nantege <text:s/>Sylvia</text:p>
          </table:table-cell>
          <table:table-cell office:value-type="float" office:value="256705342964" calcext:value-type="float">
            <text:p>2567053429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02-02" calcext:value-type="date">
            <text:p>2021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nungi Florence</text:p>
          </table:table-cell>
          <table:table-cell/>
          <table:table-cell office:value-type="float" office:value="256706321894" calcext:value-type="float">
            <text:p>256706321894</text:p>
          </table:table-cell>
          <table:table-cell table:number-columns-repeated="3"/>
          <table:table-cell office:value-type="date" office:date-value="2021-02-02" calcext:value-type="date">
            <text:p>2021-02-02</text:p>
          </table:table-cell>
          <table:table-cell office:value-type="string" calcext:value-type="string">
            <text:p>00239I0263981</text:p>
          </table:table-cell>
        </table:table-row>
        <table:table-row table:style-name="ro1">
          <table:table-cell office:value-type="string" calcext:value-type="string">
            <text:p>Mrs. Hellen <text:s/>Komushana</text:p>
          </table:table-cell>
          <table:table-cell office:value-type="float" office:value="256756110124" calcext:value-type="float">
            <text:p>2567561101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02-02" calcext:value-type="date">
            <text:p>2021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nungi Florence</text:p>
          </table:table-cell>
          <table:table-cell/>
          <table:table-cell office:value-type="float" office:value="256706390582" calcext:value-type="float">
            <text:p>256706390582</text:p>
          </table:table-cell>
          <table:table-cell table:number-columns-repeated="3"/>
          <table:table-cell office:value-type="date" office:date-value="2021-02-02" calcext:value-type="date">
            <text:p>2021-02-02</text:p>
          </table:table-cell>
          <table:table-cell office:value-type="string" calcext:value-type="string">
            <text:p>00239I0263982</text:p>
          </table:table-cell>
        </table:table-row>
        <table:table-row table:style-name="ro1">
          <table:table-cell office:value-type="string" calcext:value-type="string">
            <text:p>Mrs. immaculate <text:s/>kugoza</text:p>
          </table:table-cell>
          <table:table-cell office:value-type="float" office:value="256754750475" calcext:value-type="float">
            <text:p>2567547504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1-20" calcext:value-type="date">
            <text:p>1975-01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Atuhaire rodgers</text:p>
          </table:table-cell>
          <table:table-cell/>
          <table:table-cell office:value-type="float" office:value="256701305989" calcext:value-type="float">
            <text:p>256701305989</text:p>
          </table:table-cell>
          <table:table-cell table:number-columns-repeated="3"/>
          <table:table-cell office:value-type="date" office:date-value="2021-02-03" calcext:value-type="date">
            <text:p>2021-02-03</text:p>
          </table:table-cell>
          <table:table-cell office:value-type="string" calcext:value-type="string">
            <text:p>00239I0264014</text:p>
          </table:table-cell>
        </table:table-row>
        <table:table-row table:style-name="ro1">
          <table:table-cell office:value-type="string" calcext:value-type="string">
            <text:p>Ms. Annet Mbabazi Ssetoogo</text:p>
          </table:table-cell>
          <table:table-cell office:value-type="float" office:value="256782818898" calcext:value-type="float">
            <text:p>25678281889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1-08-28" calcext:value-type="date">
            <text:p>1971-08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nkumbi Robina</text:p>
          </table:table-cell>
          <table:table-cell/>
          <table:table-cell office:value-type="float" office:value="256772959679" calcext:value-type="float">
            <text:p>256772959679</text:p>
          </table:table-cell>
          <table:table-cell table:number-columns-repeated="3"/>
          <table:table-cell office:value-type="date" office:date-value="2021-02-08" calcext:value-type="date">
            <text:p>2021-02-08</text:p>
          </table:table-cell>
          <table:table-cell office:value-type="string" calcext:value-type="string">
            <text:p>00239I0264175</text:p>
          </table:table-cell>
        </table:table-row>
        <table:table-row table:style-name="ro1">
          <table:table-cell office:value-type="string" calcext:value-type="string">
            <text:p>Ms. Martha <text:s/>Nalumansi</text:p>
          </table:table-cell>
          <table:table-cell office:value-type="float" office:value="256702422463" calcext:value-type="float">
            <text:p>25670242246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5-02" calcext:value-type="date">
            <text:p>1984-05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Goma</text:p>
          </table:table-cell>
          <table:table-cell table:number-columns-repeated="3"/>
          <table:table-cell office:value-type="string" calcext:value-type="string">
            <text:p>Nandyonse lukiya</text:p>
          </table:table-cell>
          <table:table-cell/>
          <table:table-cell office:value-type="float" office:value="256701605032" calcext:value-type="float">
            <text:p>256701605032</text:p>
          </table:table-cell>
          <table:table-cell table:number-columns-repeated="3"/>
          <table:table-cell office:value-type="date" office:date-value="2021-02-11" calcext:value-type="date">
            <text:p>2021-02-11</text:p>
          </table:table-cell>
          <table:table-cell office:value-type="string" calcext:value-type="string">
            <text:p>00239I0264911</text:p>
          </table:table-cell>
        </table:table-row>
        <table:table-row table:style-name="ro1">
          <table:table-cell office:value-type="string" calcext:value-type="string">
            <text:p>Ms. Christine <text:s/>Busingye</text:p>
          </table:table-cell>
          <table:table-cell office:value-type="float" office:value="256706414288" calcext:value-type="float">
            <text:p>2567064142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10-19" calcext:value-type="date">
            <text:p>1987-10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sw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Lugayizi Patrick</text:p>
          </table:table-cell>
          <table:table-cell/>
          <table:table-cell office:value-type="float" office:value="256776956809" calcext:value-type="float">
            <text:p>256776956809</text:p>
          </table:table-cell>
          <table:table-cell table:number-columns-repeated="3"/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00239I0264936</text:p>
          </table:table-cell>
        </table:table-row>
        <table:table-row table:style-name="ro1">
          <table:table-cell office:value-type="string" calcext:value-type="string">
            <text:p>Mrs. Teddy <text:s/>Nanyonjo</text:p>
          </table:table-cell>
          <table:table-cell office:value-type="float" office:value="256706430134" calcext:value-type="float">
            <text:p>2567064301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1-20" calcext:value-type="date">
            <text:p>1976-01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aga</text:p>
          </table:table-cell>
          <table:table-cell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Namuzungu luuba</text:p>
          </table:table-cell>
          <table:table-cell/>
          <table:table-cell office:value-type="float" office:value="256776722448" calcext:value-type="float">
            <text:p>256776722448</text:p>
          </table:table-cell>
          <table:table-cell table:number-columns-repeated="3"/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00239I0264937</text:p>
          </table:table-cell>
        </table:table-row>
        <table:table-row table:style-name="ro1">
          <table:table-cell office:value-type="string" calcext:value-type="string">
            <text:p>Mrs. Catherine <text:s/>Nabachwa</text:p>
          </table:table-cell>
          <table:table-cell office:value-type="float" office:value="256700139499" calcext:value-type="float">
            <text:p>2567001394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02-12" calcext:value-type="date">
            <text:p>2021-0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Uganda</text:p>
          </table:table-cell>
          <table:table-cell table:number-columns-repeated="3"/>
          <table:table-cell office:value-type="string" calcext:value-type="string">
            <text:p>Nakibuuka teopista</text:p>
          </table:table-cell>
          <table:table-cell/>
          <table:table-cell office:value-type="float" office:value="256708352118" calcext:value-type="float">
            <text:p>256708352118</text:p>
          </table:table-cell>
          <table:table-cell table:number-columns-repeated="3"/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00239I0264938</text:p>
          </table:table-cell>
        </table:table-row>
        <table:table-row table:style-name="ro1">
          <table:table-cell office:value-type="string" calcext:value-type="string">
            <text:p>Mr. Alex <text:s/>Agaba</text:p>
          </table:table-cell>
          <table:table-cell office:value-type="float" office:value="256759908546" calcext:value-type="float">
            <text:p>25675990854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07-05" calcext:value-type="date">
            <text:p>1984-07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Tumusiime magret</text:p>
          </table:table-cell>
          <table:table-cell/>
          <table:table-cell office:value-type="float" office:value="256708352118" calcext:value-type="float">
            <text:p>256708352118</text:p>
          </table:table-cell>
          <table:table-cell table:number-columns-repeated="3"/>
          <table:table-cell office:value-type="date" office:date-value="2021-02-15" calcext:value-type="date">
            <text:p>2021-02-15</text:p>
          </table:table-cell>
          <table:table-cell office:value-type="string" calcext:value-type="string">
            <text:p>00239I0265017</text:p>
          </table:table-cell>
        </table:table-row>
        <table:table-row table:style-name="ro1">
          <table:table-cell office:value-type="string" calcext:value-type="string">
            <text:p>Mr. Julius <text:s/>Tunywane</text:p>
          </table:table-cell>
          <table:table-cell office:value-type="float" office:value="256783130334" calcext:value-type="float">
            <text:p>2567831303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10-09" calcext:value-type="date">
            <text:p>1986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yampeire Pamela</text:p>
          </table:table-cell>
          <table:table-cell/>
          <table:table-cell office:value-type="float" office:value="256703464795" calcext:value-type="float">
            <text:p>256703464795</text:p>
          </table:table-cell>
          <table:table-cell table:number-columns-repeated="3"/>
          <table:table-cell office:value-type="date" office:date-value="2021-02-17" calcext:value-type="date">
            <text:p>2021-02-17</text:p>
          </table:table-cell>
          <table:table-cell office:value-type="string" calcext:value-type="string">
            <text:p>00239I0265044</text:p>
          </table:table-cell>
        </table:table-row>
        <table:table-row table:style-name="ro1">
          <table:table-cell office:value-type="string" calcext:value-type="string">
            <text:p>Mrs. Jane <text:s/>Mirembe</text:p>
          </table:table-cell>
          <table:table-cell office:value-type="float" office:value="256772352696" calcext:value-type="float">
            <text:p>25677235269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12-13" calcext:value-type="date">
            <text:p>1980-12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Tukahirwa assumpta</text:p>
          </table:table-cell>
          <table:table-cell/>
          <table:table-cell office:value-type="float" office:value="256778340121" calcext:value-type="float">
            <text:p>256778340121</text:p>
          </table:table-cell>
          <table:table-cell table:number-columns-repeated="3"/>
          <table:table-cell office:value-type="date" office:date-value="2021-02-18" calcext:value-type="date">
            <text:p>2021-02-18</text:p>
          </table:table-cell>
          <table:table-cell office:value-type="string" calcext:value-type="string">
            <text:p>00239I0265084</text:p>
          </table:table-cell>
        </table:table-row>
        <table:table-row table:style-name="ro1">
          <table:table-cell office:value-type="string" calcext:value-type="string">
            <text:p>Mr. Muhumuza Humphery Cliff</text:p>
          </table:table-cell>
          <table:table-cell office:value-type="float" office:value="256700139499" calcext:value-type="float">
            <text:p>25670013949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9-02-19" calcext:value-type="date">
            <text:p>1979-02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gala</text:p>
          </table:table-cell>
          <table:table-cell office:value-type="string" calcext:value-type="string">
            <text:p>mengo</text:p>
          </table:table-cell>
          <table:table-cell table:number-columns-repeated="3"/>
          <table:table-cell office:value-type="string" calcext:value-type="string">
            <text:p>namata barbara</text:p>
          </table:table-cell>
          <table:table-cell/>
          <table:table-cell office:value-type="float" office:value="256787411789" calcext:value-type="float">
            <text:p>256787411789</text:p>
          </table:table-cell>
          <table:table-cell table:number-columns-repeated="3"/>
          <table:table-cell office:value-type="date" office:date-value="2021-02-22" calcext:value-type="date">
            <text:p>2021-02-22</text:p>
          </table:table-cell>
          <table:table-cell office:value-type="string" calcext:value-type="string">
            <text:p>00239I0265199</text:p>
          </table:table-cell>
        </table:table-row>
        <table:table-row table:style-name="ro1">
          <table:table-cell office:value-type="string" calcext:value-type="string">
            <text:p>Mrs. Jane <text:s/>Katana</text:p>
          </table:table-cell>
          <table:table-cell office:value-type="float" office:value="256705491753" calcext:value-type="float">
            <text:p>2567054917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9-07" calcext:value-type="date">
            <text:p>1977-09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subi</text:p>
          </table:table-cell>
          <table:table-cell table:number-columns-repeated="3"/>
          <table:table-cell office:value-type="string" calcext:value-type="string">
            <text:p>Nantege Sylvia</text:p>
          </table:table-cell>
          <table:table-cell/>
          <table:table-cell office:value-type="float" office:value="256705342964" calcext:value-type="float">
            <text:p>256705342964</text:p>
          </table:table-cell>
          <table:table-cell table:number-columns-repeated="3"/>
          <table:table-cell office:value-type="date" office:date-value="2021-02-23" calcext:value-type="date">
            <text:p>2021-02-23</text:p>
          </table:table-cell>
          <table:table-cell office:value-type="string" calcext:value-type="string">
            <text:p>00239I0265217</text:p>
          </table:table-cell>
        </table:table-row>
        <table:table-row table:style-name="ro1">
          <table:table-cell office:value-type="string" calcext:value-type="string">
            <text:p>Ms. Zaituni <text:s/>Kaitumu</text:p>
          </table:table-cell>
          <table:table-cell office:value-type="float" office:value="256702772244" calcext:value-type="float">
            <text:p>25670277224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08-16" calcext:value-type="date">
            <text:p>1974-08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babazi Annet Ssetogo</text:p>
          </table:table-cell>
          <table:table-cell/>
          <table:table-cell office:value-type="float" office:value="256782818898" calcext:value-type="float">
            <text:p>256782818898</text:p>
          </table:table-cell>
          <table:table-cell table:number-columns-repeated="3"/>
          <table:table-cell office:value-type="date" office:date-value="2021-02-24" calcext:value-type="date">
            <text:p>2021-02-24</text:p>
          </table:table-cell>
          <table:table-cell office:value-type="string" calcext:value-type="string">
            <text:p>00239I0265244</text:p>
          </table:table-cell>
        </table:table-row>
        <table:table-row table:style-name="ro1">
          <table:table-cell office:value-type="string" calcext:value-type="string">
            <text:p>Mr. Sammy <text:s/>Kandie</text:p>
          </table:table-cell>
          <table:table-cell office:value-type="float" office:value="256702924515" calcext:value-type="float">
            <text:p>25670292451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2-06" calcext:value-type="date">
            <text:p>1980-02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sasi</text:p>
          </table:table-cell>
          <table:table-cell table:number-columns-repeated="3"/>
          <table:table-cell office:value-type="string" calcext:value-type="string">
            <text:p>Beatrice Chumo</text:p>
          </table:table-cell>
          <table:table-cell table:number-columns-repeated="5"/>
          <table:table-cell office:value-type="date" office:date-value="2021-02-27" calcext:value-type="date">
            <text:p>2021-02-27</text:p>
          </table:table-cell>
          <table:table-cell office:value-type="string" calcext:value-type="string">
            <text:p>00239I0265340</text:p>
          </table:table-cell>
        </table:table-row>
        <table:table-row table:style-name="ro1">
          <table:table-cell office:value-type="string" calcext:value-type="string">
            <text:p>Mrs. Rehema <text:s/>Namubiru</text:p>
          </table:table-cell>
          <table:table-cell office:value-type="float" office:value="256755524044" calcext:value-type="float">
            <text:p>25675552404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12-20" calcext:value-type="date">
            <text:p>1984-1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Nalumansi Florence</text:p>
          </table:table-cell>
          <table:table-cell/>
          <table:table-cell office:value-type="float" office:value="256759859340" calcext:value-type="float">
            <text:p>256759859340</text:p>
          </table:table-cell>
          <table:table-cell table:number-columns-repeated="3"/>
          <table:table-cell office:value-type="date" office:date-value="2021-03-03" calcext:value-type="date">
            <text:p>2021-03-03</text:p>
          </table:table-cell>
          <table:table-cell office:value-type="string" calcext:value-type="string">
            <text:p>00239I0265478</text:p>
          </table:table-cell>
        </table:table-row>
        <table:table-row table:style-name="ro1">
          <table:table-cell office:value-type="string" calcext:value-type="string">
            <text:p>Mrs. Aisha <text:s/>Nvanungi</text:p>
          </table:table-cell>
          <table:table-cell office:value-type="float" office:value="256750925027" calcext:value-type="float">
            <text:p>2567509250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5-08" calcext:value-type="date">
            <text:p>1980-05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lukolongo</text:p>
          </table:table-cell>
          <table:table-cell table:number-columns-repeated="3"/>
          <table:table-cell office:value-type="string" calcext:value-type="string">
            <text:p>Namubiru rehema</text:p>
          </table:table-cell>
          <table:table-cell/>
          <table:table-cell office:value-type="float" office:value="256755524044" calcext:value-type="float">
            <text:p>256755524044</text:p>
          </table:table-cell>
          <table:table-cell table:number-columns-repeated="3"/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00239I0265767</text:p>
          </table:table-cell>
        </table:table-row>
        <table:table-row table:style-name="ro1">
          <table:table-cell office:value-type="string" calcext:value-type="string">
            <text:p>Ms. Grace <text:s/>Nabiwande</text:p>
          </table:table-cell>
          <table:table-cell office:value-type="float" office:value="256753569772" calcext:value-type="float">
            <text:p>25675356977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5-03" calcext:value-type="date">
            <text:p>1978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kibuuka teopista</text:p>
          </table:table-cell>
          <table:table-cell/>
          <table:table-cell office:value-type="float" office:value="256754895412" calcext:value-type="float">
            <text:p>256754895412</text:p>
          </table:table-cell>
          <table:table-cell table:number-columns-repeated="3"/>
          <table:table-cell office:value-type="date" office:date-value="2021-03-19" calcext:value-type="date">
            <text:p>2021-03-19</text:p>
          </table:table-cell>
          <table:table-cell office:value-type="string" calcext:value-type="string">
            <text:p>00239I0268117</text:p>
          </table:table-cell>
        </table:table-row>
        <table:table-row table:style-name="ro1">
          <table:table-cell office:value-type="string" calcext:value-type="string">
            <text:p>Mr. Ahmed <text:s/>Katongole</text:p>
          </table:table-cell>
          <table:table-cell office:value-type="float" office:value="256759807020" calcext:value-type="float">
            <text:p>25675980702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1-04-08" calcext:value-type="date">
            <text:p>2021-04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izza Francis</text:p>
          </table:table-cell>
          <table:table-cell/>
          <table:table-cell office:value-type="float" office:value="256785770350" calcext:value-type="float">
            <text:p>256785770350</text:p>
          </table:table-cell>
          <table:table-cell table:number-columns-repeated="3"/>
          <table:table-cell office:value-type="date" office:date-value="2021-04-08" calcext:value-type="date">
            <text:p>2021-04-08</text:p>
          </table:table-cell>
          <table:table-cell office:value-type="string" calcext:value-type="string">
            <text:p>00239I0301333</text:p>
          </table:table-cell>
        </table:table-row>
        <table:table-row table:style-name="ro1">
          <table:table-cell office:value-type="string" calcext:value-type="string">
            <text:p>Mr. bruno <text:s/>byaruhanga</text:p>
          </table:table-cell>
          <table:table-cell office:value-type="float" office:value="256750884692" calcext:value-type="float">
            <text:p>25675088469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5-05" calcext:value-type="date">
            <text:p>1985-05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ganda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lule seniorjohnson</text:p>
          </table:table-cell>
          <table:table-cell/>
          <table:table-cell office:value-type="float" office:value="256700800635" calcext:value-type="float">
            <text:p>256700800635</text:p>
          </table:table-cell>
          <table:table-cell table:number-columns-repeated="3"/>
          <table:table-cell office:value-type="date" office:date-value="2021-05-19" calcext:value-type="date">
            <text:p>2021-05-19</text:p>
          </table:table-cell>
          <table:table-cell office:value-type="string" calcext:value-type="string">
            <text:p>00239I0351806</text:p>
          </table:table-cell>
        </table:table-row>
        <table:table-row table:style-name="ro1">
          <table:table-cell office:value-type="string" calcext:value-type="string">
            <text:p>Ms. Catherine <text:s/>Nakku</text:p>
          </table:table-cell>
          <table:table-cell office:value-type="float" office:value="256706913759" calcext:value-type="float">
            <text:p>2567069137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10-10" calcext:value-type="date">
            <text:p>1988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tabulirwa ward</text:p>
          </table:table-cell>
          <table:table-cell office:value-type="string" calcext:value-type="string">
            <text:p>GOMA division</text:p>
          </table:table-cell>
          <table:table-cell table:number-columns-repeated="3"/>
          <table:table-cell office:value-type="string" calcext:value-type="string">
            <text:p>Namubiru Shamira</text:p>
          </table:table-cell>
          <table:table-cell/>
          <table:table-cell office:value-type="float" office:value="256755419187" calcext:value-type="float">
            <text:p>256755419187</text:p>
          </table:table-cell>
          <table:table-cell table:number-columns-repeated="3"/>
          <table:table-cell office:value-type="date" office:date-value="2021-05-19" calcext:value-type="date">
            <text:p>2021-05-19</text:p>
          </table:table-cell>
          <table:table-cell office:value-type="string" calcext:value-type="string">
            <text:p>00239I0351808</text:p>
          </table:table-cell>
        </table:table-row>
        <table:table-row table:style-name="ro1">
          <table:table-cell office:value-type="string" calcext:value-type="string">
            <text:p>Mr. Sseluwo <text:s/>Robert</text:p>
          </table:table-cell>
          <table:table-cell office:value-type="float" office:value="256752658836" calcext:value-type="float">
            <text:p>2567526588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3-01-01" calcext:value-type="date">
            <text:p>1973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tet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badduka zam</text:p>
          </table:table-cell>
          <table:table-cell/>
          <table:table-cell office:value-type="float" office:value="256753757621" calcext:value-type="float">
            <text:p>256753757621</text:p>
          </table:table-cell>
          <table:table-cell table:number-columns-repeated="3"/>
          <table:table-cell office:value-type="date" office:date-value="2021-05-19" calcext:value-type="date">
            <text:p>2021-05-19</text:p>
          </table:table-cell>
          <table:table-cell office:value-type="string" calcext:value-type="string">
            <text:p>00239I0351886</text:p>
          </table:table-cell>
        </table:table-row>
        <table:table-row table:style-name="ro1">
          <table:table-cell office:value-type="string" calcext:value-type="string">
            <text:p>Ms. Eva <text:s/>Olishaba</text:p>
          </table:table-cell>
          <table:table-cell office:value-type="float" office:value="256706472028" calcext:value-type="float">
            <text:p>2567064720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11-11" calcext:value-type="date">
            <text:p>2021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dondo</text:p>
          </table:table-cell>
          <table:table-cell office:value-type="string" calcext:value-type="string">
            <text:p>Bwegogerere ward</text:p>
          </table:table-cell>
          <table:table-cell table:number-columns-repeated="3"/>
          <table:table-cell office:value-type="string" calcext:value-type="string">
            <text:p>Nambalirwa Milly</text:p>
          </table:table-cell>
          <table:table-cell/>
          <table:table-cell office:value-type="float" office:value="256755930174" calcext:value-type="float">
            <text:p>256755930174</text:p>
          </table:table-cell>
          <table:table-cell table:number-columns-repeated="3"/>
          <table:table-cell office:value-type="date" office:date-value="2021-05-24" calcext:value-type="date">
            <text:p>2021-05-24</text:p>
          </table:table-cell>
          <table:table-cell office:value-type="string" calcext:value-type="string">
            <text:p>00239I0357310</text:p>
          </table:table-cell>
        </table:table-row>
        <table:table-row table:style-name="ro1">
          <table:table-cell office:value-type="string" calcext:value-type="string">
            <text:p>Mrs. Sarah <text:s/>Kabonesa</text:p>
          </table:table-cell>
          <table:table-cell office:value-type="float" office:value="256754646201" calcext:value-type="float">
            <text:p>25675464620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8-04-03" calcext:value-type="date">
            <text:p>1968-04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koni</text:p>
          </table:table-cell>
          <table:table-cell table:number-columns-repeated="3"/>
          <table:table-cell office:value-type="string" calcext:value-type="string">
            <text:p>Nsereko Joseph</text:p>
          </table:table-cell>
          <table:table-cell/>
          <table:table-cell office:value-type="float" office:value="256752695153" calcext:value-type="float">
            <text:p>256752695153</text:p>
          </table:table-cell>
          <table:table-cell table:number-columns-repeated="3"/>
          <table:table-cell office:value-type="date" office:date-value="2021-05-25" calcext:value-type="date">
            <text:p>2021-05-25</text:p>
          </table:table-cell>
          <table:table-cell office:value-type="string" calcext:value-type="string">
            <text:p>00239I0357346</text:p>
          </table:table-cell>
        </table:table-row>
        <table:table-row table:style-name="ro1">
          <table:table-cell office:value-type="string" calcext:value-type="string">
            <text:p>Mrs. dainah <text:s/>namuli</text:p>
          </table:table-cell>
          <table:table-cell office:value-type="float" office:value="256754552118" calcext:value-type="float">
            <text:p>2567545521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6-18" calcext:value-type="date">
            <text:p>1975-06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kambungu Damulir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1-05-28" calcext:value-type="date">
            <text:p>2021-05-28</text:p>
          </table:table-cell>
          <table:table-cell office:value-type="string" calcext:value-type="string">
            <text:p>00239I0357620</text:p>
          </table:table-cell>
        </table:table-row>
        <table:table-row table:style-name="ro1">
          <table:table-cell office:value-type="string" calcext:value-type="string">
            <text:p>Mr. moses <text:s/>muyingo</text:p>
          </table:table-cell>
          <table:table-cell office:value-type="float" office:value="256752843439" calcext:value-type="float">
            <text:p>2567528434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12-24" calcext:value-type="date">
            <text:p>1988-12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sumbi</text:p>
          </table:table-cell>
          <table:table-cell office:value-type="string" calcext:value-type="string">
            <text:p>kyebando</text:p>
          </table:table-cell>
          <table:table-cell table:number-columns-repeated="3"/>
          <table:table-cell office:value-type="string" calcext:value-type="string">
            <text:p>Nkeera moses</text:p>
          </table:table-cell>
          <table:table-cell/>
          <table:table-cell office:value-type="float" office:value="256756751440" calcext:value-type="float">
            <text:p>256756751440</text:p>
          </table:table-cell>
          <table:table-cell table:number-columns-repeated="3"/>
          <table:table-cell office:value-type="date" office:date-value="2021-06-02" calcext:value-type="date">
            <text:p>2021-06-02</text:p>
          </table:table-cell>
          <table:table-cell office:value-type="string" calcext:value-type="string">
            <text:p>00239I0357788</text:p>
          </table:table-cell>
        </table:table-row>
        <table:table-row table:style-name="ro1">
          <table:table-cell office:value-type="string" calcext:value-type="string">
            <text:p>Mrs. Namubiru Oliver Mary</text:p>
          </table:table-cell>
          <table:table-cell office:value-type="float" office:value="256752862509" calcext:value-type="float">
            <text:p>2567528625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07-05" calcext:value-type="date">
            <text:p>2021-07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lwoga Christine</text:p>
          </table:table-cell>
          <table:table-cell/>
          <table:table-cell office:value-type="float" office:value="256752934512" calcext:value-type="float">
            <text:p>256752934512</text:p>
          </table:table-cell>
          <table:table-cell table:number-columns-repeated="3"/>
          <table:table-cell office:value-type="date" office:date-value="2021-07-05" calcext:value-type="date">
            <text:p>2021-07-05</text:p>
          </table:table-cell>
          <table:table-cell office:value-type="string" calcext:value-type="string">
            <text:p>00239I0360732</text:p>
          </table:table-cell>
        </table:table-row>
        <table:table-row table:style-name="ro1">
          <table:table-cell office:value-type="string" calcext:value-type="string">
            <text:p>Ms. Joslin <text:s/>Namala</text:p>
          </table:table-cell>
          <table:table-cell office:value-type="float" office:value="256758654915" calcext:value-type="float">
            <text:p>25675865491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2-05" calcext:value-type="date">
            <text:p>1987-0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gujja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mubiru magret</text:p>
          </table:table-cell>
          <table:table-cell/>
          <table:table-cell office:value-type="float" office:value="256706632462" calcext:value-type="float">
            <text:p>256706632462</text:p>
          </table:table-cell>
          <table:table-cell table:number-columns-repeated="3"/>
          <table:table-cell office:value-type="date" office:date-value="2021-08-04" calcext:value-type="date">
            <text:p>2021-08-04</text:p>
          </table:table-cell>
          <table:table-cell office:value-type="string" calcext:value-type="string">
            <text:p>00239I0361793</text:p>
          </table:table-cell>
        </table:table-row>
        <table:table-row table:style-name="ro1">
          <table:table-cell office:value-type="string" calcext:value-type="string">
            <text:p>Mr. Micheal <text:s/>Olanya</text:p>
          </table:table-cell>
          <table:table-cell office:value-type="float" office:value="256772868529" calcext:value-type="float">
            <text:p>2567728685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1-08-06" calcext:value-type="date">
            <text:p>2021-08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angati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Opio Walter</text:p>
          </table:table-cell>
          <table:table-cell/>
          <table:table-cell office:value-type="float" office:value="256702636264" calcext:value-type="float">
            <text:p>256702636264</text:p>
          </table:table-cell>
          <table:table-cell table:number-columns-repeated="3"/>
          <table:table-cell office:value-type="date" office:date-value="2021-08-06" calcext:value-type="date">
            <text:p>2021-08-06</text:p>
          </table:table-cell>
          <table:table-cell office:value-type="string" calcext:value-type="string">
            <text:p>00239I0361844</text:p>
          </table:table-cell>
        </table:table-row>
        <table:table-row table:style-name="ro1">
          <table:table-cell office:value-type="string" calcext:value-type="string">
            <text:p>Mr. Bosco <text:s/>kawuki</text:p>
          </table:table-cell>
          <table:table-cell office:value-type="float" office:value="256754692425" calcext:value-type="float">
            <text:p>25675469242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5-05" calcext:value-type="date">
            <text:p>1982-05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sana</text:p>
          </table:table-cell>
          <table:table-cell office:value-type="string" calcext:value-type="string">
            <text:p>central</text:p>
          </table:table-cell>
          <table:table-cell table:number-columns-repeated="3"/>
          <table:table-cell office:value-type="string" calcext:value-type="string">
            <text:p>nagawa prossy</text:p>
          </table:table-cell>
          <table:table-cell/>
          <table:table-cell office:value-type="float" office:value="256755635963" calcext:value-type="float">
            <text:p>256755635963</text:p>
          </table:table-cell>
          <table:table-cell table:number-columns-repeated="3"/>
          <table:table-cell office:value-type="date" office:date-value="2021-08-09" calcext:value-type="date">
            <text:p>2021-08-09</text:p>
          </table:table-cell>
          <table:table-cell office:value-type="string" calcext:value-type="string">
            <text:p>00239I0361902</text:p>
          </table:table-cell>
        </table:table-row>
        <table:table-row table:style-name="ro1">
          <table:table-cell office:value-type="string" calcext:value-type="string">
            <text:p>Mrs. Hanifah <text:s/>Basemera</text:p>
          </table:table-cell>
          <table:table-cell office:value-type="float" office:value="256759375933" calcext:value-type="float">
            <text:p>2567593759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6-01-12" calcext:value-type="date">
            <text:p>1996-01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Nalwoga christine</text:p>
          </table:table-cell>
          <table:table-cell/>
          <table:table-cell office:value-type="float" office:value="256703637356" calcext:value-type="float">
            <text:p>256703637356</text:p>
          </table:table-cell>
          <table:table-cell table:number-columns-repeated="3"/>
          <table:table-cell office:value-type="date" office:date-value="2021-08-20" calcext:value-type="date">
            <text:p>2021-08-20</text:p>
          </table:table-cell>
          <table:table-cell office:value-type="string" calcext:value-type="string">
            <text:p>00239I0362565</text:p>
          </table:table-cell>
        </table:table-row>
        <table:table-row table:style-name="ro1">
          <table:table-cell office:value-type="string" calcext:value-type="string">
            <text:p>Ms. Edith <text:s/>Tugabairwe</text:p>
          </table:table-cell>
          <table:table-cell office:value-type="float" office:value="256754271191" calcext:value-type="float">
            <text:p>25675427119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8-15" calcext:value-type="date">
            <text:p>1986-08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gulu Ward</text:p>
          </table:table-cell>
          <table:table-cell office:value-type="string" calcext:value-type="string">
            <text:p>mukono DIVISION</text:p>
          </table:table-cell>
          <table:table-cell table:number-columns-repeated="3"/>
          <table:table-cell office:value-type="string" calcext:value-type="string">
            <text:p>Olishaba Eva</text:p>
          </table:table-cell>
          <table:table-cell/>
          <table:table-cell office:value-type="float" office:value="256706472028" calcext:value-type="float">
            <text:p>256706472028</text:p>
          </table:table-cell>
          <table:table-cell table:number-columns-repeated="3"/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00239I0363161</text:p>
          </table:table-cell>
        </table:table-row>
        <table:table-row table:style-name="ro1">
          <table:table-cell office:value-type="string" calcext:value-type="string">
            <text:p>Mr. Noah <text:s/>Konde</text:p>
          </table:table-cell>
          <table:table-cell office:value-type="float" office:value="256759577027" calcext:value-type="float">
            <text:p>2567595770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6-06-02" calcext:value-type="date">
            <text:p>1996-06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bando</text:p>
          </table:table-cell>
          <table:table-cell table:number-columns-repeated="3"/>
          <table:table-cell office:value-type="string" calcext:value-type="string">
            <text:p>Kawuchi Bosco</text:p>
          </table:table-cell>
          <table:table-cell/>
          <table:table-cell office:value-type="float" office:value="256784284546" calcext:value-type="float">
            <text:p>256784284546</text:p>
          </table:table-cell>
          <table:table-cell table:number-columns-repeated="3"/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00239I0363214</text:p>
          </table:table-cell>
        </table:table-row>
        <table:table-row table:style-name="ro1">
          <table:table-cell office:value-type="string" calcext:value-type="string">
            <text:p>Mr. Peter junior <text:s/>Kasozi</text:p>
          </table:table-cell>
          <table:table-cell office:value-type="float" office:value="256757720761" calcext:value-type="float">
            <text:p>25675772076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1-10-09" calcext:value-type="date">
            <text:p>1991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mumira Anthony ward</text:p>
          </table:table-cell>
          <table:table-cell office:value-type="string" calcext:value-type="string">
            <text:p>Mukono division</text:p>
          </table:table-cell>
          <table:table-cell table:number-columns-repeated="3"/>
          <table:table-cell office:value-type="string" calcext:value-type="string">
            <text:p>Isingoma Wilson</text:p>
          </table:table-cell>
          <table:table-cell/>
          <table:table-cell office:value-type="float" office:value="256700153403" calcext:value-type="float">
            <text:p>256700153403</text:p>
          </table:table-cell>
          <table:table-cell table:number-columns-repeated="3"/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00239I0363216</text:p>
          </table:table-cell>
        </table:table-row>
        <table:table-row table:style-name="ro1">
          <table:table-cell office:value-type="string" calcext:value-type="string">
            <text:p>Mrs. Brenda <text:s/>Nsangi</text:p>
          </table:table-cell>
          <table:table-cell office:value-type="float" office:value="256759751200" calcext:value-type="float">
            <text:p>2567597512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5-06" calcext:value-type="date">
            <text:p>1983-05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akayi gift</text:p>
          </table:table-cell>
          <table:table-cell/>
          <table:table-cell office:value-type="float" office:value="256708663249" calcext:value-type="float">
            <text:p>256708663249</text:p>
          </table:table-cell>
          <table:table-cell table:number-columns-repeated="3"/>
          <table:table-cell office:value-type="date" office:date-value="2021-09-20" calcext:value-type="date">
            <text:p>2021-09-20</text:p>
          </table:table-cell>
          <table:table-cell office:value-type="string" calcext:value-type="string">
            <text:p>00239I0364984</text:p>
          </table:table-cell>
        </table:table-row>
        <table:table-row table:style-name="ro1">
          <table:table-cell office:value-type="string" calcext:value-type="string">
            <text:p>Mr. Sam Keith <text:s/>Mukasa</text:p>
          </table:table-cell>
          <table:table-cell office:value-type="float" office:value="256750407260" calcext:value-type="float">
            <text:p>25675040726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12-21" calcext:value-type="date">
            <text:p>1983-12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Muganza steven</text:p>
          </table:table-cell>
          <table:table-cell table:number-columns-repeated="5"/>
          <table:table-cell office:value-type="date" office:date-value="2021-10-12" calcext:value-type="date">
            <text:p>2021-10-12</text:p>
          </table:table-cell>
          <table:table-cell office:value-type="string" calcext:value-type="string">
            <text:p>00239I0365578</text:p>
          </table:table-cell>
        </table:table-row>
        <table:table-row table:style-name="ro1">
          <table:table-cell office:value-type="string" calcext:value-type="string">
            <text:p>Mrs. habiiba <text:s/>Nakamatte</text:p>
          </table:table-cell>
          <table:table-cell office:value-type="float" office:value="256709926640" calcext:value-type="float">
            <text:p>2567099266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5-03" calcext:value-type="date">
            <text:p>1980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nga</text:p>
          </table:table-cell>
          <table:table-cell table:number-columns-repeated="3"/>
          <table:table-cell office:value-type="string" calcext:value-type="string">
            <text:p>nambooze sofia</text:p>
          </table:table-cell>
          <table:table-cell/>
          <table:table-cell office:value-type="float" office:value="256750118536" calcext:value-type="float">
            <text:p>256750118536</text:p>
          </table:table-cell>
          <table:table-cell table:number-columns-repeated="3"/>
          <table:table-cell office:value-type="date" office:date-value="2021-10-18" calcext:value-type="date">
            <text:p>2021-10-18</text:p>
          </table:table-cell>
          <table:table-cell office:value-type="string" calcext:value-type="string">
            <text:p>00239I0365752</text:p>
          </table:table-cell>
        </table:table-row>
        <table:table-row table:style-name="ro1">
          <table:table-cell office:value-type="string" calcext:value-type="string">
            <text:p>Mr. Muhumuza <text:s/>Andrew</text:p>
          </table:table-cell>
          <table:table-cell office:value-type="float" office:value="256754441245" calcext:value-type="float">
            <text:p>2567544412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10-05" calcext:value-type="date">
            <text:p>1989-10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Agaba Alex</text:p>
          </table:table-cell>
          <table:table-cell/>
          <table:table-cell office:value-type="float" office:value="256759908546" calcext:value-type="float">
            <text:p>256759908546</text:p>
          </table:table-cell>
          <table:table-cell table:number-columns-repeated="3"/>
          <table:table-cell office:value-type="date" office:date-value="2021-10-18" calcext:value-type="date">
            <text:p>2021-10-18</text:p>
          </table:table-cell>
          <table:table-cell office:value-type="string" calcext:value-type="string">
            <text:p>00239I0365817</text:p>
          </table:table-cell>
        </table:table-row>
        <table:table-row table:style-name="ro1">
          <table:table-cell office:value-type="string" calcext:value-type="string">
            <text:p>Ms. Sharifa <text:s/>Sentongo</text:p>
          </table:table-cell>
          <table:table-cell office:value-type="float" office:value="256784414754" calcext:value-type="float">
            <text:p>25678441475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6-03" calcext:value-type="date">
            <text:p>1983-06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Ssentongo faruk</text:p>
          </table:table-cell>
          <table:table-cell/>
          <table:table-cell office:value-type="float" office:value="256784414754" calcext:value-type="float">
            <text:p>256784414754</text:p>
          </table:table-cell>
          <table:table-cell table:number-columns-repeated="3"/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00239I0366509</text:p>
          </table:table-cell>
        </table:table-row>
        <table:table-row table:style-name="ro1">
          <table:table-cell office:value-type="string" calcext:value-type="string">
            <text:p>Ms. Linsen <text:s/>Masia</text:p>
          </table:table-cell>
          <table:table-cell office:value-type="float" office:value="256757155123" calcext:value-type="float">
            <text:p>25675715512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11-18" calcext:value-type="date">
            <text:p>2021-11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la</text:p>
          </table:table-cell>
          <table:table-cell table:number-columns-repeated="3"/>
          <table:table-cell office:value-type="string" calcext:value-type="string">
            <text:p>Lisen</text:p>
          </table:table-cell>
          <table:table-cell table:number-columns-repeated="5"/>
          <table:table-cell office:value-type="date" office:date-value="2021-11-18" calcext:value-type="date">
            <text:p>2021-11-18</text:p>
          </table:table-cell>
          <table:table-cell office:value-type="string" calcext:value-type="string">
            <text:p>00239I0367264</text:p>
          </table:table-cell>
        </table:table-row>
        <table:table-row table:style-name="ro1">
          <table:table-cell office:value-type="string" calcext:value-type="string">
            <text:p>Mrs. Prossy <text:s/>Nakyobe</text:p>
          </table:table-cell>
          <table:table-cell office:value-type="float" office:value="256704852892" calcext:value-type="float">
            <text:p>25670485289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12-11" calcext:value-type="date">
            <text:p>1989-12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taburiwa</text:p>
          </table:table-cell>
          <table:table-cell office:value-type="string" calcext:value-type="string">
            <text:p>Kiwabga</text:p>
          </table:table-cell>
          <table:table-cell table:number-columns-repeated="3"/>
          <table:table-cell office:value-type="string" calcext:value-type="string">
            <text:p>Nambi grace</text:p>
          </table:table-cell>
          <table:table-cell/>
          <table:table-cell office:value-type="float" office:value="256704852892" calcext:value-type="float">
            <text:p>256704852892</text:p>
          </table:table-cell>
          <table:table-cell table:number-columns-repeated="3"/>
          <table:table-cell office:value-type="date" office:date-value="2021-11-18" calcext:value-type="date">
            <text:p>2021-11-18</text:p>
          </table:table-cell>
          <table:table-cell office:value-type="string" calcext:value-type="string">
            <text:p>00239I0367267</text:p>
          </table:table-cell>
        </table:table-row>
        <table:table-row table:style-name="ro1">
          <table:table-cell office:value-type="string" calcext:value-type="string">
            <text:p>Mr. Musisi <text:s/>Maatovu</text:p>
          </table:table-cell>
          <table:table-cell office:value-type="float" office:value="256709819332" calcext:value-type="float">
            <text:p>25670981933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4-02-01" calcext:value-type="date">
            <text:p>1984-0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agawa prossy</text:p>
          </table:table-cell>
          <table:table-cell/>
          <table:table-cell office:value-type="float" office:value="256752863210" calcext:value-type="float">
            <text:p>256752863210</text:p>
          </table:table-cell>
          <table:table-cell table:number-columns-repeated="3"/>
          <table:table-cell office:value-type="date" office:date-value="2021-12-02" calcext:value-type="date">
            <text:p>2021-12-02</text:p>
          </table:table-cell>
          <table:table-cell office:value-type="string" calcext:value-type="string">
            <text:p>00239I0368325</text:p>
          </table:table-cell>
        </table:table-row>
        <table:table-row table:style-name="ro1">
          <table:table-cell office:value-type="string" calcext:value-type="string">
            <text:p>Mrs. Aisha <text:s/>Ndagire</text:p>
          </table:table-cell>
          <table:table-cell office:value-type="float" office:value="256758979813" calcext:value-type="float">
            <text:p>25675897981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1-02" calcext:value-type="date">
            <text:p>1979-01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bi Grace</text:p>
          </table:table-cell>
          <table:table-cell/>
          <table:table-cell office:value-type="float" office:value="256700855128" calcext:value-type="float">
            <text:p>256700855128</text:p>
          </table:table-cell>
          <table:table-cell table:number-columns-repeated="3"/>
          <table:table-cell office:value-type="date" office:date-value="2021-12-03" calcext:value-type="date">
            <text:p>2021-12-03</text:p>
          </table:table-cell>
          <table:table-cell office:value-type="string" calcext:value-type="string">
            <text:p>00239I0368355</text:p>
          </table:table-cell>
        </table:table-row>
        <table:table-row table:style-name="ro1">
          <table:table-cell office:value-type="string" calcext:value-type="string">
            <text:p>Mrs. monica <text:s/>namukisa</text:p>
          </table:table-cell>
          <table:table-cell office:value-type="float" office:value="256782746477" calcext:value-type="float">
            <text:p>25678274647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5-03" calcext:value-type="date">
            <text:p>1976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rubanga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talemwa rodgers</text:p>
          </table:table-cell>
          <table:table-cell/>
          <table:table-cell office:value-type="float" office:value="256703169745" calcext:value-type="float">
            <text:p>256703169745</text:p>
          </table:table-cell>
          <table:table-cell table:number-columns-repeated="3"/>
          <table:table-cell office:value-type="date" office:date-value="2021-12-20" calcext:value-type="date">
            <text:p>2021-12-20</text:p>
          </table:table-cell>
          <table:table-cell office:value-type="string" calcext:value-type="string">
            <text:p>00239I0369076</text:p>
          </table:table-cell>
        </table:table-row>
        <table:table-row table:style-name="ro1">
          <table:table-cell office:value-type="string" calcext:value-type="string">
            <text:p>Ms. Agnes <text:s/>Namugaya</text:p>
          </table:table-cell>
          <table:table-cell office:value-type="float" office:value="256751244688" calcext:value-type="float">
            <text:p>2567512446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4-12-12" calcext:value-type="date">
            <text:p>1994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guru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Olishaba Eva</text:p>
          </table:table-cell>
          <table:table-cell/>
          <table:table-cell office:value-type="float" office:value="256706472028" calcext:value-type="float">
            <text:p>256706472028</text:p>
          </table:table-cell>
          <table:table-cell table:number-columns-repeated="3"/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00239I0369563</text:p>
          </table:table-cell>
        </table:table-row>
        <table:table-row table:style-name="ro1">
          <table:table-cell office:value-type="string" calcext:value-type="string">
            <text:p>Mr. Guard <text:s/>Kamaradi</text:p>
          </table:table-cell>
          <table:table-cell office:value-type="float" office:value="256784488903" calcext:value-type="float">
            <text:p>25678448890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1-06-27" calcext:value-type="date">
            <text:p>1981-06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akind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Muhangi Evaristo</text:p>
          </table:table-cell>
          <table:table-cell/>
          <table:table-cell office:value-type="float" office:value="256753469886" calcext:value-type="float">
            <text:p>256753469886</text:p>
          </table:table-cell>
          <table:table-cell table:number-columns-repeated="3"/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00239I0369564</text:p>
          </table:table-cell>
        </table:table-row>
        <table:table-row table:style-name="ro1">
          <table:table-cell office:value-type="string" calcext:value-type="string">
            <text:p>Ms. Agnes <text:s/>Namugaya</text:p>
          </table:table-cell>
          <table:table-cell office:value-type="float" office:value="256751244688" calcext:value-type="float">
            <text:p>2567512446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4-12-12" calcext:value-type="date">
            <text:p>1994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guru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Olishaba Eva</text:p>
          </table:table-cell>
          <table:table-cell/>
          <table:table-cell office:value-type="float" office:value="256706472028" calcext:value-type="float">
            <text:p>256706472028</text:p>
          </table:table-cell>
          <table:table-cell table:number-columns-repeated="3"/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00239I0369565</text:p>
          </table:table-cell>
        </table:table-row>
        <table:table-row table:style-name="ro1">
          <table:table-cell office:value-type="string" calcext:value-type="string">
            <text:p>Mrs. mary <text:s/>katushabe</text:p>
          </table:table-cell>
          <table:table-cell office:value-type="float" office:value="256708916170" calcext:value-type="float">
            <text:p>2567089161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01-13" calcext:value-type="date">
            <text:p>1992-01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aga</text:p>
          </table:table-cell>
          <table:table-cell office:value-type="string" calcext:value-type="string">
            <text:p>lugguja</text:p>
          </table:table-cell>
          <table:table-cell table:number-columns-repeated="3"/>
          <table:table-cell office:value-type="string" calcext:value-type="string">
            <text:p>ndagire getrude</text:p>
          </table:table-cell>
          <table:table-cell/>
          <table:table-cell office:value-type="float" office:value="256756665688" calcext:value-type="float">
            <text:p>256756665688</text:p>
          </table:table-cell>
          <table:table-cell table:number-columns-repeated="3"/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00239I0369981</text:p>
          </table:table-cell>
        </table:table-row>
        <table:table-row table:style-name="ro1">
          <table:table-cell office:value-type="string" calcext:value-type="string">
            <text:p>Mrs. maria <text:s/>nakivumbi</text:p>
          </table:table-cell>
          <table:table-cell office:value-type="float" office:value="256754677834" calcext:value-type="float">
            <text:p>2567546778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08-03" calcext:value-type="date">
            <text:p>1991-08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aga</text:p>
          </table:table-cell>
          <table:table-cell office:value-type="string" calcext:value-type="string">
            <text:p>luguja</text:p>
          </table:table-cell>
          <table:table-cell table:number-columns-repeated="3"/>
          <table:table-cell office:value-type="string" calcext:value-type="string">
            <text:p>ndagire getrude</text:p>
          </table:table-cell>
          <table:table-cell/>
          <table:table-cell office:value-type="float" office:value="256756665688" calcext:value-type="float">
            <text:p>256756665688</text:p>
          </table:table-cell>
          <table:table-cell table:number-columns-repeated="3"/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00239I0369983</text:p>
          </table:table-cell>
        </table:table-row>
        <table:table-row table:style-name="ro1">
          <table:table-cell office:value-type="string" calcext:value-type="string">
            <text:p>Mrs. Eveline <text:s/>Musinguzi</text:p>
          </table:table-cell>
          <table:table-cell office:value-type="float" office:value="256704336520" calcext:value-type="float">
            <text:p>2567043365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4-29" calcext:value-type="date">
            <text:p>1982-04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Birungi Deus</text:p>
          </table:table-cell>
          <table:table-cell/>
          <table:table-cell office:value-type="float" office:value="256758337150" calcext:value-type="float">
            <text:p>256758337150</text:p>
          </table:table-cell>
          <table:table-cell table:number-columns-repeated="3"/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00239I0370663</text:p>
          </table:table-cell>
        </table:table-row>
        <table:table-row table:style-name="ro1">
          <table:table-cell office:value-type="string" calcext:value-type="string">
            <text:p>Mr. Issa <text:s/>Idilo</text:p>
          </table:table-cell>
          <table:table-cell office:value-type="float" office:value="256759285070" calcext:value-type="float">
            <text:p>25675928507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3-06" calcext:value-type="date">
            <text:p>1990-03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IKOMA IDD</text:p>
          </table:table-cell>
          <table:table-cell/>
          <table:table-cell office:value-type="float" office:value="256708224732" calcext:value-type="float">
            <text:p>256708224732</text:p>
          </table:table-cell>
          <table:table-cell table:number-columns-repeated="3"/>
          <table:table-cell office:value-type="date" office:date-value="2022-01-21" calcext:value-type="date">
            <text:p>2022-01-21</text:p>
          </table:table-cell>
          <table:table-cell office:value-type="string" calcext:value-type="string">
            <text:p>00239I0370668</text:p>
          </table:table-cell>
        </table:table-row>
        <table:table-row table:style-name="ro1">
          <table:table-cell office:value-type="string" calcext:value-type="string">
            <text:p>Ms. Sarah <text:s/>Nakayizi</text:p>
          </table:table-cell>
          <table:table-cell office:value-type="float" office:value="256705025037" calcext:value-type="float">
            <text:p>2567050250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1-09-06" calcext:value-type="date">
            <text:p>1971-09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 2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ajiri Joyce</text:p>
          </table:table-cell>
          <table:table-cell/>
          <table:table-cell office:value-type="float" office:value="256752191663" calcext:value-type="float">
            <text:p>256752191663</text:p>
          </table:table-cell>
          <table:table-cell table:number-columns-repeated="3"/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00239I0371439</text:p>
          </table:table-cell>
        </table:table-row>
        <table:table-row table:style-name="ro1">
          <table:table-cell office:value-type="string" calcext:value-type="string">
            <text:p>Ms. Joyce <text:s/>Nakajiri</text:p>
          </table:table-cell>
          <table:table-cell office:value-type="float" office:value="256752191663" calcext:value-type="float">
            <text:p>25675219166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3-12" calcext:value-type="date">
            <text:p>1984-03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ayizi SARAH</text:p>
          </table:table-cell>
          <table:table-cell/>
          <table:table-cell office:value-type="float" office:value="256705025037" calcext:value-type="float">
            <text:p>256705025037</text:p>
          </table:table-cell>
          <table:table-cell table:number-columns-repeated="3"/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00239I0371441</text:p>
          </table:table-cell>
        </table:table-row>
        <table:table-row table:style-name="ro1">
          <table:table-cell office:value-type="string" calcext:value-type="string">
            <text:p>Mrs. Magret <text:s/>Nakanjako</text:p>
          </table:table-cell>
          <table:table-cell office:value-type="float" office:value="256752136136" calcext:value-type="float">
            <text:p>2567521361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5-15" calcext:value-type="date">
            <text:p>1981-05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utundwe</text:p>
          </table:table-cell>
          <table:table-cell office:value-type="string" calcext:value-type="string">
            <text:p>kabusu</text:p>
          </table:table-cell>
          <table:table-cell table:number-columns-repeated="3"/>
          <table:table-cell office:value-type="string" calcext:value-type="string">
            <text:p>Kambungu Damulira</text:p>
          </table:table-cell>
          <table:table-cell/>
          <table:table-cell office:value-type="float" office:value="256752958420" calcext:value-type="float">
            <text:p>256752958420</text:p>
          </table:table-cell>
          <table:table-cell table:number-columns-repeated="3"/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00239I0371442</text:p>
          </table:table-cell>
        </table:table-row>
        <table:table-row table:style-name="ro1">
          <table:table-cell office:value-type="string" calcext:value-type="string">
            <text:p>Ms. Rose <text:s/>Nabawanuka</text:p>
          </table:table-cell>
          <table:table-cell office:value-type="float" office:value="256757744721" calcext:value-type="float">
            <text:p>2567577447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6-06" calcext:value-type="date">
            <text:p>1977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2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ajiri Joyce</text:p>
          </table:table-cell>
          <table:table-cell/>
          <table:table-cell office:value-type="float" office:value="256752191663" calcext:value-type="float">
            <text:p>256752191663</text:p>
          </table:table-cell>
          <table:table-cell table:number-columns-repeated="3"/>
          <table:table-cell office:value-type="date" office:date-value="2022-01-27" calcext:value-type="date">
            <text:p>2022-01-27</text:p>
          </table:table-cell>
          <table:table-cell office:value-type="string" calcext:value-type="string">
            <text:p>00239I0371443</text:p>
          </table:table-cell>
        </table:table-row>
        <table:table-row table:style-name="ro1">
          <table:table-cell office:value-type="string" calcext:value-type="string">
            <text:p>Mr. Ivan <text:s/>Kasanvu</text:p>
          </table:table-cell>
          <table:table-cell office:value-type="float" office:value="256700384297" calcext:value-type="float">
            <text:p>25670038429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11-11" calcext:value-type="date">
            <text:p>1989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Nkeera moses</text:p>
          </table:table-cell>
          <table:table-cell/>
          <table:table-cell office:value-type="float" office:value="256756751440" calcext:value-type="float">
            <text:p>256756751440</text:p>
          </table:table-cell>
          <table:table-cell table:number-columns-repeated="3"/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00239I0371501</text:p>
          </table:table-cell>
        </table:table-row>
        <table:table-row table:style-name="ro1">
          <table:table-cell office:value-type="string" calcext:value-type="string">
            <text:p>Mr. Geoffrey <text:s/>Suubi</text:p>
          </table:table-cell>
          <table:table-cell office:value-type="float" office:value="256782046399" calcext:value-type="float">
            <text:p>25678204639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3-10" calcext:value-type="date">
            <text:p>1982-03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CENTRAL</text:p>
          </table:table-cell>
          <table:table-cell table:number-columns-repeated="3"/>
          <table:table-cell office:value-type="string" calcext:value-type="string">
            <text:p>Otim Ronald</text:p>
          </table:table-cell>
          <table:table-cell/>
          <table:table-cell office:value-type="float" office:value="256722972226" calcext:value-type="float">
            <text:p>256722972226</text:p>
          </table:table-cell>
          <table:table-cell table:number-columns-repeated="3"/>
          <table:table-cell office:value-type="date" office:date-value="2022-02-03" calcext:value-type="date">
            <text:p>2022-02-03</text:p>
          </table:table-cell>
          <table:table-cell office:value-type="string" calcext:value-type="string">
            <text:p>00239I0373130</text:p>
          </table:table-cell>
        </table:table-row>
        <table:table-row table:style-name="ro1">
          <table:table-cell office:value-type="string" calcext:value-type="string">
            <text:p>Mr. Kamurali Peter Asaba</text:p>
          </table:table-cell>
          <table:table-cell office:value-type="float" office:value="256701247617" calcext:value-type="float">
            <text:p>25670124761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1-17" calcext:value-type="date">
            <text:p>1986-01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dondo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mirembe joanita</text:p>
          </table:table-cell>
          <table:table-cell/>
          <table:table-cell office:value-type="float" office:value="254799647160" calcext:value-type="float">
            <text:p>254799647160</text:p>
          </table:table-cell>
          <table:table-cell table:number-columns-repeated="3"/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00239I0374262</text:p>
          </table:table-cell>
        </table:table-row>
        <table:table-row table:style-name="ro1">
          <table:table-cell office:value-type="string" calcext:value-type="string">
            <text:p>Mrs. Sylivia <text:s/>Makoora</text:p>
          </table:table-cell>
          <table:table-cell office:value-type="float" office:value="256782501617" calcext:value-type="float">
            <text:p>2567825016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2-12" calcext:value-type="date">
            <text:p>1979-0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wokya 11</text:p>
          </table:table-cell>
          <table:table-cell office:value-type="string" calcext:value-type="string">
            <text:p>Bukooto</text:p>
          </table:table-cell>
          <table:table-cell table:number-columns-repeated="3"/>
          <table:table-cell office:value-type="string" calcext:value-type="string">
            <text:p>Kisembo Benon</text:p>
          </table:table-cell>
          <table:table-cell/>
          <table:table-cell office:value-type="float" office:value="256788339520" calcext:value-type="float">
            <text:p>256788339520</text:p>
          </table:table-cell>
          <table:table-cell table:number-columns-repeated="3"/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00239I0374406</text:p>
          </table:table-cell>
        </table:table-row>
        <table:table-row table:style-name="ro1">
          <table:table-cell office:value-type="string" calcext:value-type="string">
            <text:p>Mr. Duncan <text:s/>Kawuma</text:p>
          </table:table-cell>
          <table:table-cell office:value-type="float" office:value="256704539456" calcext:value-type="float">
            <text:p>25670453945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11-22" calcext:value-type="date">
            <text:p>1988-11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deeba</text:p>
          </table:table-cell>
          <table:table-cell office:value-type="string" calcext:value-type="string">
            <text:p>Wankulukuku</text:p>
          </table:table-cell>
          <table:table-cell table:number-columns-repeated="3"/>
          <table:table-cell office:value-type="string" calcext:value-type="string">
            <text:p>victoria</text:p>
          </table:table-cell>
          <table:table-cell table:number-columns-repeated="5"/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00239I0374407</text:p>
          </table:table-cell>
        </table:table-row>
        <table:table-row table:style-name="ro1">
          <table:table-cell office:value-type="string" calcext:value-type="string">
            <text:p>Ms. Annet <text:s/>Nabunya</text:p>
          </table:table-cell>
          <table:table-cell office:value-type="float" office:value="256752681664" calcext:value-type="float">
            <text:p>2567526816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9-29" calcext:value-type="date">
            <text:p>1982-09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wokya 11</text:p>
          </table:table-cell>
          <table:table-cell office:value-type="string" calcext:value-type="string">
            <text:p>kampala central</text:p>
          </table:table-cell>
          <table:table-cell table:number-columns-repeated="3"/>
          <table:table-cell office:value-type="string" calcext:value-type="string">
            <text:p>Nakibuule tracy</text:p>
          </table:table-cell>
          <table:table-cell/>
          <table:table-cell office:value-type="float" office:value="256706377278" calcext:value-type="float">
            <text:p>256706377278</text:p>
          </table:table-cell>
          <table:table-cell table:number-columns-repeated="3"/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00239I0374408</text:p>
          </table:table-cell>
        </table:table-row>
        <table:table-row table:style-name="ro1">
          <table:table-cell office:value-type="string" calcext:value-type="string">
            <text:p><text:s/>Rita <text:s/>Lubega</text:p>
          </table:table-cell>
          <table:table-cell office:value-type="float" office:value="256753872665" calcext:value-type="float">
            <text:p>25675387266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12-23" calcext:value-type="date">
            <text:p>1977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aise 111</text:p>
          </table:table-cell>
          <table:table-cell office:value-type="string" calcext:value-type="string">
            <text:p>Kawempe</text:p>
          </table:table-cell>
          <table:table-cell table:number-columns-repeated="3"/>
          <table:table-cell office:value-type="string" calcext:value-type="string">
            <text:p>Muwonge Derick</text:p>
          </table:table-cell>
          <table:table-cell/>
          <table:table-cell office:value-type="float" office:value="256754806903" calcext:value-type="float">
            <text:p>256754806903</text:p>
          </table:table-cell>
          <table:table-cell table:number-columns-repeated="3"/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00239I0374515</text:p>
          </table:table-cell>
        </table:table-row>
        <table:table-row table:style-name="ro1">
          <table:table-cell office:value-type="string" calcext:value-type="string">
            <text:p>Ms. Betty <text:s/>Nakawuki</text:p>
          </table:table-cell>
          <table:table-cell office:value-type="float" office:value="256703603494" calcext:value-type="float">
            <text:p>2567036034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3-15" calcext:value-type="date">
            <text:p>1990-03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dondo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kajiri Joyce</text:p>
          </table:table-cell>
          <table:table-cell/>
          <table:table-cell office:value-type="float" office:value="256752191663" calcext:value-type="float">
            <text:p>256752191663</text:p>
          </table:table-cell>
          <table:table-cell table:number-columns-repeated="3"/>
          <table:table-cell office:value-type="date" office:date-value="2022-02-10" calcext:value-type="date">
            <text:p>2022-02-10</text:p>
          </table:table-cell>
          <table:table-cell office:value-type="string" calcext:value-type="string">
            <text:p>00239I0374516</text:p>
          </table:table-cell>
        </table:table-row>
        <table:table-row table:style-name="ro1">
          <table:table-cell office:value-type="string" calcext:value-type="string">
            <text:p>Mrs. Oliver <text:s/>Nakayaga</text:p>
          </table:table-cell>
          <table:table-cell office:value-type="float" office:value="256756138595" calcext:value-type="float">
            <text:p>25675613859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1-01" calcext:value-type="date">
            <text:p>1982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kate Annet</text:p>
          </table:table-cell>
          <table:table-cell/>
          <table:table-cell office:value-type="float" office:value="256702652375" calcext:value-type="float">
            <text:p>256702652375</text:p>
          </table:table-cell>
          <table:table-cell table:number-columns-repeated="3"/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00239I0374566</text:p>
          </table:table-cell>
        </table:table-row>
        <table:table-row table:style-name="ro1">
          <table:table-cell office:value-type="string" calcext:value-type="string">
            <text:p>Mrs. Mariam <text:s/>Nakalo</text:p>
          </table:table-cell>
          <table:table-cell office:value-type="float" office:value="256772874752" calcext:value-type="float">
            <text:p>2567728747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8-07" calcext:value-type="date">
            <text:p>1981-08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punga ward</text:p>
          </table:table-cell>
          <table:table-cell office:value-type="string" calcext:value-type="string">
            <text:p>Wakiso Town council</text:p>
          </table:table-cell>
          <table:table-cell table:number-columns-repeated="3"/>
          <table:table-cell office:value-type="string" calcext:value-type="string">
            <text:p>Kiyimba Nuhu</text:p>
          </table:table-cell>
          <table:table-cell/>
          <table:table-cell office:value-type="float" office:value="256772527951" calcext:value-type="float">
            <text:p>256772527951</text:p>
          </table:table-cell>
          <table:table-cell table:number-columns-repeated="3"/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00239I0374731</text:p>
          </table:table-cell>
        </table:table-row>
        <table:table-row table:style-name="ro1">
          <table:table-cell office:value-type="string" calcext:value-type="string">
            <text:p>Mrs. Oliver <text:s/>Nabayunga</text:p>
          </table:table-cell>
          <table:table-cell office:value-type="float" office:value="256701628621" calcext:value-type="float">
            <text:p>2567016286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7-07" calcext:value-type="date">
            <text:p>1976-07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saz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badduka zam</text:p>
          </table:table-cell>
          <table:table-cell/>
          <table:table-cell office:value-type="float" office:value="256701942118" calcext:value-type="float">
            <text:p>256701942118</text:p>
          </table:table-cell>
          <table:table-cell table:number-columns-repeated="3"/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00239I0374732</text:p>
          </table:table-cell>
        </table:table-row>
        <table:table-row table:style-name="ro1">
          <table:table-cell office:value-type="string" calcext:value-type="string">
            <text:p>Mr. Yusuf <text:s/>Ssenyondo</text:p>
          </table:table-cell>
          <table:table-cell office:value-type="float" office:value="256703769296" calcext:value-type="float">
            <text:p>2567037692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2-23" calcext:value-type="date">
            <text:p>2022-0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ya</text:p>
          </table:table-cell>
          <table:table-cell office:value-type="string" calcext:value-type="string">
            <text:p>CENTRAL</text:p>
          </table:table-cell>
          <table:table-cell table:number-columns-repeated="3"/>
          <table:table-cell office:value-type="string" calcext:value-type="string">
            <text:p>Sumaya Nakazi</text:p>
          </table:table-cell>
          <table:table-cell/>
          <table:table-cell office:value-type="float" office:value="256772670881" calcext:value-type="float">
            <text:p>256772670881</text:p>
          </table:table-cell>
          <table:table-cell table:number-columns-repeated="3"/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00239I0375103</text:p>
          </table:table-cell>
        </table:table-row>
        <table:table-row table:style-name="ro1">
          <table:table-cell office:value-type="string" calcext:value-type="string">
            <text:p>Mrs. Diana <text:s/>Nakachwa</text:p>
          </table:table-cell>
          <table:table-cell office:value-type="float" office:value="256703937441" calcext:value-type="float">
            <text:p>2567039374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5-30" calcext:value-type="date">
            <text:p>1990-05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Lunkusse Betty</text:p>
          </table:table-cell>
          <table:table-cell/>
          <table:table-cell office:value-type="float" office:value="256740922053" calcext:value-type="float">
            <text:p>256740922053</text:p>
          </table:table-cell>
          <table:table-cell table:number-columns-repeated="3"/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00239I0375255</text:p>
          </table:table-cell>
        </table:table-row>
        <table:table-row table:style-name="ro1">
          <table:table-cell office:value-type="string" calcext:value-type="string">
            <text:p>Mrs. Nakachwa <text:s/>Diana</text:p>
          </table:table-cell>
          <table:table-cell office:value-type="float" office:value="256703937441" calcext:value-type="float">
            <text:p>2567039374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5-30" calcext:value-type="date">
            <text:p>1990-05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Lunkuse Betty</text:p>
          </table:table-cell>
          <table:table-cell/>
          <table:table-cell office:value-type="float" office:value="256740922053" calcext:value-type="float">
            <text:p>256740922053</text:p>
          </table:table-cell>
          <table:table-cell table:number-columns-repeated="3"/>
          <table:table-cell office:value-type="date" office:date-value="2022-02-28" calcext:value-type="date">
            <text:p>2022-02-28</text:p>
          </table:table-cell>
          <table:table-cell office:value-type="string" calcext:value-type="string">
            <text:p>00239I0375259</text:p>
          </table:table-cell>
        </table:table-row>
        <table:table-row table:style-name="ro1">
          <table:table-cell office:value-type="string" calcext:value-type="string">
            <text:p>Mrs. Samalie Kivumbi Nabachwa</text:p>
          </table:table-cell>
          <table:table-cell office:value-type="float" office:value="256701020529" calcext:value-type="float">
            <text:p>25670102052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01-17" calcext:value-type="date">
            <text:p>1992-01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tala</text:p>
          </table:table-cell>
          <table:table-cell office:value-type="string" calcext:value-type="string">
            <text:p>Katabi</text:p>
          </table:table-cell>
          <table:table-cell table:number-columns-repeated="3"/>
          <table:table-cell office:value-type="string" calcext:value-type="string">
            <text:p>Nkwasibwe Moses</text:p>
          </table:table-cell>
          <table:table-cell/>
          <table:table-cell office:value-type="float" office:value="256708425275" calcext:value-type="float">
            <text:p>256708425275</text:p>
          </table:table-cell>
          <table:table-cell table:number-columns-repeated="3"/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00239I0375355</text:p>
          </table:table-cell>
        </table:table-row>
        <table:table-row table:style-name="ro1">
          <table:table-cell office:value-type="string" calcext:value-type="string">
            <text:p>Ms. Annet Juliet Nambassa</text:p>
          </table:table-cell>
          <table:table-cell office:value-type="float" office:value="256754130434" calcext:value-type="float">
            <text:p>2567541304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2" calcext:value-type="date">
            <text:p>2022-03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wokya 11</text:p>
          </table:table-cell>
          <table:table-cell office:value-type="string" calcext:value-type="string">
            <text:p>kampala central</text:p>
          </table:table-cell>
          <table:table-cell table:number-columns-repeated="3"/>
          <table:table-cell office:value-type="string" calcext:value-type="string">
            <text:p>Nakajjubi Moreen</text:p>
          </table:table-cell>
          <table:table-cell/>
          <table:table-cell office:value-type="float" office:value="256786917071" calcext:value-type="float">
            <text:p>256786917071</text:p>
          </table:table-cell>
          <table:table-cell table:number-columns-repeated="3"/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00239I0375356</text:p>
          </table:table-cell>
        </table:table-row>
        <table:table-row table:style-name="ro1">
          <table:table-cell office:value-type="string" calcext:value-type="string">
            <text:p><text:s/>Faith <text:s/>Nabukenya</text:p>
          </table:table-cell>
          <table:table-cell office:value-type="float" office:value="256773828507" calcext:value-type="float">
            <text:p>2567738285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2" calcext:value-type="date">
            <text:p>2022-03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zo ward</text:p>
          </table:table-cell>
          <table:table-cell office:value-type="string" calcext:value-type="string">
            <text:p>Nansana Town conucil</text:p>
          </table:table-cell>
          <table:table-cell table:number-columns-repeated="3"/>
          <table:table-cell office:value-type="string" calcext:value-type="string">
            <text:p>Sewanyana Eddy</text:p>
          </table:table-cell>
          <table:table-cell/>
          <table:table-cell office:value-type="float" office:value="256703467615" calcext:value-type="float">
            <text:p>256703467615</text:p>
          </table:table-cell>
          <table:table-cell table:number-columns-repeated="3"/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00239I0375357</text:p>
          </table:table-cell>
        </table:table-row>
        <table:table-row table:style-name="ro1">
          <table:table-cell office:value-type="string" calcext:value-type="string">
            <text:p>Mrs. Eva <text:s/>Namukose</text:p>
          </table:table-cell>
          <table:table-cell office:value-type="float" office:value="256756264535" calcext:value-type="float">
            <text:p>2567562645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0-17" calcext:value-type="date">
            <text:p>1986-10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pina Janerfer</text:p>
          </table:table-cell>
          <table:table-cell/>
          <table:table-cell office:value-type="float" office:value="256756264535" calcext:value-type="float">
            <text:p>256756264535</text:p>
          </table:table-cell>
          <table:table-cell table:number-columns-repeated="3"/>
          <table:table-cell office:value-type="date" office:date-value="2022-03-02" calcext:value-type="date">
            <text:p>2022-03-02</text:p>
          </table:table-cell>
          <table:table-cell office:value-type="string" calcext:value-type="string">
            <text:p>00239I0375360</text:p>
          </table:table-cell>
        </table:table-row>
        <table:table-row table:style-name="ro1">
          <table:table-cell office:value-type="string" calcext:value-type="string">
            <text:p>Mrs. Norah <text:s/>Nanyange</text:p>
          </table:table-cell>
          <table:table-cell office:value-type="float" office:value="256701879405" calcext:value-type="float">
            <text:p>25670187940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3" calcext:value-type="date">
            <text:p>2022-03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wempe</text:p>
          </table:table-cell>
          <table:table-cell office:value-type="string" calcext:value-type="string">
            <text:p>Kawempe division</text:p>
          </table:table-cell>
          <table:table-cell table:number-columns-repeated="3"/>
          <table:table-cell office:value-type="string" calcext:value-type="string">
            <text:p>Ssempera George and Namayanja Edith</text:p>
          </table:table-cell>
          <table:table-cell/>
          <table:table-cell office:value-type="float" office:value="256758982546" calcext:value-type="float">
            <text:p>256758982546</text:p>
          </table:table-cell>
          <table:table-cell table:number-columns-repeated="3"/>
          <table:table-cell office:value-type="date" office:date-value="2022-03-03" calcext:value-type="date">
            <text:p>2022-03-03</text:p>
          </table:table-cell>
          <table:table-cell office:value-type="string" calcext:value-type="string">
            <text:p>00239I0375393</text:p>
          </table:table-cell>
        </table:table-row>
        <table:table-row table:style-name="ro1">
          <table:table-cell office:value-type="string" calcext:value-type="string">
            <text:p>Ms. Siddy <text:s/>Amongi</text:p>
          </table:table-cell>
          <table:table-cell office:value-type="float" office:value="256751531119" calcext:value-type="float">
            <text:p>25675153111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4" calcext:value-type="date">
            <text:p>2022-03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aise 111</text:p>
          </table:table-cell>
          <table:table-cell office:value-type="string" calcext:value-type="string">
            <text:p>kawempe division</text:p>
          </table:table-cell>
          <table:table-cell table:number-columns-repeated="3"/>
          <table:table-cell office:value-type="string" calcext:value-type="string">
            <text:p>Opio micheal</text:p>
          </table:table-cell>
          <table:table-cell/>
          <table:table-cell office:value-type="float" office:value="256777866672" calcext:value-type="float">
            <text:p>256777866672</text:p>
          </table:table-cell>
          <table:table-cell table:number-columns-repeated="3"/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00239I0375454</text:p>
          </table:table-cell>
        </table:table-row>
        <table:table-row table:style-name="ro1">
          <table:table-cell office:value-type="string" calcext:value-type="string">
            <text:p><text:s/>Daphine <text:s/>Namubiru</text:p>
          </table:table-cell>
          <table:table-cell office:value-type="float" office:value="256778877447" calcext:value-type="float">
            <text:p>2567788774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4" calcext:value-type="date">
            <text:p>2022-03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Ahibisibwe Godfrey</text:p>
          </table:table-cell>
          <table:table-cell/>
          <table:table-cell office:value-type="float" office:value="256796421000" calcext:value-type="float">
            <text:p>256796421000</text:p>
          </table:table-cell>
          <table:table-cell table:number-columns-repeated="3"/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00239I0375455</text:p>
          </table:table-cell>
        </table:table-row>
        <table:table-row table:style-name="ro1">
          <table:table-cell office:value-type="string" calcext:value-type="string">
            <text:p>Ms. Joyce <text:s/>Nabakema</text:p>
          </table:table-cell>
          <table:table-cell office:value-type="float" office:value="256755531675" calcext:value-type="float">
            <text:p>2567555316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4" calcext:value-type="date">
            <text:p>2022-03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Nanyange Nolah</text:p>
          </table:table-cell>
          <table:table-cell/>
          <table:table-cell office:value-type="float" office:value="256751879405" calcext:value-type="float">
            <text:p>256751879405</text:p>
          </table:table-cell>
          <table:table-cell table:number-columns-repeated="3"/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00239I0375456</text:p>
          </table:table-cell>
        </table:table-row>
        <table:table-row table:style-name="ro1">
          <table:table-cell office:value-type="string" calcext:value-type="string">
            <text:p>Ms. Joyce <text:s/>Nabankema</text:p>
          </table:table-cell>
          <table:table-cell office:value-type="float" office:value="256755531675" calcext:value-type="float">
            <text:p>2567555316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04" calcext:value-type="date">
            <text:p>2022-03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nyange Nolah</text:p>
          </table:table-cell>
          <table:table-cell/>
          <table:table-cell office:value-type="float" office:value="256701879405" calcext:value-type="float">
            <text:p>256701879405</text:p>
          </table:table-cell>
          <table:table-cell table:number-columns-repeated="3"/>
          <table:table-cell office:value-type="date" office:date-value="2022-03-04" calcext:value-type="date">
            <text:p>2022-03-04</text:p>
          </table:table-cell>
          <table:table-cell office:value-type="string" calcext:value-type="string">
            <text:p>00239I0375460</text:p>
          </table:table-cell>
        </table:table-row>
        <table:table-row table:style-name="ro1">
          <table:table-cell office:value-type="string" calcext:value-type="string">
            <text:p>Mr. OPOLOT <text:s/>ABRAHAM</text:p>
          </table:table-cell>
          <table:table-cell office:value-type="float" office:value="256783352371" calcext:value-type="float">
            <text:p>25678335237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7-12-15" calcext:value-type="date">
            <text:p>1987-1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AWO WARD</text:p>
          </table:table-cell>
          <table:table-cell office:value-type="string" calcext:value-type="string">
            <text:p>MUKONO DIVISION</text:p>
          </table:table-cell>
          <table:table-cell table:number-columns-repeated="3"/>
          <table:table-cell office:value-type="string" calcext:value-type="string">
            <text:p>MUNDUA SUNDAY SAM</text:p>
          </table:table-cell>
          <table:table-cell/>
          <table:table-cell office:value-type="float" office:value="256779700700" calcext:value-type="float">
            <text:p>256779700700</text:p>
          </table:table-cell>
          <table:table-cell table:number-columns-repeated="3"/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00239I0375523</text:p>
          </table:table-cell>
        </table:table-row>
        <table:table-row table:style-name="ro1">
          <table:table-cell office:value-type="string" calcext:value-type="string">
            <text:p>Mrs. TWIKIRIZE <text:s/>FLORENCE</text:p>
          </table:table-cell>
          <table:table-cell office:value-type="float" office:value="256779266318" calcext:value-type="float">
            <text:p>2567792663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11" calcext:value-type="date">
            <text:p>2022-03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 B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BASHAMBU ALICE</text:p>
          </table:table-cell>
          <table:table-cell/>
          <table:table-cell office:value-type="float" office:value="256787818632" calcext:value-type="float">
            <text:p>256787818632</text:p>
          </table:table-cell>
          <table:table-cell table:number-columns-repeated="3"/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00239I0375685</text:p>
          </table:table-cell>
        </table:table-row>
        <table:table-row table:style-name="ro1">
          <table:table-cell office:value-type="string" calcext:value-type="string">
            <text:p>Mr. muhangi <text:s/>michael</text:p>
          </table:table-cell>
          <table:table-cell office:value-type="float" office:value="256757787216" calcext:value-type="float">
            <text:p>2567577872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5-03" calcext:value-type="date">
            <text:p>1988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ahisiibwe rongino</text:p>
          </table:table-cell>
          <table:table-cell/>
          <table:table-cell office:value-type="float" office:value="256700336800" calcext:value-type="float">
            <text:p>256700336800</text:p>
          </table:table-cell>
          <table:table-cell table:number-columns-repeated="3"/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00239I0375686</text:p>
          </table:table-cell>
        </table:table-row>
        <table:table-row table:style-name="ro1">
          <table:table-cell office:value-type="string" calcext:value-type="string">
            <text:p>Ms. Ruth <text:s/>Nakayi</text:p>
          </table:table-cell>
          <table:table-cell office:value-type="float" office:value="256708276120" calcext:value-type="float">
            <text:p>2567082761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3-12" calcext:value-type="date">
            <text:p>2022-03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ebando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Nabatanzi fatumah</text:p>
          </table:table-cell>
          <table:table-cell/>
          <table:table-cell office:value-type="float" office:value="256703198117" calcext:value-type="float">
            <text:p>256703198117</text:p>
          </table:table-cell>
          <table:table-cell table:number-columns-repeated="3"/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00239I0375720</text:p>
          </table:table-cell>
        </table:table-row>
        <table:table-row table:style-name="ro1">
          <table:table-cell office:value-type="string" calcext:value-type="string">
            <text:p>Mr. NKAMUSIIMA <text:s/>NICHODEMUS</text:p>
          </table:table-cell>
          <table:table-cell office:value-type="float" office:value="256760797152" calcext:value-type="float">
            <text:p>25676079715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6-01-03" calcext:value-type="date">
            <text:p>1996-01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BUYA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OLIVIA AINEMBABAZI</text:p>
          </table:table-cell>
          <table:table-cell/>
          <table:table-cell office:value-type="float" office:value="256786788260" calcext:value-type="float">
            <text:p>256786788260</text:p>
          </table:table-cell>
          <table:table-cell table:number-columns-repeated="3"/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00239I0375737</text:p>
          </table:table-cell>
        </table:table-row>
        <table:table-row table:style-name="ro1">
          <table:table-cell office:value-type="string" calcext:value-type="string">
            <text:p>Mr. Lukwago <text:s/>Tadious</text:p>
          </table:table-cell>
          <table:table-cell office:value-type="float" office:value="256706692794" calcext:value-type="float">
            <text:p>25670669279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12-01" calcext:value-type="date">
            <text:p>1986-1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ira</text:p>
          </table:table-cell>
          <table:table-cell table:number-columns-repeated="3"/>
          <table:table-cell office:value-type="string" calcext:value-type="string">
            <text:p>Aturinda Deborah</text:p>
          </table:table-cell>
          <table:table-cell/>
          <table:table-cell office:value-type="float" office:value="256758212936" calcext:value-type="float">
            <text:p>256758212936</text:p>
          </table:table-cell>
          <table:table-cell table:number-columns-repeated="3"/>
          <table:table-cell office:value-type="date" office:date-value="2022-03-15" calcext:value-type="date">
            <text:p>2022-03-15</text:p>
          </table:table-cell>
          <table:table-cell office:value-type="string" calcext:value-type="string">
            <text:p>00239I0375782</text:p>
          </table:table-cell>
        </table:table-row>
        <table:table-row table:style-name="ro1">
          <table:table-cell office:value-type="string" calcext:value-type="string">
            <text:p>Ms. Faridah <text:s/>Nanyonjo</text:p>
          </table:table-cell>
          <table:table-cell office:value-type="float" office:value="256705628828" calcext:value-type="float">
            <text:p>2567056288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3-05-02" calcext:value-type="date">
            <text:p>1993-05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to</text:p>
          </table:table-cell>
          <table:table-cell office:value-type="string" calcext:value-type="string">
            <text:p>kira division</text:p>
          </table:table-cell>
          <table:table-cell table:number-columns-repeated="3"/>
          <table:table-cell office:value-type="string" calcext:value-type="string">
            <text:p>olishba Eva</text:p>
          </table:table-cell>
          <table:table-cell/>
          <table:table-cell office:value-type="float" office:value="256706472028" calcext:value-type="float">
            <text:p>256706472028</text:p>
          </table:table-cell>
          <table:table-cell table:number-columns-repeated="3"/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00239I0375824</text:p>
          </table:table-cell>
        </table:table-row>
        <table:table-row table:style-name="ro1">
          <table:table-cell office:value-type="string" calcext:value-type="string">
            <text:p>Mr. Kauta <text:s/>Bosco</text:p>
          </table:table-cell>
          <table:table-cell office:value-type="float" office:value="256752177208" calcext:value-type="float">
            <text:p>25675217720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10-05" calcext:value-type="date">
            <text:p>1985-10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agret Namusisi</text:p>
          </table:table-cell>
          <table:table-cell/>
          <table:table-cell office:value-type="float" office:value="256776305085" calcext:value-type="float">
            <text:p>256776305085</text:p>
          </table:table-cell>
          <table:table-cell table:number-columns-repeated="3"/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00239I0375825</text:p>
          </table:table-cell>
        </table:table-row>
        <table:table-row table:style-name="ro1">
          <table:table-cell office:value-type="string" calcext:value-type="string">
            <text:p>Mr. muhwezi <text:s/>michael</text:p>
          </table:table-cell>
          <table:table-cell office:value-type="float" office:value="256704712566" calcext:value-type="float">
            <text:p>25670471256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1-01" calcext:value-type="date">
            <text:p>1986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ndinda moses</text:p>
          </table:table-cell>
          <table:table-cell/>
          <table:table-cell office:value-type="float" office:value="256784979952" calcext:value-type="float">
            <text:p>256784979952</text:p>
          </table:table-cell>
          <table:table-cell table:number-columns-repeated="3"/>
          <table:table-cell office:value-type="date" office:date-value="2022-03-16" calcext:value-type="date">
            <text:p>2022-03-16</text:p>
          </table:table-cell>
          <table:table-cell office:value-type="string" calcext:value-type="string">
            <text:p>00239I0375827</text:p>
          </table:table-cell>
        </table:table-row>
        <table:table-row table:style-name="ro1">
          <table:table-cell office:value-type="string" calcext:value-type="string">
            <text:p>Mrs. Susan <text:s/>Luswiga</text:p>
          </table:table-cell>
          <table:table-cell office:value-type="float" office:value="256706410445" calcext:value-type="float">
            <text:p>25670641044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03-03" calcext:value-type="date">
            <text:p>1992-03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bidongha ward</text:p>
          </table:table-cell>
          <table:table-cell office:value-type="string" calcext:value-type="string">
            <text:p>Cntral division</text:p>
          </table:table-cell>
          <table:table-cell table:number-columns-repeated="3"/>
          <table:table-cell office:value-type="string" calcext:value-type="string">
            <text:p>Namukasa Mariam Mulyazawo</text:p>
          </table:table-cell>
          <table:table-cell/>
          <table:table-cell office:value-type="float" office:value="256774684559" calcext:value-type="float">
            <text:p>256774684559</text:p>
          </table:table-cell>
          <table:table-cell table:number-columns-repeated="3"/>
          <table:table-cell office:value-type="date" office:date-value="2022-03-17" calcext:value-type="date">
            <text:p>2022-03-17</text:p>
          </table:table-cell>
          <table:table-cell office:value-type="string" calcext:value-type="string">
            <text:p>00239I0375865</text:p>
          </table:table-cell>
        </table:table-row>
        <table:table-row table:style-name="ro1">
          <table:table-cell office:value-type="string" calcext:value-type="string">
            <text:p>Mrs. Ruth <text:s/>Nabatanzi</text:p>
          </table:table-cell>
          <table:table-cell office:value-type="float" office:value="256701116650" calcext:value-type="float">
            <text:p>2567011166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5-25" calcext:value-type="date">
            <text:p>1982-05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Lubya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Ssebidde Morise</text:p>
          </table:table-cell>
          <table:table-cell/>
          <table:table-cell office:value-type="float" office:value="256740775704" calcext:value-type="float">
            <text:p>256740775704</text:p>
          </table:table-cell>
          <table:table-cell table:number-columns-repeated="3"/>
          <table:table-cell office:value-type="date" office:date-value="2022-03-21" calcext:value-type="date">
            <text:p>2022-03-21</text:p>
          </table:table-cell>
          <table:table-cell office:value-type="string" calcext:value-type="string">
            <text:p>00239I0377233</text:p>
          </table:table-cell>
        </table:table-row>
        <table:table-row table:style-name="ro1">
          <table:table-cell office:value-type="string" calcext:value-type="string">
            <text:p>Mr. SSEGAWA <text:s/>IDD</text:p>
          </table:table-cell>
          <table:table-cell office:value-type="float" office:value="256754669328" calcext:value-type="float">
            <text:p>25675466932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7-07-14" calcext:value-type="date">
            <text:p>1997-07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agezi Kizungu Ward</text:p>
          </table:table-cell>
          <table:table-cell office:value-type="string" calcext:value-type="string">
            <text:p>Lukaya Town Council</text:p>
          </table:table-cell>
          <table:table-cell table:number-columns-repeated="3"/>
          <table:table-cell office:value-type="string" calcext:value-type="string">
            <text:p>Kyasimire Saidat</text:p>
          </table:table-cell>
          <table:table-cell/>
          <table:table-cell office:value-type="float" office:value="256753207583" calcext:value-type="float">
            <text:p>256753207583</text:p>
          </table:table-cell>
          <table:table-cell table:number-columns-repeated="3"/>
          <table:table-cell office:value-type="date" office:date-value="2022-03-28" calcext:value-type="date">
            <text:p>2022-03-28</text:p>
          </table:table-cell>
          <table:table-cell office:value-type="string" calcext:value-type="string">
            <text:p>00239I0380192</text:p>
          </table:table-cell>
        </table:table-row>
        <table:table-row table:style-name="ro1">
          <table:table-cell office:value-type="string" calcext:value-type="string">
            <text:p>Mr. Nsubuga Fred Sebagala</text:p>
          </table:table-cell>
          <table:table-cell office:value-type="float" office:value="256708613512" calcext:value-type="float">
            <text:p>25670861351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6-03-03" calcext:value-type="date">
            <text:p>1976-03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buy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iwanuka Andrew</text:p>
          </table:table-cell>
          <table:table-cell/>
          <table:table-cell office:value-type="float" office:value="256754727017" calcext:value-type="float">
            <text:p>256754727017</text:p>
          </table:table-cell>
          <table:table-cell table:number-columns-repeated="3"/>
          <table:table-cell office:value-type="date" office:date-value="2022-03-30" calcext:value-type="date">
            <text:p>2022-03-30</text:p>
          </table:table-cell>
          <table:table-cell office:value-type="string" calcext:value-type="string">
            <text:p>00239I0380272</text:p>
          </table:table-cell>
        </table:table-row>
        <table:table-row table:style-name="ro1">
          <table:table-cell office:value-type="string" calcext:value-type="string">
            <text:p>Mr. Muhammad <text:s/>Mutasa</text:p>
          </table:table-cell>
          <table:table-cell office:value-type="float" office:value="256753432205" calcext:value-type="float">
            <text:p>25675343220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4-02" calcext:value-type="date">
            <text:p>2022-04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twe</text:p>
          </table:table-cell>
          <table:table-cell office:value-type="string" calcext:value-type="string">
            <text:p>Makindye</text:p>
          </table:table-cell>
          <table:table-cell table:number-columns-repeated="3"/>
          <table:table-cell office:value-type="string" calcext:value-type="string">
            <text:p>Zalwango Shamim</text:p>
          </table:table-cell>
          <table:table-cell/>
          <table:table-cell office:value-type="float" office:value="256701094446" calcext:value-type="float">
            <text:p>256701094446</text:p>
          </table:table-cell>
          <table:table-cell table:number-columns-repeated="3"/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00239I0382938</text:p>
          </table:table-cell>
        </table:table-row>
        <table:table-row table:style-name="ro1">
          <table:table-cell office:value-type="string" calcext:value-type="string">
            <text:p>Ms. Milly <text:s/>Nazziwa</text:p>
          </table:table-cell>
          <table:table-cell office:value-type="float" office:value="256787046024" calcext:value-type="float">
            <text:p>2567870460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10-23" calcext:value-type="date">
            <text:p>1979-10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widuka Ahamadha Ali</text:p>
          </table:table-cell>
          <table:table-cell/>
          <table:table-cell office:value-type="float" office:value="256752809860" calcext:value-type="float">
            <text:p>256752809860</text:p>
          </table:table-cell>
          <table:table-cell table:number-columns-repeated="3"/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00239I0384300</text:p>
          </table:table-cell>
        </table:table-row>
        <table:table-row table:style-name="ro1">
          <table:table-cell office:value-type="string" calcext:value-type="string">
            <text:p>Mr. paul <text:s/>matrin</text:p>
          </table:table-cell>
          <table:table-cell office:value-type="float" office:value="256758218600" calcext:value-type="float">
            <text:p>25675821860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12-12" calcext:value-type="date">
            <text:p>1978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enge Ward</text:p>
          </table:table-cell>
          <table:table-cell office:value-type="string" calcext:value-type="string">
            <text:p>Kyengera Town Council</text:p>
          </table:table-cell>
          <table:table-cell table:number-columns-repeated="3"/>
          <table:table-cell office:value-type="string" calcext:value-type="string">
            <text:p>Sewulo Robert</text:p>
          </table:table-cell>
          <table:table-cell/>
          <table:table-cell office:value-type="float" office:value="256752658836" calcext:value-type="float">
            <text:p>256752658836</text:p>
          </table:table-cell>
          <table:table-cell table:number-columns-repeated="3"/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00239I0384302</text:p>
          </table:table-cell>
        </table:table-row>
        <table:table-row table:style-name="ro1">
          <table:table-cell office:value-type="string" calcext:value-type="string">
            <text:p>Mr. Semakula Martin Paul</text:p>
          </table:table-cell>
          <table:table-cell office:value-type="float" office:value="256758218600" calcext:value-type="float">
            <text:p>25675821860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12-12" calcext:value-type="date">
            <text:p>1978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enge</text:p>
          </table:table-cell>
          <table:table-cell office:value-type="string" calcext:value-type="string">
            <text:p>Bandwe</text:p>
          </table:table-cell>
          <table:table-cell table:number-columns-repeated="3"/>
          <table:table-cell office:value-type="string" calcext:value-type="string">
            <text:p>Namulondo shamim</text:p>
          </table:table-cell>
          <table:table-cell/>
          <table:table-cell office:value-type="float" office:value="256753402969" calcext:value-type="float">
            <text:p>256753402969</text:p>
          </table:table-cell>
          <table:table-cell table:number-columns-repeated="3"/>
          <table:table-cell office:value-type="date" office:date-value="2022-04-07" calcext:value-type="date">
            <text:p>2022-04-07</text:p>
          </table:table-cell>
          <table:table-cell office:value-type="string" calcext:value-type="string">
            <text:p>00239I0384305</text:p>
          </table:table-cell>
        </table:table-row>
        <table:table-row table:style-name="ro1">
          <table:table-cell office:value-type="string" calcext:value-type="string">
            <text:p>Mrs. kyalisima <text:s/>peace</text:p>
          </table:table-cell>
          <table:table-cell office:value-type="float" office:value="256757889860" calcext:value-type="float">
            <text:p>25675788986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11-21" calcext:value-type="date">
            <text:p>1980-11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ganda</text:p>
          </table:table-cell>
          <table:table-cell office:value-type="string" calcext:value-type="string">
            <text:p>Nansana</text:p>
          </table:table-cell>
          <table:table-cell table:number-columns-repeated="3"/>
          <table:table-cell office:value-type="string" calcext:value-type="string">
            <text:p>Nakayi Ruth</text:p>
          </table:table-cell>
          <table:table-cell/>
          <table:table-cell office:value-type="float" office:value="256708276120" calcext:value-type="float">
            <text:p>256708276120</text:p>
          </table:table-cell>
          <table:table-cell table:number-columns-repeated="3"/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00239I0384359</text:p>
          </table:table-cell>
        </table:table-row>
        <table:table-row table:style-name="ro1">
          <table:table-cell office:value-type="string" calcext:value-type="string">
            <text:p>Mr. Musisi Kamadah Sharifu</text:p>
          </table:table-cell>
          <table:table-cell office:value-type="float" office:value="256752958219" calcext:value-type="float">
            <text:p>25675295821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4-03-18" calcext:value-type="date">
            <text:p>1994-03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nya</text:p>
          </table:table-cell>
          <table:table-cell office:value-type="string" calcext:value-type="string">
            <text:p>Namboole</text:p>
          </table:table-cell>
          <table:table-cell table:number-columns-repeated="3"/>
          <table:table-cell office:value-type="string" calcext:value-type="string">
            <text:p>Kamanyire Zubair,Mayanja Fred Kambugu</text:p>
          </table:table-cell>
          <table:table-cell/>
          <table:table-cell office:value-type="float" office:value="256751974491" calcext:value-type="float">
            <text:p>256751974491</text:p>
          </table:table-cell>
          <table:table-cell table:number-columns-repeated="3"/>
          <table:table-cell office:value-type="date" office:date-value="2022-04-08" calcext:value-type="date">
            <text:p>2022-04-08</text:p>
          </table:table-cell>
          <table:table-cell office:value-type="string" calcext:value-type="string">
            <text:p>00239I0384361</text:p>
          </table:table-cell>
        </table:table-row>
        <table:table-row table:style-name="ro1">
          <table:table-cell office:value-type="string" calcext:value-type="string">
            <text:p>Mr. Kamanyire <text:s/>Zubair</text:p>
          </table:table-cell>
          <table:table-cell office:value-type="float" office:value="256751974491" calcext:value-type="float">
            <text:p>25675197449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1-16" calcext:value-type="date">
            <text:p>1990-01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mboole</text:p>
          </table:table-cell>
          <table:table-cell office:value-type="string" calcext:value-type="string">
            <text:p>kirnya</text:p>
          </table:table-cell>
          <table:table-cell table:number-columns-repeated="3"/>
          <table:table-cell office:value-type="string" calcext:value-type="string">
            <text:p>Kidhiki Peter</text:p>
          </table:table-cell>
          <table:table-cell/>
          <table:table-cell office:value-type="float" office:value="256773855216" calcext:value-type="float">
            <text:p>256773855216</text:p>
          </table:table-cell>
          <table:table-cell table:number-columns-repeated="3"/>
          <table:table-cell office:value-type="date" office:date-value="2022-04-09" calcext:value-type="date">
            <text:p>2022-04-09</text:p>
          </table:table-cell>
          <table:table-cell office:value-type="string" calcext:value-type="string">
            <text:p>00239I0384506</text:p>
          </table:table-cell>
        </table:table-row>
        <table:table-row table:style-name="ro1">
          <table:table-cell office:value-type="string" calcext:value-type="string">
            <text:p>Mr. Sebulime <text:s/>Swaibu</text:p>
          </table:table-cell>
          <table:table-cell office:value-type="float" office:value="256701366252" calcext:value-type="float">
            <text:p>25670136625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5-02-10" calcext:value-type="date">
            <text:p>1965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nsana</text:p>
          </table:table-cell>
          <table:table-cell table:number-columns-repeated="3"/>
          <table:table-cell office:value-type="string" calcext:value-type="string">
            <text:p>Sseruyombya Peter</text:p>
          </table:table-cell>
          <table:table-cell/>
          <table:table-cell office:value-type="float" office:value="256706458629" calcext:value-type="float">
            <text:p>256706458629</text:p>
          </table:table-cell>
          <table:table-cell table:number-columns-repeated="3"/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00239I0384934</text:p>
          </table:table-cell>
        </table:table-row>
        <table:table-row table:style-name="ro1">
          <table:table-cell office:value-type="string" calcext:value-type="string">
            <text:p>Mr. AGAPITUS <text:s/>KEDI</text:p>
          </table:table-cell>
          <table:table-cell office:value-type="float" office:value="256772087327" calcext:value-type="float">
            <text:p>2567720873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1-05" calcext:value-type="date">
            <text:p>1985-0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gom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Kahaama Elijah</text:p>
          </table:table-cell>
          <table:table-cell/>
          <table:table-cell office:value-type="float" office:value="256702163482" calcext:value-type="float">
            <text:p>256702163482</text:p>
          </table:table-cell>
          <table:table-cell table:number-columns-repeated="3"/>
          <table:table-cell office:value-type="date" office:date-value="2022-04-12" calcext:value-type="date">
            <text:p>2022-04-12</text:p>
          </table:table-cell>
          <table:table-cell office:value-type="string" calcext:value-type="string">
            <text:p>00239I0384937</text:p>
          </table:table-cell>
        </table:table-row>
        <table:table-row table:style-name="ro1">
          <table:table-cell office:value-type="string" calcext:value-type="string">
            <text:p>Mrs. Nakamya Elizabeth Kuganja</text:p>
          </table:table-cell>
          <table:table-cell office:value-type="float" office:value="256752008871" calcext:value-type="float">
            <text:p>2567520088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4-13" calcext:value-type="date">
            <text:p>2022-04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ira</text:p>
          </table:table-cell>
          <table:table-cell table:number-columns-repeated="3"/>
          <table:table-cell office:value-type="string" calcext:value-type="string">
            <text:p>Lubega Brian</text:p>
          </table:table-cell>
          <table:table-cell/>
          <table:table-cell office:value-type="float" office:value="256700417919" calcext:value-type="float">
            <text:p>256700417919</text:p>
          </table:table-cell>
          <table:table-cell table:number-columns-repeated="3"/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00239I0385090</text:p>
          </table:table-cell>
        </table:table-row>
        <table:table-row table:style-name="ro1">
          <table:table-cell office:value-type="string" calcext:value-type="string">
            <text:p>Mr. Kkeeya Ivan Joel</text:p>
          </table:table-cell>
          <table:table-cell office:value-type="float" office:value="256758217659" calcext:value-type="float">
            <text:p>25675821765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6-07-29" calcext:value-type="date">
            <text:p>1996-07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sana</text:p>
          </table:table-cell>
          <table:table-cell office:value-type="string" calcext:value-type="string">
            <text:p>Nabweru</text:p>
          </table:table-cell>
          <table:table-cell table:number-columns-repeated="3"/>
          <table:table-cell office:value-type="string" calcext:value-type="string">
            <text:p>Nalwoga Florance</text:p>
          </table:table-cell>
          <table:table-cell/>
          <table:table-cell office:value-type="float" office:value="256784700789" calcext:value-type="float">
            <text:p>256784700789</text:p>
          </table:table-cell>
          <table:table-cell table:number-columns-repeated="3"/>
          <table:table-cell office:value-type="date" office:date-value="2022-04-13" calcext:value-type="date">
            <text:p>2022-04-13</text:p>
          </table:table-cell>
          <table:table-cell office:value-type="string" calcext:value-type="string">
            <text:p>00239I0385092</text:p>
          </table:table-cell>
        </table:table-row>
        <table:table-row table:style-name="ro1">
          <table:table-cell office:value-type="string" calcext:value-type="string">
            <text:p>Mr. Bbale <text:s/>Gerald</text:p>
          </table:table-cell>
          <table:table-cell office:value-type="float" office:value="256754352341" calcext:value-type="float">
            <text:p>2567543523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7-01-14" calcext:value-type="date">
            <text:p>1977-01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sana</text:p>
          </table:table-cell>
          <table:table-cell office:value-type="string" calcext:value-type="string">
            <text:p>Nabweru</text:p>
          </table:table-cell>
          <table:table-cell table:number-columns-repeated="3"/>
          <table:table-cell office:value-type="string" calcext:value-type="string">
            <text:p>Ssemagera Francis</text:p>
          </table:table-cell>
          <table:table-cell/>
          <table:table-cell office:value-type="float" office:value="256758797885" calcext:value-type="float">
            <text:p>256758797885</text:p>
          </table:table-cell>
          <table:table-cell table:number-columns-repeated="3"/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00239I0385967</text:p>
          </table:table-cell>
        </table:table-row>
        <table:table-row table:style-name="ro1">
          <table:table-cell office:value-type="string" calcext:value-type="string">
            <text:p>Mrs. Atuhaire <text:s/>Talent</text:p>
          </table:table-cell>
          <table:table-cell office:value-type="float" office:value="256705145390" calcext:value-type="float">
            <text:p>25670514539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5-05-15" calcext:value-type="date">
            <text:p>1995-05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Atugabirwe Daphine</text:p>
          </table:table-cell>
          <table:table-cell/>
          <table:table-cell office:value-type="float" office:value="256784537011" calcext:value-type="float">
            <text:p>256784537011</text:p>
          </table:table-cell>
          <table:table-cell table:number-columns-repeated="3"/>
          <table:table-cell office:value-type="date" office:date-value="2022-04-14" calcext:value-type="date">
            <text:p>2022-04-14</text:p>
          </table:table-cell>
          <table:table-cell office:value-type="string" calcext:value-type="string">
            <text:p>00239I0385971</text:p>
          </table:table-cell>
        </table:table-row>
        <table:table-row table:style-name="ro1">
          <table:table-cell office:value-type="string" calcext:value-type="string">
            <text:p>Mr. KAKAYIRE <text:s/>HAMUZA</text:p>
          </table:table-cell>
          <table:table-cell office:value-type="float" office:value="256756013948" calcext:value-type="float">
            <text:p>25675601394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07-05" calcext:value-type="date">
            <text:p>1982-07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watule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yiira Hassan</text:p>
          </table:table-cell>
          <table:table-cell/>
          <table:table-cell office:value-type="float" office:value="256709634412" calcext:value-type="float">
            <text:p>256709634412</text:p>
          </table:table-cell>
          <table:table-cell table:number-columns-repeated="3"/>
          <table:table-cell office:value-type="date" office:date-value="2022-04-16" calcext:value-type="date">
            <text:p>2022-04-16</text:p>
          </table:table-cell>
          <table:table-cell office:value-type="string" calcext:value-type="string">
            <text:p>00239I0389301</text:p>
          </table:table-cell>
        </table:table-row>
        <table:table-row table:style-name="ro1">
          <table:table-cell office:value-type="string" calcext:value-type="string">
            <text:p>Mr. MBULAMUKO <text:s/>APOLLO</text:p>
          </table:table-cell>
          <table:table-cell office:value-type="float" office:value="256704363789" calcext:value-type="float">
            <text:p>2567043637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Seguku</text:p>
          </table:table-cell>
          <table:table-cell office:value-type="string" calcext:value-type="string">
            <text:p>Makindye</text:p>
          </table:table-cell>
          <table:table-cell table:number-columns-repeated="3"/>
          <table:table-cell office:value-type="string" calcext:value-type="string">
            <text:p>Bulage Frida</text:p>
          </table:table-cell>
          <table:table-cell/>
          <table:table-cell office:value-type="float" office:value="256754090211" calcext:value-type="float">
            <text:p>256754090211</text:p>
          </table:table-cell>
          <table:table-cell table:number-columns-repeated="3"/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00239I0389310</text:p>
          </table:table-cell>
        </table:table-row>
        <table:table-row table:style-name="ro1">
          <table:table-cell office:value-type="string" calcext:value-type="string">
            <text:p>Mrs. Harriet <text:s/>Nakanwagi</text:p>
          </table:table-cell>
          <table:table-cell office:value-type="float" office:value="256756789496" calcext:value-type="float">
            <text:p>25675678949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Saka Semkakula</text:p>
          </table:table-cell>
          <table:table-cell/>
          <table:table-cell office:value-type="float" office:value="256774278000" calcext:value-type="float">
            <text:p>256774278000</text:p>
          </table:table-cell>
          <table:table-cell table:number-columns-repeated="3"/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00239I0389311</text:p>
          </table:table-cell>
        </table:table-row>
        <table:table-row table:style-name="ro1">
          <table:table-cell office:value-type="string" calcext:value-type="string">
            <text:p>Mrs. Mahoro Joy Kamukama</text:p>
          </table:table-cell>
          <table:table-cell office:value-type="float" office:value="256771569866" calcext:value-type="float">
            <text:p>25677156986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10-10" calcext:value-type="date">
            <text:p>1985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 ward</text:p>
          </table:table-cell>
          <table:table-cell office:value-type="string" calcext:value-type="string">
            <text:p>Kiira Town Council</text:p>
          </table:table-cell>
          <table:table-cell table:number-columns-repeated="3"/>
          <table:table-cell office:value-type="string" calcext:value-type="string">
            <text:p>Feza Beatrice</text:p>
          </table:table-cell>
          <table:table-cell/>
          <table:table-cell office:value-type="float" office:value="256760773858" calcext:value-type="float">
            <text:p>256760773858</text:p>
          </table:table-cell>
          <table:table-cell table:number-columns-repeated="3"/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00239I0389312</text:p>
          </table:table-cell>
        </table:table-row>
        <table:table-row table:style-name="ro1">
          <table:table-cell office:value-type="string" calcext:value-type="string">
            <text:p>Mrs. Gloria <text:s/>Nabada</text:p>
          </table:table-cell>
          <table:table-cell office:value-type="float" office:value="256758513453" calcext:value-type="float">
            <text:p>2567585134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12-20" calcext:value-type="date">
            <text:p>1988-1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re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nsamba Florence</text:p>
          </table:table-cell>
          <table:table-cell/>
          <table:table-cell office:value-type="float" office:value="256771830692" calcext:value-type="float">
            <text:p>256771830692</text:p>
          </table:table-cell>
          <table:table-cell table:number-columns-repeated="3"/>
          <table:table-cell office:value-type="date" office:date-value="2022-04-19" calcext:value-type="date">
            <text:p>2022-04-19</text:p>
          </table:table-cell>
          <table:table-cell office:value-type="string" calcext:value-type="string">
            <text:p>00239I0389315</text:p>
          </table:table-cell>
        </table:table-row>
        <table:table-row table:style-name="ro1">
          <table:table-cell office:value-type="string" calcext:value-type="string">
            <text:p><text:s/>Namulondo Haddy Vanesa</text:p>
          </table:table-cell>
          <table:table-cell office:value-type="float" office:value="256702232367" calcext:value-type="float">
            <text:p>2567022323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2-02" calcext:value-type="date">
            <text:p>1986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Turyasingura Winnie</text:p>
          </table:table-cell>
          <table:table-cell/>
          <table:table-cell office:value-type="float" office:value="256702605385" calcext:value-type="float">
            <text:p>256702605385</text:p>
          </table:table-cell>
          <table:table-cell table:number-columns-repeated="3"/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00239I0389355</text:p>
          </table:table-cell>
        </table:table-row>
        <table:table-row table:style-name="ro1">
          <table:table-cell office:value-type="string" calcext:value-type="string">
            <text:p><text:s/>KAKA <text:s/>ALEX</text:p>
          </table:table-cell>
          <table:table-cell office:value-type="float" office:value="256761596141" calcext:value-type="float">
            <text:p>2567615961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8-12" calcext:value-type="date">
            <text:p>1988-08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tete Ward</text:p>
          </table:table-cell>
          <table:table-cell office:value-type="string" calcext:value-type="string">
            <text:p>Nyamitanga</text:p>
          </table:table-cell>
          <table:table-cell table:number-columns-repeated="3"/>
          <table:table-cell office:value-type="string" calcext:value-type="string">
            <text:p>Namara Catherine</text:p>
          </table:table-cell>
          <table:table-cell/>
          <table:table-cell office:value-type="float" office:value="256701036154" calcext:value-type="float">
            <text:p>256701036154</text:p>
          </table:table-cell>
          <table:table-cell table:number-columns-repeated="3"/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00239I0389356</text:p>
          </table:table-cell>
        </table:table-row>
        <table:table-row table:style-name="ro1">
          <table:table-cell office:value-type="string" calcext:value-type="string">
            <text:p>Mr. Nasir <text:s/>Luutu</text:p>
          </table:table-cell>
          <table:table-cell office:value-type="float" office:value="256701361318" calcext:value-type="float">
            <text:p>2567013613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8-01-01" calcext:value-type="date">
            <text:p>1988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Wasubira David</text:p>
          </table:table-cell>
          <table:table-cell/>
          <table:table-cell office:value-type="float" office:value="256702589523" calcext:value-type="float">
            <text:p>256702589523</text:p>
          </table:table-cell>
          <table:table-cell table:number-columns-repeated="3"/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00239I0389822</text:p>
          </table:table-cell>
        </table:table-row>
        <table:table-row table:style-name="ro1">
          <table:table-cell office:value-type="string" calcext:value-type="string">
            <text:p><text:s/>Alinda Daphine Williams</text:p>
          </table:table-cell>
          <table:table-cell office:value-type="float" office:value="256758983058" calcext:value-type="float">
            <text:p>2567589830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6-02-19" calcext:value-type="date">
            <text:p>1996-02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libbala Mugabi</text:p>
          </table:table-cell>
          <table:table-cell/>
          <table:table-cell office:value-type="float" office:value="256700260084" calcext:value-type="float">
            <text:p>256700260084</text:p>
          </table:table-cell>
          <table:table-cell table:number-columns-repeated="3"/>
          <table:table-cell office:value-type="date" office:date-value="2022-04-21" calcext:value-type="date">
            <text:p>2022-04-21</text:p>
          </table:table-cell>
          <table:table-cell office:value-type="string" calcext:value-type="string">
            <text:p>00239I0389829</text:p>
          </table:table-cell>
        </table:table-row>
        <table:table-row table:style-name="ro1">
          <table:table-cell office:value-type="string" calcext:value-type="string">
            <text:p><text:s/>Nabiryo <text:s/>Lydia</text:p>
          </table:table-cell>
          <table:table-cell office:value-type="float" office:value="256788623683" calcext:value-type="float">
            <text:p>2567886236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1-01" calcext:value-type="date">
            <text:p>1984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fuka Yudaaya</text:p>
          </table:table-cell>
          <table:table-cell/>
          <table:table-cell office:value-type="float" office:value="256758617314" calcext:value-type="float">
            <text:p>256758617314</text:p>
          </table:table-cell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00239I0389911</text:p>
          </table:table-cell>
        </table:table-row>
        <table:table-row table:style-name="ro1">
          <table:table-cell office:value-type="string" calcext:value-type="string">
            <text:p>Mrs. Emmanuel <text:s/>Mwanje</text:p>
          </table:table-cell>
          <table:table-cell office:value-type="float" office:value="256706631911" calcext:value-type="float">
            <text:p>25670663191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2-12-25" calcext:value-type="date">
            <text:p>1992-12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izza Francis</text:p>
          </table:table-cell>
          <table:table-cell/>
          <table:table-cell office:value-type="float" office:value="256753954928" calcext:value-type="float">
            <text:p>256753954928</text:p>
          </table:table-cell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00239I0389912</text:p>
          </table:table-cell>
        </table:table-row>
        <table:table-row table:style-name="ro1">
          <table:table-cell office:value-type="string" calcext:value-type="string">
            <text:p>Mr. MUJJUZI <text:s/>ALEX</text:p>
          </table:table-cell>
          <table:table-cell office:value-type="float" office:value="256771075091" calcext:value-type="float">
            <text:p>25677107509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1-01-23" calcext:value-type="date">
            <text:p>1991-0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birye Mercy</text:p>
          </table:table-cell>
          <table:table-cell/>
          <table:table-cell office:value-type="float" office:value="256757631226" calcext:value-type="float">
            <text:p>256757631226</text:p>
          </table:table-cell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00239I0389913</text:p>
          </table:table-cell>
        </table:table-row>
        <table:table-row table:style-name="ro1">
          <table:table-cell office:value-type="string" calcext:value-type="string">
            <text:p><text:s/>Kiviri <text:s/>Haruna</text:p>
          </table:table-cell>
          <table:table-cell office:value-type="float" office:value="256782323165" calcext:value-type="float">
            <text:p>2567823231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5-01-22" calcext:value-type="date">
            <text:p>1965-01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ayanja Betty</text:p>
          </table:table-cell>
          <table:table-cell/>
          <table:table-cell office:value-type="float" office:value="256755064085" calcext:value-type="float">
            <text:p>256755064085</text:p>
          </table:table-cell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00239I0389914</text:p>
          </table:table-cell>
        </table:table-row>
        <table:table-row table:style-name="ro1">
          <table:table-cell office:value-type="string" calcext:value-type="string">
            <text:p><text:s/>Cissy <text:s/>Namaganda</text:p>
          </table:table-cell>
          <table:table-cell office:value-type="float" office:value="256761067188" calcext:value-type="float">
            <text:p>2567610671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0-16" calcext:value-type="date">
            <text:p>1990-10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Janice Faruq</text:p>
          </table:table-cell>
          <table:table-cell/>
          <table:table-cell office:value-type="float" office:value="256700387783" calcext:value-type="float">
            <text:p>256700387783</text:p>
          </table:table-cell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string" calcext:value-type="string">
            <text:p>00239I0389915</text:p>
          </table:table-cell>
        </table:table-row>
        <table:table-row table:style-name="ro1">
          <table:table-cell office:value-type="string" calcext:value-type="string">
            <text:p>Mr. Joseph <text:s/>Kayongo</text:p>
          </table:table-cell>
          <table:table-cell office:value-type="float" office:value="256701314007" calcext:value-type="float">
            <text:p>25670131400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2-11-03" calcext:value-type="date">
            <text:p>1992-11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ebetebe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Muwonge Peter</text:p>
          </table:table-cell>
          <table:table-cell/>
          <table:table-cell office:value-type="float" office:value="256702167229" calcext:value-type="float">
            <text:p>256702167229</text:p>
          </table:table-cell>
          <table:table-cell table:number-columns-repeated="3"/>
          <table:table-cell office:value-type="date" office:date-value="2022-04-28" calcext:value-type="date">
            <text:p>2022-04-28</text:p>
          </table:table-cell>
          <table:table-cell office:value-type="string" calcext:value-type="string">
            <text:p>00239I0393346</text:p>
          </table:table-cell>
        </table:table-row>
        <table:table-row table:style-name="ro1">
          <table:table-cell office:value-type="string" calcext:value-type="string">
            <text:p><text:s/>Nushipha <text:s/>Nakitende</text:p>
          </table:table-cell>
          <table:table-cell office:value-type="float" office:value="256751891162" calcext:value-type="float">
            <text:p>2567518911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tabulirwa</text:p>
          </table:table-cell>
          <table:table-cell office:value-type="string" calcext:value-type="string">
            <text:p>Goma</text:p>
          </table:table-cell>
          <table:table-cell table:number-columns-repeated="3"/>
          <table:table-cell office:value-type="string" calcext:value-type="string">
            <text:p>Aminah Nampima</text:p>
          </table:table-cell>
          <table:table-cell/>
          <table:table-cell office:value-type="float" office:value="256782694569" calcext:value-type="float">
            <text:p>256782694569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0</text:p>
          </table:table-cell>
        </table:table-row>
        <table:table-row table:style-name="ro1">
          <table:table-cell office:value-type="string" calcext:value-type="string">
            <text:p><text:s/>Bulyaba <text:s/>Harriet</text:p>
          </table:table-cell>
          <table:table-cell office:value-type="float" office:value="256705602047" calcext:value-type="float">
            <text:p>2567056020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6-05" calcext:value-type="date">
            <text:p>1979-06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yaliwajal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Giibwa Prima</text:p>
          </table:table-cell>
          <table:table-cell/>
          <table:table-cell office:value-type="float" office:value="256707584697" calcext:value-type="float">
            <text:p>256707584697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3</text:p>
          </table:table-cell>
        </table:table-row>
        <table:table-row table:style-name="ro1">
          <table:table-cell office:value-type="string" calcext:value-type="string">
            <text:p><text:s/>Muzibira <text:s/>Ivan</text:p>
          </table:table-cell>
          <table:table-cell office:value-type="float" office:value="256772060465" calcext:value-type="float">
            <text:p>2567720604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atovu Amina</text:p>
          </table:table-cell>
          <table:table-cell/>
          <table:table-cell office:value-type="float" office:value="256777800241" calcext:value-type="float">
            <text:p>256777800241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4</text:p>
          </table:table-cell>
        </table:table-row>
        <table:table-row table:style-name="ro1">
          <table:table-cell office:value-type="string" calcext:value-type="string">
            <text:p>Mrs. Noelna <text:s/>Namukwaya</text:p>
          </table:table-cell>
          <table:table-cell office:value-type="float" office:value="256703218478" calcext:value-type="float">
            <text:p>2567032184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6-04" calcext:value-type="date">
            <text:p>1972-06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kuwadde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B able Gerald</text:p>
          </table:table-cell>
          <table:table-cell/>
          <table:table-cell office:value-type="float" office:value="256754352341" calcext:value-type="float">
            <text:p>256754352341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5</text:p>
          </table:table-cell>
        </table:table-row>
        <table:table-row table:style-name="ro1">
          <table:table-cell office:value-type="string" calcext:value-type="string">
            <text:p><text:s/>Nakamya <text:s/>Robinah</text:p>
          </table:table-cell>
          <table:table-cell office:value-type="float" office:value="256752410820" calcext:value-type="float">
            <text:p>2567524108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2-21" calcext:value-type="date">
            <text:p>1985-02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ayi Madiina</text:p>
          </table:table-cell>
          <table:table-cell/>
          <table:table-cell office:value-type="float" office:value="256705146940" calcext:value-type="float">
            <text:p>256705146940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6</text:p>
          </table:table-cell>
        </table:table-row>
        <table:table-row table:style-name="ro1">
          <table:table-cell office:value-type="string" calcext:value-type="string">
            <text:p>Mrs. Madina <text:s/>Nakayi</text:p>
          </table:table-cell>
          <table:table-cell office:value-type="float" office:value="256705146940" calcext:value-type="float">
            <text:p>2567051469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2-23" calcext:value-type="date">
            <text:p>1982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siro</text:p>
          </table:table-cell>
          <table:table-cell office:value-type="string" calcext:value-type="string">
            <text:p>Nasana</text:p>
          </table:table-cell>
          <table:table-cell table:number-columns-repeated="3"/>
          <table:table-cell office:value-type="string" calcext:value-type="string">
            <text:p>Sserywagi <text:s/>shafik</text:p>
          </table:table-cell>
          <table:table-cell/>
          <table:table-cell office:value-type="float" office:value="256756006581" calcext:value-type="float">
            <text:p>256756006581</text:p>
          </table:table-cell>
          <table:table-cell table:number-columns-repeated="3"/>
          <table:table-cell office:value-type="date" office:date-value="2022-04-29" calcext:value-type="date">
            <text:p>2022-04-29</text:p>
          </table:table-cell>
          <table:table-cell office:value-type="string" calcext:value-type="string">
            <text:p>00239I0393387</text:p>
          </table:table-cell>
        </table:table-row>
        <table:table-row table:style-name="ro1">
          <table:table-cell office:value-type="string" calcext:value-type="string">
            <text:p><text:s/>Akankwasa <text:s/>Zainab</text:p>
          </table:table-cell>
          <table:table-cell office:value-type="float" office:value="256700309291" calcext:value-type="float">
            <text:p>25670030929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1-05" calcext:value-type="date">
            <text:p>1986-0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safiina Kiiza</text:p>
          </table:table-cell>
          <table:table-cell/>
          <table:table-cell office:value-type="float" office:value="256702962701" calcext:value-type="float">
            <text:p>256702962701</text:p>
          </table:table-cell>
          <table:table-cell table:number-columns-repeated="3"/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00239I0393456</text:p>
          </table:table-cell>
        </table:table-row>
        <table:table-row table:style-name="ro1">
          <table:table-cell office:value-type="string" calcext:value-type="string">
            <text:p><text:s/>Joan <text:s/>Nantongo</text:p>
          </table:table-cell>
          <table:table-cell office:value-type="float" office:value="256753240942" calcext:value-type="float">
            <text:p>25675324094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12-10" calcext:value-type="date">
            <text:p>1992-1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illy Nalukwago</text:p>
          </table:table-cell>
          <table:table-cell/>
          <table:table-cell office:value-type="float" office:value="256759996600" calcext:value-type="float">
            <text:p>256759996600</text:p>
          </table:table-cell>
          <table:table-cell table:number-columns-repeated="3"/>
          <table:table-cell office:value-type="date" office:date-value="2022-05-04" calcext:value-type="date">
            <text:p>2022-05-04</text:p>
          </table:table-cell>
          <table:table-cell office:value-type="string" calcext:value-type="string">
            <text:p>00239I0393522</text:p>
          </table:table-cell>
        </table:table-row>
        <table:table-row table:style-name="ro1">
          <table:table-cell office:value-type="string" calcext:value-type="string">
            <text:p>Ms. Hussein <text:s/>Afuwa</text:p>
          </table:table-cell>
          <table:table-cell office:value-type="float" office:value="256703471051" calcext:value-type="float">
            <text:p>2567034710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10-09" calcext:value-type="date">
            <text:p>1982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teza Hasifa</text:p>
          </table:table-cell>
          <table:table-cell/>
          <table:table-cell office:value-type="float" office:value="256782940828" calcext:value-type="float">
            <text:p>256782940828</text:p>
          </table:table-cell>
          <table:table-cell table:number-columns-repeated="3"/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00239I0393606</text:p>
          </table:table-cell>
        </table:table-row>
        <table:table-row table:style-name="ro1">
          <table:table-cell office:value-type="string" calcext:value-type="string">
            <text:p><text:s/>Naiga <text:s/>Miriam</text:p>
          </table:table-cell>
          <table:table-cell office:value-type="float" office:value="256706854597" calcext:value-type="float">
            <text:p>25670685459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7-11-27" calcext:value-type="date">
            <text:p>1997-11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Wabomba Munil</text:p>
          </table:table-cell>
          <table:table-cell/>
          <table:table-cell office:value-type="float" office:value="256704977747" calcext:value-type="float">
            <text:p>256704977747</text:p>
          </table:table-cell>
          <table:table-cell table:number-columns-repeated="3"/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00239I0393608</text:p>
          </table:table-cell>
        </table:table-row>
        <table:table-row table:style-name="ro1">
          <table:table-cell office:value-type="string" calcext:value-type="string">
            <text:p><text:s/>Ssebuuma Ivan Kakinda</text:p>
          </table:table-cell>
          <table:table-cell office:value-type="float" office:value="256756524055" calcext:value-type="float">
            <text:p>25675652405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7-18" calcext:value-type="date">
            <text:p>1986-07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Ssenoga Bonny</text:p>
          </table:table-cell>
          <table:table-cell/>
          <table:table-cell office:value-type="float" office:value="256758329578" calcext:value-type="float">
            <text:p>256758329578</text:p>
          </table:table-cell>
          <table:table-cell table:number-columns-repeated="3"/>
          <table:table-cell office:value-type="date" office:date-value="2022-05-06" calcext:value-type="date">
            <text:p>2022-05-06</text:p>
          </table:table-cell>
          <table:table-cell office:value-type="string" calcext:value-type="string">
            <text:p>00239I0393609</text:p>
          </table:table-cell>
        </table:table-row>
        <table:table-row table:style-name="ro1">
          <table:table-cell office:value-type="string" calcext:value-type="string">
            <text:p>Mrs. Kabasinguzi Safiina Kiiza</text:p>
          </table:table-cell>
          <table:table-cell office:value-type="float" office:value="256702962702" calcext:value-type="float">
            <text:p>25670296270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4-30" calcext:value-type="date">
            <text:p>1980-04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babali Robert</text:p>
          </table:table-cell>
          <table:table-cell/>
          <table:table-cell office:value-type="float" office:value="256771286523" calcext:value-type="float">
            <text:p>256771286523</text:p>
          </table:table-cell>
          <table:table-cell table:number-columns-repeated="3"/>
          <table:table-cell office:value-type="date" office:date-value="2022-05-07" calcext:value-type="date">
            <text:p>2022-05-07</text:p>
          </table:table-cell>
          <table:table-cell office:value-type="string" calcext:value-type="string">
            <text:p>00239I0393664</text:p>
          </table:table-cell>
        </table:table-row>
        <table:table-row table:style-name="ro1">
          <table:table-cell office:value-type="string" calcext:value-type="string">
            <text:p>Mrs. Florence <text:s/>Namugenyi</text:p>
          </table:table-cell>
          <table:table-cell office:value-type="float" office:value="256700232058" calcext:value-type="float">
            <text:p>2567002320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46-05-25" calcext:value-type="date">
            <text:p>1946-05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watule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Nakiwu Jackie</text:p>
          </table:table-cell>
          <table:table-cell/>
          <table:table-cell office:value-type="float" office:value="256773337843" calcext:value-type="float">
            <text:p>256773337843</text:p>
          </table:table-cell>
          <table:table-cell table:number-columns-repeated="3"/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00239I0393692</text:p>
          </table:table-cell>
        </table:table-row>
        <table:table-row table:style-name="ro1">
          <table:table-cell office:value-type="string" calcext:value-type="string">
            <text:p>Mrs. Agnes <text:s/>Nankya</text:p>
          </table:table-cell>
          <table:table-cell office:value-type="float" office:value="256773094143" calcext:value-type="float">
            <text:p>25677309414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12-07" calcext:value-type="date">
            <text:p>1974-12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watule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Ssekito Micheal</text:p>
          </table:table-cell>
          <table:table-cell/>
          <table:table-cell office:value-type="float" office:value="256773094143" calcext:value-type="float">
            <text:p>256773094143</text:p>
          </table:table-cell>
          <table:table-cell table:number-columns-repeated="3"/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00239I0393694</text:p>
          </table:table-cell>
        </table:table-row>
        <table:table-row table:style-name="ro1">
          <table:table-cell office:value-type="string" calcext:value-type="string">
            <text:p>Mrs. Phionah <text:s/>Ainembabazi</text:p>
          </table:table-cell>
          <table:table-cell office:value-type="float" office:value="256787437417" calcext:value-type="float">
            <text:p>2567874374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9-11" calcext:value-type="date">
            <text:p>1979-09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watule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Kanyesigye blessing</text:p>
          </table:table-cell>
          <table:table-cell/>
          <table:table-cell office:value-type="float" office:value="256760630168" calcext:value-type="float">
            <text:p>256760630168</text:p>
          </table:table-cell>
          <table:table-cell table:number-columns-repeated="3"/>
          <table:table-cell office:value-type="date" office:date-value="2022-05-09" calcext:value-type="date">
            <text:p>2022-05-09</text:p>
          </table:table-cell>
          <table:table-cell office:value-type="string" calcext:value-type="string">
            <text:p>00239I0393695</text:p>
          </table:table-cell>
        </table:table-row>
        <table:table-row table:style-name="ro1">
          <table:table-cell office:value-type="string" calcext:value-type="string">
            <text:p><text:s/>Betty Twinomugisha Kabihiirwa</text:p>
          </table:table-cell>
          <table:table-cell office:value-type="float" office:value="256700320268" calcext:value-type="float">
            <text:p>2567003202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5-10" calcext:value-type="date">
            <text:p>2022-05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yiga Richard</text:p>
          </table:table-cell>
          <table:table-cell/>
          <table:table-cell office:value-type="float" office:value="256783420704" calcext:value-type="float">
            <text:p>256783420704</text:p>
          </table:table-cell>
          <table:table-cell table:number-columns-repeated="3"/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00239I0393750</text:p>
          </table:table-cell>
        </table:table-row>
        <table:table-row table:style-name="ro1">
          <table:table-cell office:value-type="string" calcext:value-type="string">
            <text:p>Mr. Yazidi <text:s/>Tenywa</text:p>
          </table:table-cell>
          <table:table-cell office:value-type="float" office:value="256706703721" calcext:value-type="float">
            <text:p>25670670372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12-23" calcext:value-type="date">
            <text:p>1990-12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Babirye suzan</text:p>
          </table:table-cell>
          <table:table-cell/>
          <table:table-cell office:value-type="float" office:value="256787757588" calcext:value-type="float">
            <text:p>256787757588</text:p>
          </table:table-cell>
          <table:table-cell table:number-columns-repeated="3"/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00239I0393756</text:p>
          </table:table-cell>
        </table:table-row>
        <table:table-row table:style-name="ro1">
          <table:table-cell office:value-type="string" calcext:value-type="string">
            <text:p>Ms. PHYLLIS ERINA NAAMA</text:p>
          </table:table-cell>
          <table:table-cell office:value-type="float" office:value="256758906813" calcext:value-type="float">
            <text:p>25675890681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9-03" calcext:value-type="date">
            <text:p>1988-09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jjera</text:p>
          </table:table-cell>
          <table:table-cell table:number-columns-repeated="3"/>
          <table:table-cell office:value-type="string" calcext:value-type="string">
            <text:p>ELVIS NIMARO</text:p>
          </table:table-cell>
          <table:table-cell/>
          <table:table-cell office:value-type="float" office:value="256757064896" calcext:value-type="float">
            <text:p>256757064896</text:p>
          </table:table-cell>
          <table:table-cell table:number-columns-repeated="3"/>
          <table:table-cell office:value-type="date" office:date-value="2022-05-10" calcext:value-type="date">
            <text:p>2022-05-10</text:p>
          </table:table-cell>
          <table:table-cell office:value-type="string" calcext:value-type="string">
            <text:p>00239I0393795</text:p>
          </table:table-cell>
        </table:table-row>
        <table:table-row table:style-name="ro1">
          <table:table-cell office:value-type="string" calcext:value-type="string">
            <text:p>Mr. Paul <text:s/>kizito</text:p>
          </table:table-cell>
          <table:table-cell office:value-type="float" office:value="256752576361" calcext:value-type="float">
            <text:p>25675257636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3-09-28" calcext:value-type="date">
            <text:p>1973-09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kizito miracle</text:p>
          </table:table-cell>
          <table:table-cell/>
          <table:table-cell office:value-type="float" office:value="256752576361" calcext:value-type="float">
            <text:p>256752576361</text:p>
          </table:table-cell>
          <table:table-cell table:number-columns-repeated="3"/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00239I0393831</text:p>
          </table:table-cell>
        </table:table-row>
        <table:table-row table:style-name="ro1">
          <table:table-cell office:value-type="string" calcext:value-type="string">
            <text:p>Mrs. JOYCE <text:s/>ESAETE</text:p>
          </table:table-cell>
          <table:table-cell office:value-type="float" office:value="256701000628" calcext:value-type="float">
            <text:p>2567010006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8-28" calcext:value-type="date">
            <text:p>1976-08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buy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Odongo Elijah</text:p>
          </table:table-cell>
          <table:table-cell/>
          <table:table-cell office:value-type="float" office:value="256775267300" calcext:value-type="float">
            <text:p>256775267300</text:p>
          </table:table-cell>
          <table:table-cell table:number-columns-repeated="3"/>
          <table:table-cell office:value-type="date" office:date-value="2022-05-11" calcext:value-type="date">
            <text:p>2022-05-11</text:p>
          </table:table-cell>
          <table:table-cell office:value-type="string" calcext:value-type="string">
            <text:p>00239I0393879</text:p>
          </table:table-cell>
        </table:table-row>
        <table:table-row table:style-name="ro1">
          <table:table-cell office:value-type="string" calcext:value-type="string">
            <text:p>Mrs. Bacurire Sylivia Mukasa</text:p>
          </table:table-cell>
          <table:table-cell office:value-type="float" office:value="256751983549" calcext:value-type="float">
            <text:p>2567519835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10-30" calcext:value-type="date">
            <text:p>1976-10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weesa Charles</text:p>
          </table:table-cell>
          <table:table-cell/>
          <table:table-cell office:value-type="float" office:value="256706484619" calcext:value-type="float">
            <text:p>256706484619</text:p>
          </table:table-cell>
          <table:table-cell table:number-columns-repeated="3"/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00239I0393887</text:p>
          </table:table-cell>
        </table:table-row>
        <table:table-row table:style-name="ro1">
          <table:table-cell office:value-type="string" calcext:value-type="string">
            <text:p>Mr. Samuel <text:s/>Ssenyonga</text:p>
          </table:table-cell>
          <table:table-cell office:value-type="float" office:value="256700485763" calcext:value-type="float">
            <text:p>2567004857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4-09-07" calcext:value-type="date">
            <text:p>1994-09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ntongo sarah</text:p>
          </table:table-cell>
          <table:table-cell/>
          <table:table-cell office:value-type="float" office:value="256754461281" calcext:value-type="float">
            <text:p>256754461281</text:p>
          </table:table-cell>
          <table:table-cell table:number-columns-repeated="3"/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00239I0393890</text:p>
          </table:table-cell>
        </table:table-row>
        <table:table-row table:style-name="ro1">
          <table:table-cell office:value-type="string" calcext:value-type="string">
            <text:p>Mrs. sarah <text:s/>Nantongo</text:p>
          </table:table-cell>
          <table:table-cell office:value-type="float" office:value="256754461281" calcext:value-type="float">
            <text:p>25675446128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2-20" calcext:value-type="date">
            <text:p>1986-1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Kabaale Godfrey</text:p>
          </table:table-cell>
          <table:table-cell/>
          <table:table-cell office:value-type="float" office:value="256751777063" calcext:value-type="float">
            <text:p>256751777063</text:p>
          </table:table-cell>
          <table:table-cell table:number-columns-repeated="3"/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00239I0393891</text:p>
          </table:table-cell>
        </table:table-row>
        <table:table-row table:style-name="ro1">
          <table:table-cell office:value-type="string" calcext:value-type="string">
            <text:p><text:s/>Immaculate <text:s/>Nayiga</text:p>
          </table:table-cell>
          <table:table-cell office:value-type="float" office:value="256754723689" calcext:value-type="float">
            <text:p>25675472368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6-12" calcext:value-type="date">
            <text:p>1972-06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anda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NABUMA FRAVIA</text:p>
          </table:table-cell>
          <table:table-cell/>
          <table:table-cell office:value-type="float" office:value="256751088741" calcext:value-type="float">
            <text:p>256751088741</text:p>
          </table:table-cell>
          <table:table-cell table:number-columns-repeated="3"/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00239I0393894</text:p>
          </table:table-cell>
        </table:table-row>
        <table:table-row table:style-name="ro1">
          <table:table-cell office:value-type="string" calcext:value-type="string">
            <text:p>Mrs. Namukuve Prossy Ibanda</text:p>
          </table:table-cell>
          <table:table-cell office:value-type="float" office:value="256704581673" calcext:value-type="float">
            <text:p>2567045816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10-17" calcext:value-type="date">
            <text:p>1979-10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ku Florance</text:p>
          </table:table-cell>
          <table:table-cell/>
          <table:table-cell office:value-type="float" office:value="256705703093" calcext:value-type="float">
            <text:p>256705703093</text:p>
          </table:table-cell>
          <table:table-cell table:number-columns-repeated="3"/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00239I0393934</text:p>
          </table:table-cell>
        </table:table-row>
        <table:table-row table:style-name="ro1">
          <table:table-cell office:value-type="string" calcext:value-type="string">
            <text:p>Ms. Kasifah <text:s/>Nakagiri</text:p>
          </table:table-cell>
          <table:table-cell office:value-type="float" office:value="256776978710" calcext:value-type="float">
            <text:p>2567769787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1-01" calcext:value-type="date">
            <text:p>1976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ugenyi John Paul</text:p>
          </table:table-cell>
          <table:table-cell/>
          <table:table-cell office:value-type="float" office:value="256776116538" calcext:value-type="float">
            <text:p>256776116538</text:p>
          </table:table-cell>
          <table:table-cell table:number-columns-repeated="3"/>
          <table:table-cell office:value-type="date" office:date-value="2022-05-13" calcext:value-type="date">
            <text:p>2022-05-13</text:p>
          </table:table-cell>
          <table:table-cell office:value-type="string" calcext:value-type="string">
            <text:p>00239I0393935</text:p>
          </table:table-cell>
        </table:table-row>
        <table:table-row table:style-name="ro1">
          <table:table-cell office:value-type="string" calcext:value-type="string">
            <text:p>Mrs. Agaba <text:s/>Catherine</text:p>
          </table:table-cell>
          <table:table-cell office:value-type="float" office:value="256751348093" calcext:value-type="float">
            <text:p>2567513480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10-21" calcext:value-type="date">
            <text:p>1990-10-2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basinguzi Safiina Kiiza</text:p>
          </table:table-cell>
          <table:table-cell/>
          <table:table-cell office:value-type="float" office:value="256702962702" calcext:value-type="float">
            <text:p>256702962702</text:p>
          </table:table-cell>
          <table:table-cell table:number-columns-repeated="3"/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00239I0394012</text:p>
          </table:table-cell>
        </table:table-row>
        <table:table-row table:style-name="ro1">
          <table:table-cell office:value-type="string" calcext:value-type="string">
            <text:p>Mrs. Nakitto <text:s/>Shamsa</text:p>
          </table:table-cell>
          <table:table-cell office:value-type="float" office:value="256702936730" calcext:value-type="float">
            <text:p>2567029367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5-17" calcext:value-type="date">
            <text:p>2022-05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kwaya Neoline</text:p>
          </table:table-cell>
          <table:table-cell/>
          <table:table-cell office:value-type="float" office:value="256703218478" calcext:value-type="float">
            <text:p>256703218478</text:p>
          </table:table-cell>
          <table:table-cell table:number-columns-repeated="3"/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00239I0394058</text:p>
          </table:table-cell>
        </table:table-row>
        <table:table-row table:style-name="ro1">
          <table:table-cell office:value-type="string" calcext:value-type="string">
            <text:p>Mr. Daniel <text:s/>Mulondo</text:p>
          </table:table-cell>
          <table:table-cell office:value-type="float" office:value="256703001230" calcext:value-type="float">
            <text:p>25670300123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07-01" calcext:value-type="date">
            <text:p>1972-07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ziga</text:p>
          </table:table-cell>
          <table:table-cell office:value-type="string" calcext:value-type="string">
            <text:p>Makindye division</text:p>
          </table:table-cell>
          <table:table-cell table:number-columns-repeated="3"/>
          <table:table-cell office:value-type="string" calcext:value-type="string">
            <text:p>Brian Nakinge</text:p>
          </table:table-cell>
          <table:table-cell/>
          <table:table-cell office:value-type="float" office:value="256703001230" calcext:value-type="float">
            <text:p>256703001230</text:p>
          </table:table-cell>
          <table:table-cell table:number-columns-repeated="3"/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00239I0394060</text:p>
          </table:table-cell>
        </table:table-row>
        <table:table-row table:style-name="ro1">
          <table:table-cell office:value-type="string" calcext:value-type="string">
            <text:p>Ms. Rosemary <text:s/>Ajilo</text:p>
          </table:table-cell>
          <table:table-cell office:value-type="float" office:value="256753487080" calcext:value-type="float">
            <text:p>25675348708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08-22" calcext:value-type="date">
            <text:p>1975-08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gudi Patience</text:p>
          </table:table-cell>
          <table:table-cell/>
          <table:table-cell office:value-type="float" office:value="256789089048" calcext:value-type="float">
            <text:p>256789089048</text:p>
          </table:table-cell>
          <table:table-cell table:number-columns-repeated="3"/>
          <table:table-cell office:value-type="date" office:date-value="2022-05-17" calcext:value-type="date">
            <text:p>2022-05-17</text:p>
          </table:table-cell>
          <table:table-cell office:value-type="string" calcext:value-type="string">
            <text:p>00239I0394062</text:p>
          </table:table-cell>
        </table:table-row>
        <table:table-row table:style-name="ro1">
          <table:table-cell office:value-type="string" calcext:value-type="string">
            <text:p>Ms. Teddy <text:s/>Bauza</text:p>
          </table:table-cell>
          <table:table-cell office:value-type="float" office:value="256700959094" calcext:value-type="float">
            <text:p>2567009590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8-08" calcext:value-type="date">
            <text:p>1982-08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balirwa milly</text:p>
          </table:table-cell>
          <table:table-cell/>
          <table:table-cell office:value-type="float" office:value="256755930174" calcext:value-type="float">
            <text:p>256755930174</text:p>
          </table:table-cell>
          <table:table-cell table:number-columns-repeated="3"/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00239I0394117</text:p>
          </table:table-cell>
        </table:table-row>
        <table:table-row table:style-name="ro1">
          <table:table-cell office:value-type="string" calcext:value-type="string">
            <text:p><text:s/>Paska <text:s/>Awinjju</text:p>
          </table:table-cell>
          <table:table-cell office:value-type="float" office:value="256757558352" calcext:value-type="float">
            <text:p>2567575583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4-04-09" calcext:value-type="date">
            <text:p>1964-04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Achirocan Fiona</text:p>
          </table:table-cell>
          <table:table-cell/>
          <table:table-cell office:value-type="float" office:value="256751030240" calcext:value-type="float">
            <text:p>256751030240</text:p>
          </table:table-cell>
          <table:table-cell table:number-columns-repeated="3"/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00239I0394118</text:p>
          </table:table-cell>
        </table:table-row>
        <table:table-row table:style-name="ro1">
          <table:table-cell office:value-type="string" calcext:value-type="string">
            <text:p>Mr. Twesigye <text:s/>Christopher</text:p>
          </table:table-cell>
          <table:table-cell office:value-type="float" office:value="256704928150" calcext:value-type="float">
            <text:p>25670492815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2-06-19" calcext:value-type="date">
            <text:p>1962-06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babazi</text:p>
          </table:table-cell>
          <table:table-cell/>
          <table:table-cell office:value-type="float" office:value="256756897526" calcext:value-type="float">
            <text:p>256756897526</text:p>
          </table:table-cell>
          <table:table-cell table:number-columns-repeated="3"/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00239I0394120</text:p>
          </table:table-cell>
        </table:table-row>
        <table:table-row table:style-name="ro1">
          <table:table-cell office:value-type="string" calcext:value-type="string">
            <text:p>Mr. kindiki <text:s/>Peter</text:p>
          </table:table-cell>
          <table:table-cell office:value-type="float" office:value="256701231819" calcext:value-type="float">
            <text:p>25670123181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1-14" calcext:value-type="date">
            <text:p>1985-01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manyire zubair</text:p>
          </table:table-cell>
          <table:table-cell/>
          <table:table-cell office:value-type="float" office:value="256751974491" calcext:value-type="float">
            <text:p>256751974491</text:p>
          </table:table-cell>
          <table:table-cell table:number-columns-repeated="3"/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00239I0394122</text:p>
          </table:table-cell>
        </table:table-row>
        <table:table-row table:style-name="ro1">
          <table:table-cell office:value-type="string" calcext:value-type="string">
            <text:p><text:s/>Rogers <text:s/>Mawanda</text:p>
          </table:table-cell>
          <table:table-cell office:value-type="float" office:value="256705243949" calcext:value-type="float">
            <text:p>2567052439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11-11" calcext:value-type="date">
            <text:p>1989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yanja Noreen</text:p>
          </table:table-cell>
          <table:table-cell/>
          <table:table-cell office:value-type="float" office:value="256705029909" calcext:value-type="float">
            <text:p>256705029909</text:p>
          </table:table-cell>
          <table:table-cell table:number-columns-repeated="3"/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00239I0394201</text:p>
          </table:table-cell>
        </table:table-row>
        <table:table-row table:style-name="ro1">
          <table:table-cell office:value-type="string" calcext:value-type="string">
            <text:p>Mrs. NAMAGEMBE <text:s/>MILLY</text:p>
          </table:table-cell>
          <table:table-cell office:value-type="float" office:value="256705031924" calcext:value-type="float">
            <text:p>2567050319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5-19" calcext:value-type="date">
            <text:p>2022-05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 ward</text:p>
          </table:table-cell>
          <table:table-cell office:value-type="string" calcext:value-type="string">
            <text:p>kiira town council</text:p>
          </table:table-cell>
          <table:table-cell table:number-columns-repeated="3"/>
          <table:table-cell office:value-type="string" calcext:value-type="string">
            <text:p>Babirye justine</text:p>
          </table:table-cell>
          <table:table-cell/>
          <table:table-cell office:value-type="float" office:value="256752672194" calcext:value-type="float">
            <text:p>256752672194</text:p>
          </table:table-cell>
          <table:table-cell table:number-columns-repeated="3"/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00239I0394205</text:p>
          </table:table-cell>
        </table:table-row>
        <table:table-row table:style-name="ro1">
          <table:table-cell office:value-type="string" calcext:value-type="string">
            <text:p>Mrs. Eve Julliet Ndugwa</text:p>
          </table:table-cell>
          <table:table-cell office:value-type="float" office:value="256703808866" calcext:value-type="float">
            <text:p>25670380886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5-19" calcext:value-type="date">
            <text:p>2022-05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dugwa Ivan</text:p>
          </table:table-cell>
          <table:table-cell/>
          <table:table-cell office:value-type="float" office:value="256776844428" calcext:value-type="float">
            <text:p>256776844428</text:p>
          </table:table-cell>
          <table:table-cell table:number-columns-repeated="3"/>
          <table:table-cell office:value-type="date" office:date-value="2022-05-19" calcext:value-type="date">
            <text:p>2022-05-19</text:p>
          </table:table-cell>
          <table:table-cell office:value-type="string" calcext:value-type="string">
            <text:p>00239I0394218</text:p>
          </table:table-cell>
        </table:table-row>
        <table:table-row table:style-name="ro1">
          <table:table-cell office:value-type="string" calcext:value-type="string">
            <text:p>Mr. Mugunya <text:s/>Junior</text:p>
          </table:table-cell>
          <table:table-cell office:value-type="float" office:value="256752032945" calcext:value-type="float">
            <text:p>2567520329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3-10" calcext:value-type="date">
            <text:p>1983-03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tege Wilber</text:p>
          </table:table-cell>
          <table:table-cell/>
          <table:table-cell office:value-type="float" office:value="256753931945" calcext:value-type="float">
            <text:p>256753931945</text:p>
          </table:table-cell>
          <table:table-cell table:number-columns-repeated="3"/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00239I0394697</text:p>
          </table:table-cell>
        </table:table-row>
        <table:table-row table:style-name="ro1">
          <table:table-cell office:value-type="string" calcext:value-type="string">
            <text:p>Ms. Harriet <text:s/>Batuuka</text:p>
          </table:table-cell>
          <table:table-cell office:value-type="float" office:value="256758635199" calcext:value-type="float">
            <text:p>2567586351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10-16" calcext:value-type="date">
            <text:p>1984-10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uza Teddy</text:p>
          </table:table-cell>
          <table:table-cell/>
          <table:table-cell office:value-type="float" office:value="256700959094" calcext:value-type="float">
            <text:p>256700959094</text:p>
          </table:table-cell>
          <table:table-cell table:number-columns-repeated="3"/>
          <table:table-cell office:value-type="date" office:date-value="2022-05-20" calcext:value-type="date">
            <text:p>2022-05-20</text:p>
          </table:table-cell>
          <table:table-cell office:value-type="string" calcext:value-type="string">
            <text:p>00239I0394699</text:p>
          </table:table-cell>
        </table:table-row>
        <table:table-row table:style-name="ro1">
          <table:table-cell office:value-type="string" calcext:value-type="string">
            <text:p>Ms. Sylivia <text:s/>Ngonzi</text:p>
          </table:table-cell>
          <table:table-cell office:value-type="float" office:value="256772474465" calcext:value-type="float">
            <text:p>25677247446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2-09-29" calcext:value-type="date">
            <text:p>1962-09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Mitchell Najjingo</text:p>
          </table:table-cell>
          <table:table-cell/>
          <table:table-cell office:value-type="float" office:value="256772474465" calcext:value-type="float">
            <text:p>256772474465</text:p>
          </table:table-cell>
          <table:table-cell table:number-columns-repeated="3"/>
          <table:table-cell office:value-type="date" office:date-value="2022-05-21" calcext:value-type="date">
            <text:p>2022-05-21</text:p>
          </table:table-cell>
          <table:table-cell office:value-type="string" calcext:value-type="string">
            <text:p>00239I0394746</text:p>
          </table:table-cell>
        </table:table-row>
        <table:table-row table:style-name="ro1">
          <table:table-cell office:value-type="string" calcext:value-type="string">
            <text:p>Ms. Hasifa <text:s/>Nawatti</text:p>
          </table:table-cell>
          <table:table-cell office:value-type="float" office:value="256771184963" calcext:value-type="float">
            <text:p>25677118496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3-25" calcext:value-type="date">
            <text:p>1987-03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Olishaba Eva</text:p>
          </table:table-cell>
          <table:table-cell/>
          <table:table-cell office:value-type="float" office:value="256706472028" calcext:value-type="float">
            <text:p>256706472028</text:p>
          </table:table-cell>
          <table:table-cell table:number-columns-repeated="3"/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00239I0394803</text:p>
          </table:table-cell>
        </table:table-row>
        <table:table-row table:style-name="ro1">
          <table:table-cell office:value-type="string" calcext:value-type="string">
            <text:p>Ms. Benson <text:s/>Abura</text:p>
          </table:table-cell>
          <table:table-cell office:value-type="float" office:value="256770325664" calcext:value-type="float">
            <text:p>25677032566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2-02-05" calcext:value-type="date">
            <text:p>1992-02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tinda</text:p>
          </table:table-cell>
          <table:table-cell table:number-columns-repeated="3"/>
          <table:table-cell office:value-type="string" calcext:value-type="string">
            <text:p>Apia norrah</text:p>
          </table:table-cell>
          <table:table-cell/>
          <table:table-cell office:value-type="float" office:value="256761201944" calcext:value-type="float">
            <text:p>256761201944</text:p>
          </table:table-cell>
          <table:table-cell table:number-columns-repeated="3"/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00239I0394806</text:p>
          </table:table-cell>
        </table:table-row>
        <table:table-row table:style-name="ro1">
          <table:table-cell office:value-type="string" calcext:value-type="string">
            <text:p>Mrs. Namugalu Rashida Joyce</text:p>
          </table:table-cell>
          <table:table-cell office:value-type="float" office:value="256752321024" calcext:value-type="float">
            <text:p>25675232102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08-25" calcext:value-type="date">
            <text:p>1986-08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weesa Charles</text:p>
          </table:table-cell>
          <table:table-cell/>
          <table:table-cell office:value-type="float" office:value="256706484619" calcext:value-type="float">
            <text:p>256706484619</text:p>
          </table:table-cell>
          <table:table-cell table:number-columns-repeated="3"/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00239I0394809</text:p>
          </table:table-cell>
        </table:table-row>
        <table:table-row table:style-name="ro1">
          <table:table-cell office:value-type="string" calcext:value-type="string">
            <text:p><text:s/>Natuhwera <text:s/>Gilbert</text:p>
          </table:table-cell>
          <table:table-cell office:value-type="float" office:value="256702911057" calcext:value-type="float">
            <text:p>25670291105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4-04" calcext:value-type="date">
            <text:p>1989-04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Rukundo Brendah</text:p>
          </table:table-cell>
          <table:table-cell/>
          <table:table-cell office:value-type="float" office:value="256761124546" calcext:value-type="float">
            <text:p>256761124546</text:p>
          </table:table-cell>
          <table:table-cell table:number-columns-repeated="3"/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00239I0394810</text:p>
          </table:table-cell>
        </table:table-row>
        <table:table-row table:style-name="ro1">
          <table:table-cell office:value-type="string" calcext:value-type="string">
            <text:p>Mrs. PEACE MONICA PIMER</text:p>
          </table:table-cell>
          <table:table-cell office:value-type="float" office:value="256785199199" calcext:value-type="float">
            <text:p>2567851991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5-24" calcext:value-type="date">
            <text:p>2022-05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Central Ward</text:p>
          </table:table-cell>
          <table:table-cell office:value-type="string" calcext:value-type="string">
            <text:p>Paidha TOwn Council</text:p>
          </table:table-cell>
          <table:table-cell table:number-columns-repeated="3"/>
          <table:table-cell office:value-type="string" calcext:value-type="string">
            <text:p>Ayela Isaac Toya</text:p>
          </table:table-cell>
          <table:table-cell/>
          <table:table-cell office:value-type="float" office:value="256776973344" calcext:value-type="float">
            <text:p>256776973344</text:p>
          </table:table-cell>
          <table:table-cell table:number-columns-repeated="3"/>
          <table:table-cell office:value-type="date" office:date-value="2022-05-24" calcext:value-type="date">
            <text:p>2022-05-24</text:p>
          </table:table-cell>
          <table:table-cell office:value-type="string" calcext:value-type="string">
            <text:p>00239I0394821</text:p>
          </table:table-cell>
        </table:table-row>
        <table:table-row table:style-name="ro1">
          <table:table-cell office:value-type="string" calcext:value-type="string">
            <text:p>Mrs. Twinomugisha <text:s/>Zaina</text:p>
          </table:table-cell>
          <table:table-cell office:value-type="float" office:value="256709565328" calcext:value-type="float">
            <text:p>2567095653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1-10" calcext:value-type="date">
            <text:p>1984-01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to Fatuma</text:p>
          </table:table-cell>
          <table:table-cell/>
          <table:table-cell office:value-type="float" office:value="256703568514" calcext:value-type="float">
            <text:p>256703568514</text:p>
          </table:table-cell>
          <table:table-cell table:number-columns-repeated="3"/>
          <table:table-cell office:value-type="date" office:date-value="2022-05-25" calcext:value-type="date">
            <text:p>2022-05-25</text:p>
          </table:table-cell>
          <table:table-cell office:value-type="string" calcext:value-type="string">
            <text:p>00239I0394852</text:p>
          </table:table-cell>
        </table:table-row>
        <table:table-row table:style-name="ro1">
          <table:table-cell office:value-type="string" calcext:value-type="string">
            <text:p>Mr. Mulindwa <text:s/>Musa</text:p>
          </table:table-cell>
          <table:table-cell office:value-type="float" office:value="256705720035" calcext:value-type="float">
            <text:p>25670572003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5-26" calcext:value-type="date">
            <text:p>2022-05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panga Ronald</text:p>
          </table:table-cell>
          <table:table-cell/>
          <table:table-cell office:value-type="float" office:value="256752631801" calcext:value-type="float">
            <text:p>256752631801</text:p>
          </table:table-cell>
          <table:table-cell table:number-columns-repeated="3"/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00239I0394895</text:p>
          </table:table-cell>
        </table:table-row>
        <table:table-row table:style-name="ro1">
          <table:table-cell office:value-type="string" calcext:value-type="string">
            <text:p><text:s/>Ivan BBAALE KAYEMBA</text:p>
          </table:table-cell>
          <table:table-cell office:value-type="float" office:value="256708738045" calcext:value-type="float">
            <text:p>2567087380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5-26" calcext:value-type="date">
            <text:p>2022-05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AKIDYE 11</text:p>
          </table:table-cell>
          <table:table-cell office:value-type="string" calcext:value-type="string">
            <text:p>MAKIDYE DIVISION</text:p>
          </table:table-cell>
          <table:table-cell table:number-columns-repeated="3"/>
          <table:table-cell office:value-type="string" calcext:value-type="string">
            <text:p>KAYEMBA IBRAHIM</text:p>
          </table:table-cell>
          <table:table-cell/>
          <table:table-cell office:value-type="float" office:value="256708738045" calcext:value-type="float">
            <text:p>256708738045</text:p>
          </table:table-cell>
          <table:table-cell table:number-columns-repeated="3"/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00239I0394896</text:p>
          </table:table-cell>
        </table:table-row>
        <table:table-row table:style-name="ro1">
          <table:table-cell office:value-type="string" calcext:value-type="string">
            <text:p><text:s/>KANEZA <text:s/>EOZENSI</text:p>
          </table:table-cell>
          <table:table-cell office:value-type="float" office:value="256783417326" calcext:value-type="float">
            <text:p>25678341732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8-15" calcext:value-type="date">
            <text:p>1984-08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MWOKYA 2</text:p>
          </table:table-cell>
          <table:table-cell office:value-type="string" calcext:value-type="string">
            <text:p>KAMPALA CENTRAL</text:p>
          </table:table-cell>
          <table:table-cell table:number-columns-repeated="3"/>
          <table:table-cell office:value-type="string" calcext:value-type="string">
            <text:p>KYOMUHENDO MIDRESS</text:p>
          </table:table-cell>
          <table:table-cell/>
          <table:table-cell office:value-type="float" office:value="256757124644" calcext:value-type="float">
            <text:p>256757124644</text:p>
          </table:table-cell>
          <table:table-cell table:number-columns-repeated="3"/>
          <table:table-cell office:value-type="date" office:date-value="2022-05-26" calcext:value-type="date">
            <text:p>2022-05-26</text:p>
          </table:table-cell>
          <table:table-cell office:value-type="string" calcext:value-type="string">
            <text:p>00239I0394897</text:p>
          </table:table-cell>
        </table:table-row>
        <table:table-row table:style-name="ro1">
          <table:table-cell office:value-type="string" calcext:value-type="string">
            <text:p><text:s/>Andrew <text:s/>Kaggwa</text:p>
          </table:table-cell>
          <table:table-cell office:value-type="float" office:value="256706909527" calcext:value-type="float">
            <text:p>2567069095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5-20" calcext:value-type="date">
            <text:p>1989-05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itende Phoebe</text:p>
          </table:table-cell>
          <table:table-cell/>
          <table:table-cell office:value-type="float" office:value="256702928356" calcext:value-type="float">
            <text:p>256702928356</text:p>
          </table:table-cell>
          <table:table-cell table:number-columns-repeated="3"/>
          <table:table-cell office:value-type="date" office:date-value="2022-05-27" calcext:value-type="date">
            <text:p>2022-05-27</text:p>
          </table:table-cell>
          <table:table-cell office:value-type="string" calcext:value-type="string">
            <text:p>00239I0394924</text:p>
          </table:table-cell>
        </table:table-row>
        <table:table-row table:style-name="ro1">
          <table:table-cell office:value-type="string" calcext:value-type="string">
            <text:p>Ms. Ritah <text:s/>Nakabonge</text:p>
          </table:table-cell>
          <table:table-cell office:value-type="float" office:value="256755529492" calcext:value-type="float">
            <text:p>25675552949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8-08" calcext:value-type="date">
            <text:p>1990-08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Suulwe Joseph</text:p>
          </table:table-cell>
          <table:table-cell/>
          <table:table-cell office:value-type="float" office:value="256757940552" calcext:value-type="float">
            <text:p>256757940552</text:p>
          </table:table-cell>
          <table:table-cell table:number-columns-repeated="3"/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00239I0394949</text:p>
          </table:table-cell>
        </table:table-row>
        <table:table-row table:style-name="ro1">
          <table:table-cell office:value-type="string" calcext:value-type="string">
            <text:p>Mrs. Katende Amutuhire Rona</text:p>
          </table:table-cell>
          <table:table-cell office:value-type="float" office:value="256775373348" calcext:value-type="float">
            <text:p>2567753733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7-07-04" calcext:value-type="date">
            <text:p>1977-07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tushabe Doreen</text:p>
          </table:table-cell>
          <table:table-cell/>
          <table:table-cell office:value-type="float" office:value="256778569190" calcext:value-type="float">
            <text:p>256778569190</text:p>
          </table:table-cell>
          <table:table-cell table:number-columns-repeated="3"/>
          <table:table-cell office:value-type="date" office:date-value="2022-05-28" calcext:value-type="date">
            <text:p>2022-05-28</text:p>
          </table:table-cell>
          <table:table-cell office:value-type="string" calcext:value-type="string">
            <text:p>00239I0394950</text:p>
          </table:table-cell>
        </table:table-row>
        <table:table-row table:style-name="ro1">
          <table:table-cell office:value-type="string" calcext:value-type="string">
            <text:p>Mr. Mbabali <text:s/>Robert</text:p>
          </table:table-cell>
          <table:table-cell office:value-type="float" office:value="256702281598" calcext:value-type="float">
            <text:p>25670228159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6-24" calcext:value-type="date">
            <text:p>1980-06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oonabaana Sophia</text:p>
          </table:table-cell>
          <table:table-cell/>
          <table:table-cell office:value-type="float" office:value="256788175621" calcext:value-type="float">
            <text:p>256788175621</text:p>
          </table:table-cell>
          <table:table-cell table:number-columns-repeated="3"/>
          <table:table-cell office:value-type="date" office:date-value="2022-05-30" calcext:value-type="date">
            <text:p>2022-05-30</text:p>
          </table:table-cell>
          <table:table-cell office:value-type="string" calcext:value-type="string">
            <text:p>00239I0394970</text:p>
          </table:table-cell>
        </table:table-row>
        <table:table-row table:style-name="ro1">
          <table:table-cell office:value-type="string" calcext:value-type="string">
            <text:p>Mr. Nicholus <text:s/>Luboyera</text:p>
          </table:table-cell>
          <table:table-cell office:value-type="float" office:value="256701194064" calcext:value-type="float">
            <text:p>25670119406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3-03-15" calcext:value-type="date">
            <text:p>1973-03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ava nakyaze sylvia</text:p>
          </table:table-cell>
          <table:table-cell/>
          <table:table-cell office:value-type="float" office:value="256757826579" calcext:value-type="float">
            <text:p>256757826579</text:p>
          </table:table-cell>
          <table:table-cell table:number-columns-repeated="3"/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00239I0395002</text:p>
          </table:table-cell>
        </table:table-row>
        <table:table-row table:style-name="ro1">
          <table:table-cell office:value-type="string" calcext:value-type="string">
            <text:p><text:s/>Bakabulindi <text:s/>Lawrence</text:p>
          </table:table-cell>
          <table:table-cell office:value-type="float" office:value="256704610334" calcext:value-type="float">
            <text:p>2567046103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10-10" calcext:value-type="date">
            <text:p>1989-10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sule Robert</text:p>
          </table:table-cell>
          <table:table-cell/>
          <table:table-cell office:value-type="float" office:value="256706096374" calcext:value-type="float">
            <text:p>256706096374</text:p>
          </table:table-cell>
          <table:table-cell table:number-columns-repeated="3"/>
          <table:table-cell office:value-type="date" office:date-value="2022-05-31" calcext:value-type="date">
            <text:p>2022-05-31</text:p>
          </table:table-cell>
          <table:table-cell office:value-type="string" calcext:value-type="string">
            <text:p>00239I0395003</text:p>
          </table:table-cell>
        </table:table-row>
        <table:table-row table:style-name="ro1">
          <table:table-cell office:value-type="string" calcext:value-type="string">
            <text:p>Mrs. MARIAM <text:s/>JUWA</text:p>
          </table:table-cell>
          <table:table-cell office:value-type="float" office:value="256778800059" calcext:value-type="float">
            <text:p>2567788000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7-07-27" calcext:value-type="date">
            <text:p>1997-07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ATIM ELTON</text:p>
          </table:table-cell>
          <table:table-cell/>
          <table:table-cell office:value-type="float" office:value="256751812162" calcext:value-type="float">
            <text:p>256751812162</text:p>
          </table:table-cell>
          <table:table-cell table:number-columns-repeated="3"/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00239I0395068</text:p>
          </table:table-cell>
        </table:table-row>
        <table:table-row table:style-name="ro1">
          <table:table-cell office:value-type="string" calcext:value-type="string">
            <text:p>Mrs. Kanakulya <text:s/>Jonathan</text:p>
          </table:table-cell>
          <table:table-cell office:value-type="float" office:value="256701843809" calcext:value-type="float">
            <text:p>2567018438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3-07-20" calcext:value-type="date">
            <text:p>1983-07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wagala kevin</text:p>
          </table:table-cell>
          <table:table-cell/>
          <table:table-cell office:value-type="float" office:value="256753000923" calcext:value-type="float">
            <text:p>256753000923</text:p>
          </table:table-cell>
          <table:table-cell table:number-columns-repeated="3"/>
          <table:table-cell office:value-type="date" office:date-value="2022-06-02" calcext:value-type="date">
            <text:p>2022-06-02</text:p>
          </table:table-cell>
          <table:table-cell office:value-type="string" calcext:value-type="string">
            <text:p>00239I0395111</text:p>
          </table:table-cell>
        </table:table-row>
        <table:table-row table:style-name="ro1">
          <table:table-cell office:value-type="string" calcext:value-type="string">
            <text:p>Mr. John <text:s/>Ssegawa</text:p>
          </table:table-cell>
          <table:table-cell office:value-type="float" office:value="256751196489" calcext:value-type="float">
            <text:p>2567511964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5-10" calcext:value-type="date">
            <text:p>1989-05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Sentongo Ernest</text:p>
          </table:table-cell>
          <table:table-cell/>
          <table:table-cell office:value-type="float" office:value="256777392226" calcext:value-type="float">
            <text:p>256777392226</text:p>
          </table:table-cell>
          <table:table-cell table:number-columns-repeated="3"/>
          <table:table-cell office:value-type="date" office:date-value="2022-06-04" calcext:value-type="date">
            <text:p>2022-06-04</text:p>
          </table:table-cell>
          <table:table-cell office:value-type="string" calcext:value-type="string">
            <text:p>00239I0395211</text:p>
          </table:table-cell>
        </table:table-row>
        <table:table-row table:style-name="ro1">
          <table:table-cell office:value-type="string" calcext:value-type="string">
            <text:p><text:s/>Namuwonge <text:s/>Bunjo</text:p>
          </table:table-cell>
          <table:table-cell office:value-type="float" office:value="256708962551" calcext:value-type="float">
            <text:p>2567089625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06" calcext:value-type="date">
            <text:p>2022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subuga Ibrahim</text:p>
          </table:table-cell>
          <table:table-cell/>
          <table:table-cell office:value-type="float" office:value="256708962551" calcext:value-type="float">
            <text:p>256708962551</text:p>
          </table:table-cell>
          <table:table-cell table:number-columns-repeated="3"/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00239I0395251</text:p>
          </table:table-cell>
        </table:table-row>
        <table:table-row table:style-name="ro1">
          <table:table-cell office:value-type="string" calcext:value-type="string">
            <text:p>Mr. Kaweesa <text:s/>Charles</text:p>
          </table:table-cell>
          <table:table-cell office:value-type="float" office:value="256706484619" calcext:value-type="float">
            <text:p>25670648461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2-10-09" calcext:value-type="date">
            <text:p>1982-10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curire Sylivia</text:p>
          </table:table-cell>
          <table:table-cell/>
          <table:table-cell office:value-type="float" office:value="256751983549" calcext:value-type="float">
            <text:p>256751983549</text:p>
          </table:table-cell>
          <table:table-cell table:number-columns-repeated="3"/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00239I0395289</text:p>
          </table:table-cell>
        </table:table-row>
        <table:table-row table:style-name="ro1">
          <table:table-cell office:value-type="string" calcext:value-type="string">
            <text:p><text:s/>Nanyanzi <text:s/>Christine</text:p>
          </table:table-cell>
          <table:table-cell office:value-type="float" office:value="256755245507" calcext:value-type="float">
            <text:p>2567552455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2-10" calcext:value-type="date">
            <text:p>1981-02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lo Mariam</text:p>
          </table:table-cell>
          <table:table-cell/>
          <table:table-cell office:value-type="float" office:value="256705582047" calcext:value-type="float">
            <text:p>256705582047</text:p>
          </table:table-cell>
          <table:table-cell table:number-columns-repeated="3"/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00239I0395290</text:p>
          </table:table-cell>
        </table:table-row>
        <table:table-row table:style-name="ro1">
          <table:table-cell office:value-type="string" calcext:value-type="string">
            <text:p>Mr. Kabegambire <text:s/>David</text:p>
          </table:table-cell>
          <table:table-cell office:value-type="float" office:value="256772840595" calcext:value-type="float">
            <text:p>25677284059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6-07-22" calcext:value-type="date">
            <text:p>1976-07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Arinawe Jolly</text:p>
          </table:table-cell>
          <table:table-cell/>
          <table:table-cell office:value-type="float" office:value="256787927227" calcext:value-type="float">
            <text:p>256787927227</text:p>
          </table:table-cell>
          <table:table-cell table:number-columns-repeated="3"/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00239I0395347</text:p>
          </table:table-cell>
        </table:table-row>
        <table:table-row table:style-name="ro1">
          <table:table-cell office:value-type="string" calcext:value-type="string">
            <text:p>Mrs. Apiding <text:s/>Barbara</text:p>
          </table:table-cell>
          <table:table-cell office:value-type="float" office:value="256701065216" calcext:value-type="float">
            <text:p>2567010652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04-28" calcext:value-type="date">
            <text:p>1987-04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ijanebera fred</text:p>
          </table:table-cell>
          <table:table-cell/>
          <table:table-cell office:value-type="float" office:value="256752826850" calcext:value-type="float">
            <text:p>256752826850</text:p>
          </table:table-cell>
          <table:table-cell table:number-columns-repeated="3"/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00239I0395348</text:p>
          </table:table-cell>
        </table:table-row>
        <table:table-row table:style-name="ro1">
          <table:table-cell office:value-type="string" calcext:value-type="string">
            <text:p>Ms. Emily <text:s/>Mukandutiye</text:p>
          </table:table-cell>
          <table:table-cell office:value-type="float" office:value="256772323109" calcext:value-type="float">
            <text:p>2567723231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4-10-17" calcext:value-type="date">
            <text:p>1974-10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dyomugyenyi Noble</text:p>
          </table:table-cell>
          <table:table-cell/>
          <table:table-cell office:value-type="float" office:value="256783064214" calcext:value-type="float">
            <text:p>256783064214</text:p>
          </table:table-cell>
          <table:table-cell table:number-columns-repeated="3"/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00239I0395351</text:p>
          </table:table-cell>
        </table:table-row>
        <table:table-row table:style-name="ro1">
          <table:table-cell office:value-type="string" calcext:value-type="string">
            <text:p>Ms. Nangonzi Betty Kibombo</text:p>
          </table:table-cell>
          <table:table-cell office:value-type="float" office:value="256754003847" calcext:value-type="float">
            <text:p>2567540038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table:number-columns-repeated="4"/>
          <table:table-cell office:value-type="string" calcext:value-type="string">
            <text:p>Namugayi Veronica</text:p>
          </table:table-cell>
          <table:table-cell/>
          <table:table-cell office:value-type="float" office:value="256704556475" calcext:value-type="float">
            <text:p>256704556475</text:p>
          </table:table-cell>
          <table:table-cell table:number-columns-repeated="3"/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00239I0395435</text:p>
          </table:table-cell>
        </table:table-row>
        <table:table-row table:style-name="ro1">
          <table:table-cell office:value-type="string" calcext:value-type="string">
            <text:p>Ms. Claire Kezia <text:s/>Gitta</text:p>
          </table:table-cell>
          <table:table-cell office:value-type="float" office:value="256772880967" calcext:value-type="float">
            <text:p>2567728809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6-06" calcext:value-type="date">
            <text:p>1984-06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wempe</text:p>
          </table:table-cell>
          <table:table-cell office:value-type="string" calcext:value-type="string">
            <text:p>Kikaaya</text:p>
          </table:table-cell>
          <table:table-cell table:number-columns-repeated="3"/>
          <table:table-cell office:value-type="string" calcext:value-type="string">
            <text:p>Birungi Eva</text:p>
          </table:table-cell>
          <table:table-cell/>
          <table:table-cell office:value-type="float" office:value="256753969753" calcext:value-type="float">
            <text:p>256753969753</text:p>
          </table:table-cell>
          <table:table-cell table:number-columns-repeated="3"/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00239I0395440</text:p>
          </table:table-cell>
        </table:table-row>
        <table:table-row table:style-name="ro1">
          <table:table-cell office:value-type="string" calcext:value-type="string">
            <text:p>Ms. Iredah <text:s/>Nalubaale</text:p>
          </table:table-cell>
          <table:table-cell office:value-type="float" office:value="256706353373" calcext:value-type="float">
            <text:p>2567063533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2-28" calcext:value-type="date">
            <text:p>1972-02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ukandutiye Emily</text:p>
          </table:table-cell>
          <table:table-cell/>
          <table:table-cell office:value-type="float" office:value="256772323109" calcext:value-type="float">
            <text:p>256772323109</text:p>
          </table:table-cell>
          <table:table-cell table:number-columns-repeated="3"/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00239I0395442</text:p>
          </table:table-cell>
        </table:table-row>
        <table:table-row table:style-name="ro1">
          <table:table-cell office:value-type="string" calcext:value-type="string">
            <text:p>Ms. ClaireKezia <text:s/>Gitta</text:p>
          </table:table-cell>
          <table:table-cell office:value-type="float" office:value="256772880967" calcext:value-type="float">
            <text:p>2567728809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6-10" calcext:value-type="date">
            <text:p>1984-06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kaaya</text:p>
          </table:table-cell>
          <table:table-cell office:value-type="string" calcext:value-type="string">
            <text:p>Kawempe</text:p>
          </table:table-cell>
          <table:table-cell table:number-columns-repeated="3"/>
          <table:table-cell office:value-type="string" calcext:value-type="string">
            <text:p>Birungi Eva</text:p>
          </table:table-cell>
          <table:table-cell/>
          <table:table-cell office:value-type="float" office:value="256753969753" calcext:value-type="float">
            <text:p>256753969753</text:p>
          </table:table-cell>
          <table:table-cell table:number-columns-repeated="3"/>
          <table:table-cell office:value-type="date" office:date-value="2022-06-10" calcext:value-type="date">
            <text:p>2022-06-10</text:p>
          </table:table-cell>
          <table:table-cell office:value-type="string" calcext:value-type="string">
            <text:p>00239I0395444</text:p>
          </table:table-cell>
        </table:table-row>
        <table:table-row table:style-name="ro1">
          <table:table-cell office:value-type="string" calcext:value-type="string">
            <text:p>Mrs. Hadija <text:s/>Nalumansi</text:p>
          </table:table-cell>
          <table:table-cell office:value-type="float" office:value="256775240920" calcext:value-type="float">
            <text:p>25677524092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12-18" calcext:value-type="date">
            <text:p>1991-12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kasero</text:p>
          </table:table-cell>
          <table:table-cell table:number-columns-repeated="3"/>
          <table:table-cell office:value-type="string" calcext:value-type="string">
            <text:p>Lucy Laker</text:p>
          </table:table-cell>
          <table:table-cell/>
          <table:table-cell office:value-type="float" office:value="256757320514" calcext:value-type="float">
            <text:p>256757320514</text:p>
          </table:table-cell>
          <table:table-cell table:number-columns-repeated="3"/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00239I0395509</text:p>
          </table:table-cell>
        </table:table-row>
        <table:table-row table:style-name="ro1">
          <table:table-cell office:value-type="string" calcext:value-type="string">
            <text:p><text:s/>Kyomugisha <text:s/>Grace</text:p>
          </table:table-cell>
          <table:table-cell office:value-type="float" office:value="256784612931" calcext:value-type="float">
            <text:p>25678461293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9-03-08" calcext:value-type="date">
            <text:p>1969-03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gerwa Patricia</text:p>
          </table:table-cell>
          <table:table-cell/>
          <table:table-cell office:value-type="float" office:value="256761429750" calcext:value-type="float">
            <text:p>256761429750</text:p>
          </table:table-cell>
          <table:table-cell table:number-columns-repeated="3"/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00239I0395513</text:p>
          </table:table-cell>
        </table:table-row>
        <table:table-row table:style-name="ro1">
          <table:table-cell office:value-type="string" calcext:value-type="string">
            <text:p><text:s/>Orishaba <text:s/>Lovansi</text:p>
          </table:table-cell>
          <table:table-cell office:value-type="float" office:value="256704640839" calcext:value-type="float">
            <text:p>2567046408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05-01" calcext:value-type="date">
            <text:p>1989-05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Hope Buzaare</text:p>
          </table:table-cell>
          <table:table-cell/>
          <table:table-cell office:value-type="float" office:value="256789226060" calcext:value-type="float">
            <text:p>256789226060</text:p>
          </table:table-cell>
          <table:table-cell table:number-columns-repeated="3"/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00239I0395514</text:p>
          </table:table-cell>
        </table:table-row>
        <table:table-row table:style-name="ro1">
          <table:table-cell office:value-type="string" calcext:value-type="string">
            <text:p><text:s/>Nakamya <text:s/>Elizabeth</text:p>
          </table:table-cell>
          <table:table-cell office:value-type="float" office:value="256752008871" calcext:value-type="float">
            <text:p>2567520088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5-28" calcext:value-type="date">
            <text:p>1980-05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Lubega Brian Israel</text:p>
          </table:table-cell>
          <table:table-cell/>
          <table:table-cell office:value-type="float" office:value="256700417919" calcext:value-type="float">
            <text:p>256700417919</text:p>
          </table:table-cell>
          <table:table-cell table:number-columns-repeated="3"/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00239I0395515</text:p>
          </table:table-cell>
        </table:table-row>
        <table:table-row table:style-name="ro1">
          <table:table-cell office:value-type="string" calcext:value-type="string">
            <text:p><text:s/>Mbabazi <text:s/>Doreen</text:p>
          </table:table-cell>
          <table:table-cell office:value-type="float" office:value="256778765336" calcext:value-type="float">
            <text:p>2567787653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2-01" calcext:value-type="date">
            <text:p>1978-02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Tusimwe John</text:p>
          </table:table-cell>
          <table:table-cell/>
          <table:table-cell office:value-type="float" office:value="256778765336" calcext:value-type="float">
            <text:p>256778765336</text:p>
          </table:table-cell>
          <table:table-cell table:number-columns-repeated="3"/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00239I0395555</text:p>
          </table:table-cell>
        </table:table-row>
        <table:table-row table:style-name="ro1">
          <table:table-cell office:value-type="string" calcext:value-type="string">
            <text:p>Mr. Francis kizito Mubiru</text:p>
          </table:table-cell>
          <table:table-cell office:value-type="float" office:value="256701724502" calcext:value-type="float">
            <text:p>25670172450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4-04-14" calcext:value-type="date">
            <text:p>1974-04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tenge sylvia</text:p>
          </table:table-cell>
          <table:table-cell/>
          <table:table-cell office:value-type="float" office:value="256705342964" calcext:value-type="float">
            <text:p>256705342964</text:p>
          </table:table-cell>
          <table:table-cell table:number-columns-repeated="3"/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00239I0395557</text:p>
          </table:table-cell>
        </table:table-row>
        <table:table-row table:style-name="ro1">
          <table:table-cell office:value-type="string" calcext:value-type="string">
            <text:p><text:s/>Akankwasa <text:s/>Joan</text:p>
          </table:table-cell>
          <table:table-cell office:value-type="float" office:value="256705115965" calcext:value-type="float">
            <text:p>25670511596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7-12-15" calcext:value-type="date">
            <text:p>1997-1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izito Henery</text:p>
          </table:table-cell>
          <table:table-cell/>
          <table:table-cell office:value-type="float" office:value="256703050898" calcext:value-type="float">
            <text:p>256703050898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49</text:p>
          </table:table-cell>
        </table:table-row>
        <table:table-row table:style-name="ro1">
          <table:table-cell office:value-type="string" calcext:value-type="string">
            <text:p>Mr. Mbazira <text:s/>muhammad</text:p>
          </table:table-cell>
          <table:table-cell office:value-type="float" office:value="256705664727" calcext:value-type="float">
            <text:p>2567056647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6-14" calcext:value-type="date">
            <text:p>2022-06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nakulya Jonathan</text:p>
          </table:table-cell>
          <table:table-cell/>
          <table:table-cell office:value-type="float" office:value="256701843809" calcext:value-type="float">
            <text:p>256701843809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50</text:p>
          </table:table-cell>
        </table:table-row>
        <table:table-row table:style-name="ro1">
          <table:table-cell office:value-type="string" calcext:value-type="string">
            <text:p>Mr. Zubairi <text:s/>Lyada</text:p>
          </table:table-cell>
          <table:table-cell office:value-type="float" office:value="256704462310" calcext:value-type="float">
            <text:p>2567044623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6-14" calcext:value-type="date">
            <text:p>2022-06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 II</text:p>
          </table:table-cell>
          <table:table-cell office:value-type="string" calcext:value-type="string">
            <text:p>NTINDA TRADING CENTER</text:p>
          </table:table-cell>
          <table:table-cell table:number-columns-repeated="3"/>
          <table:table-cell office:value-type="string" calcext:value-type="string">
            <text:p>Nabyela Edilisa</text:p>
          </table:table-cell>
          <table:table-cell/>
          <table:table-cell office:value-type="float" office:value="256755050902" calcext:value-type="float">
            <text:p>256755050902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58</text:p>
          </table:table-cell>
        </table:table-row>
        <table:table-row table:style-name="ro1">
          <table:table-cell office:value-type="string" calcext:value-type="string">
            <text:p><text:s/>Zubairi <text:s/>Lyada</text:p>
          </table:table-cell>
          <table:table-cell office:value-type="float" office:value="256704462310" calcext:value-type="float">
            <text:p>2567044623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6-01" calcext:value-type="date">
            <text:p>1990-06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koto <text:s/>11</text:p>
          </table:table-cell>
          <table:table-cell office:value-type="string" calcext:value-type="string">
            <text:p>Ntinda</text:p>
          </table:table-cell>
          <table:table-cell table:number-columns-repeated="3"/>
          <table:table-cell office:value-type="string" calcext:value-type="string">
            <text:p>Nabyela Edilisa</text:p>
          </table:table-cell>
          <table:table-cell/>
          <table:table-cell office:value-type="float" office:value="256755050902" calcext:value-type="float">
            <text:p>256755050902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60</text:p>
          </table:table-cell>
        </table:table-row>
        <table:table-row table:style-name="ro1">
          <table:table-cell office:value-type="string" calcext:value-type="string">
            <text:p>Mr. Issa <text:s/>Idilo</text:p>
          </table:table-cell>
          <table:table-cell office:value-type="float" office:value="256759285070" calcext:value-type="float">
            <text:p>25675928507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3-06" calcext:value-type="date">
            <text:p>1990-03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irnya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Lugula Gerald</text:p>
          </table:table-cell>
          <table:table-cell/>
          <table:table-cell office:value-type="float" office:value="256705202752" calcext:value-type="float">
            <text:p>256705202752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92</text:p>
          </table:table-cell>
        </table:table-row>
        <table:table-row table:style-name="ro1">
          <table:table-cell office:value-type="string" calcext:value-type="string">
            <text:p>Mr. Kafeero <text:s/>oliva</text:p>
          </table:table-cell>
          <table:table-cell office:value-type="float" office:value="256702166849" calcext:value-type="float">
            <text:p>2567021668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9-09-23" calcext:value-type="date">
            <text:p>1979-09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fuka Namusisi</text:p>
          </table:table-cell>
          <table:table-cell/>
          <table:table-cell office:value-type="float" office:value="256755848885" calcext:value-type="float">
            <text:p>256755848885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698</text:p>
          </table:table-cell>
        </table:table-row>
        <table:table-row table:style-name="ro1">
          <table:table-cell office:value-type="string" calcext:value-type="string">
            <text:p><text:s/>Charles <text:s/>Ssempa</text:p>
          </table:table-cell>
          <table:table-cell office:value-type="float" office:value="256770794957" calcext:value-type="float">
            <text:p>25677079495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6-07-02" calcext:value-type="date">
            <text:p>1986-07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bukomemeko Irene</text:p>
          </table:table-cell>
          <table:table-cell/>
          <table:table-cell office:value-type="float" office:value="256753916392" calcext:value-type="float">
            <text:p>256753916392</text:p>
          </table:table-cell>
          <table:table-cell table:number-columns-repeated="3"/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00239I0395702</text:p>
          </table:table-cell>
        </table:table-row>
        <table:table-row table:style-name="ro1">
          <table:table-cell office:value-type="string" calcext:value-type="string">
            <text:p>Mrs. EUNICE RUTH KABIRA</text:p>
          </table:table-cell>
          <table:table-cell office:value-type="float" office:value="256756829404" calcext:value-type="float">
            <text:p>2567568294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15" calcext:value-type="date">
            <text:p>2022-06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Kyadondo</text:p>
          </table:table-cell>
          <table:table-cell table:number-columns-repeated="3"/>
          <table:table-cell office:value-type="string" calcext:value-type="string">
            <text:p>Tusiime Jenny</text:p>
          </table:table-cell>
          <table:table-cell/>
          <table:table-cell office:value-type="float" office:value="256773821944" calcext:value-type="float">
            <text:p>256773821944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17</text:p>
          </table:table-cell>
        </table:table-row>
        <table:table-row table:style-name="ro1">
          <table:table-cell office:value-type="string" calcext:value-type="string">
            <text:p><text:s/>Nakatudde <text:s/>Roset</text:p>
          </table:table-cell>
          <table:table-cell office:value-type="float" office:value="256781794993" calcext:value-type="float">
            <text:p>2567817949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9-10" calcext:value-type="date">
            <text:p>1980-09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wonge Bunjo</text:p>
          </table:table-cell>
          <table:table-cell/>
          <table:table-cell office:value-type="float" office:value="256754242437" calcext:value-type="float">
            <text:p>256754242437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18</text:p>
          </table:table-cell>
        </table:table-row>
        <table:table-row table:style-name="ro1">
          <table:table-cell office:value-type="string" calcext:value-type="string">
            <text:p>Mr. Alexander <text:s/>Kiiza</text:p>
          </table:table-cell>
          <table:table-cell office:value-type="float" office:value="256773991562" calcext:value-type="float">
            <text:p>2567739915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6-15" calcext:value-type="date">
            <text:p>2022-06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Soki Nuria</text:p>
          </table:table-cell>
          <table:table-cell/>
          <table:table-cell office:value-type="float" office:value="256773991562" calcext:value-type="float">
            <text:p>256773991562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20</text:p>
          </table:table-cell>
        </table:table-row>
        <table:table-row table:style-name="ro1">
          <table:table-cell office:value-type="string" calcext:value-type="string">
            <text:p>Mr. Alexander <text:s/>Kiiza</text:p>
          </table:table-cell>
          <table:table-cell office:value-type="float" office:value="256773991562" calcext:value-type="float">
            <text:p>2567739915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6-15" calcext:value-type="date">
            <text:p>2022-06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Soki Nuria</text:p>
          </table:table-cell>
          <table:table-cell/>
          <table:table-cell office:value-type="float" office:value="256773991562" calcext:value-type="float">
            <text:p>256773991562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22</text:p>
          </table:table-cell>
        </table:table-row>
        <table:table-row table:style-name="ro1">
          <table:table-cell office:value-type="string" calcext:value-type="string">
            <text:p>Mr. Alexander <text:s/>Kiiza</text:p>
          </table:table-cell>
          <table:table-cell office:value-type="float" office:value="256773991562" calcext:value-type="float">
            <text:p>2567739915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6-18" calcext:value-type="date">
            <text:p>1985-06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Soki Nuria</text:p>
          </table:table-cell>
          <table:table-cell/>
          <table:table-cell office:value-type="float" office:value="256773991562" calcext:value-type="float">
            <text:p>256773991562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23</text:p>
          </table:table-cell>
        </table:table-row>
        <table:table-row table:style-name="ro1">
          <table:table-cell office:value-type="string" calcext:value-type="string">
            <text:p>Mrs. Promise <text:s/>Rominate</text:p>
          </table:table-cell>
          <table:table-cell office:value-type="float" office:value="256706529549" calcext:value-type="float">
            <text:p>2567065295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9-19" calcext:value-type="date">
            <text:p>1982-09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Assume Robert</text:p>
          </table:table-cell>
          <table:table-cell/>
          <table:table-cell office:value-type="float" office:value="256758872297" calcext:value-type="float">
            <text:p>256758872297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25</text:p>
          </table:table-cell>
        </table:table-row>
        <table:table-row table:style-name="ro1">
          <table:table-cell office:value-type="string" calcext:value-type="string">
            <text:p>Mrs. Oliva <text:s/>Kyomuhendo</text:p>
          </table:table-cell>
          <table:table-cell office:value-type="float" office:value="256704159912" calcext:value-type="float">
            <text:p>25670415991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2-02" calcext:value-type="date">
            <text:p>1982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ntale Jennifer</text:p>
          </table:table-cell>
          <table:table-cell/>
          <table:table-cell office:value-type="float" office:value="256759884635" calcext:value-type="float">
            <text:p>256759884635</text:p>
          </table:table-cell>
          <table:table-cell table:number-columns-repeated="3"/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00239I0395726</text:p>
          </table:table-cell>
        </table:table-row>
        <table:table-row table:style-name="ro1">
          <table:table-cell office:value-type="string" calcext:value-type="string">
            <text:p>Mr. kakumba Abdu Samulu</text:p>
          </table:table-cell>
          <table:table-cell office:value-type="float" office:value="256742640426" calcext:value-type="float">
            <text:p>25674264042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2-06-01" calcext:value-type="date">
            <text:p>1962-06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Bukoto</text:p>
          </table:table-cell>
          <table:table-cell table:number-columns-repeated="3"/>
          <table:table-cell office:value-type="string" calcext:value-type="string">
            <text:p>Nantale Kasifa</text:p>
          </table:table-cell>
          <table:table-cell/>
          <table:table-cell office:value-type="float" office:value="256750981197" calcext:value-type="float">
            <text:p>256750981197</text:p>
          </table:table-cell>
          <table:table-cell table:number-columns-repeated="3"/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00239I0395856</text:p>
          </table:table-cell>
        </table:table-row>
        <table:table-row table:style-name="ro1">
          <table:table-cell office:value-type="string" calcext:value-type="string">
            <text:p><text:s/>Kibukayire <text:s/>Edith</text:p>
          </table:table-cell>
          <table:table-cell office:value-type="float" office:value="256701370356" calcext:value-type="float">
            <text:p>25670137035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17" calcext:value-type="date">
            <text:p>2022-06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Edimond Mugisha</text:p>
          </table:table-cell>
          <table:table-cell/>
          <table:table-cell office:value-type="float" office:value="256701370356" calcext:value-type="float">
            <text:p>256701370356</text:p>
          </table:table-cell>
          <table:table-cell table:number-columns-repeated="3"/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00239I0395857</text:p>
          </table:table-cell>
        </table:table-row>
        <table:table-row table:style-name="ro1">
          <table:table-cell office:value-type="string" calcext:value-type="string">
            <text:p>Mrs. Kibukayire <text:s/>Edith</text:p>
          </table:table-cell>
          <table:table-cell office:value-type="float" office:value="256701370356" calcext:value-type="float">
            <text:p>25670137035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10-17" calcext:value-type="date">
            <text:p>1975-10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Edimond</text:p>
          </table:table-cell>
          <table:table-cell/>
          <table:table-cell office:value-type="float" office:value="256701370356" calcext:value-type="float">
            <text:p>256701370356</text:p>
          </table:table-cell>
          <table:table-cell table:number-columns-repeated="3"/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00239I0395859</text:p>
          </table:table-cell>
        </table:table-row>
        <table:table-row table:style-name="ro1">
          <table:table-cell office:value-type="string" calcext:value-type="string">
            <text:p>Mrs. oyella brenda obina</text:p>
          </table:table-cell>
          <table:table-cell office:value-type="float" office:value="256777194579" calcext:value-type="float">
            <text:p>2567771945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17" calcext:value-type="date">
            <text:p>2022-06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seeta ward</text:p>
          </table:table-cell>
          <table:table-cell office:value-type="string" calcext:value-type="string">
            <text:p>goma</text:p>
          </table:table-cell>
          <table:table-cell table:number-columns-repeated="3"/>
          <table:table-cell office:value-type="string" calcext:value-type="string">
            <text:p>john obina</text:p>
          </table:table-cell>
          <table:table-cell/>
          <table:table-cell office:value-type="float" office:value="256784217514" calcext:value-type="float">
            <text:p>256784217514</text:p>
          </table:table-cell>
          <table:table-cell table:number-columns-repeated="3"/>
          <table:table-cell office:value-type="date" office:date-value="2022-06-17" calcext:value-type="date">
            <text:p>2022-06-17</text:p>
          </table:table-cell>
          <table:table-cell office:value-type="string" calcext:value-type="string">
            <text:p>00239I0395860</text:p>
          </table:table-cell>
        </table:table-row>
        <table:table-row table:style-name="ro1">
          <table:table-cell office:value-type="string" calcext:value-type="string">
            <text:p>Mr. JEAN PAUL MOHAMED MAMPASIOUTTRA</text:p>
          </table:table-cell>
          <table:table-cell office:value-type="float" office:value="256777228585" calcext:value-type="float">
            <text:p>2567772285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09-10" calcext:value-type="date">
            <text:p>1978-09-1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GURU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JOSEPH LUKULA</text:p>
          </table:table-cell>
          <table:table-cell/>
          <table:table-cell office:value-type="float" office:value="256702093253" calcext:value-type="float">
            <text:p>256702093253</text:p>
          </table:table-cell>
          <table:table-cell table:number-columns-repeated="3"/>
          <table:table-cell office:value-type="date" office:date-value="2022-06-20" calcext:value-type="date">
            <text:p>2022-06-20</text:p>
          </table:table-cell>
          <table:table-cell office:value-type="string" calcext:value-type="string">
            <text:p>00239I0396365</text:p>
          </table:table-cell>
        </table:table-row>
        <table:table-row table:style-name="ro1">
          <table:table-cell office:value-type="string" calcext:value-type="string">
            <text:p>Mrs. Birungi <text:s/>Florence Kate</text:p>
          </table:table-cell>
          <table:table-cell office:value-type="float" office:value="256783555638" calcext:value-type="float">
            <text:p>2567835556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4-05-23" calcext:value-type="date">
            <text:p>1964-05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ugenyi Reuben</text:p>
          </table:table-cell>
          <table:table-cell/>
          <table:table-cell office:value-type="float" office:value="256700633903" calcext:value-type="float">
            <text:p>256700633903</text:p>
          </table:table-cell>
          <table:table-cell table:number-columns-repeated="3"/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00239I0396402</text:p>
          </table:table-cell>
        </table:table-row>
        <table:table-row table:style-name="ro1">
          <table:table-cell office:value-type="string" calcext:value-type="string">
            <text:p>Mrs. Twinomugisha <text:s/>Barbara</text:p>
          </table:table-cell>
          <table:table-cell office:value-type="float" office:value="256701072791" calcext:value-type="float">
            <text:p>25670107279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5-10-26" calcext:value-type="date">
            <text:p>1975-10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begambire David</text:p>
          </table:table-cell>
          <table:table-cell/>
          <table:table-cell office:value-type="float" office:value="256772840595" calcext:value-type="float">
            <text:p>256772840595</text:p>
          </table:table-cell>
          <table:table-cell table:number-columns-repeated="3"/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00239I0396479</text:p>
          </table:table-cell>
        </table:table-row>
        <table:table-row table:style-name="ro1">
          <table:table-cell office:value-type="string" calcext:value-type="string">
            <text:p>Mrs. Namuwonge <text:s/>Agnes</text:p>
          </table:table-cell>
          <table:table-cell office:value-type="float" office:value="256787290264" calcext:value-type="float">
            <text:p>2567872902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6-22" calcext:value-type="date">
            <text:p>2022-06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table:number-columns-repeated="4"/>
          <table:table-cell office:value-type="string" calcext:value-type="string">
            <text:p>katahoire phillip</text:p>
          </table:table-cell>
          <table:table-cell/>
          <table:table-cell office:value-type="float" office:value="256782561867" calcext:value-type="float">
            <text:p>256782561867</text:p>
          </table:table-cell>
          <table:table-cell table:number-columns-repeated="3"/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00239I0396480</text:p>
          </table:table-cell>
        </table:table-row>
        <table:table-row table:style-name="ro1">
          <table:table-cell office:value-type="string" calcext:value-type="string">
            <text:p>Mr. Herny <text:s/>Kizito</text:p>
          </table:table-cell>
          <table:table-cell office:value-type="float" office:value="256761224508" calcext:value-type="float">
            <text:p>25676122450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9-06-16" calcext:value-type="date">
            <text:p>1989-06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longo mikaga</text:p>
          </table:table-cell>
          <table:table-cell/>
          <table:table-cell office:value-type="float" office:value="256700330083" calcext:value-type="float">
            <text:p>256700330083</text:p>
          </table:table-cell>
          <table:table-cell table:number-columns-repeated="3"/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00239I0396484</text:p>
          </table:table-cell>
        </table:table-row>
        <table:table-row table:style-name="ro1">
          <table:table-cell office:value-type="string" calcext:value-type="string">
            <text:p>Mr. Fred <text:s/>Aleni</text:p>
          </table:table-cell>
          <table:table-cell office:value-type="float" office:value="256787150840" calcext:value-type="float">
            <text:p>2567871508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7-14" calcext:value-type="date">
            <text:p>1990-07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Driciu Lilian</text:p>
          </table:table-cell>
          <table:table-cell/>
          <table:table-cell office:value-type="float" office:value="256775705905" calcext:value-type="float">
            <text:p>256775705905</text:p>
          </table:table-cell>
          <table:table-cell table:number-columns-repeated="3"/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00239I0396555</text:p>
          </table:table-cell>
        </table:table-row>
        <table:table-row table:style-name="ro1">
          <table:table-cell office:value-type="string" calcext:value-type="string">
            <text:p>Mr. Calvin pius <text:s/>Ojakol</text:p>
          </table:table-cell>
          <table:table-cell office:value-type="float" office:value="256705991058" calcext:value-type="float">
            <text:p>2567059910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06-07" calcext:value-type="date">
            <text:p>1990-06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Ojakol Daniel</text:p>
          </table:table-cell>
          <table:table-cell/>
          <table:table-cell office:value-type="float" office:value="256774451058" calcext:value-type="float">
            <text:p>256774451058</text:p>
          </table:table-cell>
          <table:table-cell table:number-columns-repeated="3"/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00239I0396556</text:p>
          </table:table-cell>
        </table:table-row>
        <table:table-row table:style-name="ro1">
          <table:table-cell office:value-type="string" calcext:value-type="string">
            <text:p><text:s/>Arigye <text:s/>Sarah</text:p>
          </table:table-cell>
          <table:table-cell office:value-type="float" office:value="256758939600" calcext:value-type="float">
            <text:p>2567589396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8-05-05" calcext:value-type="date">
            <text:p>1988-05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tale Jenipher</text:p>
          </table:table-cell>
          <table:table-cell/>
          <table:table-cell office:value-type="float" office:value="256759884635" calcext:value-type="float">
            <text:p>256759884635</text:p>
          </table:table-cell>
          <table:table-cell table:number-columns-repeated="3"/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00239I0396605</text:p>
          </table:table-cell>
        </table:table-row>
        <table:table-row table:style-name="ro1">
          <table:table-cell office:value-type="string" calcext:value-type="string">
            <text:p>Mrs. Julian <text:s/>Nyirahirwa</text:p>
          </table:table-cell>
          <table:table-cell office:value-type="float" office:value="256777028467" calcext:value-type="float">
            <text:p>2567770284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1-10-27" calcext:value-type="date">
            <text:p>1991-10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jjera</text:p>
          </table:table-cell>
          <table:table-cell office:value-type="string" calcext:value-type="string">
            <text:p>NajjerA</text:p>
          </table:table-cell>
          <table:table-cell table:number-columns-repeated="3"/>
          <table:table-cell office:value-type="string" calcext:value-type="string">
            <text:p>Nabowa Rovicer Faith</text:p>
          </table:table-cell>
          <table:table-cell/>
          <table:table-cell office:value-type="float" office:value="256777075791" calcext:value-type="float">
            <text:p>256777075791</text:p>
          </table:table-cell>
          <table:table-cell table:number-columns-repeated="3"/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00239I0396673</text:p>
          </table:table-cell>
        </table:table-row>
        <table:table-row table:style-name="ro1">
          <table:table-cell office:value-type="string" calcext:value-type="string">
            <text:p>Mr. Ronald <text:s/>Sserumaga</text:p>
          </table:table-cell>
          <table:table-cell office:value-type="float" office:value="256705075516" calcext:value-type="float">
            <text:p>2567050755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4-08-04" calcext:value-type="date">
            <text:p>1994-08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waala</text:p>
          </table:table-cell>
          <table:table-cell office:value-type="string" calcext:value-type="string">
            <text:p>Rubaga</text:p>
          </table:table-cell>
          <table:table-cell table:number-columns-repeated="3"/>
          <table:table-cell office:value-type="string" calcext:value-type="string">
            <text:p>Nantongo sarah</text:p>
          </table:table-cell>
          <table:table-cell/>
          <table:table-cell office:value-type="float" office:value="256754461281" calcext:value-type="float">
            <text:p>256754461281</text:p>
          </table:table-cell>
          <table:table-cell table:number-columns-repeated="3"/>
          <table:table-cell office:value-type="date" office:date-value="2022-06-27" calcext:value-type="date">
            <text:p>2022-06-27</text:p>
          </table:table-cell>
          <table:table-cell office:value-type="string" calcext:value-type="string">
            <text:p>00239I0396687</text:p>
          </table:table-cell>
        </table:table-row>
        <table:table-row table:style-name="ro1">
          <table:table-cell office:value-type="string" calcext:value-type="string">
            <text:p>Mr. JOHN BOSCO TUMWEBAZE</text:p>
          </table:table-cell>
          <table:table-cell office:value-type="float" office:value="256772625029" calcext:value-type="float">
            <text:p>2567726250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7-02-15" calcext:value-type="date">
            <text:p>1977-0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FUNA <text:s/>HARRIET</text:p>
          </table:table-cell>
          <table:table-cell/>
          <table:table-cell office:value-type="float" office:value="256700725502" calcext:value-type="float">
            <text:p>256700725502</text:p>
          </table:table-cell>
          <table:table-cell table:number-columns-repeated="3"/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00239I0397032</text:p>
          </table:table-cell>
        </table:table-row>
        <table:table-row table:style-name="ro1">
          <table:table-cell office:value-type="string" calcext:value-type="string">
            <text:p>Mr. Kizito Luwagga <text:s/>Moses</text:p>
          </table:table-cell>
          <table:table-cell office:value-type="float" office:value="256752447733" calcext:value-type="float">
            <text:p>25675244773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7-07" calcext:value-type="date">
            <text:p>2022-07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kwaya Neoline</text:p>
          </table:table-cell>
          <table:table-cell/>
          <table:table-cell office:value-type="float" office:value="256703218478" calcext:value-type="float">
            <text:p>256703218478</text:p>
          </table:table-cell>
          <table:table-cell table:number-columns-repeated="3"/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00239I0397038</text:p>
          </table:table-cell>
        </table:table-row>
        <table:table-row table:style-name="ro1">
          <table:table-cell office:value-type="string" calcext:value-type="string">
            <text:p>Mrs. Birungi Justine <text:s/>Sewaya</text:p>
          </table:table-cell>
          <table:table-cell office:value-type="float" office:value="256784339325" calcext:value-type="float">
            <text:p>25678433932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7-07" calcext:value-type="date">
            <text:p>2022-07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Twesigye Chistopher</text:p>
          </table:table-cell>
          <table:table-cell/>
          <table:table-cell office:value-type="float" office:value="256774254750" calcext:value-type="float">
            <text:p>256774254750</text:p>
          </table:table-cell>
          <table:table-cell table:number-columns-repeated="3"/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00239I0397040</text:p>
          </table:table-cell>
        </table:table-row>
        <table:table-row table:style-name="ro1">
          <table:table-cell office:value-type="string" calcext:value-type="string">
            <text:p>Mrs. Kemilembe <text:s/>Winnie</text:p>
          </table:table-cell>
          <table:table-cell office:value-type="float" office:value="256757934663" calcext:value-type="float">
            <text:p>25675793466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7-07" calcext:value-type="date">
            <text:p>2022-07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mwesigye <text:s/>Meikiedes</text:p>
          </table:table-cell>
          <table:table-cell/>
          <table:table-cell office:value-type="float" office:value="256756936612" calcext:value-type="float">
            <text:p>256756936612</text:p>
          </table:table-cell>
          <table:table-cell table:number-columns-repeated="3"/>
          <table:table-cell office:value-type="date" office:date-value="2022-07-07" calcext:value-type="date">
            <text:p>2022-07-07</text:p>
          </table:table-cell>
          <table:table-cell office:value-type="string" calcext:value-type="string">
            <text:p>00239I0397087</text:p>
          </table:table-cell>
        </table:table-row>
        <table:table-row table:style-name="ro1">
          <table:table-cell office:value-type="string" calcext:value-type="string">
            <text:p>Mrs. Grace Ikoru sonia</text:p>
          </table:table-cell>
          <table:table-cell office:value-type="float" office:value="256705110922" calcext:value-type="float">
            <text:p>25670511092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7-11" calcext:value-type="date">
            <text:p>2022-07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linda edriisa</text:p>
          </table:table-cell>
          <table:table-cell/>
          <table:table-cell office:value-type="float" office:value="256701634516" calcext:value-type="float">
            <text:p>256701634516</text:p>
          </table:table-cell>
          <table:table-cell table:number-columns-repeated="3"/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00239I0397122</text:p>
          </table:table-cell>
        </table:table-row>
        <table:table-row table:style-name="ro1">
          <table:table-cell office:value-type="string" calcext:value-type="string">
            <text:p>Mr. Joseph <text:s/>Ssenduli</text:p>
          </table:table-cell>
          <table:table-cell office:value-type="float" office:value="256785941077" calcext:value-type="float">
            <text:p>25678594107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7-12" calcext:value-type="date">
            <text:p>2022-07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Okwalinga Isaac</text:p>
          </table:table-cell>
          <table:table-cell/>
          <table:table-cell office:value-type="float" office:value="256755945073" calcext:value-type="float">
            <text:p>256755945073</text:p>
          </table:table-cell>
          <table:table-cell table:number-columns-repeated="3"/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00239I0397166</text:p>
          </table:table-cell>
        </table:table-row>
        <table:table-row table:style-name="ro1">
          <table:table-cell office:value-type="string" calcext:value-type="string">
            <text:p><text:s/>Nyanvura <text:s/>Maureen</text:p>
          </table:table-cell>
          <table:table-cell office:value-type="float" office:value="256701402571" calcext:value-type="float">
            <text:p>2567014025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6-02" calcext:value-type="date">
            <text:p>1982-06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Hadijja Kanyangu</text:p>
          </table:table-cell>
          <table:table-cell/>
          <table:table-cell office:value-type="float" office:value="256709392500" calcext:value-type="float">
            <text:p>256709392500</text:p>
          </table:table-cell>
          <table:table-cell table:number-columns-repeated="3"/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00239I0397207</text:p>
          </table:table-cell>
        </table:table-row>
        <table:table-row table:style-name="ro1">
          <table:table-cell office:value-type="string" calcext:value-type="string">
            <text:p><text:s/>Muliika <text:s/>Bruno</text:p>
          </table:table-cell>
          <table:table-cell office:value-type="float" office:value="256787501823" calcext:value-type="float">
            <text:p>2567875018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68-11-23" calcext:value-type="date">
            <text:p>1968-1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yonyintono Richard</text:p>
          </table:table-cell>
          <table:table-cell/>
          <table:table-cell office:value-type="float" office:value="256756584072" calcext:value-type="float">
            <text:p>256756584072</text:p>
          </table:table-cell>
          <table:table-cell table:number-columns-repeated="3"/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00239I0397275</text:p>
          </table:table-cell>
        </table:table-row>
        <table:table-row table:style-name="ro1">
          <table:table-cell office:value-type="string" calcext:value-type="string">
            <text:p>Mrs. christine <text:s/>Namuwonge</text:p>
          </table:table-cell>
          <table:table-cell office:value-type="float" office:value="256703593018" calcext:value-type="float">
            <text:p>2567035930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7-11-12" calcext:value-type="date">
            <text:p>1987-11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Rubanga</text:p>
          </table:table-cell>
          <table:table-cell table:number-columns-repeated="3"/>
          <table:table-cell office:value-type="string" calcext:value-type="string">
            <text:p>Ssegirinya John</text:p>
          </table:table-cell>
          <table:table-cell/>
          <table:table-cell office:value-type="float" office:value="256756662020" calcext:value-type="float">
            <text:p>256756662020</text:p>
          </table:table-cell>
          <table:table-cell table:number-columns-repeated="3"/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00239I0397276</text:p>
          </table:table-cell>
        </table:table-row>
        <table:table-row table:style-name="ro1">
          <table:table-cell office:value-type="string" calcext:value-type="string">
            <text:p>Mr. Erick <text:s/>Gaalya</text:p>
          </table:table-cell>
          <table:table-cell office:value-type="float" office:value="256705225545" calcext:value-type="float">
            <text:p>2567052255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7-18" calcext:value-type="date">
            <text:p>2022-07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</text:p>
          </table:table-cell>
          <table:table-cell office:value-type="string" calcext:value-type="string">
            <text:p>kireka</text:p>
          </table:table-cell>
          <table:table-cell table:number-columns-repeated="3"/>
          <table:table-cell office:value-type="string" calcext:value-type="string">
            <text:p>Agatha Pyambogo</text:p>
          </table:table-cell>
          <table:table-cell/>
          <table:table-cell office:value-type="float" office:value="256706398769" calcext:value-type="float">
            <text:p>256706398769</text:p>
          </table:table-cell>
          <table:table-cell table:number-columns-repeated="3"/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00239I0399111</text:p>
          </table:table-cell>
        </table:table-row>
        <table:table-row table:style-name="ro1">
          <table:table-cell office:value-type="string" calcext:value-type="string">
            <text:p><text:s/>Zula <text:s/>Nandudu</text:p>
          </table:table-cell>
          <table:table-cell office:value-type="float" office:value="256702449329" calcext:value-type="float">
            <text:p>25670244932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05-25" calcext:value-type="date">
            <text:p>1989-05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seeta ward</text:p>
          </table:table-cell>
          <table:table-cell office:value-type="string" calcext:value-type="string">
            <text:p>goma division</text:p>
          </table:table-cell>
          <table:table-cell table:number-columns-repeated="3"/>
          <table:table-cell office:value-type="string" calcext:value-type="string">
            <text:p>Nalule Magret</text:p>
          </table:table-cell>
          <table:table-cell/>
          <table:table-cell office:value-type="float" office:value="256759640594" calcext:value-type="float">
            <text:p>256759640594</text:p>
          </table:table-cell>
          <table:table-cell table:number-columns-repeated="3"/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00239I0399188</text:p>
          </table:table-cell>
        </table:table-row>
        <table:table-row table:style-name="ro1">
          <table:table-cell office:value-type="string" calcext:value-type="string">
            <text:p>Mr. Julius <text:s/>Behangana</text:p>
          </table:table-cell>
          <table:table-cell office:value-type="float" office:value="256759559612" calcext:value-type="float">
            <text:p>25675955961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1-01-15" calcext:value-type="date">
            <text:p>1971-01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dudu zula</text:p>
          </table:table-cell>
          <table:table-cell/>
          <table:table-cell office:value-type="float" office:value="256702449329" calcext:value-type="float">
            <text:p>256702449329</text:p>
          </table:table-cell>
          <table:table-cell table:number-columns-repeated="3"/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00239I0399241</text:p>
          </table:table-cell>
        </table:table-row>
        <table:table-row table:style-name="ro1">
          <table:table-cell office:value-type="string" calcext:value-type="string">
            <text:p><text:s/>Bisirikkwa <text:s/>Stella</text:p>
          </table:table-cell>
          <table:table-cell office:value-type="float" office:value="256788928112" calcext:value-type="float">
            <text:p>25678892811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2-02-02" calcext:value-type="date">
            <text:p>1992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abirye Sarah</text:p>
          </table:table-cell>
          <table:table-cell/>
          <table:table-cell office:value-type="float" office:value="256704467326" calcext:value-type="float">
            <text:p>256704467326</text:p>
          </table:table-cell>
          <table:table-cell table:number-columns-repeated="3"/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00239I0399245</text:p>
          </table:table-cell>
        </table:table-row>
        <table:table-row table:style-name="ro1">
          <table:table-cell office:value-type="string" calcext:value-type="string">
            <text:p><text:s/>Nambuya <text:s/>Susan</text:p>
          </table:table-cell>
          <table:table-cell office:value-type="float" office:value="256753159675" calcext:value-type="float">
            <text:p>2567531596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6-11" calcext:value-type="date">
            <text:p>1984-06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unyinyi</text:p>
          </table:table-cell>
          <table:table-cell/>
          <table:table-cell office:value-type="float" office:value="256772860284" calcext:value-type="float">
            <text:p>256772860284</text:p>
          </table:table-cell>
          <table:table-cell table:number-columns-repeated="3"/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00239I0399339</text:p>
          </table:table-cell>
        </table:table-row>
        <table:table-row table:style-name="ro1">
          <table:table-cell office:value-type="string" calcext:value-type="string">
            <text:p>Mrs. Atuhaire <text:s/>Catherine</text:p>
          </table:table-cell>
          <table:table-cell office:value-type="float" office:value="256708567037" calcext:value-type="float">
            <text:p>2567085670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11-01" calcext:value-type="date">
            <text:p>1985-1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Twesigye christopher</text:p>
          </table:table-cell>
          <table:table-cell/>
          <table:table-cell office:value-type="float" office:value="256704928150" calcext:value-type="float">
            <text:p>256704928150</text:p>
          </table:table-cell>
          <table:table-cell table:number-columns-repeated="3"/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00239I0399362</text:p>
          </table:table-cell>
        </table:table-row>
        <table:table-row table:style-name="ro1">
          <table:table-cell office:value-type="string" calcext:value-type="string">
            <text:p>Mrs. Deborah Mirembe Ganyana</text:p>
          </table:table-cell>
          <table:table-cell office:value-type="float" office:value="256702713362" calcext:value-type="float">
            <text:p>2567027133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7-26" calcext:value-type="date">
            <text:p>2022-07-2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ubiru Joseph</text:p>
          </table:table-cell>
          <table:table-cell/>
          <table:table-cell office:value-type="float" office:value="256751900373" calcext:value-type="float">
            <text:p>256751900373</text:p>
          </table:table-cell>
          <table:table-cell table:number-columns-repeated="3"/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00239I0399578</text:p>
          </table:table-cell>
        </table:table-row>
        <table:table-row table:style-name="ro1">
          <table:table-cell office:value-type="string" calcext:value-type="string">
            <text:p>Mrs. sabiano <text:s/>christine</text:p>
          </table:table-cell>
          <table:table-cell office:value-type="float" office:value="256787081403" calcext:value-type="float">
            <text:p>2567870814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07-28" calcext:value-type="date">
            <text:p>2022-07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zziwa Annet</text:p>
          </table:table-cell>
          <table:table-cell/>
          <table:table-cell office:value-type="float" office:value="256788895013" calcext:value-type="float">
            <text:p>256788895013</text:p>
          </table:table-cell>
          <table:table-cell table:number-columns-repeated="3"/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00239I0399647</text:p>
          </table:table-cell>
        </table:table-row>
        <table:table-row table:style-name="ro1">
          <table:table-cell office:value-type="string" calcext:value-type="string">
            <text:p>Mr. Emmanuel <text:s/>kawalya</text:p>
          </table:table-cell>
          <table:table-cell office:value-type="float" office:value="256752527514" calcext:value-type="float">
            <text:p>2567525275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7-28" calcext:value-type="date">
            <text:p>2022-07-2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imbowa jamiru</text:p>
          </table:table-cell>
          <table:table-cell/>
          <table:table-cell office:value-type="float" office:value="256708991412" calcext:value-type="float">
            <text:p>256708991412</text:p>
          </table:table-cell>
          <table:table-cell table:number-columns-repeated="3"/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00239I0399648</text:p>
          </table:table-cell>
        </table:table-row>
        <table:table-row table:style-name="ro1">
          <table:table-cell office:value-type="string" calcext:value-type="string">
            <text:p><text:s/>Natukunda <text:s/>Charity</text:p>
          </table:table-cell>
          <table:table-cell office:value-type="float" office:value="256784855633" calcext:value-type="float">
            <text:p>2567848556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2-01-09" calcext:value-type="date">
            <text:p>1982-01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idd musana</text:p>
          </table:table-cell>
          <table:table-cell/>
          <table:table-cell office:value-type="float" office:value="256757554487" calcext:value-type="float">
            <text:p>256757554487</text:p>
          </table:table-cell>
          <table:table-cell table:number-columns-repeated="3"/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00239I0399649</text:p>
          </table:table-cell>
        </table:table-row>
        <table:table-row table:style-name="ro1">
          <table:table-cell office:value-type="string" calcext:value-type="string">
            <text:p>Mrs. Nalunga Hanifah Florence</text:p>
          </table:table-cell>
          <table:table-cell office:value-type="float" office:value="256776671266" calcext:value-type="float">
            <text:p>25677667126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07-04" calcext:value-type="date">
            <text:p>1983-07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sirye Lawrence Byekwaso</text:p>
          </table:table-cell>
          <table:table-cell/>
          <table:table-cell office:value-type="float" office:value="256772575732" calcext:value-type="float">
            <text:p>256772575732</text:p>
          </table:table-cell>
          <table:table-cell table:number-columns-repeated="3"/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00239I0399687</text:p>
          </table:table-cell>
        </table:table-row>
        <table:table-row table:style-name="ro1">
          <table:table-cell office:value-type="string" calcext:value-type="string">
            <text:p>Mr. Evaristo <text:s/>Muhangi</text:p>
          </table:table-cell>
          <table:table-cell office:value-type="float" office:value="256783469886" calcext:value-type="float">
            <text:p>25678346988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8-02-20" calcext:value-type="date">
            <text:p>1978-02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Makindye</text:p>
          </table:table-cell>
          <table:table-cell office:value-type="string" calcext:value-type="string">
            <text:p>CENTRAL</text:p>
          </table:table-cell>
          <table:table-cell table:number-columns-repeated="3"/>
          <table:table-cell office:value-type="string" calcext:value-type="string">
            <text:p>Atwiine Christopher</text:p>
          </table:table-cell>
          <table:table-cell/>
          <table:table-cell office:value-type="float" office:value="256700803744" calcext:value-type="float">
            <text:p>256700803744</text:p>
          </table:table-cell>
          <table:table-cell table:number-columns-repeated="3"/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00239I0399707</text:p>
          </table:table-cell>
        </table:table-row>
        <table:table-row table:style-name="ro1">
          <table:table-cell office:value-type="string" calcext:value-type="string">
            <text:p>Mrs. Namayanja <text:s/>Betty</text:p>
          </table:table-cell>
          <table:table-cell office:value-type="float" office:value="256755064085" calcext:value-type="float">
            <text:p>2567550640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7-14" calcext:value-type="date">
            <text:p>1981-07-1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iviri Haruna</text:p>
          </table:table-cell>
          <table:table-cell/>
          <table:table-cell office:value-type="float" office:value="256701523165" calcext:value-type="float">
            <text:p>256701523165</text:p>
          </table:table-cell>
          <table:table-cell table:number-columns-repeated="3"/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00239I0399886</text:p>
          </table:table-cell>
        </table:table-row>
        <table:table-row table:style-name="ro1">
          <table:table-cell office:value-type="string" calcext:value-type="string">
            <text:p>Mrs. Nabukenya Maria Maldrine</text:p>
          </table:table-cell>
          <table:table-cell office:value-type="float" office:value="256706349137" calcext:value-type="float">
            <text:p>2567063491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07-27" calcext:value-type="date">
            <text:p>1973-07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yarugaba Jonathan</text:p>
          </table:table-cell>
          <table:table-cell/>
          <table:table-cell office:value-type="float" office:value="256706581409" calcext:value-type="float">
            <text:p>256706581409</text:p>
          </table:table-cell>
          <table:table-cell table:number-columns-repeated="3"/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00239I0399981</text:p>
          </table:table-cell>
        </table:table-row>
        <table:table-row table:style-name="ro1">
          <table:table-cell office:value-type="string" calcext:value-type="string">
            <text:p>Mr. Kasibante <text:s/>Patrick</text:p>
          </table:table-cell>
          <table:table-cell office:value-type="float" office:value="256705973234" calcext:value-type="float">
            <text:p>2567059732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7-07-27" calcext:value-type="date">
            <text:p>1977-07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ddu Francis</text:p>
          </table:table-cell>
          <table:table-cell/>
          <table:table-cell office:value-type="float" office:value="256702112209" calcext:value-type="float">
            <text:p>256702112209</text:p>
          </table:table-cell>
          <table:table-cell table:number-columns-repeated="3"/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00239I0400012</text:p>
          </table:table-cell>
        </table:table-row>
        <table:table-row table:style-name="ro1">
          <table:table-cell office:value-type="string" calcext:value-type="string">
            <text:p>Mrs. Nalukwago <text:s/>Joyce</text:p>
          </table:table-cell>
          <table:table-cell office:value-type="float" office:value="256753734735" calcext:value-type="float">
            <text:p>2567537347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1-11-27" calcext:value-type="date">
            <text:p>1971-11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Birungi Justine</text:p>
          </table:table-cell>
          <table:table-cell/>
          <table:table-cell office:value-type="float" office:value="256784339325" calcext:value-type="float">
            <text:p>256784339325</text:p>
          </table:table-cell>
          <table:table-cell table:number-columns-repeated="3"/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00239I0400135</text:p>
          </table:table-cell>
        </table:table-row>
        <table:table-row table:style-name="ro1">
          <table:table-cell office:value-type="string" calcext:value-type="string">
            <text:p>Mrs. sylvia <text:s/>Namakula</text:p>
          </table:table-cell>
          <table:table-cell office:value-type="float" office:value="256705438690" calcext:value-type="float">
            <text:p>25670543869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9-12-12" calcext:value-type="date">
            <text:p>1969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Nantale jenifer</text:p>
          </table:table-cell>
          <table:table-cell/>
          <table:table-cell office:value-type="float" office:value="256759884635" calcext:value-type="float">
            <text:p>256759884635</text:p>
          </table:table-cell>
          <table:table-cell table:number-columns-repeated="3"/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00239I0400172</text:p>
          </table:table-cell>
        </table:table-row>
        <table:table-row table:style-name="ro1">
          <table:table-cell office:value-type="string" calcext:value-type="string">
            <text:p><text:s/>Muhaye <text:s/>Betty</text:p>
          </table:table-cell>
          <table:table-cell office:value-type="float" office:value="256755333493" calcext:value-type="float">
            <text:p>2567553334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1-11" calcext:value-type="date">
            <text:p>1972-0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aroma Majeri</text:p>
          </table:table-cell>
          <table:table-cell/>
          <table:table-cell office:value-type="float" office:value="256757067776" calcext:value-type="float">
            <text:p>256757067776</text:p>
          </table:table-cell>
          <table:table-cell table:number-columns-repeated="3"/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00239I0400173</text:p>
          </table:table-cell>
        </table:table-row>
        <table:table-row table:style-name="ro1">
          <table:table-cell office:value-type="string" calcext:value-type="string">
            <text:p>Mr. Mugisha <text:s/>Bernard</text:p>
          </table:table-cell>
          <table:table-cell office:value-type="float" office:value="256703734839" calcext:value-type="float">
            <text:p>2567037348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8-12" calcext:value-type="date">
            <text:p>2022-08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kwaya neoline</text:p>
          </table:table-cell>
          <table:table-cell/>
          <table:table-cell office:value-type="float" office:value="256703218478" calcext:value-type="float">
            <text:p>256703218478</text:p>
          </table:table-cell>
          <table:table-cell table:number-columns-repeated="3"/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00239I0400300</text:p>
          </table:table-cell>
        </table:table-row>
        <table:table-row table:style-name="ro1">
          <table:table-cell office:value-type="string" calcext:value-type="string">
            <text:p>Mrs. Nakazibwe <text:s/>Annet</text:p>
          </table:table-cell>
          <table:table-cell office:value-type="float" office:value="256758841942" calcext:value-type="float">
            <text:p>25675884194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12-12" calcext:value-type="date">
            <text:p>1984-12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biryo Lydia</text:p>
          </table:table-cell>
          <table:table-cell/>
          <table:table-cell office:value-type="float" office:value="256706161675" calcext:value-type="float">
            <text:p>256706161675</text:p>
          </table:table-cell>
          <table:table-cell table:number-columns-repeated="3"/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00239I0400301</text:p>
          </table:table-cell>
        </table:table-row>
        <table:table-row table:style-name="ro1">
          <table:table-cell office:value-type="string" calcext:value-type="string">
            <text:p>Mr. Mabirizi <text:s/>Abbas</text:p>
          </table:table-cell>
          <table:table-cell office:value-type="float" office:value="256740931184" calcext:value-type="float">
            <text:p>25674093118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8-12" calcext:value-type="date">
            <text:p>2022-08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ayanja Milly</text:p>
          </table:table-cell>
          <table:table-cell/>
          <table:table-cell office:value-type="float" office:value="256708045748" calcext:value-type="float">
            <text:p>256708045748</text:p>
          </table:table-cell>
          <table:table-cell table:number-columns-repeated="3"/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00239I0400302</text:p>
          </table:table-cell>
        </table:table-row>
        <table:table-row table:style-name="ro1">
          <table:table-cell office:value-type="string" calcext:value-type="string">
            <text:p>Mrs. proscovia ssekirembe Nabyeyo</text:p>
          </table:table-cell>
          <table:table-cell office:value-type="float" office:value="256758171662" calcext:value-type="float">
            <text:p>2567581716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1-12" calcext:value-type="date">
            <text:p>1983-11-1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yunga</text:p>
          </table:table-cell>
          <table:table-cell table:number-columns-repeated="3"/>
          <table:table-cell office:value-type="string" calcext:value-type="string">
            <text:p>Nanyonjo oliver</text:p>
          </table:table-cell>
          <table:table-cell/>
          <table:table-cell office:value-type="float" office:value="256709454723" calcext:value-type="float">
            <text:p>256709454723</text:p>
          </table:table-cell>
          <table:table-cell table:number-columns-repeated="3"/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00239I0400415</text:p>
          </table:table-cell>
        </table:table-row>
        <table:table-row table:style-name="ro1">
          <table:table-cell office:value-type="string" calcext:value-type="string">
            <text:p>Mrs. Ester <text:s/>Nalumansi</text:p>
          </table:table-cell>
          <table:table-cell office:value-type="float" office:value="256700927558" calcext:value-type="float">
            <text:p>2567009275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8-04-09" calcext:value-type="date">
            <text:p>1978-04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ayunga</text:p>
          </table:table-cell>
          <table:table-cell table:number-columns-repeated="3"/>
          <table:table-cell office:value-type="string" calcext:value-type="string">
            <text:p>Nabyeyo</text:p>
          </table:table-cell>
          <table:table-cell/>
          <table:table-cell office:value-type="float" office:value="256758171662" calcext:value-type="float">
            <text:p>256758171662</text:p>
          </table:table-cell>
          <table:table-cell table:number-columns-repeated="3"/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00239I0400416</text:p>
          </table:table-cell>
        </table:table-row>
        <table:table-row table:style-name="ro1">
          <table:table-cell office:value-type="string" calcext:value-type="string">
            <text:p><text:s/>Mpagi <text:s/>Muhammed</text:p>
          </table:table-cell>
          <table:table-cell office:value-type="float" office:value="256702845475" calcext:value-type="float">
            <text:p>25670284547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3-07-31" calcext:value-type="date">
            <text:p>1993-07-3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sereko Joseph</text:p>
          </table:table-cell>
          <table:table-cell/>
          <table:table-cell office:value-type="float" office:value="256754084083" calcext:value-type="float">
            <text:p>256754084083</text:p>
          </table:table-cell>
          <table:table-cell table:number-columns-repeated="3"/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00239I0400417</text:p>
          </table:table-cell>
        </table:table-row>
        <table:table-row table:style-name="ro1">
          <table:table-cell office:value-type="string" calcext:value-type="string">
            <text:p>Mr. Seruyombya <text:s/>peter</text:p>
          </table:table-cell>
          <table:table-cell office:value-type="float" office:value="256706458629" calcext:value-type="float">
            <text:p>2567064586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10-24" calcext:value-type="date">
            <text:p>1980-10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batanzi <text:s text:c="4"/>Jane</text:p>
          </table:table-cell>
          <table:table-cell/>
          <table:table-cell office:value-type="float" office:value="256752120503" calcext:value-type="float">
            <text:p>256752120503</text:p>
          </table:table-cell>
          <table:table-cell table:number-columns-repeated="3"/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00239I0400446</text:p>
          </table:table-cell>
        </table:table-row>
        <table:table-row table:style-name="ro1">
          <table:table-cell office:value-type="string" calcext:value-type="string">
            <text:p>Mrs. Semugera <text:s/>Francis</text:p>
          </table:table-cell>
          <table:table-cell office:value-type="float" office:value="256758797885" calcext:value-type="float">
            <text:p>2567587978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2-08-17" calcext:value-type="date">
            <text:p>2022-08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izito Moses</text:p>
          </table:table-cell>
          <table:table-cell/>
          <table:table-cell office:value-type="float" office:value="256752447733" calcext:value-type="float">
            <text:p>256752447733</text:p>
          </table:table-cell>
          <table:table-cell table:number-columns-repeated="3"/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00239I0400466</text:p>
          </table:table-cell>
        </table:table-row>
        <table:table-row table:style-name="ro1">
          <table:table-cell office:value-type="string" calcext:value-type="string">
            <text:p>Mrs. Nyembo <text:s/>Tausi</text:p>
          </table:table-cell>
          <table:table-cell office:value-type="float" office:value="256761040874" calcext:value-type="float">
            <text:p>25676104087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02-02" calcext:value-type="date">
            <text:p>1989-02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to Aidah</text:p>
          </table:table-cell>
          <table:table-cell/>
          <table:table-cell office:value-type="float" office:value="256708831360" calcext:value-type="float">
            <text:p>256708831360</text:p>
          </table:table-cell>
          <table:table-cell table:number-columns-repeated="3"/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00239I0403230</text:p>
          </table:table-cell>
        </table:table-row>
        <table:table-row table:style-name="ro1">
          <table:table-cell office:value-type="string" calcext:value-type="string">
            <text:p><text:s/>Mawaggali <text:s/>Edward</text:p>
          </table:table-cell>
          <table:table-cell office:value-type="float" office:value="256700719770" calcext:value-type="float">
            <text:p>25670071977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7-08-18" calcext:value-type="date">
            <text:p>1997-08-1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mutebi Deborah</text:p>
          </table:table-cell>
          <table:table-cell/>
          <table:table-cell office:value-type="float" office:value="256702844098" calcext:value-type="float">
            <text:p>256702844098</text:p>
          </table:table-cell>
          <table:table-cell table:number-columns-repeated="3"/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00239I0403231</text:p>
          </table:table-cell>
        </table:table-row>
        <table:table-row table:style-name="ro1">
          <table:table-cell office:value-type="string" calcext:value-type="string">
            <text:p>Mr. SAMUEL <text:s/>MBULAMUKUNGI</text:p>
          </table:table-cell>
          <table:table-cell office:value-type="float" office:value="256780880782" calcext:value-type="float">
            <text:p>25678088078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1-03-03" calcext:value-type="date">
            <text:p>1991-03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UMIZA</text:p>
          </table:table-cell>
          <table:table-cell office:value-type="string" calcext:value-type="string">
            <text:p>KIBUBU</text:p>
          </table:table-cell>
          <table:table-cell table:number-columns-repeated="3"/>
          <table:table-cell office:value-type="string" calcext:value-type="string">
            <text:p>MANDELA IVAN</text:p>
          </table:table-cell>
          <table:table-cell/>
          <table:table-cell office:value-type="float" office:value="256752067719" calcext:value-type="float">
            <text:p>256752067719</text:p>
          </table:table-cell>
          <table:table-cell table:number-columns-repeated="3"/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00239I0404666</text:p>
          </table:table-cell>
        </table:table-row>
        <table:table-row table:style-name="ro1">
          <table:table-cell office:value-type="string" calcext:value-type="string">
            <text:p><text:s/>Nabwire <text:s/>Caroline</text:p>
          </table:table-cell>
          <table:table-cell office:value-type="float" office:value="256774372130" calcext:value-type="float">
            <text:p>2567743721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3-10-20" calcext:value-type="date">
            <text:p>1983-10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fula morine</text:p>
          </table:table-cell>
          <table:table-cell/>
          <table:table-cell office:value-type="float" office:value="256787726697" calcext:value-type="float">
            <text:p>256787726697</text:p>
          </table:table-cell>
          <table:table-cell table:number-columns-repeated="3"/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00239I0410444</text:p>
          </table:table-cell>
        </table:table-row>
        <table:table-row table:style-name="ro1">
          <table:table-cell office:value-type="string" calcext:value-type="string">
            <text:p>Mrs. Joyce Katongole Namukasa</text:p>
          </table:table-cell>
          <table:table-cell office:value-type="float" office:value="256776954138" calcext:value-type="float">
            <text:p>2567769541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5-11-15" calcext:value-type="date">
            <text:p>1965-11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lubaale Iredah</text:p>
          </table:table-cell>
          <table:table-cell/>
          <table:table-cell office:value-type="float" office:value="256706353373" calcext:value-type="float">
            <text:p>256706353373</text:p>
          </table:table-cell>
          <table:table-cell table:number-columns-repeated="3"/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00239I0410485</text:p>
          </table:table-cell>
        </table:table-row>
        <table:table-row table:style-name="ro1">
          <table:table-cell office:value-type="string" calcext:value-type="string">
            <text:p>FORMEDA MEDICAL LIMITED</text:p>
          </table:table-cell>
          <table:table-cell office:value-type="float" office:value="256756062232" calcext:value-type="float">
            <text:p>256756062232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gandan</text:p>
          </table:table-cell>
          <table:table-cell table:number-columns-repeated="12"/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00239X0012933</text:p>
          </table:table-cell>
        </table:table-row>
        <table:table-row table:style-name="ro1">
          <table:table-cell office:value-type="string" calcext:value-type="string">
            <text:p>Mrs. Kyalimpa Kigongo Mary</text:p>
          </table:table-cell>
          <table:table-cell office:value-type="float" office:value="256753812078" calcext:value-type="float">
            <text:p>2567538120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12-13" calcext:value-type="date">
            <text:p>1976-12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jala Emilly</text:p>
          </table:table-cell>
          <table:table-cell/>
          <table:table-cell office:value-type="float" office:value="256704178540" calcext:value-type="float">
            <text:p>256704178540</text:p>
          </table:table-cell>
          <table:table-cell table:number-columns-repeated="3"/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00239I0412100</text:p>
          </table:table-cell>
        </table:table-row>
        <table:table-row table:style-name="ro1">
          <table:table-cell office:value-type="string" calcext:value-type="string">
            <text:p>Mrs. Namulema Gasuza Annet</text:p>
          </table:table-cell>
          <table:table-cell office:value-type="float" office:value="256704740727" calcext:value-type="float">
            <text:p>2567047407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10-27" calcext:value-type="date">
            <text:p>2021-10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Jjunju Joseph</text:p>
          </table:table-cell>
          <table:table-cell/>
          <table:table-cell office:value-type="float" office:value="256755557266" calcext:value-type="float">
            <text:p>256755557266</text:p>
          </table:table-cell>
          <table:table-cell table:number-columns-repeated="3"/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00239I0412359</text:p>
          </table:table-cell>
        </table:table-row>
        <table:table-row table:style-name="ro1">
          <table:table-cell office:value-type="string" calcext:value-type="string">
            <text:p>Mr. Lugalambi <text:s/>Bonney</text:p>
          </table:table-cell>
          <table:table-cell office:value-type="float" office:value="256774855976" calcext:value-type="float">
            <text:p>25677485597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72-07-20" calcext:value-type="date">
            <text:p>1972-07-2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tende Ronah</text:p>
          </table:table-cell>
          <table:table-cell/>
          <table:table-cell office:value-type="float" office:value="256773373348" calcext:value-type="float">
            <text:p>256773373348</text:p>
          </table:table-cell>
          <table:table-cell table:number-columns-repeated="3"/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00239I0413338</text:p>
          </table:table-cell>
        </table:table-row>
        <table:table-row table:style-name="ro1">
          <table:table-cell office:value-type="string" calcext:value-type="string">
            <text:p><text:s/>Nassozi Phyllis Kitooke</text:p>
          </table:table-cell>
          <table:table-cell office:value-type="float" office:value="256772451742" calcext:value-type="float">
            <text:p>25677245174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3-12-19" calcext:value-type="date">
            <text:p>1973-12-1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samba florence</text:p>
          </table:table-cell>
          <table:table-cell/>
          <table:table-cell office:value-type="float" office:value="256756846234" calcext:value-type="float">
            <text:p>256756846234</text:p>
          </table:table-cell>
          <table:table-cell table:number-columns-repeated="3"/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00239I0413340</text:p>
          </table:table-cell>
        </table:table-row>
        <table:table-row table:style-name="ro1">
          <table:table-cell office:value-type="string" calcext:value-type="string">
            <text:p><text:s/>Aboot Mary Betty</text:p>
          </table:table-cell>
          <table:table-cell office:value-type="float" office:value="256700728219" calcext:value-type="float">
            <text:p>25670072821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9-04-29" calcext:value-type="date">
            <text:p>1989-04-2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Akiteng Phoebe</text:p>
          </table:table-cell>
          <table:table-cell/>
          <table:table-cell office:value-type="float" office:value="256702551324" calcext:value-type="float">
            <text:p>256702551324</text:p>
          </table:table-cell>
          <table:table-cell table:number-columns-repeated="3"/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00239I0413538</text:p>
          </table:table-cell>
        </table:table-row>
        <table:table-row table:style-name="ro1">
          <table:table-cell office:value-type="string" calcext:value-type="string">
            <text:p><text:s/>Nalwoga <text:s/>Sarah</text:p>
          </table:table-cell>
          <table:table-cell office:value-type="float" office:value="256782104135" calcext:value-type="float">
            <text:p>2567821041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9-05" calcext:value-type="date">
            <text:p>1980-09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mawaggali Edward</text:p>
          </table:table-cell>
          <table:table-cell/>
          <table:table-cell office:value-type="float" office:value="256700719770" calcext:value-type="float">
            <text:p>256700719770</text:p>
          </table:table-cell>
          <table:table-cell table:number-columns-repeated="3"/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00239I0413539</text:p>
          </table:table-cell>
        </table:table-row>
        <table:table-row table:style-name="ro1">
          <table:table-cell office:value-type="string" calcext:value-type="string">
            <text:p>Mrs. Ainomugisha <text:s/>Hawah</text:p>
          </table:table-cell>
          <table:table-cell office:value-type="float" office:value="256704719440" calcext:value-type="float">
            <text:p>2567047194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4-03-01" calcext:value-type="date">
            <text:p>1984-03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Akampulira Amos</text:p>
          </table:table-cell>
          <table:table-cell/>
          <table:table-cell office:value-type="float" office:value="256784750230" calcext:value-type="float">
            <text:p>256784750230</text:p>
          </table:table-cell>
          <table:table-cell table:number-columns-repeated="3"/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00239I0413615</text:p>
          </table:table-cell>
        </table:table-row>
        <table:table-row table:style-name="ro1">
          <table:table-cell office:value-type="string" calcext:value-type="string">
            <text:p>Ms. UCHUNGI <text:s/>SAUDA</text:p>
          </table:table-cell>
          <table:table-cell office:value-type="float" office:value="256784293950" calcext:value-type="float">
            <text:p>2567842939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09-01" calcext:value-type="date">
            <text:p>1976-09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Uchungi</text:p>
          </table:table-cell>
          <table:table-cell/>
          <table:table-cell office:value-type="float" office:value="256700949913" calcext:value-type="float">
            <text:p>256700949913</text:p>
          </table:table-cell>
          <table:table-cell table:number-columns-repeated="3"/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00239I0414919</text:p>
          </table:table-cell>
        </table:table-row>
        <table:table-row table:style-name="ro1">
          <table:table-cell office:value-type="string" calcext:value-type="string">
            <text:p>Mrs. Beatrice Lucy Lamunu</text:p>
          </table:table-cell>
          <table:table-cell office:value-type="float" office:value="256752720502" calcext:value-type="float">
            <text:p>25675272050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3-01-08" calcext:value-type="date">
            <text:p>1963-01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tinda</text:p>
          </table:table-cell>
          <table:table-cell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Emily Mara</text:p>
          </table:table-cell>
          <table:table-cell/>
          <table:table-cell office:value-type="float" office:value="256704023677" calcext:value-type="float">
            <text:p>256704023677</text:p>
          </table:table-cell>
          <table:table-cell table:number-columns-repeated="3"/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00239I0414924</text:p>
          </table:table-cell>
        </table:table-row>
        <table:table-row table:style-name="ro1">
          <table:table-cell office:value-type="string" calcext:value-type="string">
            <text:p>Mrs. Nabbosa <text:s/>Sylvia</text:p>
          </table:table-cell>
          <table:table-cell office:value-type="float" office:value="256751860158" calcext:value-type="float">
            <text:p>2567518601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6-11-11" calcext:value-type="date">
            <text:p>1976-11-1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usiima Annet</text:p>
          </table:table-cell>
          <table:table-cell/>
          <table:table-cell office:value-type="float" office:value="256701032090" calcext:value-type="float">
            <text:p>256701032090</text:p>
          </table:table-cell>
          <table:table-cell table:number-columns-repeated="3"/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00239I0417660</text:p>
          </table:table-cell>
        </table:table-row>
        <table:table-row table:style-name="ro1">
          <table:table-cell office:value-type="string" calcext:value-type="string">
            <text:p>Ms. Sylivia <text:s/>Nabbosa</text:p>
          </table:table-cell>
          <table:table-cell office:value-type="float" office:value="256751860158" calcext:value-type="float">
            <text:p>2567518601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69-11-30" calcext:value-type="date">
            <text:p>1969-11-30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asubi</text:p>
          </table:table-cell>
          <table:table-cell office:value-type="string" calcext:value-type="string">
            <text:p>Rubaga Division</text:p>
          </table:table-cell>
          <table:table-cell table:number-columns-repeated="3"/>
          <table:table-cell office:value-type="string" calcext:value-type="string">
            <text:p>Kusiima Annet</text:p>
          </table:table-cell>
          <table:table-cell/>
          <table:table-cell office:value-type="float" office:value="256701032090" calcext:value-type="float">
            <text:p>256701032090</text:p>
          </table:table-cell>
          <table:table-cell table:number-columns-repeated="3"/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00239I0417661</text:p>
          </table:table-cell>
        </table:table-row>
        <table:table-row table:style-name="ro1">
          <table:table-cell office:value-type="string" calcext:value-type="string">
            <text:p>Mrs. miriam <text:s/>Namazzi</text:p>
          </table:table-cell>
          <table:table-cell office:value-type="float" office:value="256756602358" calcext:value-type="float">
            <text:p>25675660235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0-03-09" calcext:value-type="date">
            <text:p>1990-03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tebi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Mawagali Edward</text:p>
          </table:table-cell>
          <table:table-cell/>
          <table:table-cell office:value-type="float" office:value="256700719770" calcext:value-type="float">
            <text:p>256700719770</text:p>
          </table:table-cell>
          <table:table-cell table:number-columns-repeated="3"/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00239I0419797</text:p>
          </table:table-cell>
        </table:table-row>
        <table:table-row table:style-name="ro1">
          <table:table-cell office:value-type="string" calcext:value-type="string">
            <text:p>Mrs. safra Kemigisha Tugume</text:p>
          </table:table-cell>
          <table:table-cell office:value-type="float" office:value="256702765897" calcext:value-type="float">
            <text:p>25670276589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2-15" calcext:value-type="date">
            <text:p>1986-1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lago</text:p>
          </table:table-cell>
          <table:table-cell table:number-columns-repeated="3"/>
          <table:table-cell office:value-type="string" calcext:value-type="string">
            <text:p>Mutatina wilberforce</text:p>
          </table:table-cell>
          <table:table-cell/>
          <table:table-cell office:value-type="float" office:value="256701371033" calcext:value-type="float">
            <text:p>256701371033</text:p>
          </table:table-cell>
          <table:table-cell table:number-columns-repeated="3"/>
          <table:table-cell office:value-type="date" office:date-value="2022-11-10" calcext:value-type="date">
            <text:p>2022-11-10</text:p>
          </table:table-cell>
          <table:table-cell office:value-type="string" calcext:value-type="string">
            <text:p>00239I0428290</text:p>
          </table:table-cell>
        </table:table-row>
        <table:table-row table:style-name="ro1">
          <table:table-cell office:value-type="string" calcext:value-type="string">
            <text:p><text:s/>Nakate <text:s/>Faridah</text:p>
          </table:table-cell>
          <table:table-cell office:value-type="float" office:value="256708769927" calcext:value-type="float">
            <text:p>2567087699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2-11-05" calcext:value-type="date">
            <text:p>2022-11-0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imuli Hafiza</text:p>
          </table:table-cell>
          <table:table-cell/>
          <table:table-cell office:value-type="float" office:value="256778791109" calcext:value-type="float">
            <text:p>256778791109</text:p>
          </table:table-cell>
          <table:table-cell table:number-columns-repeated="3"/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00239I0428378</text:p>
          </table:table-cell>
        </table:table-row>
        <table:table-row table:style-name="ro1">
          <table:table-cell office:value-type="string" calcext:value-type="string">
            <text:p>Mrs. Namakula <text:s/>Haawa</text:p>
          </table:table-cell>
          <table:table-cell office:value-type="float" office:value="256786374474" calcext:value-type="float">
            <text:p>25678637447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11-23" calcext:value-type="date">
            <text:p>1980-11-2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kate Faridah</text:p>
          </table:table-cell>
          <table:table-cell/>
          <table:table-cell office:value-type="float" office:value="256753876274" calcext:value-type="float">
            <text:p>256753876274</text:p>
          </table:table-cell>
          <table:table-cell table:number-columns-repeated="3"/>
          <table:table-cell office:value-type="date" office:date-value="2022-11-16" calcext:value-type="date">
            <text:p>2022-11-16</text:p>
          </table:table-cell>
          <table:table-cell office:value-type="string" calcext:value-type="string">
            <text:p>00239I0428459</text:p>
          </table:table-cell>
        </table:table-row>
        <table:table-row table:style-name="ro1">
          <table:table-cell office:value-type="string" calcext:value-type="string">
            <text:p>Mrs. Namyalo <text:s/>Shakira</text:p>
          </table:table-cell>
          <table:table-cell office:value-type="float" office:value="256700587519" calcext:value-type="float">
            <text:p>25670058751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9-09-27" calcext:value-type="date">
            <text:p>1999-09-2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Kasumba Faizal</text:p>
          </table:table-cell>
          <table:table-cell/>
          <table:table-cell office:value-type="float" office:value="256704057334" calcext:value-type="float">
            <text:p>256704057334</text:p>
          </table:table-cell>
          <table:table-cell table:number-columns-repeated="3"/>
          <table:table-cell office:value-type="date" office:date-value="2023-01-06" calcext:value-type="date">
            <text:p>2023-01-06</text:p>
          </table:table-cell>
          <table:table-cell office:value-type="string" calcext:value-type="string">
            <text:p>00239I0431396</text:p>
          </table:table-cell>
        </table:table-row>
        <table:table-row table:style-name="ro1">
          <table:table-cell office:value-type="string" calcext:value-type="string">
            <text:p>DHERO GROUP</text:p>
          </table:table-cell>
          <table:table-cell office:value-type="float" office:value="256778887094" calcext:value-type="float">
            <text:p>25677888709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Ugandan</text:p>
          </table:table-cell>
          <table:table-cell table:number-columns-repeated="12"/>
          <table:table-cell office:value-type="date" office:date-value="2023-02-02" calcext:value-type="date">
            <text:p>2023-02-02</text:p>
          </table:table-cell>
          <table:table-cell office:value-type="string" calcext:value-type="string">
            <text:p>00239X0013598</text:p>
          </table:table-cell>
        </table:table-row>
        <table:table-row table:style-name="ro1">
          <table:table-cell office:value-type="string" calcext:value-type="string">
            <text:p>Mrs. Namubiru <text:s/>Sylivia</text:p>
          </table:table-cell>
          <table:table-cell office:value-type="float" office:value="256752479519" calcext:value-type="float">
            <text:p>25675247951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1-02-24" calcext:value-type="date">
            <text:p>1981-02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dutu ShARON</text:p>
          </table:table-cell>
          <table:table-cell/>
          <table:table-cell office:value-type="float" office:value="256701061498" calcext:value-type="float">
            <text:p>256701061498</text:p>
          </table:table-cell>
          <table:table-cell table:number-columns-repeated="3"/>
          <table:table-cell office:value-type="date" office:date-value="2023-02-07" calcext:value-type="date">
            <text:p>2023-02-07</text:p>
          </table:table-cell>
          <table:table-cell office:value-type="string" calcext:value-type="string">
            <text:p>00239I0435668</text:p>
          </table:table-cell>
        </table:table-row>
        <table:table-row table:style-name="ro1">
          <table:table-cell office:value-type="string" calcext:value-type="string">
            <text:p>Ms. Kyakuwaire <text:s/>Tabisa</text:p>
          </table:table-cell>
          <table:table-cell office:value-type="float" office:value="256777699980" calcext:value-type="float">
            <text:p>25677769998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93-03-13" calcext:value-type="date">
            <text:p>1993-03-1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2"/>
          <table:table-cell office:value-type="string" calcext:value-type="string">
            <text:p>bweyogerere</text:p>
          </table:table-cell>
          <table:table-cell table:number-columns-repeated="3"/>
          <table:table-cell office:value-type="string" calcext:value-type="string">
            <text:p>Nakyagaba Masituula</text:p>
          </table:table-cell>
          <table:table-cell/>
          <table:table-cell office:value-type="float" office:value="256703826197" calcext:value-type="float">
            <text:p>256703826197</text:p>
          </table:table-cell>
          <table:table-cell table:number-columns-repeated="3"/>
          <table:table-cell office:value-type="date" office:date-value="2023-02-13" calcext:value-type="date">
            <text:p>2023-02-13</text:p>
          </table:table-cell>
          <table:table-cell office:value-type="string" calcext:value-type="string">
            <text:p>00239I0435983</text:p>
          </table:table-cell>
        </table:table-row>
        <table:table-row table:style-name="ro1">
          <table:table-cell office:value-type="string" calcext:value-type="string">
            <text:p>Mr. STEPHEN PADDE ODARO</text:p>
          </table:table-cell>
          <table:table-cell office:value-type="float" office:value="256782987901" calcext:value-type="float">
            <text:p>25678298790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3-02-17" calcext:value-type="date">
            <text:p>2023-02-1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SEETA</text:p>
          </table:table-cell>
          <table:table-cell office:value-type="string" calcext:value-type="string">
            <text:p>MUKONO</text:p>
          </table:table-cell>
          <table:table-cell table:number-columns-repeated="3"/>
          <table:table-cell office:value-type="string" calcext:value-type="string">
            <text:p>OTIM RONALD</text:p>
          </table:table-cell>
          <table:table-cell/>
          <table:table-cell office:value-type="float" office:value="256772972226" calcext:value-type="float">
            <text:p>256772972226</text:p>
          </table:table-cell>
          <table:table-cell table:number-columns-repeated="3"/>
          <table:table-cell office:value-type="date" office:date-value="2023-02-17" calcext:value-type="date">
            <text:p>2023-02-17</text:p>
          </table:table-cell>
          <table:table-cell office:value-type="string" calcext:value-type="string">
            <text:p>00239I0436733</text:p>
          </table:table-cell>
        </table:table-row>
        <table:table-row table:style-name="ro1">
          <table:table-cell office:value-type="string" calcext:value-type="string">
            <text:p>Mr. Serutega <text:s/>Charles</text:p>
          </table:table-cell>
          <table:table-cell office:value-type="float" office:value="256702797026" calcext:value-type="float">
            <text:p>25670279702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7-25" calcext:value-type="date">
            <text:p>1985-07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2"/>
          <table:table-cell office:value-type="string" calcext:value-type="string">
            <text:p>NANSANA</text:p>
          </table:table-cell>
          <table:table-cell table:number-columns-repeated="3"/>
          <table:table-cell office:value-type="string" calcext:value-type="string">
            <text:p>Nalubega Safiinah</text:p>
          </table:table-cell>
          <table:table-cell/>
          <table:table-cell office:value-type="float" office:value="256700954793" calcext:value-type="float">
            <text:p>256700954793</text:p>
          </table:table-cell>
          <table:table-cell table:number-columns-repeated="3"/>
          <table:table-cell office:value-type="date" office:date-value="2023-03-02" calcext:value-type="date">
            <text:p>2023-03-02</text:p>
          </table:table-cell>
          <table:table-cell office:value-type="string" calcext:value-type="string">
            <text:p>00239I0449707</text:p>
          </table:table-cell>
        </table:table-row>
        <table:table-row table:style-name="ro1">
          <table:table-cell office:value-type="string" calcext:value-type="string">
            <text:p>Mrs. DOREEN <text:s/>NANVULE</text:p>
          </table:table-cell>
          <table:table-cell office:value-type="float" office:value="256782849018" calcext:value-type="float">
            <text:p>2567828490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4-22" calcext:value-type="date">
            <text:p>1985-04-2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Seeta</text:p>
          </table:table-cell>
          <table:table-cell table:number-columns-repeated="3"/>
          <table:table-cell office:value-type="string" calcext:value-type="string">
            <text:p>ELVIS NIMARO</text:p>
          </table:table-cell>
          <table:table-cell/>
          <table:table-cell office:value-type="float" office:value="256757064896" calcext:value-type="float">
            <text:p>256757064896</text:p>
          </table:table-cell>
          <table:table-cell table:number-columns-repeated="3"/>
          <table:table-cell office:value-type="date" office:date-value="2023-03-02" calcext:value-type="date">
            <text:p>2023-03-02</text:p>
          </table:table-cell>
          <table:table-cell office:value-type="string" calcext:value-type="string">
            <text:p>00239I0449708</text:p>
          </table:table-cell>
        </table:table-row>
        <table:table-row table:style-name="ro1">
          <table:table-cell office:value-type="string" calcext:value-type="string">
            <text:p>Mrs. Nakimuli <text:s/>Agnes</text:p>
          </table:table-cell>
          <table:table-cell office:value-type="float" office:value="256704296062" calcext:value-type="float">
            <text:p>2567042960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72-02-07" calcext:value-type="date">
            <text:p>1972-02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Nantongo Angella</text:p>
          </table:table-cell>
          <table:table-cell/>
          <table:table-cell office:value-type="float" office:value="256703299442" calcext:value-type="float">
            <text:p>256703299442</text:p>
          </table:table-cell>
          <table:table-cell table:number-columns-repeated="3"/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00239I0450333</text:p>
          </table:table-cell>
        </table:table-row>
        <table:table-row table:style-name="ro1">
          <table:table-cell office:value-type="string" calcext:value-type="string">
            <text:p>Mr. Julius <text:s/>Nahurira</text:p>
          </table:table-cell>
          <table:table-cell office:value-type="float" office:value="256756752629" calcext:value-type="float">
            <text:p>2567567526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2023-03-03" calcext:value-type="date">
            <text:p>2023-03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ulabye</text:p>
          </table:table-cell>
          <table:table-cell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Ayebazibwe christine</text:p>
          </table:table-cell>
          <table:table-cell/>
          <table:table-cell office:value-type="float" office:value="256754582657" calcext:value-type="float">
            <text:p>256754582657</text:p>
          </table:table-cell>
          <table:table-cell table:number-columns-repeated="3"/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00239I0450334</text:p>
          </table:table-cell>
        </table:table-row>
        <table:table-row table:style-name="ro1">
          <table:table-cell office:value-type="string" calcext:value-type="string">
            <text:p>Mr. CHARLES <text:s/>OCHWO</text:p>
          </table:table-cell>
          <table:table-cell office:value-type="float" office:value="256774027210" calcext:value-type="float">
            <text:p>2567740272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5-05-09" calcext:value-type="date">
            <text:p>1985-05-09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TEZI</text:p>
          </table:table-cell>
          <table:table-cell table:number-columns-repeated="4"/>
          <table:table-cell office:value-type="string" calcext:value-type="string">
            <text:p>NANTALE PROSSY</text:p>
          </table:table-cell>
          <table:table-cell/>
          <table:table-cell office:value-type="float" office:value="256706027210" calcext:value-type="float">
            <text:p>256706027210</text:p>
          </table:table-cell>
          <table:table-cell table:number-columns-repeated="3"/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00239I0457152</text:p>
          </table:table-cell>
        </table:table-row>
        <table:table-row table:style-name="ro1">
          <table:table-cell office:value-type="string" calcext:value-type="string">
            <text:p>Mr. Joshua <text:s/>Ariganyira</text:p>
          </table:table-cell>
          <table:table-cell office:value-type="float" office:value="256756144840" calcext:value-type="float">
            <text:p>2567561448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4-25" calcext:value-type="date">
            <text:p>1980-04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lubaga</text:p>
          </table:table-cell>
          <table:table-cell table:number-columns-repeated="3"/>
          <table:table-cell office:value-type="string" calcext:value-type="string">
            <text:p>kobusingye Ruth</text:p>
          </table:table-cell>
          <table:table-cell/>
          <table:table-cell office:value-type="float" office:value="256702060554" calcext:value-type="float">
            <text:p>256702060554</text:p>
          </table:table-cell>
          <table:table-cell table:number-columns-repeated="3"/>
          <table:table-cell office:value-type="date" office:date-value="2023-03-30" calcext:value-type="date">
            <text:p>2023-03-30</text:p>
          </table:table-cell>
          <table:table-cell office:value-type="string" calcext:value-type="string">
            <text:p>00239I0471270</text:p>
          </table:table-cell>
        </table:table-row>
        <table:table-row table:style-name="ro1">
          <table:table-cell office:value-type="string" calcext:value-type="string">
            <text:p>Mr. Semulema <text:s/>Twaha</text:p>
          </table:table-cell>
          <table:table-cell office:value-type="float" office:value="256705826790" calcext:value-type="float">
            <text:p>25670582679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90-11-16" calcext:value-type="date">
            <text:p>1990-11-1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ngera</text:p>
          </table:table-cell>
          <table:table-cell table:number-columns-repeated="3"/>
          <table:table-cell office:value-type="string" calcext:value-type="string">
            <text:p>Nabacwa Josephine</text:p>
          </table:table-cell>
          <table:table-cell/>
          <table:table-cell office:value-type="float" office:value="256750456029" calcext:value-type="float">
            <text:p>256750456029</text:p>
          </table:table-cell>
          <table:table-cell table:number-columns-repeated="3"/>
          <table:table-cell office:value-type="date" office:date-value="2023-03-30" calcext:value-type="date">
            <text:p>2023-03-30</text:p>
          </table:table-cell>
          <table:table-cell office:value-type="string" calcext:value-type="string">
            <text:p>00239I0471272</text:p>
          </table:table-cell>
        </table:table-row>
        <table:table-row table:style-name="ro1">
          <table:table-cell office:value-type="string" calcext:value-type="string">
            <text:p>Mrs. phoebe <text:s/>kyomugisha</text:p>
          </table:table-cell>
          <table:table-cell office:value-type="float" office:value="256750814470" calcext:value-type="float">
            <text:p>2567508144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0-02-25" calcext:value-type="date">
            <text:p>1980-02-2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yegera</text:p>
          </table:table-cell>
          <table:table-cell table:number-columns-repeated="3"/>
          <table:table-cell office:value-type="string" calcext:value-type="string">
            <text:p>mawaggali Edward</text:p>
          </table:table-cell>
          <table:table-cell/>
          <table:table-cell office:value-type="float" office:value="256700719770" calcext:value-type="float">
            <text:p>256700719770</text:p>
          </table:table-cell>
          <table:table-cell table:number-columns-repeated="3"/>
          <table:table-cell office:value-type="date" office:date-value="2023-04-03" calcext:value-type="date">
            <text:p>2023-04-03</text:p>
          </table:table-cell>
          <table:table-cell office:value-type="string" calcext:value-type="string">
            <text:p>00239I0471736</text:p>
          </table:table-cell>
        </table:table-row>
        <table:table-row table:style-name="ro1">
          <table:table-cell office:value-type="string" calcext:value-type="string">
            <text:p>Mr. Mark <text:s/>Ssenabulya</text:p>
          </table:table-cell>
          <table:table-cell office:value-type="float" office:value="256704979742" calcext:value-type="float">
            <text:p>256704979742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date" office:date-value="1989-11-24" calcext:value-type="date">
            <text:p>1989-11-2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 table:number-columns-repeated="6"/>
          <table:table-cell office:value-type="string" calcext:value-type="string">
            <text:p>Sekiranda Soul</text:p>
          </table:table-cell>
          <table:table-cell/>
          <table:table-cell office:value-type="float" office:value="256774373221" calcext:value-type="float">
            <text:p>256774373221</text:p>
          </table:table-cell>
          <table:table-cell table:number-columns-repeated="3"/>
          <table:table-cell office:value-type="date" office:date-value="2023-04-18" calcext:value-type="date">
            <text:p>2023-04-18</text:p>
          </table:table-cell>
          <table:table-cell office:value-type="string" calcext:value-type="string">
            <text:p>00239I0486039</text:p>
          </table:table-cell>
        </table:table-row>
        <table:table-row table:style-name="ro1">
          <table:table-cell office:value-type="string" calcext:value-type="string">
            <text:p>Mr. Mugisha <text:s/>Anthony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3-05-03" calcext:value-type="date">
            <text:p>1983-05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</text:p>
          </table:table-cell>
          <table:table-cell office:value-type="string" calcext:value-type="string">
            <text:p>Kira</text:p>
          </table:table-cell>
          <table:table-cell table:number-columns-repeated="3"/>
          <table:table-cell office:value-type="string" calcext:value-type="string">
            <text:p>Namaline Farida</text:p>
          </table:table-cell>
          <table:table-cell table:number-columns-repeated="5"/>
          <table:table-cell office:value-type="date" office:date-value="2023-03-03" calcext:value-type="date">
            <text:p>2023-03-03</text:p>
          </table:table-cell>
          <table:table-cell office:value-type="string" calcext:value-type="string">
            <text:p>00239I0524620</text:p>
          </table:table-cell>
        </table:table-row>
        <table:table-row table:style-name="ro1">
          <table:table-cell office:value-type="string" calcext:value-type="string">
            <text:p>Mr. Rutaro <text:s/>Moses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87-08-06" calcext:value-type="date">
            <text:p>1987-08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Bweyogere Ward</text:p>
          </table:table-cell>
          <table:table-cell office:value-type="string" calcext:value-type="string">
            <text:p>kira Town council</text:p>
          </table:table-cell>
          <table:table-cell table:number-columns-repeated="3"/>
          <table:table-cell office:value-type="string" calcext:value-type="string">
            <text:p>Namutebi Edith</text:p>
          </table:table-cell>
          <table:table-cell table:number-columns-repeated="5"/>
          <table:table-cell office:value-type="date" office:date-value="2023-03-06" calcext:value-type="date">
            <text:p>2023-03-06</text:p>
          </table:table-cell>
          <table:table-cell office:value-type="string" calcext:value-type="string">
            <text:p>00239I0524629</text:p>
          </table:table-cell>
        </table:table-row>
        <table:table-row table:style-name="ro1">
          <table:table-cell office:value-type="string" calcext:value-type="string">
            <text:p>Mr. Twinomugisha <text:s/>Christopher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92-02-08" calcext:value-type="date">
            <text:p>1992-02-08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Nakawa Town Council</text:p>
          </table:table-cell>
          <table:table-cell table:number-columns-repeated="3"/>
          <table:table-cell office:value-type="string" calcext:value-type="string">
            <text:p>Ayokuru Desire</text:p>
          </table:table-cell>
          <table:table-cell table:number-columns-repeated="5"/>
          <table:table-cell office:value-type="date" office:date-value="2023-03-15" calcext:value-type="date">
            <text:p>2023-03-15</text:p>
          </table:table-cell>
          <table:table-cell office:value-type="string" calcext:value-type="string">
            <text:p>00239I0524630</text:p>
          </table:table-cell>
        </table:table-row>
        <table:table-row table:style-name="ro1">
          <table:table-cell office:value-type="string" calcext:value-type="string">
            <text:p>Mr. Nakachwa <text:s/>Edit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4-01-04" calcext:value-type="date">
            <text:p>1994-01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Nantudu Farida</text:p>
          </table:table-cell>
          <table:table-cell table:number-columns-repeated="5"/>
          <table:table-cell office:value-type="date" office:date-value="2023-03-14" calcext:value-type="date">
            <text:p>2023-03-14</text:p>
          </table:table-cell>
          <table:table-cell office:value-type="string" calcext:value-type="string">
            <text:p>00239I0524639</text:p>
          </table:table-cell>
        </table:table-row>
        <table:table-row table:style-name="ro1">
          <table:table-cell office:value-type="string" calcext:value-type="string">
            <text:p>Mrs. Shalot <text:s/>Namugeny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80-05-01" calcext:value-type="date">
            <text:p>1980-05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ukono</text:p>
          </table:table-cell>
          <table:table-cell table:number-columns-repeated="3"/>
          <table:table-cell office:value-type="string" calcext:value-type="string">
            <text:p>Nabachwa Ruth</text:p>
          </table:table-cell>
          <table:table-cell table:number-columns-repeated="5"/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00239I0524643</text:p>
          </table:table-cell>
        </table:table-row>
        <table:table-row table:style-name="ro1">
          <table:table-cell office:value-type="string" calcext:value-type="string">
            <text:p>Mrs. Sylivia <text:s/>Namuteb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3-05-06" calcext:value-type="date">
            <text:p>1993-05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busega</text:p>
          </table:table-cell>
          <table:table-cell table:number-columns-repeated="3"/>
          <table:table-cell office:value-type="string" calcext:value-type="string">
            <text:p>Nagai rita</text:p>
          </table:table-cell>
          <table:table-cell table:number-columns-repeated="5"/>
          <table:table-cell office:value-type="date" office:date-value="2023-03-23" calcext:value-type="date">
            <text:p>2023-03-23</text:p>
          </table:table-cell>
          <table:table-cell office:value-type="string" calcext:value-type="string">
            <text:p>00239I0524644</text:p>
          </table:table-cell>
        </table:table-row>
        <table:table-row table:style-name="ro1">
          <table:table-cell office:value-type="string" calcext:value-type="string">
            <text:p>Ms. Joan <text:s/>Atukwas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3-05-07" calcext:value-type="date">
            <text:p>1993-05-07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tete</text:p>
          </table:table-cell>
          <table:table-cell table:number-columns-repeated="3"/>
          <table:table-cell office:value-type="string" calcext:value-type="string">
            <text:p>Abaho</text:p>
          </table:table-cell>
          <table:table-cell table:number-columns-repeated="5"/>
          <table:table-cell office:value-type="date" office:date-value="2023-03-07" calcext:value-type="date">
            <text:p>2023-03-07</text:p>
          </table:table-cell>
          <table:table-cell office:value-type="string" calcext:value-type="string">
            <text:p>00239I0524650</text:p>
          </table:table-cell>
        </table:table-row>
        <table:table-row table:style-name="ro1">
          <table:table-cell office:value-type="string" calcext:value-type="string">
            <text:p>Mr. Grandford <text:s/>Tumuhaise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2017-05-04" calcext:value-type="date">
            <text:p>2017-05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Agaba Benon</text:p>
          </table:table-cell>
          <table:table-cell table:number-columns-repeated="5"/>
          <table:table-cell office:value-type="date" office:date-value="2023-03-02" calcext:value-type="date">
            <text:p>2023-03-02</text:p>
          </table:table-cell>
          <table:table-cell office:value-type="string" calcext:value-type="string">
            <text:p>00239I0524654</text:p>
          </table:table-cell>
        </table:table-row>
        <table:table-row table:style-name="ro1">
          <table:table-cell office:value-type="string" calcext:value-type="string">
            <text:p>Mrs. Christine <text:s/>Ndolirir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2003-05-01" calcext:value-type="date">
            <text:p>2003-05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kiwatule</text:p>
          </table:table-cell>
          <table:table-cell table:number-columns-repeated="3"/>
          <table:table-cell office:value-type="string" calcext:value-type="string">
            <text:p>kugonza</text:p>
          </table:table-cell>
          <table:table-cell table:number-columns-repeated="5"/>
          <table:table-cell office:value-type="date" office:date-value="2023-03-28" calcext:value-type="date">
            <text:p>2023-03-28</text:p>
          </table:table-cell>
          <table:table-cell office:value-type="string" calcext:value-type="string">
            <text:p>00239I0524655</text:p>
          </table:table-cell>
        </table:table-row>
        <table:table-row table:style-name="ro1">
          <table:table-cell office:value-type="string" calcext:value-type="string">
            <text:p>Mrs. Adongo <text:s/>Jesc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3-04-03" calcext:value-type="date">
            <text:p>1993-04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Nakayaga Rose</text:p>
          </table:table-cell>
          <table:table-cell table:number-columns-repeated="5"/>
          <table:table-cell office:value-type="date" office:date-value="2023-03-23" calcext:value-type="date">
            <text:p>2023-03-23</text:p>
          </table:table-cell>
          <table:table-cell office:value-type="string" calcext:value-type="string">
            <text:p>00239I0524657</text:p>
          </table:table-cell>
        </table:table-row>
        <table:table-row table:style-name="ro1">
          <table:table-cell office:value-type="string" calcext:value-type="string">
            <text:p>Mr. Nanfuka <text:s/>Justine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90-01-02" calcext:value-type="date">
            <text:p>1990-01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Kireka</text:p>
          </table:table-cell>
          <table:table-cell office:value-type="string" calcext:value-type="string">
            <text:p>Kiira</text:p>
          </table:table-cell>
          <table:table-cell table:number-columns-repeated="3"/>
          <table:table-cell office:value-type="string" calcext:value-type="string">
            <text:p>Nantale Joan</text:p>
          </table:table-cell>
          <table:table-cell table:number-columns-repeated="5"/>
          <table:table-cell office:value-type="date" office:date-value="2023-03-23" calcext:value-type="date">
            <text:p>2023-03-23</text:p>
          </table:table-cell>
          <table:table-cell office:value-type="string" calcext:value-type="string">
            <text:p>00239I0524660</text:p>
          </table:table-cell>
        </table:table-row>
        <table:table-row table:style-name="ro1">
          <table:table-cell office:value-type="string" calcext:value-type="string">
            <text:p>Mrs. Kunihira <text:s/>Mary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5-06-01" calcext:value-type="date">
            <text:p>1995-06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 Town Council</text:p>
          </table:table-cell>
          <table:table-cell office:value-type="string" calcext:value-type="string">
            <text:p>Nakawa Devision</text:p>
          </table:table-cell>
          <table:table-cell table:number-columns-repeated="3"/>
          <table:table-cell office:value-type="string" calcext:value-type="string">
            <text:p>Keeya Ivan</text:p>
          </table:table-cell>
          <table:table-cell table:number-columns-repeated="5"/>
          <table:table-cell office:value-type="date" office:date-value="2023-03-25" calcext:value-type="date">
            <text:p>2023-03-25</text:p>
          </table:table-cell>
          <table:table-cell office:value-type="string" calcext:value-type="string">
            <text:p>00239I0524665</text:p>
          </table:table-cell>
        </table:table-row>
        <table:table-row table:style-name="ro1">
          <table:table-cell office:value-type="string" calcext:value-type="string">
            <text:p>Mrs. Karungi <text:s/>Annet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3-04-02" calcext:value-type="date">
            <text:p>1993-04-02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 Town Counci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Nakato Joan</text:p>
          </table:table-cell>
          <table:table-cell table:number-columns-repeated="5"/>
          <table:table-cell office:value-type="date" office:date-value="2023-04-03" calcext:value-type="date">
            <text:p>2023-04-03</text:p>
          </table:table-cell>
          <table:table-cell office:value-type="string" calcext:value-type="string">
            <text:p>00239I0524666</text:p>
          </table:table-cell>
        </table:table-row>
        <table:table-row table:style-name="ro1">
          <table:table-cell office:value-type="string" calcext:value-type="string">
            <text:p>Mrs. Acham <text:s/>Sophi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0-01-03" calcext:value-type="date">
            <text:p>1990-01-03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 Town Council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Namaro Faith</text:p>
          </table:table-cell>
          <table:table-cell table:number-columns-repeated="5"/>
          <table:table-cell office:value-type="date" office:date-value="2023-04-03" calcext:value-type="date">
            <text:p>2023-04-03</text:p>
          </table:table-cell>
          <table:table-cell office:value-type="string" calcext:value-type="string">
            <text:p>00239I0524670</text:p>
          </table:table-cell>
        </table:table-row>
        <table:table-row table:style-name="ro1">
          <table:table-cell office:value-type="string" calcext:value-type="string">
            <text:p>Mrs. Akello <text:s/>Deborah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date" office:date-value="1992-03-06" calcext:value-type="date">
            <text:p>1992-03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kawa</text:p>
          </table:table-cell>
          <table:table-cell office:value-type="string" calcext:value-type="string">
            <text:p>Nakawa Division</text:p>
          </table:table-cell>
          <table:table-cell table:number-columns-repeated="3"/>
          <table:table-cell office:value-type="string" calcext:value-type="string">
            <text:p>Kawota David</text:p>
          </table:table-cell>
          <table:table-cell table:number-columns-repeated="5"/>
          <table:table-cell office:value-type="date" office:date-value="2023-04-04" calcext:value-type="date">
            <text:p>2023-04-04</text:p>
          </table:table-cell>
          <table:table-cell office:value-type="string" calcext:value-type="string">
            <text:p>00239I0524671</text:p>
          </table:table-cell>
        </table:table-row>
        <table:table-row table:style-name="ro1">
          <table:table-cell office:value-type="string" calcext:value-type="string">
            <text:p>Mrs. Nalumu <text:s/>Sophie</text:p>
          </table:table-cell>
          <table:table-cell office:value-type="float" office:value="256701765595" calcext:value-type="float">
            <text:p>25670176559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2021-06-04" calcext:value-type="date">
            <text:p>2021-06-04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sana Parish</text:p>
          </table:table-cell>
          <table:table-cell office:value-type="string" calcext:value-type="string">
            <text:p>Nansana</text:p>
          </table:table-cell>
          <table:table-cell table:number-columns-repeated="3"/>
          <table:table-cell office:value-type="string" calcext:value-type="string">
            <text:p>Kangawo Richard</text:p>
          </table:table-cell>
          <table:table-cell/>
          <table:table-cell office:value-type="float" office:value="256776908023" calcext:value-type="float">
            <text:p>256776908023</text:p>
          </table:table-cell>
          <table:table-cell table:number-columns-repeated="3"/>
          <table:table-cell office:value-type="date" office:date-value="2023-06-14" calcext:value-type="date">
            <text:p>2023-06-14</text:p>
          </table:table-cell>
          <table:table-cell office:value-type="string" calcext:value-type="string">
            <text:p>00239I0534566</text:p>
          </table:table-cell>
        </table:table-row>
        <table:table-row table:style-name="ro1">
          <table:table-cell office:value-type="string" calcext:value-type="string">
            <text:p>Mrs. Oliver <text:s/>Katusiime</text:p>
          </table:table-cell>
          <table:table-cell office:value-type="float" office:value="256702913151" calcext:value-type="float">
            <text:p>2567029131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5-05-06" calcext:value-type="date">
            <text:p>1985-05-06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Wakiso</text:p>
          </table:table-cell>
          <table:table-cell office:value-type="string" calcext:value-type="string">
            <text:p>wakiso</text:p>
          </table:table-cell>
          <table:table-cell table:number-columns-repeated="3"/>
          <table:table-cell office:value-type="string" calcext:value-type="string">
            <text:p>Nanyonga Teddy</text:p>
          </table:table-cell>
          <table:table-cell/>
          <table:table-cell office:value-type="float" office:value="256788983294" calcext:value-type="float">
            <text:p>256788983294</text:p>
          </table:table-cell>
          <table:table-cell table:number-columns-repeated="3"/>
          <table:table-cell office:value-type="date" office:date-value="2023-06-20" calcext:value-type="date">
            <text:p>2023-06-20</text:p>
          </table:table-cell>
          <table:table-cell office:value-type="string" calcext:value-type="string">
            <text:p>00239I0537513</text:p>
          </table:table-cell>
        </table:table-row>
        <table:table-row table:style-name="ro1">
          <table:table-cell office:value-type="string" calcext:value-type="string">
            <text:p>Mr. Mugwanya <text:s/>Alex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date" office:date-value="1990-12-15" calcext:value-type="date">
            <text:p>1990-12-15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office:value-type="string" calcext:value-type="string">
            <text:p>Nansana</text:p>
          </table:table-cell>
          <table:table-cell office:value-type="string" calcext:value-type="string">
            <text:p>Masanafu</text:p>
          </table:table-cell>
          <table:table-cell table:number-columns-repeated="3"/>
          <table:table-cell office:value-type="string" calcext:value-type="string">
            <text:p>Bulinyo Godfrey</text:p>
          </table:table-cell>
          <table:table-cell/>
          <table:table-cell office:value-type="float" office:value="256709219858" calcext:value-type="float">
            <text:p>256709219858</text:p>
          </table:table-cell>
          <table:table-cell table:number-columns-repeated="3"/>
          <table:table-cell office:value-type="date" office:date-value="2023-07-27" calcext:value-type="date">
            <text:p>2023-07-27</text:p>
          </table:table-cell>
          <table:table-cell office:value-type="string" calcext:value-type="string">
            <text:p>00239I0544586</text:p>
          </table:table-cell>
        </table:table-row>
        <table:table-row table:style-name="ro1">
          <table:table-cell office:value-type="string" calcext:value-type="string">
            <text:p>Mr. Kato <text:s/>Antonio</text:p>
          </table:table-cell>
          <table:table-cell office:value-type="float" office:value="256752810568" calcext:value-type="float">
            <text:p>2567528105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date" office:date-value="1986-12-31" calcext:value-type="date">
            <text:p>1986-12-3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Masanafu</text:p>
          </table:table-cell>
          <table:table-cell table:number-columns-repeated="3"/>
          <table:table-cell office:value-type="string" calcext:value-type="string">
            <text:p>Namusuula Joeria</text:p>
          </table:table-cell>
          <table:table-cell/>
          <table:table-cell office:value-type="float" office:value="256757698564" calcext:value-type="float">
            <text:p>256757698564</text:p>
          </table:table-cell>
          <table:table-cell table:number-columns-repeated="3"/>
          <table:table-cell office:value-type="date" office:date-value="2023-09-20" calcext:value-type="date">
            <text:p>2023-09-20</text:p>
          </table:table-cell>
          <table:table-cell office:value-type="string" calcext:value-type="string">
            <text:p>00239I0552152</text:p>
          </table:table-cell>
        </table:table-row>
        <table:table-row table:style-name="ro1">
          <table:table-cell office:value-type="string" calcext:value-type="string">
            <text:p>Mr. ANGUMA <text:s/>WALTER</text:p>
          </table:table-cell>
          <table:table-cell office:value-type="float" office:value="256758466655" calcext:value-type="float">
            <text:p>25675846665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date" office:date-value="1980-01-01" calcext:value-type="date">
            <text:p>1980-01-01</text:p>
          </table:table-cell>
          <table:table-cell table:number-columns-repeated="2"/>
          <table:table-cell office:value-type="string" calcext:value-type="string">
            <text:p>Ugandan</text:p>
          </table:table-cell>
          <table:table-cell/>
          <table:table-cell table:number-columns-repeated="2" office:value-type="string" calcext:value-type="string">
            <text:p>NAKAWA</text:p>
          </table:table-cell>
          <table:table-cell table:number-columns-repeated="3"/>
          <table:table-cell office:value-type="string" calcext:value-type="string">
            <text:p>AUMA MAGRET</text:p>
          </table:table-cell>
          <table:table-cell/>
          <table:table-cell office:value-type="float" office:value="256758331650" calcext:value-type="float">
            <text:p>256758331650</text:p>
          </table:table-cell>
          <table:table-cell table:number-columns-repeated="3"/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00239I0552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6:58:19.881132008</meta:creation-date>
    <dc:date>2023-10-12T17:13:47.017113711</dc:date>
    <meta:editing-duration>PT15M24S</meta:editing-duration>
    <meta:editing-cycles>8</meta:editing-cycles>
    <meta:generator>LibreOffice/7.5.6.2$Linux_X86_64 LibreOffice_project/50$Build-2</meta:generator>
    <meta:document-statistic meta:table-count="1" meta:cell-count="6230" meta:object-count="0"/>
  </office:meta>
</office:document-meta>
</file>